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3967" calcext:value-type="float">
            <text:p>-6.443967</text:p>
          </table:table-cell>
          <table:table-cell office:value-type="float" office:value="-5.623" calcext:value-type="float">
            <text:p>-5.623</text:p>
          </table:table-cell>
          <table:table-cell office:value-type="float" office:value="-6.443967" calcext:value-type="float">
            <text:p>-6.443967</text:p>
          </table:table-cell>
          <table:table-cell office:value-type="float" office:value="-5.623" calcext:value-type="float">
            <text:p>-5.623</text:p>
          </table:table-cell>
          <table:table-cell office:value-type="float" office:value="-6.476877" calcext:value-type="float">
            <text:p>-6.476877</text:p>
          </table:table-cell>
          <table:table-cell office:value-type="float" office:value="1.656499" calcext:value-type="float">
            <text:p>1.656499</text:p>
          </table:table-cell>
          <table:table-cell/>
          <table:table-cell office:value-type="float" office:value="1.677587" calcext:value-type="float">
            <text:p>1.677587</text:p>
          </table:table-cell>
          <table:table-cell office:value-type="float" office:value="5.343049" calcext:value-type="float">
            <text:p>5.343049</text:p>
          </table:table-cell>
          <table:table-cell/>
          <table:table-cell office:value-type="float" office:value="5.412876" calcext:value-type="float">
            <text:p>5.412876</text:p>
          </table:table-cell>
          <table:table-cell office:value-type="float" office:value="14.277969" calcext:value-type="float">
            <text:p>14.277969</text:p>
          </table:table-cell>
          <table:table-cell office:value-type="float" office:value="36533" calcext:value-type="float">
            <text:p>36533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3967" calcext:value-type="float">
            <text:p>-6.443967</text:p>
          </table:table-cell>
          <table:table-cell office:value-type="float" office:value="-4.532" calcext:value-type="float">
            <text:p>-4.532</text:p>
          </table:table-cell>
          <table:table-cell office:value-type="float" office:value="-6.443967" calcext:value-type="float">
            <text:p>-6.443967</text:p>
          </table:table-cell>
          <table:table-cell office:value-type="float" office:value="-4.532" calcext:value-type="float">
            <text:p>-4.532</text:p>
          </table:table-cell>
          <table:table-cell office:value-type="float" office:value="-6.465088" calcext:value-type="float">
            <text:p>-6.465088</text:p>
          </table:table-cell>
          <table:table-cell office:value-type="float" office:value="1.666781" calcext:value-type="float">
            <text:p>1.666781</text:p>
          </table:table-cell>
          <table:table-cell table:formula="of:=[.G3]-[.G2]" office:value-type="float" office:value="0.0102820000000001" calcext:value-type="float">
            <text:p>0.0102820000000001</text:p>
          </table:table-cell>
          <table:table-cell office:value-type="float" office:value="1.666787" calcext:value-type="float">
            <text:p>1.666787</text:p>
          </table:table-cell>
          <table:table-cell office:value-type="float" office:value="5.344203" calcext:value-type="float">
            <text:p>5.344203</text:p>
          </table:table-cell>
          <table:table-cell table:formula="of:=[.J3]-[.J2]" office:value-type="float" office:value="0.00115400000000054" calcext:value-type="float">
            <text:p>0.00115400000000054</text:p>
          </table:table-cell>
          <table:table-cell office:value-type="float" office:value="5.378041" calcext:value-type="float">
            <text:p>5.378041</text:p>
          </table:table-cell>
          <table:table-cell office:value-type="float" office:value="15.364178" calcext:value-type="float">
            <text:p>15.364178</text:p>
          </table:table-cell>
          <table:table-cell office:value-type="float" office:value="36533" calcext:value-type="float">
            <text:p>36533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65088" calcext:value-type="float">
            <text:p>-6.465088</text:p>
          </table:table-cell>
          <table:table-cell office:value-type="float" office:value="5.039" calcext:value-type="float">
            <text:p>5.039</text:p>
          </table:table-cell>
          <table:table-cell table:number-columns-repeated="2" office:value-type="float" office:value="-6.465088" calcext:value-type="float">
            <text:p>-6.465088</text:p>
          </table:table-cell>
          <table:table-cell office:value-type="float" office:value="-6.440253" calcext:value-type="float">
            <text:p>-6.440253</text:p>
          </table:table-cell>
          <table:table-cell office:value-type="float" office:value="2.029067" calcext:value-type="float">
            <text:p>2.029067</text:p>
          </table:table-cell>
          <table:table-cell table:formula="of:=[.G4]-[.G3]" office:value-type="float" office:value="0.362286" calcext:value-type="float">
            <text:p>0.362286</text:p>
          </table:table-cell>
          <table:table-cell office:value-type="float" office:value="1.666502" calcext:value-type="float">
            <text:p>1.666502</text:p>
          </table:table-cell>
          <table:table-cell office:value-type="float" office:value="5.44639" calcext:value-type="float">
            <text:p>5.44639</text:p>
          </table:table-cell>
          <table:table-cell table:formula="of:=[.J4]-[.J3]" office:value-type="float" office:value="0.102187" calcext:value-type="float">
            <text:p>0.102187</text:p>
          </table:table-cell>
          <table:table-cell office:value-type="float" office:value="5.361123" calcext:value-type="float">
            <text:p>5.361123</text:p>
          </table:table-cell>
          <table:table-cell office:value-type="float" office:value="146.512951" calcext:value-type="float">
            <text:p>146.512951</text:p>
          </table:table-cell>
          <table:table-cell office:value-type="float" office:value="36528" calcext:value-type="float">
            <text:p>36528</text:p>
          </table:table-cell>
          <table:table-cell office:value-type="float" office:value="8.891576" calcext:value-type="float">
            <text:p>8.891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65088" calcext:value-type="float">
            <text:p>-6.465088</text:p>
          </table:table-cell>
          <table:table-cell office:value-type="float" office:value="-11.334" calcext:value-type="float">
            <text:p>-11.334</text:p>
          </table:table-cell>
          <table:table-cell office:value-type="float" office:value="-6.465088" calcext:value-type="float">
            <text:p>-6.465088</text:p>
          </table:table-cell>
          <table:table-cell office:value-type="float" office:value="-11.334" calcext:value-type="float">
            <text:p>-11.334</text:p>
          </table:table-cell>
          <table:table-cell office:value-type="float" office:value="-6.440287" calcext:value-type="float">
            <text:p>-6.440287</text:p>
          </table:table-cell>
          <table:table-cell office:value-type="float" office:value="1.513668" calcext:value-type="float">
            <text:p>1.513668</text:p>
          </table:table-cell>
          <table:table-cell table:formula="of:=[.G5]-[.G3]" office:value-type="float" office:value="-0.153113" calcext:value-type="float">
            <text:p>-0.153113</text:p>
          </table:table-cell>
          <table:table-cell office:value-type="float" office:value="1.847775" calcext:value-type="float">
            <text:p>1.847775</text:p>
          </table:table-cell>
          <table:table-cell office:value-type="float" office:value="5.433669" calcext:value-type="float">
            <text:p>5.433669</text:p>
          </table:table-cell>
          <table:table-cell table:formula="of:=[.J5]-[.J4]" office:value-type="float" office:value="-0.012721" calcext:value-type="float">
            <text:p>-0.012721</text:p>
          </table:table-cell>
          <table:table-cell office:value-type="float" office:value="5.403796" calcext:value-type="float">
            <text:p>5.403796</text:p>
          </table:table-cell>
          <table:table-cell office:value-type="float" office:value="29.495396" calcext:value-type="float">
            <text:p>29.495396</text:p>
          </table:table-cell>
          <table:table-cell office:value-type="float" office:value="36528" calcext:value-type="float">
            <text:p>36528</text:p>
          </table:table-cell>
          <table:table-cell office:value-type="float" office:value="2.854619" calcext:value-type="float">
            <text:p>2.854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0287" calcext:value-type="float">
            <text:p>-6.440287</text:p>
          </table:table-cell>
          <table:table-cell office:value-type="float" office:value="-5.625" calcext:value-type="float">
            <text:p>-5.625</text:p>
          </table:table-cell>
          <table:table-cell office:value-type="float" office:value="-6.440287" calcext:value-type="float">
            <text:p>-6.440287</text:p>
          </table:table-cell>
          <table:table-cell office:value-type="float" office:value="-5.625" calcext:value-type="float">
            <text:p>-5.625</text:p>
          </table:table-cell>
          <table:table-cell office:value-type="float" office:value="-6.473246" calcext:value-type="float">
            <text:p>-6.473246</text:p>
          </table:table-cell>
          <table:table-cell office:value-type="float" office:value="1.656512" calcext:value-type="float">
            <text:p>1.656512</text:p>
          </table:table-cell>
          <table:table-cell/>
          <table:table-cell office:value-type="float" office:value="1.680187" calcext:value-type="float">
            <text:p>1.680187</text:p>
          </table:table-cell>
          <table:table-cell office:value-type="float" office:value="5.343158" calcext:value-type="float">
            <text:p>5.343158</text:p>
          </table:table-cell>
          <table:table-cell/>
          <table:table-cell office:value-type="float" office:value="5.411638" calcext:value-type="float">
            <text:p>5.411638</text:p>
          </table:table-cell>
          <table:table-cell office:value-type="float" office:value="14.270473" calcext:value-type="float">
            <text:p>14.270473</text:p>
          </table:table-cell>
          <table:table-cell office:value-type="float" office:value="36535" calcext:value-type="float">
            <text:p>36535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0287" calcext:value-type="float">
            <text:p>-6.440287</text:p>
          </table:table-cell>
          <table:table-cell office:value-type="float" office:value="-4.608" calcext:value-type="float">
            <text:p>-4.608</text:p>
          </table:table-cell>
          <table:table-cell office:value-type="float" office:value="-6.440287" calcext:value-type="float">
            <text:p>-6.440287</text:p>
          </table:table-cell>
          <table:table-cell office:value-type="float" office:value="-4.608" calcext:value-type="float">
            <text:p>-4.608</text:p>
          </table:table-cell>
          <table:table-cell office:value-type="float" office:value="-6.461522" calcext:value-type="float">
            <text:p>-6.461522</text:p>
          </table:table-cell>
          <table:table-cell office:value-type="float" office:value="1.666757" calcext:value-type="float">
            <text:p>1.666757</text:p>
          </table:table-cell>
          <table:table-cell/>
          <table:table-cell office:value-type="float" office:value="1.6681" calcext:value-type="float">
            <text:p>1.6681</text:p>
          </table:table-cell>
          <table:table-cell office:value-type="float" office:value="5.344312" calcext:value-type="float">
            <text:p>5.344312</text:p>
          </table:table-cell>
          <table:table-cell/>
          <table:table-cell office:value-type="float" office:value="5.377485" calcext:value-type="float">
            <text:p>5.377485</text:p>
          </table:table-cell>
          <table:table-cell office:value-type="float" office:value="15.261405" calcext:value-type="float">
            <text:p>15.261405</text:p>
          </table:table-cell>
          <table:table-cell office:value-type="float" office:value="36535" calcext:value-type="float">
            <text:p>36535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61522" calcext:value-type="float">
            <text:p>-6.461522</text:p>
          </table:table-cell>
          <table:table-cell office:value-type="float" office:value="6.669" calcext:value-type="float">
            <text:p>6.669</text:p>
          </table:table-cell>
          <table:table-cell table:number-columns-repeated="2" office:value-type="float" office:value="-6.461522" calcext:value-type="float">
            <text:p>-6.461522</text:p>
          </table:table-cell>
          <table:table-cell office:value-type="float" office:value="-6.437546" calcext:value-type="float">
            <text:p>-6.437546</text:p>
          </table:table-cell>
          <table:table-cell office:value-type="float" office:value="2.059269" calcext:value-type="float">
            <text:p>2.059269</text:p>
          </table:table-cell>
          <table:table-cell/>
          <table:table-cell office:value-type="float" office:value="1.667164" calcext:value-type="float">
            <text:p>1.667164</text:p>
          </table:table-cell>
          <table:table-cell office:value-type="float" office:value="5.442388" calcext:value-type="float">
            <text:p>5.442388</text:p>
          </table:table-cell>
          <table:table-cell/>
          <table:table-cell office:value-type="float" office:value="5.36091" calcext:value-type="float">
            <text:p>5.36091</text:p>
          </table:table-cell>
          <table:table-cell office:value-type="float" office:value="157.030359" calcext:value-type="float">
            <text:p>157.030359</text:p>
          </table:table-cell>
          <table:table-cell office:value-type="float" office:value="36529" calcext:value-type="float">
            <text:p>36529</text:p>
          </table:table-cell>
          <table:table-cell office:value-type="float" office:value="8.861101" calcext:value-type="float">
            <text:p>8.861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61522" calcext:value-type="float">
            <text:p>-6.461522</text:p>
          </table:table-cell>
          <table:table-cell office:value-type="float" office:value="-11.353" calcext:value-type="float">
            <text:p>-11.353</text:p>
          </table:table-cell>
          <table:table-cell office:value-type="float" office:value="-6.461522" calcext:value-type="float">
            <text:p>-6.461522</text:p>
          </table:table-cell>
          <table:table-cell office:value-type="float" office:value="-11.353" calcext:value-type="float">
            <text:p>-11.353</text:p>
          </table:table-cell>
          <table:table-cell office:value-type="float" office:value="-6.437576" calcext:value-type="float">
            <text:p>-6.437576</text:p>
          </table:table-cell>
          <table:table-cell office:value-type="float" office:value="1.513609" calcext:value-type="float">
            <text:p>1.513609</text:p>
          </table:table-cell>
          <table:table-cell/>
          <table:table-cell office:value-type="float" office:value="1.863208" calcext:value-type="float">
            <text:p>1.863208</text:p>
          </table:table-cell>
          <table:table-cell office:value-type="float" office:value="5.433475" calcext:value-type="float">
            <text:p>5.433475</text:p>
          </table:table-cell>
          <table:table-cell/>
          <table:table-cell office:value-type="float" office:value="5.40169" calcext:value-type="float">
            <text:p>5.40169</text:p>
          </table:table-cell>
          <table:table-cell office:value-type="float" office:value="29.540159" calcext:value-type="float">
            <text:p>29.540159</text:p>
          </table:table-cell>
          <table:table-cell office:value-type="float" office:value="36529" calcext:value-type="float">
            <text:p>36529</text:p>
          </table:table-cell>
          <table:table-cell office:value-type="float" office:value="2.854619" calcext:value-type="float">
            <text:p>2.854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37576" calcext:value-type="float">
            <text:p>-6.437576</text:p>
          </table:table-cell>
          <table:table-cell office:value-type="float" office:value="-5.686" calcext:value-type="float">
            <text:p>-5.686</text:p>
          </table:table-cell>
          <table:table-cell office:value-type="float" office:value="-6.437576" calcext:value-type="float">
            <text:p>-6.437576</text:p>
          </table:table-cell>
          <table:table-cell office:value-type="float" office:value="-5.686" calcext:value-type="float">
            <text:p>-5.686</text:p>
          </table:table-cell>
          <table:table-cell office:value-type="float" office:value="-6.470632" calcext:value-type="float">
            <text:p>-6.470632</text:p>
          </table:table-cell>
          <table:table-cell office:value-type="float" office:value="1.656521" calcext:value-type="float">
            <text:p>1.656521</text:p>
          </table:table-cell>
          <table:table-cell/>
          <table:table-cell office:value-type="float" office:value="1.687837" calcext:value-type="float">
            <text:p>1.687837</text:p>
          </table:table-cell>
          <table:table-cell office:value-type="float" office:value="5.343238" calcext:value-type="float">
            <text:p>5.343238</text:p>
          </table:table-cell>
          <table:table-cell/>
          <table:table-cell office:value-type="float" office:value="5.410125" calcext:value-type="float">
            <text:p>5.410125</text:p>
          </table:table-cell>
          <table:table-cell office:value-type="float" office:value="14.18641" calcext:value-type="float">
            <text:p>14.18641</text:p>
          </table:table-cell>
          <table:table-cell office:value-type="float" office:value="36536" calcext:value-type="float">
            <text:p>36536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37576" calcext:value-type="float">
            <text:p>-6.437576</text:p>
          </table:table-cell>
          <table:table-cell office:value-type="float" office:value="-4.709" calcext:value-type="float">
            <text:p>-4.709</text:p>
          </table:table-cell>
          <table:table-cell office:value-type="float" office:value="-6.437576" calcext:value-type="float">
            <text:p>-6.437576</text:p>
          </table:table-cell>
          <table:table-cell office:value-type="float" office:value="-4.709" calcext:value-type="float">
            <text:p>-4.709</text:p>
          </table:table-cell>
          <table:table-cell office:value-type="float" office:value="-6.459724" calcext:value-type="float">
            <text:p>-6.459724</text:p>
          </table:table-cell>
          <table:table-cell office:value-type="float" office:value="1.669264" calcext:value-type="float">
            <text:p>1.669264</text:p>
          </table:table-cell>
          <table:table-cell/>
          <table:table-cell office:value-type="float" office:value="1.671953" calcext:value-type="float">
            <text:p>1.671953</text:p>
          </table:table-cell>
          <table:table-cell office:value-type="float" office:value="5.344108" calcext:value-type="float">
            <text:p>5.344108</text:p>
          </table:table-cell>
          <table:table-cell/>
          <table:table-cell office:value-type="float" office:value="5.376788" calcext:value-type="float">
            <text:p>5.376788</text:p>
          </table:table-cell>
          <table:table-cell office:value-type="float" office:value="15.151125" calcext:value-type="float">
            <text:p>15.151125</text:p>
          </table:table-cell>
          <table:table-cell office:value-type="float" office:value="36536" calcext:value-type="float">
            <text:p>36536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59724" calcext:value-type="float">
            <text:p>-6.459724</text:p>
          </table:table-cell>
          <table:table-cell office:value-type="float" office:value="7.343" calcext:value-type="float">
            <text:p>7.343</text:p>
          </table:table-cell>
          <table:table-cell table:number-columns-repeated="2" office:value-type="float" office:value="-6.459724" calcext:value-type="float">
            <text:p>-6.459724</text:p>
          </table:table-cell>
          <table:table-cell office:value-type="float" office:value="-6.436915" calcext:value-type="float">
            <text:p>-6.436915</text:p>
          </table:table-cell>
          <table:table-cell office:value-type="float" office:value="2.049132" calcext:value-type="float">
            <text:p>2.049132</text:p>
          </table:table-cell>
          <table:table-cell/>
          <table:table-cell office:value-type="float" office:value="1.670363" calcext:value-type="float">
            <text:p>1.670363</text:p>
          </table:table-cell>
          <table:table-cell office:value-type="float" office:value="5.443244" calcext:value-type="float">
            <text:p>5.443244</text:p>
          </table:table-cell>
          <table:table-cell/>
          <table:table-cell office:value-type="float" office:value="5.360469" calcext:value-type="float">
            <text:p>5.360469</text:p>
          </table:table-cell>
          <table:table-cell office:value-type="float" office:value="161.787294" calcext:value-type="float">
            <text:p>161.787294</text:p>
          </table:table-cell>
          <table:table-cell office:value-type="float" office:value="36531" calcext:value-type="float">
            <text:p>36531</text:p>
          </table:table-cell>
          <table:table-cell office:value-type="float" office:value="8.871259" calcext:value-type="float">
            <text:p>8.871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59724" calcext:value-type="float">
            <text:p>-6.459724</text:p>
          </table:table-cell>
          <table:table-cell office:value-type="float" office:value="-11.349" calcext:value-type="float">
            <text:p>-11.349</text:p>
          </table:table-cell>
          <table:table-cell office:value-type="float" office:value="-6.459724" calcext:value-type="float">
            <text:p>-6.459724</text:p>
          </table:table-cell>
          <table:table-cell office:value-type="float" office:value="-11.349" calcext:value-type="float">
            <text:p>-11.349</text:p>
          </table:table-cell>
          <table:table-cell office:value-type="float" office:value="-6.436943" calcext:value-type="float">
            <text:p>-6.436943</text:p>
          </table:table-cell>
          <table:table-cell office:value-type="float" office:value="1.511056" calcext:value-type="float">
            <text:p>1.511056</text:p>
          </table:table-cell>
          <table:table-cell/>
          <table:table-cell office:value-type="float" office:value="1.859739" calcext:value-type="float">
            <text:p>1.859739</text:p>
          </table:table-cell>
          <table:table-cell office:value-type="float" office:value="5.433662" calcext:value-type="float">
            <text:p>5.433662</text:p>
          </table:table-cell>
          <table:table-cell/>
          <table:table-cell office:value-type="float" office:value="5.401894" calcext:value-type="float">
            <text:p>5.401894</text:p>
          </table:table-cell>
          <table:table-cell office:value-type="float" office:value="29.565672" calcext:value-type="float">
            <text:p>29.565672</text:p>
          </table:table-cell>
          <table:table-cell office:value-type="float" office:value="36531" calcext:value-type="float">
            <text:p>36531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36943" calcext:value-type="float">
            <text:p>-6.436943</text:p>
          </table:table-cell>
          <table:table-cell office:value-type="float" office:value="-5.544" calcext:value-type="float">
            <text:p>-5.544</text:p>
          </table:table-cell>
          <table:table-cell office:value-type="float" office:value="-6.436943" calcext:value-type="float">
            <text:p>-6.436943</text:p>
          </table:table-cell>
          <table:table-cell office:value-type="float" office:value="-5.544" calcext:value-type="float">
            <text:p>-5.544</text:p>
          </table:table-cell>
          <table:table-cell office:value-type="float" office:value="-6.469948" calcext:value-type="float">
            <text:p>-6.469948</text:p>
          </table:table-cell>
          <table:table-cell office:value-type="float" office:value="1.659048" calcext:value-type="float">
            <text:p>1.659048</text:p>
          </table:table-cell>
          <table:table-cell/>
          <table:table-cell office:value-type="float" office:value="1.684826" calcext:value-type="float">
            <text:p>1.684826</text:p>
          </table:table-cell>
          <table:table-cell office:value-type="float" office:value="5.342972" calcext:value-type="float">
            <text:p>5.342972</text:p>
          </table:table-cell>
          <table:table-cell/>
          <table:table-cell office:value-type="float" office:value="5.410346" calcext:value-type="float">
            <text:p>5.410346</text:p>
          </table:table-cell>
          <table:table-cell office:value-type="float" office:value="14.394936" calcext:value-type="float">
            <text:p>14.394936</text:p>
          </table:table-cell>
          <table:table-cell office:value-type="float" office:value="36538" calcext:value-type="float">
            <text:p>36538</text:p>
          </table:table-cell>
          <table:table-cell office:value-type="float" office:value="2.026865" calcext:value-type="float">
            <text:p>2.026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36943" calcext:value-type="float">
            <text:p>-6.436943</text:p>
          </table:table-cell>
          <table:table-cell office:value-type="float" office:value="-4.658" calcext:value-type="float">
            <text:p>-4.658</text:p>
          </table:table-cell>
          <table:table-cell office:value-type="float" office:value="-6.436943" calcext:value-type="float">
            <text:p>-6.436943</text:p>
          </table:table-cell>
          <table:table-cell office:value-type="float" office:value="-4.658" calcext:value-type="float">
            <text:p>-4.658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1.666736" calcext:value-type="float">
            <text:p>1.666736</text:p>
          </table:table-cell>
          <table:table-cell/>
          <table:table-cell office:value-type="float" office:value="1.671669" calcext:value-type="float">
            <text:p>1.671669</text:p>
          </table:table-cell>
          <table:table-cell office:value-type="float" office:value="5.344412" calcext:value-type="float">
            <text:p>5.344412</text:p>
          </table:table-cell>
          <table:table-cell/>
          <table:table-cell office:value-type="float" office:value="5.376762" calcext:value-type="float">
            <text:p>5.376762</text:p>
          </table:table-cell>
          <table:table-cell office:value-type="float" office:value="15.192602" calcext:value-type="float">
            <text:p>15.192602</text:p>
          </table:table-cell>
          <table:table-cell office:value-type="float" office:value="36538" calcext:value-type="float">
            <text:p>36538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5.686" calcext:value-type="float">
            <text:p>-5.686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5.686" calcext:value-type="float">
            <text:p>-5.686</text:p>
          </table:table-cell>
          <table:table-cell office:value-type="float" office:value="-6.436628" calcext:value-type="float">
            <text:p>-6.436628</text:p>
          </table:table-cell>
          <table:table-cell office:value-type="float" office:value="1.656451" calcext:value-type="float">
            <text:p>1.656451</text:p>
          </table:table-cell>
          <table:table-cell/>
          <table:table-cell office:value-type="float" office:value="1.668952" calcext:value-type="float">
            <text:p>1.668952</text:p>
          </table:table-cell>
          <table:table-cell office:value-type="float" office:value="5.342656" calcext:value-type="float">
            <text:p>5.342656</text:p>
          </table:table-cell>
          <table:table-cell/>
          <table:table-cell office:value-type="float" office:value="5.360626" calcext:value-type="float">
            <text:p>5.360626</text:p>
          </table:table-cell>
          <table:table-cell office:value-type="float" office:value="14.212381" calcext:value-type="float">
            <text:p>14.212381</text:p>
          </table:table-cell>
          <table:table-cell office:value-type="float" office:value="36539" calcext:value-type="float">
            <text:p>36539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4.634" calcext:value-type="float">
            <text:p>-4.634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4.634" calcext:value-type="float">
            <text:p>-4.634</text:p>
          </table:table-cell>
          <table:table-cell office:value-type="float" office:value="-6.42625" calcext:value-type="float">
            <text:p>-6.42625</text:p>
          </table:table-cell>
          <table:table-cell office:value-type="float" office:value="1.666864" calcext:value-type="float">
            <text:p>1.666864</text:p>
          </table:table-cell>
          <table:table-cell/>
          <table:table-cell office:value-type="float" office:value="1.662644" calcext:value-type="float">
            <text:p>1.662644</text:p>
          </table:table-cell>
          <table:table-cell office:value-type="float" office:value="5.343807" calcext:value-type="float">
            <text:p>5.343807</text:p>
          </table:table-cell>
          <table:table-cell/>
          <table:table-cell office:value-type="float" office:value="5.351681" calcext:value-type="float">
            <text:p>5.351681</text:p>
          </table:table-cell>
          <table:table-cell office:value-type="float" office:value="15.249762" calcext:value-type="float">
            <text:p>15.249762</text:p>
          </table:table-cell>
          <table:table-cell office:value-type="float" office:value="36539" calcext:value-type="float">
            <text:p>36539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6.887" calcext:value-type="float">
            <text:p>6.887</text:p>
          </table:table-cell>
          <table:table-cell table:number-columns-repeated="2" office:value-type="float" office:value="-6.45726" calcext:value-type="float">
            <text:p>-6.45726</text:p>
          </table:table-cell>
          <table:table-cell office:value-type="float" office:value="-6.403084" calcext:value-type="float">
            <text:p>-6.403084</text:p>
          </table:table-cell>
          <table:table-cell office:value-type="float" office:value="2.056646" calcext:value-type="float">
            <text:p>2.056646</text:p>
          </table:table-cell>
          <table:table-cell/>
          <table:table-cell office:value-type="float" office:value="1.664693" calcext:value-type="float">
            <text:p>1.664693</text:p>
          </table:table-cell>
          <table:table-cell office:value-type="float" office:value="5.441992" calcext:value-type="float">
            <text:p>5.441992</text:p>
          </table:table-cell>
          <table:table-cell/>
          <table:table-cell office:value-type="float" office:value="5.347712" calcext:value-type="float">
            <text:p>5.347712</text:p>
          </table:table-cell>
          <table:table-cell office:value-type="float" office:value="158.528825" calcext:value-type="float">
            <text:p>158.528825</text:p>
          </table:table-cell>
          <table:table-cell office:value-type="float" office:value="36532" calcext:value-type="float">
            <text:p>36532</text:p>
          </table:table-cell>
          <table:table-cell office:value-type="float" office:value="8.863641" calcext:value-type="float">
            <text:p>8.863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11.385" calcext:value-type="float">
            <text:p>-11.385</text:p>
          </table:table-cell>
          <table:table-cell office:value-type="float" office:value="-6.45726" calcext:value-type="float">
            <text:p>-6.45726</text:p>
          </table:table-cell>
          <table:table-cell office:value-type="float" office:value="-11.385" calcext:value-type="float">
            <text:p>-11.385</text:p>
          </table:table-cell>
          <table:table-cell office:value-type="float" office:value="-6.436657" calcext:value-type="float">
            <text:p>-6.436657</text:p>
          </table:table-cell>
          <table:table-cell office:value-type="float" office:value="1.511016" calcext:value-type="float">
            <text:p>1.511016</text:p>
          </table:table-cell>
          <table:table-cell/>
          <table:table-cell office:value-type="float" office:value="1.862791" calcext:value-type="float">
            <text:p>1.862791</text:p>
          </table:table-cell>
          <table:table-cell office:value-type="float" office:value="5.433528" calcext:value-type="float">
            <text:p>5.433528</text:p>
          </table:table-cell>
          <table:table-cell/>
          <table:table-cell office:value-type="float" office:value="5.401349" calcext:value-type="float">
            <text:p>5.401349</text:p>
          </table:table-cell>
          <table:table-cell office:value-type="float" office:value="29.642052" calcext:value-type="float">
            <text:p>29.642052</text:p>
          </table:table-cell>
          <table:table-cell office:value-type="float" office:value="36532" calcext:value-type="float">
            <text:p>36532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6657" calcext:value-type="float">
            <text:p>-6.436657</text:p>
          </table:table-cell>
          <table:table-cell office:value-type="float" office:value="7.309" calcext:value-type="float">
            <text:p>7.309</text:p>
          </table:table-cell>
          <table:table-cell table:number-columns-repeated="2" office:value-type="float" office:value="-6.436657" calcext:value-type="float">
            <text:p>-6.436657</text:p>
          </table:table-cell>
          <table:table-cell office:value-type="float" office:value="-6.469839" calcext:value-type="float">
            <text:p>-6.469839</text:p>
          </table:table-cell>
          <table:table-cell office:value-type="float" office:value="2.048594" calcext:value-type="float">
            <text:p>2.048594</text:p>
          </table:table-cell>
          <table:table-cell/>
          <table:table-cell office:value-type="float" office:value="1.68632" calcext:value-type="float">
            <text:p>1.68632</text:p>
          </table:table-cell>
          <table:table-cell office:value-type="float" office:value="5.439551" calcext:value-type="float">
            <text:p>5.439551</text:p>
          </table:table-cell>
          <table:table-cell/>
          <table:table-cell office:value-type="float" office:value="5.40988" calcext:value-type="float">
            <text:p>5.40988</text:p>
          </table:table-cell>
          <table:table-cell office:value-type="float" office:value="161.39941" calcext:value-type="float">
            <text:p>161.39941</text:p>
          </table:table-cell>
          <table:table-cell office:value-type="float" office:value="36534" calcext:value-type="float">
            <text:p>36534</text:p>
          </table:table-cell>
          <table:table-cell office:value-type="float" office:value="8.871259" calcext:value-type="float">
            <text:p>8.871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6657" calcext:value-type="float">
            <text:p>-6.436657</text:p>
          </table:table-cell>
          <table:table-cell office:value-type="float" office:value="-11.378" calcext:value-type="float">
            <text:p>-11.378</text:p>
          </table:table-cell>
          <table:table-cell office:value-type="float" office:value="-6.436657" calcext:value-type="float">
            <text:p>-6.436657</text:p>
          </table:table-cell>
          <table:table-cell office:value-type="float" office:value="-11.378" calcext:value-type="float">
            <text:p>-11.378</text:p>
          </table:table-cell>
          <table:table-cell office:value-type="float" office:value="-6.469802" calcext:value-type="float">
            <text:p>-6.469802</text:p>
          </table:table-cell>
          <table:table-cell office:value-type="float" office:value="1.51068" calcext:value-type="float">
            <text:p>1.51068</text:p>
          </table:table-cell>
          <table:table-cell/>
          <table:table-cell office:value-type="float" office:value="1.867461" calcext:value-type="float">
            <text:p>1.867461</text:p>
          </table:table-cell>
          <table:table-cell office:value-type="float" office:value="5.432402" calcext:value-type="float">
            <text:p>5.432402</text:p>
          </table:table-cell>
          <table:table-cell/>
          <table:table-cell office:value-type="float" office:value="5.424668" calcext:value-type="float">
            <text:p>5.424668</text:p>
          </table:table-cell>
          <table:table-cell office:value-type="float" office:value="29.669062" calcext:value-type="float">
            <text:p>29.669062</text:p>
          </table:table-cell>
          <table:table-cell office:value-type="float" office:value="36534" calcext:value-type="float">
            <text:p>36534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9802" calcext:value-type="float">
            <text:p>-6.469802</text:p>
          </table:table-cell>
          <table:table-cell office:value-type="float" office:value="-5.595" calcext:value-type="float">
            <text:p>-5.595</text:p>
          </table:table-cell>
          <table:table-cell office:value-type="float" office:value="-6.469802" calcext:value-type="float">
            <text:p>-6.469802</text:p>
          </table:table-cell>
          <table:table-cell office:value-type="float" office:value="-5.595" calcext:value-type="float">
            <text:p>-5.595</text:p>
          </table:table-cell>
          <table:table-cell office:value-type="float" office:value="-6.502685" calcext:value-type="float">
            <text:p>-6.502685</text:p>
          </table:table-cell>
          <table:table-cell office:value-type="float" office:value="1.656406" calcext:value-type="float">
            <text:p>1.656406</text:p>
          </table:table-cell>
          <table:table-cell/>
          <table:table-cell office:value-type="float" office:value="1.689013" calcext:value-type="float">
            <text:p>1.689013</text:p>
          </table:table-cell>
          <table:table-cell office:value-type="float" office:value="5.342285" calcext:value-type="float">
            <text:p>5.342285</text:p>
          </table:table-cell>
          <table:table-cell/>
          <table:table-cell office:value-type="float" office:value="5.420938" calcext:value-type="float">
            <text:p>5.420938</text:p>
          </table:table-cell>
          <table:table-cell office:value-type="float" office:value="14.349002" calcext:value-type="float">
            <text:p>14.349002</text:p>
          </table:table-cell>
          <table:table-cell office:value-type="float" office:value="36541" calcext:value-type="float">
            <text:p>36541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9802" calcext:value-type="float">
            <text:p>-6.469802</text:p>
          </table:table-cell>
          <table:table-cell office:value-type="float" office:value="-4.566" calcext:value-type="float">
            <text:p>-4.566</text:p>
          </table:table-cell>
          <table:table-cell office:value-type="float" office:value="-6.469802" calcext:value-type="float">
            <text:p>-6.469802</text:p>
          </table:table-cell>
          <table:table-cell office:value-type="float" office:value="-4.566" calcext:value-type="float">
            <text:p>-4.566</text:p>
          </table:table-cell>
          <table:table-cell office:value-type="float" office:value="-6.490242" calcext:value-type="float">
            <text:p>-6.490242</text:p>
          </table:table-cell>
          <table:table-cell office:value-type="float" office:value="1.666943" calcext:value-type="float">
            <text:p>1.666943</text:p>
          </table:table-cell>
          <table:table-cell/>
          <table:table-cell office:value-type="float" office:value="1.672403" calcext:value-type="float">
            <text:p>1.672403</text:p>
          </table:table-cell>
          <table:table-cell office:value-type="float" office:value="5.343434" calcext:value-type="float">
            <text:p>5.343434</text:p>
          </table:table-cell>
          <table:table-cell/>
          <table:table-cell office:value-type="float" office:value="5.381739" calcext:value-type="float">
            <text:p>5.381739</text:p>
          </table:table-cell>
          <table:table-cell office:value-type="float" office:value="15.353646" calcext:value-type="float">
            <text:p>15.353646</text:p>
          </table:table-cell>
          <table:table-cell office:value-type="float" office:value="36541" calcext:value-type="float">
            <text:p>36541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0242" calcext:value-type="float">
            <text:p>-6.490242</text:p>
          </table:table-cell>
          <table:table-cell office:value-type="float" office:value="6.864" calcext:value-type="float">
            <text:p>6.864</text:p>
          </table:table-cell>
          <table:table-cell table:number-columns-repeated="2" office:value-type="float" office:value="-6.490242" calcext:value-type="float">
            <text:p>-6.490242</text:p>
          </table:table-cell>
          <table:table-cell office:value-type="float" office:value="-6.46553" calcext:value-type="float">
            <text:p>-6.46553</text:p>
          </table:table-cell>
          <table:table-cell office:value-type="float" office:value="2.047322" calcext:value-type="float">
            <text:p>2.047322</text:p>
          </table:table-cell>
          <table:table-cell/>
          <table:table-cell office:value-type="float" office:value="1.669357" calcext:value-type="float">
            <text:p>1.669357</text:p>
          </table:table-cell>
          <table:table-cell office:value-type="float" office:value="5.448415" calcext:value-type="float">
            <text:p>5.448415</text:p>
          </table:table-cell>
          <table:table-cell/>
          <table:table-cell office:value-type="float" office:value="5.362633" calcext:value-type="float">
            <text:p>5.362633</text:p>
          </table:table-cell>
          <table:table-cell office:value-type="float" office:value="158.786401" calcext:value-type="float">
            <text:p>158.786401</text:p>
          </table:table-cell>
          <table:table-cell office:value-type="float" office:value="36535" calcext:value-type="float">
            <text:p>36535</text:p>
          </table:table-cell>
          <table:table-cell office:value-type="float" office:value="8.873799" calcext:value-type="float">
            <text:p>8.8737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0242" calcext:value-type="float">
            <text:p>-6.490242</text:p>
          </table:table-cell>
          <table:table-cell office:value-type="float" office:value="-11.409" calcext:value-type="float">
            <text:p>-11.409</text:p>
          </table:table-cell>
          <table:table-cell office:value-type="float" office:value="-6.490242" calcext:value-type="float">
            <text:p>-6.490242</text:p>
          </table:table-cell>
          <table:table-cell office:value-type="float" office:value="-11.409" calcext:value-type="float">
            <text:p>-11.409</text:p>
          </table:table-cell>
          <table:table-cell office:value-type="float" office:value="-6.465563" calcext:value-type="float">
            <text:p>-6.465563</text:p>
          </table:table-cell>
          <table:table-cell office:value-type="float" office:value="1.511555" calcext:value-type="float">
            <text:p>1.511555</text:p>
          </table:table-cell>
          <table:table-cell/>
          <table:table-cell office:value-type="float" office:value="1.85833" calcext:value-type="float">
            <text:p>1.85833</text:p>
          </table:table-cell>
          <table:table-cell office:value-type="float" office:value="5.435329" calcext:value-type="float">
            <text:p>5.435329</text:p>
          </table:table-cell>
          <table:table-cell/>
          <table:table-cell office:value-type="float" office:value="5.405567" calcext:value-type="float">
            <text:p>5.405567</text:p>
          </table:table-cell>
          <table:table-cell office:value-type="float" office:value="29.624216" calcext:value-type="float">
            <text:p>29.624216</text:p>
          </table:table-cell>
          <table:table-cell office:value-type="float" office:value="36535" calcext:value-type="float">
            <text:p>36535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5563" calcext:value-type="float">
            <text:p>-6.465563</text:p>
          </table:table-cell>
          <table:table-cell office:value-type="float" office:value="-5.666" calcext:value-type="float">
            <text:p>-5.666</text:p>
          </table:table-cell>
          <table:table-cell office:value-type="float" office:value="-6.465563" calcext:value-type="float">
            <text:p>-6.465563</text:p>
          </table:table-cell>
          <table:table-cell office:value-type="float" office:value="-5.666" calcext:value-type="float">
            <text:p>-5.666</text:p>
          </table:table-cell>
          <table:table-cell office:value-type="float" office:value="-6.49872" calcext:value-type="float">
            <text:p>-6.49872</text:p>
          </table:table-cell>
          <table:table-cell office:value-type="float" office:value="1.656421" calcext:value-type="float">
            <text:p>1.656421</text:p>
          </table:table-cell>
          <table:table-cell/>
          <table:table-cell office:value-type="float" office:value="1.68441" calcext:value-type="float">
            <text:p>1.68441</text:p>
          </table:table-cell>
          <table:table-cell office:value-type="float" office:value="5.34241" calcext:value-type="float">
            <text:p>5.34241</text:p>
          </table:table-cell>
          <table:table-cell/>
          <table:table-cell office:value-type="float" office:value="5.413008" calcext:value-type="float">
            <text:p>5.413008</text:p>
          </table:table-cell>
          <table:table-cell office:value-type="float" office:value="14.249726" calcext:value-type="float">
            <text:p>14.249726</text:p>
          </table:table-cell>
          <table:table-cell office:value-type="float" office:value="36543" calcext:value-type="float">
            <text:p>36543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5563" calcext:value-type="float">
            <text:p>-6.465563</text:p>
          </table:table-cell>
          <table:table-cell office:value-type="float" office:value="-4.643" calcext:value-type="float">
            <text:p>-4.643</text:p>
          </table:table-cell>
          <table:table-cell office:value-type="float" office:value="-6.465563" calcext:value-type="float">
            <text:p>-6.465563</text:p>
          </table:table-cell>
          <table:table-cell office:value-type="float" office:value="-4.643" calcext:value-type="float">
            <text:p>-4.643</text:p>
          </table:table-cell>
          <table:table-cell office:value-type="float" office:value="-6.487194" calcext:value-type="float">
            <text:p>-6.487194</text:p>
          </table:table-cell>
          <table:table-cell office:value-type="float" office:value="1.666917" calcext:value-type="float">
            <text:p>1.666917</text:p>
          </table:table-cell>
          <table:table-cell/>
          <table:table-cell office:value-type="float" office:value="1.670163" calcext:value-type="float">
            <text:p>1.670163</text:p>
          </table:table-cell>
          <table:table-cell office:value-type="float" office:value="5.34356" calcext:value-type="float">
            <text:p>5.34356</text:p>
          </table:table-cell>
          <table:table-cell/>
          <table:table-cell office:value-type="float" office:value="5.37781" calcext:value-type="float">
            <text:p>5.37781</text:p>
          </table:table-cell>
          <table:table-cell office:value-type="float" office:value="15.248863" calcext:value-type="float">
            <text:p>15.248863</text:p>
          </table:table-cell>
          <table:table-cell office:value-type="float" office:value="36543" calcext:value-type="float">
            <text:p>36543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7194" calcext:value-type="float">
            <text:p>-6.487194</text:p>
          </table:table-cell>
          <table:table-cell office:value-type="float" office:value="5.592" calcext:value-type="float">
            <text:p>5.592</text:p>
          </table:table-cell>
          <table:table-cell table:number-columns-repeated="2" office:value-type="float" office:value="-6.487194" calcext:value-type="float">
            <text:p>-6.487194</text:p>
          </table:table-cell>
          <table:table-cell office:value-type="float" office:value="-6.463319" calcext:value-type="float">
            <text:p>-6.463319</text:p>
          </table:table-cell>
          <table:table-cell office:value-type="float" office:value="2.037156" calcext:value-type="float">
            <text:p>2.037156</text:p>
          </table:table-cell>
          <table:table-cell/>
          <table:table-cell office:value-type="float" office:value="1.668268" calcext:value-type="float">
            <text:p>1.668268</text:p>
          </table:table-cell>
          <table:table-cell office:value-type="float" office:value="5.449075" calcext:value-type="float">
            <text:p>5.449075</text:p>
          </table:table-cell>
          <table:table-cell/>
          <table:table-cell office:value-type="float" office:value="5.360712" calcext:value-type="float">
            <text:p>5.360712</text:p>
          </table:table-cell>
          <table:table-cell office:value-type="float" office:value="150.296731" calcext:value-type="float">
            <text:p>150.296731</text:p>
          </table:table-cell>
          <table:table-cell office:value-type="float" office:value="36537" calcext:value-type="float">
            <text:p>36537</text:p>
          </table:table-cell>
          <table:table-cell office:value-type="float" office:value="8.883957" calcext:value-type="float">
            <text:p>8.883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7194" calcext:value-type="float">
            <text:p>-6.487194</text:p>
          </table:table-cell>
          <table:table-cell office:value-type="float" office:value="-11.378" calcext:value-type="float">
            <text:p>-11.378</text:p>
          </table:table-cell>
          <table:table-cell office:value-type="float" office:value="-6.487194" calcext:value-type="float">
            <text:p>-6.487194</text:p>
          </table:table-cell>
          <table:table-cell office:value-type="float" office:value="-11.378" calcext:value-type="float">
            <text:p>-11.378</text:p>
          </table:table-cell>
          <table:table-cell office:value-type="float" office:value="-6.463351" calcext:value-type="float">
            <text:p>-6.463351</text:p>
          </table:table-cell>
          <table:table-cell office:value-type="float" office:value="1.511505" calcext:value-type="float">
            <text:p>1.511505</text:p>
          </table:table-cell>
          <table:table-cell/>
          <table:table-cell office:value-type="float" office:value="1.852703" calcext:value-type="float">
            <text:p>1.852703</text:p>
          </table:table-cell>
          <table:table-cell office:value-type="float" office:value="5.435163" calcext:value-type="float">
            <text:p>5.435163</text:p>
          </table:table-cell>
          <table:table-cell/>
          <table:table-cell office:value-type="float" office:value="5.404932" calcext:value-type="float">
            <text:p>5.404932</text:p>
          </table:table-cell>
          <table:table-cell office:value-type="float" office:value="29.568711" calcext:value-type="float">
            <text:p>29.568711</text:p>
          </table:table-cell>
          <table:table-cell office:value-type="float" office:value="36537" calcext:value-type="float">
            <text:p>36537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3351" calcext:value-type="float">
            <text:p>-6.463351</text:p>
          </table:table-cell>
          <table:table-cell office:value-type="float" office:value="-5.629" calcext:value-type="float">
            <text:p>-5.629</text:p>
          </table:table-cell>
          <table:table-cell office:value-type="float" office:value="-6.463351" calcext:value-type="float">
            <text:p>-6.463351</text:p>
          </table:table-cell>
          <table:table-cell office:value-type="float" office:value="-5.629" calcext:value-type="float">
            <text:p>-5.629</text:p>
          </table:table-cell>
          <table:table-cell office:value-type="float" office:value="-6.49637" calcext:value-type="float">
            <text:p>-6.49637</text:p>
          </table:table-cell>
          <table:table-cell office:value-type="float" office:value="1.656429" calcext:value-type="float">
            <text:p>1.656429</text:p>
          </table:table-cell>
          <table:table-cell/>
          <table:table-cell office:value-type="float" office:value="1.681562" calcext:value-type="float">
            <text:p>1.681562</text:p>
          </table:table-cell>
          <table:table-cell office:value-type="float" office:value="5.342475" calcext:value-type="float">
            <text:p>5.342475</text:p>
          </table:table-cell>
          <table:table-cell/>
          <table:table-cell office:value-type="float" office:value="5.412771" calcext:value-type="float">
            <text:p>5.412771</text:p>
          </table:table-cell>
          <table:table-cell office:value-type="float" office:value="14.295629" calcext:value-type="float">
            <text:p>14.295629</text:p>
          </table:table-cell>
          <table:table-cell office:value-type="float" office:value="36544" calcext:value-type="float">
            <text:p>36544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3351" calcext:value-type="float">
            <text:p>-6.463351</text:p>
          </table:table-cell>
          <table:table-cell office:value-type="float" office:value="-4.658" calcext:value-type="float">
            <text:p>-4.658</text:p>
          </table:table-cell>
          <table:table-cell office:value-type="float" office:value="-6.463351" calcext:value-type="float">
            <text:p>-6.463351</text:p>
          </table:table-cell>
          <table:table-cell office:value-type="float" office:value="-4.658" calcext:value-type="float">
            <text:p>-4.658</text:p>
          </table:table-cell>
          <table:table-cell office:value-type="float" office:value="-6.484403" calcext:value-type="float">
            <text:p>-6.484403</text:p>
          </table:table-cell>
          <table:table-cell office:value-type="float" office:value="1.666903" calcext:value-type="float">
            <text:p>1.666903</text:p>
          </table:table-cell>
          <table:table-cell/>
          <table:table-cell office:value-type="float" office:value="1.668734" calcext:value-type="float">
            <text:p>1.668734</text:p>
          </table:table-cell>
          <table:table-cell office:value-type="float" office:value="5.343626" calcext:value-type="float">
            <text:p>5.343626</text:p>
          </table:table-cell>
          <table:table-cell/>
          <table:table-cell office:value-type="float" office:value="5.377718" calcext:value-type="float">
            <text:p>5.377718</text:p>
          </table:table-cell>
          <table:table-cell office:value-type="float" office:value="15.226663" calcext:value-type="float">
            <text:p>15.226663</text:p>
          </table:table-cell>
          <table:table-cell office:value-type="float" office:value="36544" calcext:value-type="float">
            <text:p>36544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4403" calcext:value-type="float">
            <text:p>-6.484403</text:p>
          </table:table-cell>
          <table:table-cell office:value-type="float" office:value="6.716" calcext:value-type="float">
            <text:p>6.716</text:p>
          </table:table-cell>
          <table:table-cell table:number-columns-repeated="2" office:value-type="float" office:value="-6.484403" calcext:value-type="float">
            <text:p>-6.484403</text:p>
          </table:table-cell>
          <table:table-cell office:value-type="float" office:value="-6.460724" calcext:value-type="float">
            <text:p>-6.460724</text:p>
          </table:table-cell>
          <table:table-cell office:value-type="float" office:value="2.042138" calcext:value-type="float">
            <text:p>2.042138</text:p>
          </table:table-cell>
          <table:table-cell/>
          <table:table-cell office:value-type="float" office:value="1.66755" calcext:value-type="float">
            <text:p>1.66755</text:p>
          </table:table-cell>
          <table:table-cell office:value-type="float" office:value="5.448054" calcext:value-type="float">
            <text:p>5.448054</text:p>
          </table:table-cell>
          <table:table-cell/>
          <table:table-cell office:value-type="float" office:value="5.360687" calcext:value-type="float">
            <text:p>5.360687</text:p>
          </table:table-cell>
          <table:table-cell office:value-type="float" office:value="157.834714" calcext:value-type="float">
            <text:p>157.834714</text:p>
          </table:table-cell>
          <table:table-cell office:value-type="float" office:value="36539" calcext:value-type="float">
            <text:p>36539</text:p>
          </table:table-cell>
          <table:table-cell office:value-type="float" office:value="8.878878" calcext:value-type="float">
            <text:p>8.878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4403" calcext:value-type="float">
            <text:p>-6.484403</text:p>
          </table:table-cell>
          <table:table-cell office:value-type="float" office:value="-11.389" calcext:value-type="float">
            <text:p>-11.389</text:p>
          </table:table-cell>
          <table:table-cell office:value-type="float" office:value="-6.484403" calcext:value-type="float">
            <text:p>-6.484403</text:p>
          </table:table-cell>
          <table:table-cell office:value-type="float" office:value="-11.389" calcext:value-type="float">
            <text:p>-11.389</text:p>
          </table:table-cell>
          <table:table-cell office:value-type="float" office:value="-6.460751" calcext:value-type="float">
            <text:p>-6.460751</text:p>
          </table:table-cell>
          <table:table-cell office:value-type="float" office:value="1.511459" calcext:value-type="float">
            <text:p>1.511459</text:p>
          </table:table-cell>
          <table:table-cell/>
          <table:table-cell office:value-type="float" office:value="1.854836" calcext:value-type="float">
            <text:p>1.854836</text:p>
          </table:table-cell>
          <table:table-cell office:value-type="float" office:value="5.43501" calcext:value-type="float">
            <text:p>5.43501</text:p>
          </table:table-cell>
          <table:table-cell/>
          <table:table-cell office:value-type="float" office:value="5.404406" calcext:value-type="float">
            <text:p>5.404406</text:p>
          </table:table-cell>
          <table:table-cell office:value-type="float" office:value="29.596097" calcext:value-type="float">
            <text:p>29.596097</text:p>
          </table:table-cell>
          <table:table-cell office:value-type="float" office:value="36539" calcext:value-type="float">
            <text:p>36539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0751" calcext:value-type="float">
            <text:p>-6.460751</text:p>
          </table:table-cell>
          <table:table-cell office:value-type="float" office:value="-5.602" calcext:value-type="float">
            <text:p>-5.602</text:p>
          </table:table-cell>
          <table:table-cell office:value-type="float" office:value="-6.460751" calcext:value-type="float">
            <text:p>-6.460751</text:p>
          </table:table-cell>
          <table:table-cell office:value-type="float" office:value="-5.602" calcext:value-type="float">
            <text:p>-5.602</text:p>
          </table:table-cell>
          <table:table-cell office:value-type="float" office:value="-6.493815" calcext:value-type="float">
            <text:p>-6.493815</text:p>
          </table:table-cell>
          <table:table-cell office:value-type="float" office:value="1.656439" calcext:value-type="float">
            <text:p>1.656439</text:p>
          </table:table-cell>
          <table:table-cell/>
          <table:table-cell office:value-type="float" office:value="1.682598" calcext:value-type="float">
            <text:p>1.682598</text:p>
          </table:table-cell>
          <table:table-cell office:value-type="float" office:value="5.342552" calcext:value-type="float">
            <text:p>5.342552</text:p>
          </table:table-cell>
          <table:table-cell/>
          <table:table-cell office:value-type="float" office:value="5.412368" calcext:value-type="float">
            <text:p>5.412368</text:p>
          </table:table-cell>
          <table:table-cell office:value-type="float" office:value="14.327824" calcext:value-type="float">
            <text:p>14.327824</text:p>
          </table:table-cell>
          <table:table-cell office:value-type="float" office:value="36546" calcext:value-type="float">
            <text:p>36546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0751" calcext:value-type="float">
            <text:p>-6.460751</text:p>
          </table:table-cell>
          <table:table-cell office:value-type="float" office:value="-4.614" calcext:value-type="float">
            <text:p>-4.614</text:p>
          </table:table-cell>
          <table:table-cell office:value-type="float" office:value="-6.460751" calcext:value-type="float">
            <text:p>-6.460751</text:p>
          </table:table-cell>
          <table:table-cell office:value-type="float" office:value="-4.614" calcext:value-type="float">
            <text:p>-4.614</text:p>
          </table:table-cell>
          <table:table-cell office:value-type="float" office:value="-6.481532" calcext:value-type="float">
            <text:p>-6.481532</text:p>
          </table:table-cell>
          <table:table-cell office:value-type="float" office:value="1.666886" calcext:value-type="float">
            <text:p>1.666886</text:p>
          </table:table-cell>
          <table:table-cell/>
          <table:table-cell office:value-type="float" office:value="1.66925" calcext:value-type="float">
            <text:p>1.66925</text:p>
          </table:table-cell>
          <table:table-cell office:value-type="float" office:value="5.343703" calcext:value-type="float">
            <text:p>5.343703</text:p>
          </table:table-cell>
          <table:table-cell/>
          <table:table-cell office:value-type="float" office:value="5.377561" calcext:value-type="float">
            <text:p>5.377561</text:p>
          </table:table-cell>
          <table:table-cell office:value-type="float" office:value="15.280061" calcext:value-type="float">
            <text:p>15.280061</text:p>
          </table:table-cell>
          <table:table-cell office:value-type="float" office:value="36546" calcext:value-type="float">
            <text:p>36546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1532" calcext:value-type="float">
            <text:p>-6.481532</text:p>
          </table:table-cell>
          <table:table-cell office:value-type="float" office:value="6.246" calcext:value-type="float">
            <text:p>6.246</text:p>
          </table:table-cell>
          <table:table-cell table:number-columns-repeated="2" office:value-type="float" office:value="-6.481532" calcext:value-type="float">
            <text:p>-6.481532</text:p>
          </table:table-cell>
          <table:table-cell office:value-type="float" office:value="-6.457399" calcext:value-type="float">
            <text:p>-6.457399</text:p>
          </table:table-cell>
          <table:table-cell office:value-type="float" office:value="2.029452" calcext:value-type="float">
            <text:p>2.029452</text:p>
          </table:table-cell>
          <table:table-cell/>
          <table:table-cell office:value-type="float" office:value="1.667796" calcext:value-type="float">
            <text:p>1.667796</text:p>
          </table:table-cell>
          <table:table-cell office:value-type="float" office:value="5.449028" calcext:value-type="float">
            <text:p>5.449028</text:p>
          </table:table-cell>
          <table:table-cell/>
          <table:table-cell office:value-type="float" office:value="5.360653" calcext:value-type="float">
            <text:p>5.360653</text:p>
          </table:table-cell>
          <table:table-cell office:value-type="float" office:value="154.848599" calcext:value-type="float">
            <text:p>154.848599</text:p>
          </table:table-cell>
          <table:table-cell office:value-type="float" office:value="36540" calcext:value-type="float">
            <text:p>36540</text:p>
          </table:table-cell>
          <table:table-cell office:value-type="float" office:value="8.891576" calcext:value-type="float">
            <text:p>8.891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1532" calcext:value-type="float">
            <text:p>-6.481532</text:p>
          </table:table-cell>
          <table:table-cell office:value-type="float" office:value="-11.375" calcext:value-type="float">
            <text:p>-11.375</text:p>
          </table:table-cell>
          <table:table-cell office:value-type="float" office:value="-6.481532" calcext:value-type="float">
            <text:p>-6.481532</text:p>
          </table:table-cell>
          <table:table-cell office:value-type="float" office:value="-11.375" calcext:value-type="float">
            <text:p>-11.375</text:p>
          </table:table-cell>
          <table:table-cell office:value-type="float" office:value="-6.45743" calcext:value-type="float">
            <text:p>-6.45743</text:p>
          </table:table-cell>
          <table:table-cell office:value-type="float" office:value="1.511412" calcext:value-type="float">
            <text:p>1.511412</text:p>
          </table:table-cell>
          <table:table-cell/>
          <table:table-cell office:value-type="float" office:value="1.848615" calcext:value-type="float">
            <text:p>1.848615</text:p>
          </table:table-cell>
          <table:table-cell office:value-type="float" office:value="5.434854" calcext:value-type="float">
            <text:p>5.434854</text:p>
          </table:table-cell>
          <table:table-cell/>
          <table:table-cell office:value-type="float" office:value="5.404878" calcext:value-type="float">
            <text:p>5.404878</text:p>
          </table:table-cell>
          <table:table-cell office:value-type="float" office:value="29.573996" calcext:value-type="float">
            <text:p>29.573996</text:p>
          </table:table-cell>
          <table:table-cell office:value-type="float" office:value="36540" calcext:value-type="float">
            <text:p>36540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743" calcext:value-type="float">
            <text:p>-6.45743</text:p>
          </table:table-cell>
          <table:table-cell office:value-type="float" office:value="-5.617" calcext:value-type="float">
            <text:p>-5.617</text:p>
          </table:table-cell>
          <table:table-cell office:value-type="float" office:value="-6.45743" calcext:value-type="float">
            <text:p>-6.45743</text:p>
          </table:table-cell>
          <table:table-cell office:value-type="float" office:value="-5.617" calcext:value-type="float">
            <text:p>-5.617</text:p>
          </table:table-cell>
          <table:table-cell office:value-type="float" office:value="-6.490463" calcext:value-type="float">
            <text:p>-6.490463</text:p>
          </table:table-cell>
          <table:table-cell office:value-type="float" office:value="1.65645" calcext:value-type="float">
            <text:p>1.65645</text:p>
          </table:table-cell>
          <table:table-cell/>
          <table:table-cell office:value-type="float" office:value="1.679476" calcext:value-type="float">
            <text:p>1.679476</text:p>
          </table:table-cell>
          <table:table-cell office:value-type="float" office:value="5.342651" calcext:value-type="float">
            <text:p>5.342651</text:p>
          </table:table-cell>
          <table:table-cell/>
          <table:table-cell office:value-type="float" office:value="5.41267" calcext:value-type="float">
            <text:p>5.41267</text:p>
          </table:table-cell>
          <table:table-cell office:value-type="float" office:value="14.303649" calcext:value-type="float">
            <text:p>14.303649</text:p>
          </table:table-cell>
          <table:table-cell office:value-type="float" office:value="36548" calcext:value-type="float">
            <text:p>36548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743" calcext:value-type="float">
            <text:p>-6.45743</text:p>
          </table:table-cell>
          <table:table-cell office:value-type="float" office:value="-4.652" calcext:value-type="float">
            <text:p>-4.652</text:p>
          </table:table-cell>
          <table:table-cell office:value-type="float" office:value="-6.45743" calcext:value-type="float">
            <text:p>-6.45743</text:p>
          </table:table-cell>
          <table:table-cell office:value-type="float" office:value="-4.652" calcext:value-type="float">
            <text:p>-4.652</text:p>
          </table:table-cell>
          <table:table-cell office:value-type="float" office:value="-6.478418" calcext:value-type="float">
            <text:p>-6.478418</text:p>
          </table:table-cell>
          <table:table-cell office:value-type="float" office:value="1.666866" calcext:value-type="float">
            <text:p>1.666866</text:p>
          </table:table-cell>
          <table:table-cell/>
          <table:table-cell office:value-type="float" office:value="1.6677" calcext:value-type="float">
            <text:p>1.6677</text:p>
          </table:table-cell>
          <table:table-cell office:value-type="float" office:value="5.343802" calcext:value-type="float">
            <text:p>5.343802</text:p>
          </table:table-cell>
          <table:table-cell/>
          <table:table-cell office:value-type="float" office:value="5.377748" calcext:value-type="float">
            <text:p>5.377748</text:p>
          </table:table-cell>
          <table:table-cell office:value-type="float" office:value="15.226765" calcext:value-type="float">
            <text:p>15.226765</text:p>
          </table:table-cell>
          <table:table-cell office:value-type="float" office:value="36548" calcext:value-type="float">
            <text:p>36548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8418" calcext:value-type="float">
            <text:p>-6.478418</text:p>
          </table:table-cell>
          <table:table-cell office:value-type="float" office:value="6.186" calcext:value-type="float">
            <text:p>6.186</text:p>
          </table:table-cell>
          <table:table-cell table:number-columns-repeated="2" office:value-type="float" office:value="-6.478418" calcext:value-type="float">
            <text:p>-6.478418</text:p>
          </table:table-cell>
          <table:table-cell office:value-type="float" office:value="-6.454739" calcext:value-type="float">
            <text:p>-6.454739</text:p>
          </table:table-cell>
          <table:table-cell office:value-type="float" office:value="2.024331" calcext:value-type="float">
            <text:p>2.024331</text:p>
          </table:table-cell>
          <table:table-cell/>
          <table:table-cell office:value-type="float" office:value="1.667016" calcext:value-type="float">
            <text:p>1.667016</text:p>
          </table:table-cell>
          <table:table-cell office:value-type="float" office:value="5.449102" calcext:value-type="float">
            <text:p>5.449102</text:p>
          </table:table-cell>
          <table:table-cell/>
          <table:table-cell office:value-type="float" office:value="5.360783" calcext:value-type="float">
            <text:p>5.360783</text:p>
          </table:table-cell>
          <table:table-cell office:value-type="float" office:value="154.510675" calcext:value-type="float">
            <text:p>154.510675</text:p>
          </table:table-cell>
          <table:table-cell office:value-type="float" office:value="36542" calcext:value-type="float">
            <text:p>36542</text:p>
          </table:table-cell>
          <table:table-cell office:value-type="float" office:value="8.896655" calcext:value-type="float">
            <text:p>8.896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8418" calcext:value-type="float">
            <text:p>-6.478418</text:p>
          </table:table-cell>
          <table:table-cell office:value-type="float" office:value="-11.344" calcext:value-type="float">
            <text:p>-11.344</text:p>
          </table:table-cell>
          <table:table-cell office:value-type="float" office:value="-6.478418" calcext:value-type="float">
            <text:p>-6.478418</text:p>
          </table:table-cell>
          <table:table-cell office:value-type="float" office:value="-11.344" calcext:value-type="float">
            <text:p>-11.344</text:p>
          </table:table-cell>
          <table:table-cell office:value-type="float" office:value="-6.45477" calcext:value-type="float">
            <text:p>-6.45477</text:p>
          </table:table-cell>
          <table:table-cell office:value-type="float" office:value="1.511361" calcext:value-type="float">
            <text:p>1.511361</text:p>
          </table:table-cell>
          <table:table-cell/>
          <table:table-cell office:value-type="float" office:value="1.845664" calcext:value-type="float">
            <text:p>1.845664</text:p>
          </table:table-cell>
          <table:table-cell office:value-type="float" office:value="5.434683" calcext:value-type="float">
            <text:p>5.434683</text:p>
          </table:table-cell>
          <table:table-cell/>
          <table:table-cell office:value-type="float" office:value="5.404979" calcext:value-type="float">
            <text:p>5.404979</text:p>
          </table:table-cell>
          <table:table-cell office:value-type="float" office:value="29.518624" calcext:value-type="float">
            <text:p>29.518624</text:p>
          </table:table-cell>
          <table:table-cell office:value-type="float" office:value="36542" calcext:value-type="float">
            <text:p>36542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477" calcext:value-type="float">
            <text:p>-6.45477</text:p>
          </table:table-cell>
          <table:table-cell office:value-type="float" office:value="-5.613" calcext:value-type="float">
            <text:p>-5.613</text:p>
          </table:table-cell>
          <table:table-cell office:value-type="float" office:value="-6.45477" calcext:value-type="float">
            <text:p>-6.45477</text:p>
          </table:table-cell>
          <table:table-cell office:value-type="float" office:value="-5.613" calcext:value-type="float">
            <text:p>-5.613</text:p>
          </table:table-cell>
          <table:table-cell office:value-type="float" office:value="-6.487673" calcext:value-type="float">
            <text:p>-6.487673</text:p>
          </table:table-cell>
          <table:table-cell office:value-type="float" office:value="1.65646" calcext:value-type="float">
            <text:p>1.65646</text:p>
          </table:table-cell>
          <table:table-cell/>
          <table:table-cell office:value-type="float" office:value="1.677983" calcext:value-type="float">
            <text:p>1.677983</text:p>
          </table:table-cell>
          <table:table-cell office:value-type="float" office:value="5.342729" calcext:value-type="float">
            <text:p>5.342729</text:p>
          </table:table-cell>
          <table:table-cell/>
          <table:table-cell office:value-type="float" office:value="5.412739" calcext:value-type="float">
            <text:p>5.412739</text:p>
          </table:table-cell>
          <table:table-cell office:value-type="float" office:value="14.305417" calcext:value-type="float">
            <text:p>14.305417</text:p>
          </table:table-cell>
          <table:table-cell office:value-type="float" office:value="36549" calcext:value-type="float">
            <text:p>36549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477" calcext:value-type="float">
            <text:p>-6.45477</text:p>
          </table:table-cell>
          <table:table-cell office:value-type="float" office:value="-4.478" calcext:value-type="float">
            <text:p>-4.478</text:p>
          </table:table-cell>
          <table:table-cell office:value-type="float" office:value="-6.45477" calcext:value-type="float">
            <text:p>-6.45477</text:p>
          </table:table-cell>
          <table:table-cell office:value-type="float" office:value="-4.478" calcext:value-type="float">
            <text:p>-4.478</text:p>
          </table:table-cell>
          <table:table-cell office:value-type="float" office:value="-6.475613" calcext:value-type="float">
            <text:p>-6.475613</text:p>
          </table:table-cell>
          <table:table-cell office:value-type="float" office:value="1.666849" calcext:value-type="float">
            <text:p>1.666849</text:p>
          </table:table-cell>
          <table:table-cell/>
          <table:table-cell office:value-type="float" office:value="1.666958" calcext:value-type="float">
            <text:p>1.666958</text:p>
          </table:table-cell>
          <table:table-cell office:value-type="float" office:value="5.343881" calcext:value-type="float">
            <text:p>5.343881</text:p>
          </table:table-cell>
          <table:table-cell/>
          <table:table-cell office:value-type="float" office:value="5.377816" calcext:value-type="float">
            <text:p>5.377816</text:p>
          </table:table-cell>
          <table:table-cell office:value-type="float" office:value="15.447761" calcext:value-type="float">
            <text:p>15.447761</text:p>
          </table:table-cell>
          <table:table-cell office:value-type="float" office:value="36549" calcext:value-type="float">
            <text:p>36549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5613" calcext:value-type="float">
            <text:p>-6.475613</text:p>
          </table:table-cell>
          <table:table-cell office:value-type="float" office:value="6.815" calcext:value-type="float">
            <text:p>6.815</text:p>
          </table:table-cell>
          <table:table-cell table:number-columns-repeated="2" office:value-type="float" office:value="-6.475613" calcext:value-type="float">
            <text:p>-6.475613</text:p>
          </table:table-cell>
          <table:table-cell office:value-type="float" office:value="-6.447335" calcext:value-type="float">
            <text:p>-6.447335</text:p>
          </table:table-cell>
          <table:table-cell office:value-type="float" office:value="2.031837" calcext:value-type="float">
            <text:p>2.031837</text:p>
          </table:table-cell>
          <table:table-cell/>
          <table:table-cell office:value-type="float" office:value="1.666611" calcext:value-type="float">
            <text:p>1.666611</text:p>
          </table:table-cell>
          <table:table-cell office:value-type="float" office:value="5.447792" calcext:value-type="float">
            <text:p>5.447792</text:p>
          </table:table-cell>
          <table:table-cell/>
          <table:table-cell office:value-type="float" office:value="5.360851" calcext:value-type="float">
            <text:p>5.360851</text:p>
          </table:table-cell>
          <table:table-cell office:value-type="float" office:value="158.637699" calcext:value-type="float">
            <text:p>158.637699</text:p>
          </table:table-cell>
          <table:table-cell office:value-type="float" office:value="36544" calcext:value-type="float">
            <text:p>36544</text:p>
          </table:table-cell>
          <table:table-cell office:value-type="float" office:value="8.889036" calcext:value-type="float">
            <text:p>8.889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5613" calcext:value-type="float">
            <text:p>-6.475613</text:p>
          </table:table-cell>
          <table:table-cell office:value-type="float" office:value="-11.351" calcext:value-type="float">
            <text:p>-11.351</text:p>
          </table:table-cell>
          <table:table-cell office:value-type="float" office:value="-6.475613" calcext:value-type="float">
            <text:p>-6.475613</text:p>
          </table:table-cell>
          <table:table-cell office:value-type="float" office:value="-11.351" calcext:value-type="float">
            <text:p>-11.351</text:p>
          </table:table-cell>
          <table:table-cell office:value-type="float" office:value="-6.447367" calcext:value-type="float">
            <text:p>-6.447367</text:p>
          </table:table-cell>
          <table:table-cell office:value-type="float" office:value="1.511316" calcext:value-type="float">
            <text:p>1.511316</text:p>
          </table:table-cell>
          <table:table-cell/>
          <table:table-cell office:value-type="float" office:value="1.849214" calcext:value-type="float">
            <text:p>1.849214</text:p>
          </table:table-cell>
          <table:table-cell office:value-type="float" office:value="5.43453" calcext:value-type="float">
            <text:p>5.43453</text:p>
          </table:table-cell>
          <table:table-cell/>
          <table:table-cell office:value-type="float" office:value="5.404362" calcext:value-type="float">
            <text:p>5.404362</text:p>
          </table:table-cell>
          <table:table-cell office:value-type="float" office:value="29.538093" calcext:value-type="float">
            <text:p>29.538093</text:p>
          </table:table-cell>
          <table:table-cell office:value-type="float" office:value="36544" calcext:value-type="float">
            <text:p>36544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7367" calcext:value-type="float">
            <text:p>-6.447367</text:p>
          </table:table-cell>
          <table:table-cell office:value-type="float" office:value="-5.678" calcext:value-type="float">
            <text:p>-5.678</text:p>
          </table:table-cell>
          <table:table-cell office:value-type="float" office:value="-6.447367" calcext:value-type="float">
            <text:p>-6.447367</text:p>
          </table:table-cell>
          <table:table-cell office:value-type="float" office:value="-5.678" calcext:value-type="float">
            <text:p>-5.678</text:p>
          </table:table-cell>
          <table:table-cell office:value-type="float" office:value="-6.480327" calcext:value-type="float">
            <text:p>-6.480327</text:p>
          </table:table-cell>
          <table:table-cell office:value-type="float" office:value="1.656486" calcext:value-type="float">
            <text:p>1.656486</text:p>
          </table:table-cell>
          <table:table-cell/>
          <table:table-cell office:value-type="float" office:value="1.679725" calcext:value-type="float">
            <text:p>1.679725</text:p>
          </table:table-cell>
          <table:table-cell office:value-type="float" office:value="5.342948" calcext:value-type="float">
            <text:p>5.342948</text:p>
          </table:table-cell>
          <table:table-cell/>
          <table:table-cell office:value-type="float" office:value="5.41226" calcext:value-type="float">
            <text:p>5.41226</text:p>
          </table:table-cell>
          <table:table-cell office:value-type="float" office:value="14.209883" calcext:value-type="float">
            <text:p>14.209883</text:p>
          </table:table-cell>
          <table:table-cell office:value-type="float" office:value="36551" calcext:value-type="float">
            <text:p>36551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7367" calcext:value-type="float">
            <text:p>-6.447367</text:p>
          </table:table-cell>
          <table:table-cell office:value-type="float" office:value="-4.667" calcext:value-type="float">
            <text:p>-4.667</text:p>
          </table:table-cell>
          <table:table-cell office:value-type="float" office:value="-6.447367" calcext:value-type="float">
            <text:p>-6.447367</text:p>
          </table:table-cell>
          <table:table-cell office:value-type="float" office:value="-4.667" calcext:value-type="float">
            <text:p>-4.667</text:p>
          </table:table-cell>
          <table:table-cell office:value-type="float" office:value="-6.469153" calcext:value-type="float">
            <text:p>-6.469153</text:p>
          </table:table-cell>
          <table:table-cell office:value-type="float" office:value="1.666802" calcext:value-type="float">
            <text:p>1.666802</text:p>
          </table:table-cell>
          <table:table-cell/>
          <table:table-cell office:value-type="float" office:value="1.667866" calcext:value-type="float">
            <text:p>1.667866</text:p>
          </table:table-cell>
          <table:table-cell office:value-type="float" office:value="5.344101" calcext:value-type="float">
            <text:p>5.344101</text:p>
          </table:table-cell>
          <table:table-cell/>
          <table:table-cell office:value-type="float" office:value="5.377685" calcext:value-type="float">
            <text:p>5.377685</text:p>
          </table:table-cell>
          <table:table-cell office:value-type="float" office:value="15.194438" calcext:value-type="float">
            <text:p>15.194438</text:p>
          </table:table-cell>
          <table:table-cell office:value-type="float" office:value="36551" calcext:value-type="float">
            <text:p>36551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69153" calcext:value-type="float">
            <text:p>-6.469153</text:p>
          </table:table-cell>
          <table:table-cell office:value-type="float" office:value="8.096" calcext:value-type="float">
            <text:p>8.096</text:p>
          </table:table-cell>
          <table:table-cell table:number-columns-repeated="2" office:value-type="float" office:value="-6.469153" calcext:value-type="float">
            <text:p>-6.469153</text:p>
          </table:table-cell>
          <table:table-cell office:value-type="float" office:value="-6.448451" calcext:value-type="float">
            <text:p>-6.448451</text:p>
          </table:table-cell>
          <table:table-cell office:value-type="float" office:value="2.056924" calcext:value-type="float">
            <text:p>2.056924</text:p>
          </table:table-cell>
          <table:table-cell/>
          <table:table-cell office:value-type="float" office:value="1.667073" calcext:value-type="float">
            <text:p>1.667073</text:p>
          </table:table-cell>
          <table:table-cell office:value-type="float" office:value="5.443894" calcext:value-type="float">
            <text:p>5.443894</text:p>
          </table:table-cell>
          <table:table-cell/>
          <table:table-cell office:value-type="float" office:value="5.360903" calcext:value-type="float">
            <text:p>5.360903</text:p>
          </table:table-cell>
          <table:table-cell office:value-type="float" office:value="166.819806" calcext:value-type="float">
            <text:p>166.819806</text:p>
          </table:table-cell>
          <table:table-cell office:value-type="float" office:value="36546" calcext:value-type="float">
            <text:p>36546</text:p>
          </table:table-cell>
          <table:table-cell office:value-type="float" office:value="8.863641" calcext:value-type="float">
            <text:p>8.863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69153" calcext:value-type="float">
            <text:p>-6.469153</text:p>
          </table:table-cell>
          <table:table-cell office:value-type="float" office:value="-11.404" calcext:value-type="float">
            <text:p>-11.404</text:p>
          </table:table-cell>
          <table:table-cell office:value-type="float" office:value="-6.469153" calcext:value-type="float">
            <text:p>-6.469153</text:p>
          </table:table-cell>
          <table:table-cell office:value-type="float" office:value="-11.404" calcext:value-type="float">
            <text:p>-11.404</text:p>
          </table:table-cell>
          <table:table-cell office:value-type="float" office:value="-6.448476" calcext:value-type="float">
            <text:p>-6.448476</text:p>
          </table:table-cell>
          <table:table-cell office:value-type="float" office:value="1.51121" calcext:value-type="float">
            <text:p>1.51121</text:p>
          </table:table-cell>
          <table:table-cell/>
          <table:table-cell office:value-type="float" office:value="1.861991" calcext:value-type="float">
            <text:p>1.861991</text:p>
          </table:table-cell>
          <table:table-cell office:value-type="float" office:value="5.434177" calcext:value-type="float">
            <text:p>5.434177</text:p>
          </table:table-cell>
          <table:table-cell/>
          <table:table-cell office:value-type="float" office:value="5.402434" calcext:value-type="float">
            <text:p>5.402434</text:p>
          </table:table-cell>
          <table:table-cell office:value-type="float" office:value="29.656163" calcext:value-type="float">
            <text:p>29.656163</text:p>
          </table:table-cell>
          <table:table-cell office:value-type="float" office:value="36546" calcext:value-type="float">
            <text:p>36546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8476" calcext:value-type="float">
            <text:p>-6.448476</text:p>
          </table:table-cell>
          <table:table-cell office:value-type="float" office:value="-5.696" calcext:value-type="float">
            <text:p>-5.696</text:p>
          </table:table-cell>
          <table:table-cell office:value-type="float" office:value="-6.448476" calcext:value-type="float">
            <text:p>-6.448476</text:p>
          </table:table-cell>
          <table:table-cell office:value-type="float" office:value="-5.696" calcext:value-type="float">
            <text:p>-5.696</text:p>
          </table:table-cell>
          <table:table-cell office:value-type="float" office:value="-6.481673" calcext:value-type="float">
            <text:p>-6.481673</text:p>
          </table:table-cell>
          <table:table-cell office:value-type="float" office:value="1.656482" calcext:value-type="float">
            <text:p>1.656482</text:p>
          </table:table-cell>
          <table:table-cell/>
          <table:table-cell office:value-type="float" office:value="1.686026" calcext:value-type="float">
            <text:p>1.686026</text:p>
          </table:table-cell>
          <table:table-cell office:value-type="float" office:value="5.342915" calcext:value-type="float">
            <text:p>5.342915</text:p>
          </table:table-cell>
          <table:table-cell/>
          <table:table-cell office:value-type="float" office:value="5.410762" calcext:value-type="float">
            <text:p>5.410762</text:p>
          </table:table-cell>
          <table:table-cell office:value-type="float" office:value="14.187597" calcext:value-type="float">
            <text:p>14.187597</text:p>
          </table:table-cell>
          <table:table-cell office:value-type="float" office:value="36553" calcext:value-type="float">
            <text:p>36553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8476" calcext:value-type="float">
            <text:p>-6.448476</text:p>
          </table:table-cell>
          <table:table-cell office:value-type="float" office:value="-4.602" calcext:value-type="float">
            <text:p>-4.602</text:p>
          </table:table-cell>
          <table:table-cell office:value-type="float" office:value="-6.448476" calcext:value-type="float">
            <text:p>-6.448476</text:p>
          </table:table-cell>
          <table:table-cell office:value-type="float" office:value="-4.602" calcext:value-type="float">
            <text:p>-4.602</text:p>
          </table:table-cell>
          <table:table-cell office:value-type="float" office:value="-6.470784" calcext:value-type="float">
            <text:p>-6.470784</text:p>
          </table:table-cell>
          <table:table-cell office:value-type="float" office:value="1.669333" calcext:value-type="float">
            <text:p>1.669333</text:p>
          </table:table-cell>
          <table:table-cell/>
          <table:table-cell office:value-type="float" office:value="1.671026" calcext:value-type="float">
            <text:p>1.671026</text:p>
          </table:table-cell>
          <table:table-cell office:value-type="float" office:value="5.343783" calcext:value-type="float">
            <text:p>5.343783</text:p>
          </table:table-cell>
          <table:table-cell/>
          <table:table-cell office:value-type="float" office:value="5.376939" calcext:value-type="float">
            <text:p>5.376939</text:p>
          </table:table-cell>
          <table:table-cell office:value-type="float" office:value="15.303429" calcext:value-type="float">
            <text:p>15.303429</text:p>
          </table:table-cell>
          <table:table-cell office:value-type="float" office:value="36553" calcext:value-type="float">
            <text:p>36553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0784" calcext:value-type="float">
            <text:p>-6.470784</text:p>
          </table:table-cell>
          <table:table-cell office:value-type="float" office:value="8.182" calcext:value-type="float">
            <text:p>8.182</text:p>
          </table:table-cell>
          <table:table-cell table:number-columns-repeated="2" office:value-type="float" office:value="-6.470784" calcext:value-type="float">
            <text:p>-6.470784</text:p>
          </table:table-cell>
          <table:table-cell office:value-type="float" office:value="-6.446706" calcext:value-type="float">
            <text:p>-6.446706</text:p>
          </table:table-cell>
          <table:table-cell office:value-type="float" office:value="2.04939" calcext:value-type="float">
            <text:p>2.04939</text:p>
          </table:table-cell>
          <table:table-cell/>
          <table:table-cell office:value-type="float" office:value="1.669913" calcext:value-type="float">
            <text:p>1.669913</text:p>
          </table:table-cell>
          <table:table-cell office:value-type="float" office:value="5.445014" calcext:value-type="float">
            <text:p>5.445014</text:p>
          </table:table-cell>
          <table:table-cell/>
          <table:table-cell office:value-type="float" office:value="5.360376" calcext:value-type="float">
            <text:p>5.360376</text:p>
          </table:table-cell>
          <table:table-cell office:value-type="float" office:value="167.565154" calcext:value-type="float">
            <text:p>167.565154</text:p>
          </table:table-cell>
          <table:table-cell office:value-type="float" office:value="36547" calcext:value-type="float">
            <text:p>36547</text:p>
          </table:table-cell>
          <table:table-cell office:value-type="float" office:value="8.871259" calcext:value-type="float">
            <text:p>8.871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0784" calcext:value-type="float">
            <text:p>-6.470784</text:p>
          </table:table-cell>
          <table:table-cell office:value-type="float" office:value="-11.41" calcext:value-type="float">
            <text:p>-11.41</text:p>
          </table:table-cell>
          <table:table-cell office:value-type="float" office:value="-6.470784" calcext:value-type="float">
            <text:p>-6.470784</text:p>
          </table:table-cell>
          <table:table-cell office:value-type="float" office:value="-11.41" calcext:value-type="float">
            <text:p>-11.41</text:p>
          </table:table-cell>
          <table:table-cell office:value-type="float" office:value="-6.446738" calcext:value-type="float">
            <text:p>-6.446738</text:p>
          </table:table-cell>
          <table:table-cell office:value-type="float" office:value="1.511237" calcext:value-type="float">
            <text:p>1.511237</text:p>
          </table:table-cell>
          <table:table-cell/>
          <table:table-cell office:value-type="float" office:value="1.859642" calcext:value-type="float">
            <text:p>1.859642</text:p>
          </table:table-cell>
          <table:table-cell office:value-type="float" office:value="5.434266" calcext:value-type="float">
            <text:p>5.434266</text:p>
          </table:table-cell>
          <table:table-cell/>
          <table:table-cell office:value-type="float" office:value="5.402739" calcext:value-type="float">
            <text:p>5.402739</text:p>
          </table:table-cell>
          <table:table-cell office:value-type="float" office:value="29.664839" calcext:value-type="float">
            <text:p>29.664839</text:p>
          </table:table-cell>
          <table:table-cell office:value-type="float" office:value="36547" calcext:value-type="float">
            <text:p>36547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6738" calcext:value-type="float">
            <text:p>-6.446738</text:p>
          </table:table-cell>
          <table:table-cell office:value-type="float" office:value="-5.74" calcext:value-type="float">
            <text:p>-5.74</text:p>
          </table:table-cell>
          <table:table-cell office:value-type="float" office:value="-6.446738" calcext:value-type="float">
            <text:p>-6.446738</text:p>
          </table:table-cell>
          <table:table-cell office:value-type="float" office:value="-5.74" calcext:value-type="float">
            <text:p>-5.74</text:p>
          </table:table-cell>
          <table:table-cell office:value-type="float" office:value="-6.477248" calcext:value-type="float">
            <text:p>-6.477248</text:p>
          </table:table-cell>
          <table:table-cell office:value-type="float" office:value="1.656489" calcext:value-type="float">
            <text:p>1.656489</text:p>
          </table:table-cell>
          <table:table-cell/>
          <table:table-cell office:value-type="float" office:value="1.684868" calcext:value-type="float">
            <text:p>1.684868</text:p>
          </table:table-cell>
          <table:table-cell office:value-type="float" office:value="5.342967" calcext:value-type="float">
            <text:p>5.342967</text:p>
          </table:table-cell>
          <table:table-cell/>
          <table:table-cell office:value-type="float" office:value="5.410994" calcext:value-type="float">
            <text:p>5.410994</text:p>
          </table:table-cell>
          <table:table-cell office:value-type="float" office:value="14.127246" calcext:value-type="float">
            <text:p>14.127246</text:p>
          </table:table-cell>
          <table:table-cell office:value-type="float" office:value="36555" calcext:value-type="float">
            <text:p>36555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6738" calcext:value-type="float">
            <text:p>-6.446738</text:p>
          </table:table-cell>
          <table:table-cell office:value-type="float" office:value="-4.535" calcext:value-type="float">
            <text:p>-4.535</text:p>
          </table:table-cell>
          <table:table-cell office:value-type="float" office:value="-6.446738" calcext:value-type="float">
            <text:p>-6.446738</text:p>
          </table:table-cell>
          <table:table-cell office:value-type="float" office:value="-4.535" calcext:value-type="float">
            <text:p>-4.535</text:p>
          </table:table-cell>
          <table:table-cell office:value-type="float" office:value="-6.466924" calcext:value-type="float">
            <text:p>-6.466924</text:p>
          </table:table-cell>
          <table:table-cell office:value-type="float" office:value="1.666798" calcext:value-type="float">
            <text:p>1.666798</text:p>
          </table:table-cell>
          <table:table-cell/>
          <table:table-cell office:value-type="float" office:value="1.670462" calcext:value-type="float">
            <text:p>1.670462</text:p>
          </table:table-cell>
          <table:table-cell office:value-type="float" office:value="5.34412" calcext:value-type="float">
            <text:p>5.34412</text:p>
          </table:table-cell>
          <table:table-cell/>
          <table:table-cell office:value-type="float" office:value="5.377071" calcext:value-type="float">
            <text:p>5.377071</text:p>
          </table:table-cell>
          <table:table-cell office:value-type="float" office:value="15.363882" calcext:value-type="float">
            <text:p>15.363882</text:p>
          </table:table-cell>
          <table:table-cell office:value-type="float" office:value="36555" calcext:value-type="float">
            <text:p>36555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66924" calcext:value-type="float">
            <text:p>-6.466924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-6.466924" calcext:value-type="float">
            <text:p>-6.466924</text:p>
          </table:table-cell>
          <table:table-cell office:value-type="float" office:value="-6.442068" calcext:value-type="float">
            <text:p>-6.442068</text:p>
          </table:table-cell>
          <table:table-cell office:value-type="float" office:value="2.059396" calcext:value-type="float">
            <text:p>2.059396</text:p>
          </table:table-cell>
          <table:table-cell/>
          <table:table-cell office:value-type="float" office:value="1.668356" calcext:value-type="float">
            <text:p>1.668356</text:p>
          </table:table-cell>
          <table:table-cell office:value-type="float" office:value="5.443252" calcext:value-type="float">
            <text:p>5.443252</text:p>
          </table:table-cell>
          <table:table-cell/>
          <table:table-cell office:value-type="float" office:value="5.360628" calcext:value-type="float">
            <text:p>5.360628</text:p>
          </table:table-cell>
          <table:table-cell office:value-type="float" office:value="162.776479" calcext:value-type="float">
            <text:p>162.776479</text:p>
          </table:table-cell>
          <table:table-cell office:value-type="float" office:value="36549" calcext:value-type="float">
            <text:p>36549</text:p>
          </table:table-cell>
          <table:table-cell office:value-type="float" office:value="8.861101" calcext:value-type="float">
            <text:p>8.861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66924" calcext:value-type="float">
            <text:p>-6.466924</text:p>
          </table:table-cell>
          <table:table-cell office:value-type="float" office:value="-11.443" calcext:value-type="float">
            <text:p>-11.443</text:p>
          </table:table-cell>
          <table:table-cell office:value-type="float" office:value="-6.466924" calcext:value-type="float">
            <text:p>-6.466924</text:p>
          </table:table-cell>
          <table:table-cell office:value-type="float" office:value="-11.443" calcext:value-type="float">
            <text:p>-11.443</text:p>
          </table:table-cell>
          <table:table-cell office:value-type="float" office:value="-6.442095" calcext:value-type="float">
            <text:p>-6.442095</text:p>
          </table:table-cell>
          <table:table-cell office:value-type="float" office:value="1.511174" calcext:value-type="float">
            <text:p>1.511174</text:p>
          </table:table-cell>
          <table:table-cell/>
          <table:table-cell office:value-type="float" office:value="1.863868" calcext:value-type="float">
            <text:p>1.863868</text:p>
          </table:table-cell>
          <table:table-cell office:value-type="float" office:value="5.434056" calcext:value-type="float">
            <text:p>5.434056</text:p>
          </table:table-cell>
          <table:table-cell/>
          <table:table-cell office:value-type="float" office:value="5.401977" calcext:value-type="float">
            <text:p>5.401977</text:p>
          </table:table-cell>
          <table:table-cell office:value-type="float" office:value="29.738033" calcext:value-type="float">
            <text:p>29.738033</text:p>
          </table:table-cell>
          <table:table-cell office:value-type="float" office:value="36549" calcext:value-type="float">
            <text:p>36549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42095" calcext:value-type="float">
            <text:p>-6.442095</text:p>
          </table:table-cell>
          <table:table-cell office:value-type="float" office:value="-5.703" calcext:value-type="float">
            <text:p>-5.703</text:p>
          </table:table-cell>
          <table:table-cell office:value-type="float" office:value="-6.442095" calcext:value-type="float">
            <text:p>-6.442095</text:p>
          </table:table-cell>
          <table:table-cell office:value-type="float" office:value="-5.703" calcext:value-type="float">
            <text:p>-5.703</text:p>
          </table:table-cell>
          <table:table-cell office:value-type="float" office:value="-6.475485" calcext:value-type="float">
            <text:p>-6.475485</text:p>
          </table:table-cell>
          <table:table-cell office:value-type="float" office:value="1.656505" calcext:value-type="float">
            <text:p>1.656505</text:p>
          </table:table-cell>
          <table:table-cell/>
          <table:table-cell office:value-type="float" office:value="1.686935" calcext:value-type="float">
            <text:p>1.686935</text:p>
          </table:table-cell>
          <table:table-cell office:value-type="float" office:value="5.343104" calcext:value-type="float">
            <text:p>5.343104</text:p>
          </table:table-cell>
          <table:table-cell/>
          <table:table-cell office:value-type="float" office:value="5.410366" calcext:value-type="float">
            <text:p>5.410366</text:p>
          </table:table-cell>
          <table:table-cell office:value-type="float" office:value="14.169941" calcext:value-type="float">
            <text:p>14.169941</text:p>
          </table:table-cell>
          <table:table-cell office:value-type="float" office:value="36556" calcext:value-type="float">
            <text:p>36556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42095" calcext:value-type="float">
            <text:p>-6.442095</text:p>
          </table:table-cell>
          <table:table-cell office:value-type="float" office:value="-4.517" calcext:value-type="float">
            <text:p>-4.517</text:p>
          </table:table-cell>
          <table:table-cell office:value-type="float" office:value="-6.442095" calcext:value-type="float">
            <text:p>-6.442095</text:p>
          </table:table-cell>
          <table:table-cell office:value-type="float" office:value="-4.517" calcext:value-type="float">
            <text:p>-4.517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1.666769" calcext:value-type="float">
            <text:p>1.666769</text:p>
          </table:table-cell>
          <table:table-cell/>
          <table:table-cell office:value-type="float" office:value="1.671496" calcext:value-type="float">
            <text:p>1.671496</text:p>
          </table:table-cell>
          <table:table-cell office:value-type="float" office:value="5.344258" calcext:value-type="float">
            <text:p>5.344258</text:p>
          </table:table-cell>
          <table:table-cell/>
          <table:table-cell office:value-type="float" office:value="5.376837" calcext:value-type="float">
            <text:p>5.376837</text:p>
          </table:table-cell>
          <table:table-cell office:value-type="float" office:value="15.38111" calcext:value-type="float">
            <text:p>15.38111</text:p>
          </table:table-cell>
          <table:table-cell office:value-type="float" office:value="36556" calcext:value-type="float">
            <text:p>36556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5.73" calcext:value-type="float">
            <text:p>-5.73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5.73" calcext:value-type="float">
            <text:p>-5.73</text:p>
          </table:table-cell>
          <table:table-cell office:value-type="float" office:value="-6.439659" calcext:value-type="float">
            <text:p>-6.439659</text:p>
          </table:table-cell>
          <table:table-cell office:value-type="float" office:value="1.656424" calcext:value-type="float">
            <text:p>1.656424</text:p>
          </table:table-cell>
          <table:table-cell/>
          <table:table-cell office:value-type="float" office:value="1.668859" calcext:value-type="float">
            <text:p>1.668859</text:p>
          </table:table-cell>
          <table:table-cell office:value-type="float" office:value="5.342436" calcext:value-type="float">
            <text:p>5.342436</text:p>
          </table:table-cell>
          <table:table-cell/>
          <table:table-cell office:value-type="float" office:value="5.360589" calcext:value-type="float">
            <text:p>5.360589</text:p>
          </table:table-cell>
          <table:table-cell office:value-type="float" office:value="14.164136" calcext:value-type="float">
            <text:p>14.164136</text:p>
          </table:table-cell>
          <table:table-cell office:value-type="float" office:value="36558" calcext:value-type="float">
            <text:p>36558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4.644" calcext:value-type="float">
            <text:p>-4.644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4.644" calcext:value-type="float">
            <text:p>-4.644</text:p>
          </table:table-cell>
          <table:table-cell office:value-type="float" office:value="-6.429778" calcext:value-type="float">
            <text:p>-6.429778</text:p>
          </table:table-cell>
          <table:table-cell office:value-type="float" office:value="1.666911" calcext:value-type="float">
            <text:p>1.666911</text:p>
          </table:table-cell>
          <table:table-cell/>
          <table:table-cell office:value-type="float" office:value="1.662586" calcext:value-type="float">
            <text:p>1.662586</text:p>
          </table:table-cell>
          <table:table-cell office:value-type="float" office:value="5.343586" calcext:value-type="float">
            <text:p>5.343586</text:p>
          </table:table-cell>
          <table:table-cell/>
          <table:table-cell office:value-type="float" office:value="5.35155" calcext:value-type="float">
            <text:p>5.35155</text:p>
          </table:table-cell>
          <table:table-cell office:value-type="float" office:value="15.246455" calcext:value-type="float">
            <text:p>15.246455</text:p>
          </table:table-cell>
          <table:table-cell office:value-type="float" office:value="36558" calcext:value-type="float">
            <text:p>36558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6.436" calcext:value-type="float">
            <text:p>6.436</text:p>
          </table:table-cell>
          <table:table-cell table:number-columns-repeated="2" office:value-type="float" office:value="-6.464695" calcext:value-type="float">
            <text:p>-6.464695</text:p>
          </table:table-cell>
          <table:table-cell office:value-type="float" office:value="-6.406656" calcext:value-type="float">
            <text:p>-6.406656</text:p>
          </table:table-cell>
          <table:table-cell office:value-type="float" office:value="2.024296" calcext:value-type="float">
            <text:p>2.024296</text:p>
          </table:table-cell>
          <table:table-cell/>
          <table:table-cell office:value-type="float" office:value="1.664687" calcext:value-type="float">
            <text:p>1.664687</text:p>
          </table:table-cell>
          <table:table-cell office:value-type="float" office:value="5.449423" calcext:value-type="float">
            <text:p>5.449423</text:p>
          </table:table-cell>
          <table:table-cell/>
          <table:table-cell office:value-type="float" office:value="5.347535" calcext:value-type="float">
            <text:p>5.347535</text:p>
          </table:table-cell>
          <table:table-cell office:value-type="float" office:value="156.12234" calcext:value-type="float">
            <text:p>156.12234</text:p>
          </table:table-cell>
          <table:table-cell office:value-type="float" office:value="36551" calcext:value-type="float">
            <text:p>36551</text:p>
          </table:table-cell>
          <table:table-cell office:value-type="float" office:value="8.896703" calcext:value-type="float">
            <text:p>8.896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11.428" calcext:value-type="float">
            <text:p>-11.428</text:p>
          </table:table-cell>
          <table:table-cell office:value-type="float" office:value="-6.464695" calcext:value-type="float">
            <text:p>-6.464695</text:p>
          </table:table-cell>
          <table:table-cell office:value-type="float" office:value="-11.428" calcext:value-type="float">
            <text:p>-11.428</text:p>
          </table:table-cell>
          <table:table-cell office:value-type="float" office:value="-6.439691" calcext:value-type="float">
            <text:p>-6.439691</text:p>
          </table:table-cell>
          <table:table-cell office:value-type="float" office:value="1.511137" calcext:value-type="float">
            <text:p>1.511137</text:p>
          </table:table-cell>
          <table:table-cell/>
          <table:table-cell office:value-type="float" office:value="1.846568" calcext:value-type="float">
            <text:p>1.846568</text:p>
          </table:table-cell>
          <table:table-cell office:value-type="float" office:value="5.433934" calcext:value-type="float">
            <text:p>5.433934</text:p>
          </table:table-cell>
          <table:table-cell/>
          <table:table-cell office:value-type="float" office:value="5.405045" calcext:value-type="float">
            <text:p>5.405045</text:p>
          </table:table-cell>
          <table:table-cell office:value-type="float" office:value="29.712672" calcext:value-type="float">
            <text:p>29.712672</text:p>
          </table:table-cell>
          <table:table-cell office:value-type="float" office:value="36551" calcext:value-type="float">
            <text:p>36551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9691" calcext:value-type="float">
            <text:p>-6.439691</text:p>
          </table:table-cell>
          <table:table-cell office:value-type="float" office:value="5.469" calcext:value-type="float">
            <text:p>5.469</text:p>
          </table:table-cell>
          <table:table-cell table:number-columns-repeated="2" office:value-type="float" office:value="-6.439691" calcext:value-type="float">
            <text:p>-6.439691</text:p>
          </table:table-cell>
          <table:table-cell office:value-type="float" office:value="-6.473044" calcext:value-type="float">
            <text:p>-6.473044</text:p>
          </table:table-cell>
          <table:table-cell office:value-type="float" office:value="2.036045" calcext:value-type="float">
            <text:p>2.036045</text:p>
          </table:table-cell>
          <table:table-cell/>
          <table:table-cell office:value-type="float" office:value="1.678332" calcext:value-type="float">
            <text:p>1.678332</text:p>
          </table:table-cell>
          <table:table-cell office:value-type="float" office:value="5.441461" calcext:value-type="float">
            <text:p>5.441461</text:p>
          </table:table-cell>
          <table:table-cell/>
          <table:table-cell office:value-type="float" office:value="5.412228" calcext:value-type="float">
            <text:p>5.412228</text:p>
          </table:table-cell>
          <table:table-cell office:value-type="float" office:value="149.136092" calcext:value-type="float">
            <text:p>149.136092</text:p>
          </table:table-cell>
          <table:table-cell office:value-type="float" office:value="36553" calcext:value-type="float">
            <text:p>36553</text:p>
          </table:table-cell>
          <table:table-cell office:value-type="float" office:value="8.883957" calcext:value-type="float">
            <text:p>8.883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9691" calcext:value-type="float">
            <text:p>-6.439691</text:p>
          </table:table-cell>
          <table:table-cell office:value-type="float" office:value="-11.415" calcext:value-type="float">
            <text:p>-11.415</text:p>
          </table:table-cell>
          <table:table-cell office:value-type="float" office:value="-6.439691" calcext:value-type="float">
            <text:p>-6.439691</text:p>
          </table:table-cell>
          <table:table-cell office:value-type="float" office:value="-11.415" calcext:value-type="float">
            <text:p>-11.415</text:p>
          </table:table-cell>
          <table:table-cell office:value-type="float" office:value="-6.472999" calcext:value-type="float">
            <text:p>-6.472999</text:p>
          </table:table-cell>
          <table:table-cell office:value-type="float" office:value="1.510729" calcext:value-type="float">
            <text:p>1.510729</text:p>
          </table:table-cell>
          <table:table-cell/>
          <table:table-cell office:value-type="float" office:value="1.857193" calcext:value-type="float">
            <text:p>1.857193</text:p>
          </table:table-cell>
          <table:table-cell office:value-type="float" office:value="5.432568" calcext:value-type="float">
            <text:p>5.432568</text:p>
          </table:table-cell>
          <table:table-cell/>
          <table:table-cell office:value-type="float" office:value="5.426793" calcext:value-type="float">
            <text:p>5.426793</text:p>
          </table:table-cell>
          <table:table-cell office:value-type="float" office:value="29.736508" calcext:value-type="float">
            <text:p>29.736508</text:p>
          </table:table-cell>
          <table:table-cell office:value-type="float" office:value="36553" calcext:value-type="float">
            <text:p>36553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2999" calcext:value-type="float">
            <text:p>-6.472999</text:p>
          </table:table-cell>
          <table:table-cell office:value-type="float" office:value="-5.776" calcext:value-type="float">
            <text:p>-5.776</text:p>
          </table:table-cell>
          <table:table-cell office:value-type="float" office:value="-6.472999" calcext:value-type="float">
            <text:p>-6.472999</text:p>
          </table:table-cell>
          <table:table-cell office:value-type="float" office:value="-5.776" calcext:value-type="float">
            <text:p>-5.776</text:p>
          </table:table-cell>
          <table:table-cell office:value-type="float" office:value="-6.506016" calcext:value-type="float">
            <text:p>-6.506016</text:p>
          </table:table-cell>
          <table:table-cell office:value-type="float" office:value="1.656395" calcext:value-type="float">
            <text:p>1.656395</text:p>
          </table:table-cell>
          <table:table-cell/>
          <table:table-cell office:value-type="float" office:value="1.683942" calcext:value-type="float">
            <text:p>1.683942</text:p>
          </table:table-cell>
          <table:table-cell office:value-type="float" office:value="5.34219" calcext:value-type="float">
            <text:p>5.34219</text:p>
          </table:table-cell>
          <table:table-cell/>
          <table:table-cell office:value-type="float" office:value="5.422257" calcext:value-type="float">
            <text:p>5.422257</text:p>
          </table:table-cell>
          <table:table-cell office:value-type="float" office:value="14.114397" calcext:value-type="float">
            <text:p>14.114397</text:p>
          </table:table-cell>
          <table:table-cell office:value-type="float" office:value="36560" calcext:value-type="float">
            <text:p>36560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2999" calcext:value-type="float">
            <text:p>-6.472999</text:p>
          </table:table-cell>
          <table:table-cell office:value-type="float" office:value="-4.652" calcext:value-type="float">
            <text:p>-4.652</text:p>
          </table:table-cell>
          <table:table-cell office:value-type="float" office:value="-6.472999" calcext:value-type="float">
            <text:p>-6.472999</text:p>
          </table:table-cell>
          <table:table-cell office:value-type="float" office:value="-4.652" calcext:value-type="float">
            <text:p>-4.652</text:p>
          </table:table-cell>
          <table:table-cell office:value-type="float" office:value="-6.495816" calcext:value-type="float">
            <text:p>-6.495816</text:p>
          </table:table-cell>
          <table:table-cell office:value-type="float" office:value="1.666964" calcext:value-type="float">
            <text:p>1.666964</text:p>
          </table:table-cell>
          <table:table-cell/>
          <table:table-cell office:value-type="float" office:value="1.669917" calcext:value-type="float">
            <text:p>1.669917</text:p>
          </table:table-cell>
          <table:table-cell office:value-type="float" office:value="5.343339" calcext:value-type="float">
            <text:p>5.343339</text:p>
          </table:table-cell>
          <table:table-cell/>
          <table:table-cell office:value-type="float" office:value="5.382311" calcext:value-type="float">
            <text:p>5.382311</text:p>
          </table:table-cell>
          <table:table-cell office:value-type="float" office:value="15.246846" calcext:value-type="float">
            <text:p>15.246846</text:p>
          </table:table-cell>
          <table:table-cell office:value-type="float" office:value="36560" calcext:value-type="float">
            <text:p>36560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5816" calcext:value-type="float">
            <text:p>-6.495816</text:p>
          </table:table-cell>
          <table:table-cell office:value-type="float" office:value="6.219" calcext:value-type="float">
            <text:p>6.219</text:p>
          </table:table-cell>
          <table:table-cell table:number-columns-repeated="2" office:value-type="float" office:value="-6.495816" calcext:value-type="float">
            <text:p>-6.495816</text:p>
          </table:table-cell>
          <table:table-cell office:value-type="float" office:value="-6.471943" calcext:value-type="float">
            <text:p>-6.471943</text:p>
          </table:table-cell>
          <table:table-cell office:value-type="float" office:value="2.044929" calcext:value-type="float">
            <text:p>2.044929</text:p>
          </table:table-cell>
          <table:table-cell/>
          <table:table-cell office:value-type="float" office:value="1.668131" calcext:value-type="float">
            <text:p>1.668131</text:p>
          </table:table-cell>
          <table:table-cell office:value-type="float" office:value="5.449595" calcext:value-type="float">
            <text:p>5.449595</text:p>
          </table:table-cell>
          <table:table-cell/>
          <table:table-cell office:value-type="float" office:value="5.36285" calcext:value-type="float">
            <text:p>5.36285</text:p>
          </table:table-cell>
          <table:table-cell office:value-type="float" office:value="154.48507" calcext:value-type="float">
            <text:p>154.48507</text:p>
          </table:table-cell>
          <table:table-cell office:value-type="float" office:value="36554" calcext:value-type="float">
            <text:p>36554</text:p>
          </table:table-cell>
          <table:table-cell office:value-type="float" office:value="8.876338" calcext:value-type="float">
            <text:p>8.8763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5816" calcext:value-type="float">
            <text:p>-6.495816</text:p>
          </table:table-cell>
          <table:table-cell office:value-type="float" office:value="-11.412" calcext:value-type="float">
            <text:p>-11.412</text:p>
          </table:table-cell>
          <table:table-cell office:value-type="float" office:value="-6.495816" calcext:value-type="float">
            <text:p>-6.495816</text:p>
          </table:table-cell>
          <table:table-cell office:value-type="float" office:value="-11.412" calcext:value-type="float">
            <text:p>-11.412</text:p>
          </table:table-cell>
          <table:table-cell office:value-type="float" office:value="-6.471974" calcext:value-type="float">
            <text:p>-6.471974</text:p>
          </table:table-cell>
          <table:table-cell office:value-type="float" office:value="1.511646" calcext:value-type="float">
            <text:p>1.511646</text:p>
          </table:table-cell>
          <table:table-cell/>
          <table:table-cell office:value-type="float" office:value="1.856521" calcext:value-type="float">
            <text:p>1.856521</text:p>
          </table:table-cell>
          <table:table-cell office:value-type="float" office:value="5.435634" calcext:value-type="float">
            <text:p>5.435634</text:p>
          </table:table-cell>
          <table:table-cell/>
          <table:table-cell office:value-type="float" office:value="5.406262" calcext:value-type="float">
            <text:p>5.406262</text:p>
          </table:table-cell>
          <table:table-cell office:value-type="float" office:value="29.619104" calcext:value-type="float">
            <text:p>29.619104</text:p>
          </table:table-cell>
          <table:table-cell office:value-type="float" office:value="36554" calcext:value-type="float">
            <text:p>36554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1974" calcext:value-type="float">
            <text:p>-6.471974</text:p>
          </table:table-cell>
          <table:table-cell office:value-type="float" office:value="-5.765" calcext:value-type="float">
            <text:p>-5.765</text:p>
          </table:table-cell>
          <table:table-cell office:value-type="float" office:value="-6.471974" calcext:value-type="float">
            <text:p>-6.471974</text:p>
          </table:table-cell>
          <table:table-cell office:value-type="float" office:value="-5.765" calcext:value-type="float">
            <text:p>-5.765</text:p>
          </table:table-cell>
          <table:table-cell office:value-type="float" office:value="-6.505107" calcext:value-type="float">
            <text:p>-6.505107</text:p>
          </table:table-cell>
          <table:table-cell office:value-type="float" office:value="1.656398" calcext:value-type="float">
            <text:p>1.656398</text:p>
          </table:table-cell>
          <table:table-cell/>
          <table:table-cell office:value-type="float" office:value="1.683559" calcext:value-type="float">
            <text:p>1.683559</text:p>
          </table:table-cell>
          <table:table-cell office:value-type="float" office:value="5.34222" calcext:value-type="float">
            <text:p>5.34222</text:p>
          </table:table-cell>
          <table:table-cell/>
          <table:table-cell office:value-type="float" office:value="5.413555" calcext:value-type="float">
            <text:p>5.413555</text:p>
          </table:table-cell>
          <table:table-cell office:value-type="float" office:value="14.127558" calcext:value-type="float">
            <text:p>14.127558</text:p>
          </table:table-cell>
          <table:table-cell office:value-type="float" office:value="36561" calcext:value-type="float">
            <text:p>36561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1974" calcext:value-type="float">
            <text:p>-6.471974</text:p>
          </table:table-cell>
          <table:table-cell office:value-type="float" office:value="-4.649" calcext:value-type="float">
            <text:p>-4.649</text:p>
          </table:table-cell>
          <table:table-cell office:value-type="float" office:value="-6.471974" calcext:value-type="float">
            <text:p>-6.471974</text:p>
          </table:table-cell>
          <table:table-cell office:value-type="float" office:value="-4.649" calcext:value-type="float">
            <text:p>-4.649</text:p>
          </table:table-cell>
          <table:table-cell office:value-type="float" office:value="-6.494776" calcext:value-type="float">
            <text:p>-6.494776</text:p>
          </table:table-cell>
          <table:table-cell office:value-type="float" office:value="1.666957" calcext:value-type="float">
            <text:p>1.666957</text:p>
          </table:table-cell>
          <table:table-cell/>
          <table:table-cell office:value-type="float" office:value="1.669752" calcext:value-type="float">
            <text:p>1.669752</text:p>
          </table:table-cell>
          <table:table-cell office:value-type="float" office:value="5.343369" calcext:value-type="float">
            <text:p>5.343369</text:p>
          </table:table-cell>
          <table:table-cell/>
          <table:table-cell office:value-type="float" office:value="5.377975" calcext:value-type="float">
            <text:p>5.377975</text:p>
          </table:table-cell>
          <table:table-cell office:value-type="float" office:value="15.249393" calcext:value-type="float">
            <text:p>15.249393</text:p>
          </table:table-cell>
          <table:table-cell office:value-type="float" office:value="36561" calcext:value-type="float">
            <text:p>36561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4776" calcext:value-type="float">
            <text:p>-6.494776</text:p>
          </table:table-cell>
          <table:table-cell office:value-type="float" office:value="6.614" calcext:value-type="float">
            <text:p>6.614</text:p>
          </table:table-cell>
          <table:table-cell table:number-columns-repeated="2" office:value-type="float" office:value="-6.494776" calcext:value-type="float">
            <text:p>-6.494776</text:p>
          </table:table-cell>
          <table:table-cell office:value-type="float" office:value="-6.470882" calcext:value-type="float">
            <text:p>-6.470882</text:p>
          </table:table-cell>
          <table:table-cell office:value-type="float" office:value="2.024715" calcext:value-type="float">
            <text:p>2.024715</text:p>
          </table:table-cell>
          <table:table-cell/>
          <table:table-cell office:value-type="float" office:value="1.66808" calcext:value-type="float">
            <text:p>1.66808</text:p>
          </table:table-cell>
          <table:table-cell office:value-type="float" office:value="5.451727" calcext:value-type="float">
            <text:p>5.451727</text:p>
          </table:table-cell>
          <table:table-cell/>
          <table:table-cell office:value-type="float" office:value="5.360696" calcext:value-type="float">
            <text:p>5.360696</text:p>
          </table:table-cell>
          <table:table-cell office:value-type="float" office:value="157.540009" calcext:value-type="float">
            <text:p>157.540009</text:p>
          </table:table-cell>
          <table:table-cell office:value-type="float" office:value="36556" calcext:value-type="float">
            <text:p>36556</text:p>
          </table:table-cell>
          <table:table-cell office:value-type="float" office:value="8.896655" calcext:value-type="float">
            <text:p>8.896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4776" calcext:value-type="float">
            <text:p>-6.494776</text:p>
          </table:table-cell>
          <table:table-cell office:value-type="float" office:value="-11.414" calcext:value-type="float">
            <text:p>-11.414</text:p>
          </table:table-cell>
          <table:table-cell office:value-type="float" office:value="-6.494776" calcext:value-type="float">
            <text:p>-6.494776</text:p>
          </table:table-cell>
          <table:table-cell office:value-type="float" office:value="-11.414" calcext:value-type="float">
            <text:p>-11.414</text:p>
          </table:table-cell>
          <table:table-cell office:value-type="float" office:value="-6.470912" calcext:value-type="float">
            <text:p>-6.470912</text:p>
          </table:table-cell>
          <table:table-cell office:value-type="float" office:value="1.511629" calcext:value-type="float">
            <text:p>1.511629</text:p>
          </table:table-cell>
          <table:table-cell/>
          <table:table-cell office:value-type="float" office:value="1.846388" calcext:value-type="float">
            <text:p>1.846388</text:p>
          </table:table-cell>
          <table:table-cell office:value-type="float" office:value="5.435577" calcext:value-type="float">
            <text:p>5.435577</text:p>
          </table:table-cell>
          <table:table-cell/>
          <table:table-cell office:value-type="float" office:value="5.406248" calcext:value-type="float">
            <text:p>5.406248</text:p>
          </table:table-cell>
          <table:table-cell office:value-type="float" office:value="29.625141" calcext:value-type="float">
            <text:p>29.625141</text:p>
          </table:table-cell>
          <table:table-cell office:value-type="float" office:value="36556" calcext:value-type="float">
            <text:p>36556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0912" calcext:value-type="float">
            <text:p>-6.470912</text:p>
          </table:table-cell>
          <table:table-cell office:value-type="float" office:value="-5.806" calcext:value-type="float">
            <text:p>-5.806</text:p>
          </table:table-cell>
          <table:table-cell office:value-type="float" office:value="-6.470912" calcext:value-type="float">
            <text:p>-6.470912</text:p>
          </table:table-cell>
          <table:table-cell office:value-type="float" office:value="-5.806" calcext:value-type="float">
            <text:p>-5.806</text:p>
          </table:table-cell>
          <table:table-cell office:value-type="float" office:value="-6.504059" calcext:value-type="float">
            <text:p>-6.504059</text:p>
          </table:table-cell>
          <table:table-cell office:value-type="float" office:value="1.656402" calcext:value-type="float">
            <text:p>1.656402</text:p>
          </table:table-cell>
          <table:table-cell/>
          <table:table-cell office:value-type="float" office:value="1.678482" calcext:value-type="float">
            <text:p>1.678482</text:p>
          </table:table-cell>
          <table:table-cell office:value-type="float" office:value="5.342252" calcext:value-type="float">
            <text:p>5.342252</text:p>
          </table:table-cell>
          <table:table-cell/>
          <table:table-cell office:value-type="float" office:value="5.413732" calcext:value-type="float">
            <text:p>5.413732</text:p>
          </table:table-cell>
          <table:table-cell office:value-type="float" office:value="14.072058" calcext:value-type="float">
            <text:p>14.072058</text:p>
          </table:table-cell>
          <table:table-cell office:value-type="float" office:value="36563" calcext:value-type="float">
            <text:p>36563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0912" calcext:value-type="float">
            <text:p>-6.470912</text:p>
          </table:table-cell>
          <table:table-cell office:value-type="float" office:value="-4.641" calcext:value-type="float">
            <text:p>-4.641</text:p>
          </table:table-cell>
          <table:table-cell office:value-type="float" office:value="-6.470912" calcext:value-type="float">
            <text:p>-6.470912</text:p>
          </table:table-cell>
          <table:table-cell office:value-type="float" office:value="-4.641" calcext:value-type="float">
            <text:p>-4.641</text:p>
          </table:table-cell>
          <table:table-cell office:value-type="float" office:value="-6.494277" calcext:value-type="float">
            <text:p>-6.494277</text:p>
          </table:table-cell>
          <table:table-cell office:value-type="float" office:value="1.66695" calcext:value-type="float">
            <text:p>1.66695</text:p>
          </table:table-cell>
          <table:table-cell/>
          <table:table-cell office:value-type="float" office:value="1.667227" calcext:value-type="float">
            <text:p>1.667227</text:p>
          </table:table-cell>
          <table:table-cell office:value-type="float" office:value="5.343401" calcext:value-type="float">
            <text:p>5.343401</text:p>
          </table:table-cell>
          <table:table-cell/>
          <table:table-cell office:value-type="float" office:value="5.378059" calcext:value-type="float">
            <text:p>5.378059</text:p>
          </table:table-cell>
          <table:table-cell office:value-type="float" office:value="15.258342" calcext:value-type="float">
            <text:p>15.258342</text:p>
          </table:table-cell>
          <table:table-cell office:value-type="float" office:value="36563" calcext:value-type="float">
            <text:p>36563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4277" calcext:value-type="float">
            <text:p>-6.494277</text:p>
          </table:table-cell>
          <table:table-cell office:value-type="float" office:value="6.714" calcext:value-type="float">
            <text:p>6.714</text:p>
          </table:table-cell>
          <table:table-cell table:number-columns-repeated="2" office:value-type="float" office:value="-6.494277" calcext:value-type="float">
            <text:p>-6.494277</text:p>
          </table:table-cell>
          <table:table-cell office:value-type="float" office:value="-6.473046" calcext:value-type="float">
            <text:p>-6.473046</text:p>
          </table:table-cell>
          <table:table-cell office:value-type="float" office:value="2.022467" calcext:value-type="float">
            <text:p>2.022467</text:p>
          </table:table-cell>
          <table:table-cell/>
          <table:table-cell office:value-type="float" office:value="1.666812" calcext:value-type="float">
            <text:p>1.666812</text:p>
          </table:table-cell>
          <table:table-cell office:value-type="float" office:value="5.454458" calcext:value-type="float">
            <text:p>5.454458</text:p>
          </table:table-cell>
          <table:table-cell/>
          <table:table-cell office:value-type="float" office:value="5.360733" calcext:value-type="float">
            <text:p>5.360733</text:p>
          </table:table-cell>
          <table:table-cell office:value-type="float" office:value="158.266384" calcext:value-type="float">
            <text:p>158.266384</text:p>
          </table:table-cell>
          <table:table-cell office:value-type="float" office:value="36558" calcext:value-type="float">
            <text:p>36558</text:p>
          </table:table-cell>
          <table:table-cell office:value-type="float" office:value="8.899243" calcext:value-type="float">
            <text:p>8.899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4277" calcext:value-type="float">
            <text:p>-6.494277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494277" calcext:value-type="float">
            <text:p>-6.494277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473076" calcext:value-type="float">
            <text:p>-6.473076</text:p>
          </table:table-cell>
          <table:table-cell office:value-type="float" office:value="1.511621" calcext:value-type="float">
            <text:p>1.511621</text:p>
          </table:table-cell>
          <table:table-cell/>
          <table:table-cell office:value-type="float" office:value="1.84463" calcext:value-type="float">
            <text:p>1.84463</text:p>
          </table:table-cell>
          <table:table-cell office:value-type="float" office:value="5.43555" calcext:value-type="float">
            <text:p>5.43555</text:p>
          </table:table-cell>
          <table:table-cell/>
          <table:table-cell office:value-type="float" office:value="5.407633" calcext:value-type="float">
            <text:p>5.407633</text:p>
          </table:table-cell>
          <table:table-cell office:value-type="float" office:value="29.578475" calcext:value-type="float">
            <text:p>29.578475</text:p>
          </table:table-cell>
          <table:table-cell office:value-type="float" office:value="36558" calcext:value-type="float">
            <text:p>36558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3076" calcext:value-type="float">
            <text:p>-6.473076</text:p>
          </table:table-cell>
          <table:table-cell office:value-type="float" office:value="-5.659" calcext:value-type="float">
            <text:p>-5.659</text:p>
          </table:table-cell>
          <table:table-cell office:value-type="float" office:value="-6.473076" calcext:value-type="float">
            <text:p>-6.473076</text:p>
          </table:table-cell>
          <table:table-cell office:value-type="float" office:value="-5.659" calcext:value-type="float">
            <text:p>-5.659</text:p>
          </table:table-cell>
          <table:table-cell office:value-type="float" office:value="-6.506118" calcext:value-type="float">
            <text:p>-6.506118</text:p>
          </table:table-cell>
          <table:table-cell office:value-type="float" office:value="1.656394" calcext:value-type="float">
            <text:p>1.656394</text:p>
          </table:table-cell>
          <table:table-cell/>
          <table:table-cell office:value-type="float" office:value="1.67763" calcext:value-type="float">
            <text:p>1.67763</text:p>
          </table:table-cell>
          <table:table-cell office:value-type="float" office:value="5.342188" calcext:value-type="float">
            <text:p>5.342188</text:p>
          </table:table-cell>
          <table:table-cell/>
          <table:table-cell office:value-type="float" office:value="5.414482" calcext:value-type="float">
            <text:p>5.414482</text:p>
          </table:table-cell>
          <table:table-cell office:value-type="float" office:value="14.268876" calcext:value-type="float">
            <text:p>14.268876</text:p>
          </table:table-cell>
          <table:table-cell office:value-type="float" office:value="36565" calcext:value-type="float">
            <text:p>36565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3076" calcext:value-type="float">
            <text:p>-6.473076</text:p>
          </table:table-cell>
          <table:table-cell office:value-type="float" office:value="-4.609" calcext:value-type="float">
            <text:p>-4.609</text:p>
          </table:table-cell>
          <table:table-cell office:value-type="float" office:value="-6.473076" calcext:value-type="float">
            <text:p>-6.473076</text:p>
          </table:table-cell>
          <table:table-cell office:value-type="float" office:value="-4.609" calcext:value-type="float">
            <text:p>-4.609</text:p>
          </table:table-cell>
          <table:table-cell office:value-type="float" office:value="-6.494446" calcext:value-type="float">
            <text:p>-6.494446</text:p>
          </table:table-cell>
          <table:table-cell office:value-type="float" office:value="1.666964" calcext:value-type="float">
            <text:p>1.666964</text:p>
          </table:table-cell>
          <table:table-cell/>
          <table:table-cell office:value-type="float" office:value="1.66675" calcext:value-type="float">
            <text:p>1.66675</text:p>
          </table:table-cell>
          <table:table-cell office:value-type="float" office:value="5.343336" calcext:value-type="float">
            <text:p>5.343336</text:p>
          </table:table-cell>
          <table:table-cell/>
          <table:table-cell office:value-type="float" office:value="5.378413" calcext:value-type="float">
            <text:p>5.378413</text:p>
          </table:table-cell>
          <table:table-cell office:value-type="float" office:value="15.302407" calcext:value-type="float">
            <text:p>15.302407</text:p>
          </table:table-cell>
          <table:table-cell office:value-type="float" office:value="36565" calcext:value-type="float">
            <text:p>36565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4446" calcext:value-type="float">
            <text:p>-6.494446</text:p>
          </table:table-cell>
          <table:table-cell office:value-type="float" office:value="6.643" calcext:value-type="float">
            <text:p>6.643</text:p>
          </table:table-cell>
          <table:table-cell table:number-columns-repeated="2" office:value-type="float" office:value="-6.494446" calcext:value-type="float">
            <text:p>-6.494446</text:p>
          </table:table-cell>
          <table:table-cell office:value-type="float" office:value="-6.470157" calcext:value-type="float">
            <text:p>-6.470157</text:p>
          </table:table-cell>
          <table:table-cell office:value-type="float" office:value="2.017424" calcext:value-type="float">
            <text:p>2.017424</text:p>
          </table:table-cell>
          <table:table-cell/>
          <table:table-cell office:value-type="float" office:value="1.666573" calcext:value-type="float">
            <text:p>1.666573</text:p>
          </table:table-cell>
          <table:table-cell office:value-type="float" office:value="5.45506" calcext:value-type="float">
            <text:p>5.45506</text:p>
          </table:table-cell>
          <table:table-cell/>
          <table:table-cell office:value-type="float" office:value="5.360874" calcext:value-type="float">
            <text:p>5.360874</text:p>
          </table:table-cell>
          <table:table-cell office:value-type="float" office:value="157.877375" calcext:value-type="float">
            <text:p>157.877375</text:p>
          </table:table-cell>
          <table:table-cell office:value-type="float" office:value="36559" calcext:value-type="float">
            <text:p>36559</text:p>
          </table:table-cell>
          <table:table-cell office:value-type="float" office:value="8.904322" calcext:value-type="float">
            <text:p>8.904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4446" calcext:value-type="float">
            <text:p>-6.494446</text:p>
          </table:table-cell>
          <table:table-cell office:value-type="float" office:value="-11.361" calcext:value-type="float">
            <text:p>-11.361</text:p>
          </table:table-cell>
          <table:table-cell office:value-type="float" office:value="-6.494446" calcext:value-type="float">
            <text:p>-6.494446</text:p>
          </table:table-cell>
          <table:table-cell office:value-type="float" office:value="-11.361" calcext:value-type="float">
            <text:p>-11.361</text:p>
          </table:table-cell>
          <table:table-cell office:value-type="float" office:value="-6.470191" calcext:value-type="float">
            <text:p>-6.470191</text:p>
          </table:table-cell>
          <table:table-cell office:value-type="float" office:value="1.511624" calcext:value-type="float">
            <text:p>1.511624</text:p>
          </table:table-cell>
          <table:table-cell/>
          <table:table-cell office:value-type="float" office:value="1.841987" calcext:value-type="float">
            <text:p>1.841987</text:p>
          </table:table-cell>
          <table:table-cell office:value-type="float" office:value="5.435559" calcext:value-type="float">
            <text:p>5.435559</text:p>
          </table:table-cell>
          <table:table-cell/>
          <table:table-cell office:value-type="float" office:value="5.408008" calcext:value-type="float">
            <text:p>5.408008</text:p>
          </table:table-cell>
          <table:table-cell office:value-type="float" office:value="29.520554" calcext:value-type="float">
            <text:p>29.520554</text:p>
          </table:table-cell>
          <table:table-cell office:value-type="float" office:value="36559" calcext:value-type="float">
            <text:p>36559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0191" calcext:value-type="float">
            <text:p>-6.470191</text:p>
          </table:table-cell>
          <table:table-cell office:value-type="float" office:value="-5.615" calcext:value-type="float">
            <text:p>-5.615</text:p>
          </table:table-cell>
          <table:table-cell office:value-type="float" office:value="-6.470191" calcext:value-type="float">
            <text:p>-6.470191</text:p>
          </table:table-cell>
          <table:table-cell office:value-type="float" office:value="-5.615" calcext:value-type="float">
            <text:p>-5.615</text:p>
          </table:table-cell>
          <table:table-cell office:value-type="float" office:value="-6.503122" calcext:value-type="float">
            <text:p>-6.503122</text:p>
          </table:table-cell>
          <table:table-cell office:value-type="float" office:value="1.656405" calcext:value-type="float">
            <text:p>1.656405</text:p>
          </table:table-cell>
          <table:table-cell/>
          <table:table-cell office:value-type="float" office:value="1.676319" calcext:value-type="float">
            <text:p>1.676319</text:p>
          </table:table-cell>
          <table:table-cell office:value-type="float" office:value="5.342273" calcext:value-type="float">
            <text:p>5.342273</text:p>
          </table:table-cell>
          <table:table-cell/>
          <table:table-cell office:value-type="float" office:value="5.414769" calcext:value-type="float">
            <text:p>5.414769</text:p>
          </table:table-cell>
          <table:table-cell office:value-type="float" office:value="14.323127" calcext:value-type="float">
            <text:p>14.323127</text:p>
          </table:table-cell>
          <table:table-cell office:value-type="float" office:value="36566" calcext:value-type="float">
            <text:p>36566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0191" calcext:value-type="float">
            <text:p>-6.470191</text:p>
          </table:table-cell>
          <table:table-cell office:value-type="float" office:value="-4.666" calcext:value-type="float">
            <text:p>-4.666</text:p>
          </table:table-cell>
          <table:table-cell office:value-type="float" office:value="-6.470191" calcext:value-type="float">
            <text:p>-6.470191</text:p>
          </table:table-cell>
          <table:table-cell office:value-type="float" office:value="-4.666" calcext:value-type="float">
            <text:p>-4.666</text:p>
          </table:table-cell>
          <table:table-cell office:value-type="float" office:value="-6.490929" calcext:value-type="float">
            <text:p>-6.490929</text:p>
          </table:table-cell>
          <table:table-cell office:value-type="float" office:value="1.666946" calcext:value-type="float">
            <text:p>1.666946</text:p>
          </table:table-cell>
          <table:table-cell/>
          <table:table-cell office:value-type="float" office:value="1.666086" calcext:value-type="float">
            <text:p>1.666086</text:p>
          </table:table-cell>
          <table:table-cell office:value-type="float" office:value="5.343422" calcext:value-type="float">
            <text:p>5.343422</text:p>
          </table:table-cell>
          <table:table-cell/>
          <table:table-cell office:value-type="float" office:value="5.378598" calcext:value-type="float">
            <text:p>5.378598</text:p>
          </table:table-cell>
          <table:table-cell office:value-type="float" office:value="15.225167" calcext:value-type="float">
            <text:p>15.225167</text:p>
          </table:table-cell>
          <table:table-cell office:value-type="float" office:value="36566" calcext:value-type="float">
            <text:p>36566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90929" calcext:value-type="float">
            <text:p>-6.490929</text:p>
          </table:table-cell>
          <table:table-cell office:value-type="float" office:value="5.693" calcext:value-type="float">
            <text:p>5.693</text:p>
          </table:table-cell>
          <table:table-cell table:number-columns-repeated="2" office:value-type="float" office:value="-6.490929" calcext:value-type="float">
            <text:p>-6.490929</text:p>
          </table:table-cell>
          <table:table-cell office:value-type="float" office:value="-6.467303" calcext:value-type="float">
            <text:p>-6.467303</text:p>
          </table:table-cell>
          <table:table-cell office:value-type="float" office:value="2.049862" calcext:value-type="float">
            <text:p>2.049862</text:p>
          </table:table-cell>
          <table:table-cell/>
          <table:table-cell office:value-type="float" office:value="1.66624" calcext:value-type="float">
            <text:p>1.66624</text:p>
          </table:table-cell>
          <table:table-cell office:value-type="float" office:value="5.448238" calcext:value-type="float">
            <text:p>5.448238</text:p>
          </table:table-cell>
          <table:table-cell/>
          <table:table-cell office:value-type="float" office:value="5.361005" calcext:value-type="float">
            <text:p>5.361005</text:p>
          </table:table-cell>
          <table:table-cell office:value-type="float" office:value="150.784331" calcext:value-type="float">
            <text:p>150.784331</text:p>
          </table:table-cell>
          <table:table-cell office:value-type="float" office:value="36561" calcext:value-type="float">
            <text:p>36561</text:p>
          </table:table-cell>
          <table:table-cell office:value-type="float" office:value="8.871259" calcext:value-type="float">
            <text:p>8.871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90929" calcext:value-type="float">
            <text:p>-6.490929</text:p>
          </table:table-cell>
          <table:table-cell office:value-type="float" office:value="-11.355" calcext:value-type="float">
            <text:p>-11.355</text:p>
          </table:table-cell>
          <table:table-cell office:value-type="float" office:value="-6.490929" calcext:value-type="float">
            <text:p>-6.490929</text:p>
          </table:table-cell>
          <table:table-cell office:value-type="float" office:value="-11.355" calcext:value-type="float">
            <text:p>-11.355</text:p>
          </table:table-cell>
          <table:table-cell office:value-type="float" office:value="-6.467334" calcext:value-type="float">
            <text:p>-6.467334</text:p>
          </table:table-cell>
          <table:table-cell office:value-type="float" office:value="1.511566" calcext:value-type="float">
            <text:p>1.511566</text:p>
          </table:table-cell>
          <table:table-cell/>
          <table:table-cell office:value-type="float" office:value="1.858042" calcext:value-type="float">
            <text:p>1.858042</text:p>
          </table:table-cell>
          <table:table-cell office:value-type="float" office:value="5.435367" calcext:value-type="float">
            <text:p>5.435367</text:p>
          </table:table-cell>
          <table:table-cell/>
          <table:table-cell office:value-type="float" office:value="5.404661" calcext:value-type="float">
            <text:p>5.404661</text:p>
          </table:table-cell>
          <table:table-cell office:value-type="float" office:value="29.515623" calcext:value-type="float">
            <text:p>29.515623</text:p>
          </table:table-cell>
          <table:table-cell office:value-type="float" office:value="36561" calcext:value-type="float">
            <text:p>36561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7334" calcext:value-type="float">
            <text:p>-6.467334</text:p>
          </table:table-cell>
          <table:table-cell office:value-type="float" office:value="-5.628" calcext:value-type="float">
            <text:p>-5.628</text:p>
          </table:table-cell>
          <table:table-cell office:value-type="float" office:value="-6.467334" calcext:value-type="float">
            <text:p>-6.467334</text:p>
          </table:table-cell>
          <table:table-cell office:value-type="float" office:value="-5.628" calcext:value-type="float">
            <text:p>-5.628</text:p>
          </table:table-cell>
          <table:table-cell office:value-type="float" office:value="-6.500231" calcext:value-type="float">
            <text:p>-6.500231</text:p>
          </table:table-cell>
          <table:table-cell office:value-type="float" office:value="1.656415" calcext:value-type="float">
            <text:p>1.656415</text:p>
          </table:table-cell>
          <table:table-cell/>
          <table:table-cell office:value-type="float" office:value="1.684257" calcext:value-type="float">
            <text:p>1.684257</text:p>
          </table:table-cell>
          <table:table-cell office:value-type="float" office:value="5.342358" calcext:value-type="float">
            <text:p>5.342358</text:p>
          </table:table-cell>
          <table:table-cell/>
          <table:table-cell office:value-type="float" office:value="5.412665" calcext:value-type="float">
            <text:p>5.412665</text:p>
          </table:table-cell>
          <table:table-cell office:value-type="float" office:value="14.302204" calcext:value-type="float">
            <text:p>14.302204</text:p>
          </table:table-cell>
          <table:table-cell office:value-type="float" office:value="36568" calcext:value-type="float">
            <text:p>36568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7334" calcext:value-type="float">
            <text:p>-6.467334</text:p>
          </table:table-cell>
          <table:table-cell office:value-type="float" office:value="-4.749" calcext:value-type="float">
            <text:p>-4.749</text:p>
          </table:table-cell>
          <table:table-cell office:value-type="float" office:value="-6.467334" calcext:value-type="float">
            <text:p>-6.467334</text:p>
          </table:table-cell>
          <table:table-cell office:value-type="float" office:value="-4.749" calcext:value-type="float">
            <text:p>-4.749</text:p>
          </table:table-cell>
          <table:table-cell office:value-type="float" office:value="-6.488202" calcext:value-type="float">
            <text:p>-6.488202</text:p>
          </table:table-cell>
          <table:table-cell office:value-type="float" office:value="1.669452" calcext:value-type="float">
            <text:p>1.669452</text:p>
          </table:table-cell>
          <table:table-cell/>
          <table:table-cell office:value-type="float" office:value="1.670072" calcext:value-type="float">
            <text:p>1.670072</text:p>
          </table:table-cell>
          <table:table-cell office:value-type="float" office:value="5.343221" calcext:value-type="float">
            <text:p>5.343221</text:p>
          </table:table-cell>
          <table:table-cell/>
          <table:table-cell office:value-type="float" office:value="5.377617" calcext:value-type="float">
            <text:p>5.377617</text:p>
          </table:table-cell>
          <table:table-cell office:value-type="float" office:value="15.137894" calcext:value-type="float">
            <text:p>15.137894</text:p>
          </table:table-cell>
          <table:table-cell office:value-type="float" office:value="36568" calcext:value-type="float">
            <text:p>36568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8202" calcext:value-type="float">
            <text:p>-6.488202</text:p>
          </table:table-cell>
          <table:table-cell office:value-type="float" office:value="2.544" calcext:value-type="float">
            <text:p>2.544</text:p>
          </table:table-cell>
          <table:table-cell table:number-columns-repeated="2" office:value-type="float" office:value="-6.488202" calcext:value-type="float">
            <text:p>-6.488202</text:p>
          </table:table-cell>
          <table:table-cell office:value-type="float" office:value="-6.465523" calcext:value-type="float">
            <text:p>-6.465523</text:p>
          </table:table-cell>
          <table:table-cell office:value-type="float" office:value="1.95166" calcext:value-type="float">
            <text:p>1.95166</text:p>
          </table:table-cell>
          <table:table-cell/>
          <table:table-cell office:value-type="float" office:value="1.669504" calcext:value-type="float">
            <text:p>1.669504</text:p>
          </table:table-cell>
          <table:table-cell office:value-type="float" office:value="5.461519" calcext:value-type="float">
            <text:p>5.461519</text:p>
          </table:table-cell>
          <table:table-cell/>
          <table:table-cell office:value-type="float" office:value="5.360425" calcext:value-type="float">
            <text:p>5.360425</text:p>
          </table:table-cell>
          <table:table-cell office:value-type="float" office:value="130.870741" calcext:value-type="float">
            <text:p>130.870741</text:p>
          </table:table-cell>
          <table:table-cell office:value-type="float" office:value="36563" calcext:value-type="float">
            <text:p>36563</text:p>
          </table:table-cell>
          <table:table-cell office:value-type="float" office:value="8.97035" calcext:value-type="float">
            <text:p>8.97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8202" calcext:value-type="float">
            <text:p>-6.488202</text:p>
          </table:table-cell>
          <table:table-cell office:value-type="float" office:value="-11.361" calcext:value-type="float">
            <text:p>-11.361</text:p>
          </table:table-cell>
          <table:table-cell office:value-type="float" office:value="-6.488202" calcext:value-type="float">
            <text:p>-6.488202</text:p>
          </table:table-cell>
          <table:table-cell office:value-type="float" office:value="-11.361" calcext:value-type="float">
            <text:p>-11.361</text:p>
          </table:table-cell>
          <table:table-cell office:value-type="float" office:value="-6.465558" calcext:value-type="float">
            <text:p>-6.465558</text:p>
          </table:table-cell>
          <table:table-cell office:value-type="float" office:value="1.511521" calcext:value-type="float">
            <text:p>1.511521</text:p>
          </table:table-cell>
          <table:table-cell/>
          <table:table-cell office:value-type="float" office:value="1.810572" calcext:value-type="float">
            <text:p>1.810572</text:p>
          </table:table-cell>
          <table:table-cell office:value-type="float" office:value="5.435218" calcext:value-type="float">
            <text:p>5.435218</text:p>
          </table:table-cell>
          <table:table-cell/>
          <table:table-cell office:value-type="float" office:value="5.411" calcext:value-type="float">
            <text:p>5.411</text:p>
          </table:table-cell>
          <table:table-cell office:value-type="float" office:value="29.532953" calcext:value-type="float">
            <text:p>29.532953</text:p>
          </table:table-cell>
          <table:table-cell office:value-type="float" office:value="36563" calcext:value-type="float">
            <text:p>36563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65558" calcext:value-type="float">
            <text:p>-6.465558</text:p>
          </table:table-cell>
          <table:table-cell office:value-type="float" office:value="-5.613" calcext:value-type="float">
            <text:p>-5.613</text:p>
          </table:table-cell>
          <table:table-cell office:value-type="float" office:value="-6.465558" calcext:value-type="float">
            <text:p>-6.465558</text:p>
          </table:table-cell>
          <table:table-cell office:value-type="float" office:value="-5.613" calcext:value-type="float">
            <text:p>-5.613</text:p>
          </table:table-cell>
          <table:table-cell office:value-type="float" office:value="-6.495741" calcext:value-type="float">
            <text:p>-6.495741</text:p>
          </table:table-cell>
          <table:table-cell office:value-type="float" office:value="1.656421" calcext:value-type="float">
            <text:p>1.656421</text:p>
          </table:table-cell>
          <table:table-cell/>
          <table:table-cell office:value-type="float" office:value="1.660622" calcext:value-type="float">
            <text:p>1.660622</text:p>
          </table:table-cell>
          <table:table-cell office:value-type="float" office:value="5.34241" calcext:value-type="float">
            <text:p>5.34241</text:p>
          </table:table-cell>
          <table:table-cell/>
          <table:table-cell office:value-type="float" office:value="5.416757" calcext:value-type="float">
            <text:p>5.416757</text:p>
          </table:table-cell>
          <table:table-cell office:value-type="float" office:value="14.319652" calcext:value-type="float">
            <text:p>14.319652</text:p>
          </table:table-cell>
          <table:table-cell office:value-type="float" office:value="36570" calcext:value-type="float">
            <text:p>36570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65558" calcext:value-type="float">
            <text:p>-6.465558</text:p>
          </table:table-cell>
          <table:table-cell office:value-type="float" office:value="-4.645" calcext:value-type="float">
            <text:p>-4.645</text:p>
          </table:table-cell>
          <table:table-cell office:value-type="float" office:value="-6.465558" calcext:value-type="float">
            <text:p>-6.465558</text:p>
          </table:table-cell>
          <table:table-cell office:value-type="float" office:value="-4.645" calcext:value-type="float">
            <text:p>-4.645</text:p>
          </table:table-cell>
          <table:table-cell office:value-type="float" office:value="-6.483543" calcext:value-type="float">
            <text:p>-6.483543</text:p>
          </table:table-cell>
          <table:table-cell office:value-type="float" office:value="1.666917" calcext:value-type="float">
            <text:p>1.666917</text:p>
          </table:table-cell>
          <table:table-cell/>
          <table:table-cell office:value-type="float" office:value="1.658238" calcext:value-type="float">
            <text:p>1.658238</text:p>
          </table:table-cell>
          <table:table-cell office:value-type="float" office:value="5.34356" calcext:value-type="float">
            <text:p>5.34356</text:p>
          </table:table-cell>
          <table:table-cell/>
          <table:table-cell office:value-type="float" office:value="5.3796" calcext:value-type="float">
            <text:p>5.3796</text:p>
          </table:table-cell>
          <table:table-cell office:value-type="float" office:value="15.246277" calcext:value-type="float">
            <text:p>15.246277</text:p>
          </table:table-cell>
          <table:table-cell office:value-type="float" office:value="36570" calcext:value-type="float">
            <text:p>36570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3543" calcext:value-type="float">
            <text:p>-6.483543</text:p>
          </table:table-cell>
          <table:table-cell office:value-type="float" office:value="6.981" calcext:value-type="float">
            <text:p>6.981</text:p>
          </table:table-cell>
          <table:table-cell table:number-columns-repeated="2" office:value-type="float" office:value="-6.483543" calcext:value-type="float">
            <text:p>-6.483543</text:p>
          </table:table-cell>
          <table:table-cell office:value-type="float" office:value="-6.459702" calcext:value-type="float">
            <text:p>-6.459702</text:p>
          </table:table-cell>
          <table:table-cell office:value-type="float" office:value="2.032023" calcext:value-type="float">
            <text:p>2.032023</text:p>
          </table:table-cell>
          <table:table-cell/>
          <table:table-cell office:value-type="float" office:value="1.662291" calcext:value-type="float">
            <text:p>1.662291</text:p>
          </table:table-cell>
          <table:table-cell office:value-type="float" office:value="5.449064" calcext:value-type="float">
            <text:p>5.449064</text:p>
          </table:table-cell>
          <table:table-cell/>
          <table:table-cell office:value-type="float" office:value="5.361513" calcext:value-type="float">
            <text:p>5.361513</text:p>
          </table:table-cell>
          <table:table-cell office:value-type="float" office:value="159.822376" calcext:value-type="float">
            <text:p>159.822376</text:p>
          </table:table-cell>
          <table:table-cell office:value-type="float" office:value="36565" calcext:value-type="float">
            <text:p>36565</text:p>
          </table:table-cell>
          <table:table-cell office:value-type="float" office:value="8.889036" calcext:value-type="float">
            <text:p>8.889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3543" calcext:value-type="float">
            <text:p>-6.483543</text:p>
          </table:table-cell>
          <table:table-cell office:value-type="float" office:value="-11.371" calcext:value-type="float">
            <text:p>-11.371</text:p>
          </table:table-cell>
          <table:table-cell office:value-type="float" office:value="-6.483543" calcext:value-type="float">
            <text:p>-6.483543</text:p>
          </table:table-cell>
          <table:table-cell office:value-type="float" office:value="-11.371" calcext:value-type="float">
            <text:p>-11.371</text:p>
          </table:table-cell>
          <table:table-cell office:value-type="float" office:value="-6.459729" calcext:value-type="float">
            <text:p>-6.459729</text:p>
          </table:table-cell>
          <table:table-cell office:value-type="float" office:value="1.511445" calcext:value-type="float">
            <text:p>1.511445</text:p>
          </table:table-cell>
          <table:table-cell/>
          <table:table-cell office:value-type="float" office:value="1.847149" calcext:value-type="float">
            <text:p>1.847149</text:p>
          </table:table-cell>
          <table:table-cell office:value-type="float" office:value="5.434963" calcext:value-type="float">
            <text:p>5.434963</text:p>
          </table:table-cell>
          <table:table-cell/>
          <table:table-cell office:value-type="float" office:value="5.405322" calcext:value-type="float">
            <text:p>5.405322</text:p>
          </table:table-cell>
          <table:table-cell office:value-type="float" office:value="29.56206" calcext:value-type="float">
            <text:p>29.56206</text:p>
          </table:table-cell>
          <table:table-cell office:value-type="float" office:value="36565" calcext:value-type="float">
            <text:p>36565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9729" calcext:value-type="float">
            <text:p>-6.459729</text:p>
          </table:table-cell>
          <table:table-cell office:value-type="float" office:value="-5.655" calcext:value-type="float">
            <text:p>-5.655</text:p>
          </table:table-cell>
          <table:table-cell office:value-type="float" office:value="-6.459729" calcext:value-type="float">
            <text:p>-6.459729</text:p>
          </table:table-cell>
          <table:table-cell office:value-type="float" office:value="-5.655" calcext:value-type="float">
            <text:p>-5.655</text:p>
          </table:table-cell>
          <table:table-cell office:value-type="float" office:value="-6.492714" calcext:value-type="float">
            <text:p>-6.492714</text:p>
          </table:table-cell>
          <table:table-cell office:value-type="float" office:value="1.656442" calcext:value-type="float">
            <text:p>1.656442</text:p>
          </table:table-cell>
          <table:table-cell/>
          <table:table-cell office:value-type="float" office:value="1.678767" calcext:value-type="float">
            <text:p>1.678767</text:p>
          </table:table-cell>
          <table:table-cell office:value-type="float" office:value="5.342583" calcext:value-type="float">
            <text:p>5.342583</text:p>
          </table:table-cell>
          <table:table-cell/>
          <table:table-cell office:value-type="float" office:value="5.412992" calcext:value-type="float">
            <text:p>5.412992</text:p>
          </table:table-cell>
          <table:table-cell office:value-type="float" office:value="14.256543" calcext:value-type="float">
            <text:p>14.256543</text:p>
          </table:table-cell>
          <table:table-cell office:value-type="float" office:value="36572" calcext:value-type="float">
            <text:p>36572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9729" calcext:value-type="float">
            <text:p>-6.459729</text:p>
          </table:table-cell>
          <table:table-cell office:value-type="float" office:value="-4.661" calcext:value-type="float">
            <text:p>-4.661</text:p>
          </table:table-cell>
          <table:table-cell office:value-type="float" office:value="-6.459729" calcext:value-type="float">
            <text:p>-6.459729</text:p>
          </table:table-cell>
          <table:table-cell office:value-type="float" office:value="-4.661" calcext:value-type="float">
            <text:p>-4.661</text:p>
          </table:table-cell>
          <table:table-cell office:value-type="float" office:value="-6.481086" calcext:value-type="float">
            <text:p>-6.481086</text:p>
          </table:table-cell>
          <table:table-cell office:value-type="float" office:value="1.669404" calcext:value-type="float">
            <text:p>1.669404</text:p>
          </table:table-cell>
          <table:table-cell/>
          <table:table-cell office:value-type="float" office:value="1.66735" calcext:value-type="float">
            <text:p>1.66735</text:p>
          </table:table-cell>
          <table:table-cell office:value-type="float" office:value="5.343448" calcext:value-type="float">
            <text:p>5.343448</text:p>
          </table:table-cell>
          <table:table-cell/>
          <table:table-cell office:value-type="float" office:value="5.377869" calcext:value-type="float">
            <text:p>5.377869</text:p>
          </table:table-cell>
          <table:table-cell office:value-type="float" office:value="15.241748" calcext:value-type="float">
            <text:p>15.241748</text:p>
          </table:table-cell>
          <table:table-cell office:value-type="float" office:value="36572" calcext:value-type="float">
            <text:p>3657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81086" calcext:value-type="float">
            <text:p>-6.481086</text:p>
          </table:table-cell>
          <table:table-cell office:value-type="float" office:value="6.618" calcext:value-type="float">
            <text:p>6.618</text:p>
          </table:table-cell>
          <table:table-cell table:number-columns-repeated="2" office:value-type="float" office:value="-6.481086" calcext:value-type="float">
            <text:p>-6.481086</text:p>
          </table:table-cell>
          <table:table-cell office:value-type="float" office:value="-6.457477" calcext:value-type="float">
            <text:p>-6.457477</text:p>
          </table:table-cell>
          <table:table-cell office:value-type="float" office:value="2.034489" calcext:value-type="float">
            <text:p>2.034489</text:p>
          </table:table-cell>
          <table:table-cell/>
          <table:table-cell office:value-type="float" office:value="1.668107" calcext:value-type="float">
            <text:p>1.668107</text:p>
          </table:table-cell>
          <table:table-cell office:value-type="float" office:value="5.448383" calcext:value-type="float">
            <text:p>5.448383</text:p>
          </table:table-cell>
          <table:table-cell/>
          <table:table-cell office:value-type="float" office:value="5.360644" calcext:value-type="float">
            <text:p>5.360644</text:p>
          </table:table-cell>
          <table:table-cell office:value-type="float" office:value="157.286235" calcext:value-type="float">
            <text:p>157.286235</text:p>
          </table:table-cell>
          <table:table-cell office:value-type="float" office:value="36566" calcext:value-type="float">
            <text:p>36566</text:p>
          </table:table-cell>
          <table:table-cell office:value-type="float" office:value="8.886497" calcext:value-type="float">
            <text:p>8.886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81086" calcext:value-type="float">
            <text:p>-6.481086</text:p>
          </table:table-cell>
          <table:table-cell office:value-type="float" office:value="-11.356" calcext:value-type="float">
            <text:p>-11.356</text:p>
          </table:table-cell>
          <table:table-cell office:value-type="float" office:value="-6.481086" calcext:value-type="float">
            <text:p>-6.481086</text:p>
          </table:table-cell>
          <table:table-cell office:value-type="float" office:value="-11.356" calcext:value-type="float">
            <text:p>-11.356</text:p>
          </table:table-cell>
          <table:table-cell office:value-type="float" office:value="-6.457504" calcext:value-type="float">
            <text:p>-6.457504</text:p>
          </table:table-cell>
          <table:table-cell office:value-type="float" office:value="1.511405" calcext:value-type="float">
            <text:p>1.511405</text:p>
          </table:table-cell>
          <table:table-cell/>
          <table:table-cell office:value-type="float" office:value="1.85129" calcext:value-type="float">
            <text:p>1.85129</text:p>
          </table:table-cell>
          <table:table-cell office:value-type="float" office:value="5.434829" calcext:value-type="float">
            <text:p>5.434829</text:p>
          </table:table-cell>
          <table:table-cell/>
          <table:table-cell office:value-type="float" office:value="5.404547" calcext:value-type="float">
            <text:p>5.404547</text:p>
          </table:table-cell>
          <table:table-cell office:value-type="float" office:value="29.537154" calcext:value-type="float">
            <text:p>29.537154</text:p>
          </table:table-cell>
          <table:table-cell office:value-type="float" office:value="36566" calcext:value-type="float">
            <text:p>36566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7504" calcext:value-type="float">
            <text:p>-6.457504</text:p>
          </table:table-cell>
          <table:table-cell office:value-type="float" office:value="-5.719" calcext:value-type="float">
            <text:p>-5.719</text:p>
          </table:table-cell>
          <table:table-cell office:value-type="float" office:value="-6.457504" calcext:value-type="float">
            <text:p>-6.457504</text:p>
          </table:table-cell>
          <table:table-cell office:value-type="float" office:value="-5.719" calcext:value-type="float">
            <text:p>-5.719</text:p>
          </table:table-cell>
          <table:table-cell office:value-type="float" office:value="-6.490431" calcext:value-type="float">
            <text:p>-6.490431</text:p>
          </table:table-cell>
          <table:table-cell office:value-type="float" office:value="1.65645" calcext:value-type="float">
            <text:p>1.65645</text:p>
          </table:table-cell>
          <table:table-cell/>
          <table:table-cell office:value-type="float" office:value="1.680806" calcext:value-type="float">
            <text:p>1.680806</text:p>
          </table:table-cell>
          <table:table-cell office:value-type="float" office:value="5.342648" calcext:value-type="float">
            <text:p>5.342648</text:p>
          </table:table-cell>
          <table:table-cell/>
          <table:table-cell office:value-type="float" office:value="5.412467" calcext:value-type="float">
            <text:p>5.412467</text:p>
          </table:table-cell>
          <table:table-cell office:value-type="float" office:value="14.169161" calcext:value-type="float">
            <text:p>14.169161</text:p>
          </table:table-cell>
          <table:table-cell office:value-type="float" office:value="36573" calcext:value-type="float">
            <text:p>36573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7504" calcext:value-type="float">
            <text:p>-6.457504</text:p>
          </table:table-cell>
          <table:table-cell office:value-type="float" office:value="-4.624" calcext:value-type="float">
            <text:p>-4.624</text:p>
          </table:table-cell>
          <table:table-cell office:value-type="float" office:value="-6.457504" calcext:value-type="float">
            <text:p>-6.457504</text:p>
          </table:table-cell>
          <table:table-cell office:value-type="float" office:value="-4.624" calcext:value-type="float">
            <text:p>-4.624</text:p>
          </table:table-cell>
          <table:table-cell office:value-type="float" office:value="-6.479687" calcext:value-type="float">
            <text:p>-6.479687</text:p>
          </table:table-cell>
          <table:table-cell office:value-type="float" office:value="1.666866" calcext:value-type="float">
            <text:p>1.666866</text:p>
          </table:table-cell>
          <table:table-cell/>
          <table:table-cell office:value-type="float" office:value="1.668396" calcext:value-type="float">
            <text:p>1.668396</text:p>
          </table:table-cell>
          <table:table-cell office:value-type="float" office:value="5.3438" calcext:value-type="float">
            <text:p>5.3438</text:p>
          </table:table-cell>
          <table:table-cell/>
          <table:table-cell office:value-type="float" office:value="5.377639" calcext:value-type="float">
            <text:p>5.377639</text:p>
          </table:table-cell>
          <table:table-cell office:value-type="float" office:value="15.262975" calcext:value-type="float">
            <text:p>15.262975</text:p>
          </table:table-cell>
          <table:table-cell office:value-type="float" office:value="36573" calcext:value-type="float">
            <text:p>36573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9687" calcext:value-type="float">
            <text:p>-6.479687</text:p>
          </table:table-cell>
          <table:table-cell office:value-type="float" office:value="6.646" calcext:value-type="float">
            <text:p>6.646</text:p>
          </table:table-cell>
          <table:table-cell table:number-columns-repeated="2" office:value-type="float" office:value="-6.479687" calcext:value-type="float">
            <text:p>-6.479687</text:p>
          </table:table-cell>
          <table:table-cell office:value-type="float" office:value="-6.45568" calcext:value-type="float">
            <text:p>-6.45568</text:p>
          </table:table-cell>
          <table:table-cell office:value-type="float" office:value="2.042027" calcext:value-type="float">
            <text:p>2.042027</text:p>
          </table:table-cell>
          <table:table-cell/>
          <table:table-cell office:value-type="float" office:value="1.667361" calcext:value-type="float">
            <text:p>1.667361</text:p>
          </table:table-cell>
          <table:table-cell office:value-type="float" office:value="5.447299" calcext:value-type="float">
            <text:p>5.447299</text:p>
          </table:table-cell>
          <table:table-cell/>
          <table:table-cell office:value-type="float" office:value="5.360733" calcext:value-type="float">
            <text:p>5.360733</text:p>
          </table:table-cell>
          <table:table-cell office:value-type="float" office:value="157.326418" calcext:value-type="float">
            <text:p>157.326418</text:p>
          </table:table-cell>
          <table:table-cell office:value-type="float" office:value="36568" calcext:value-type="float">
            <text:p>36568</text:p>
          </table:table-cell>
          <table:table-cell office:value-type="float" office:value="8.878878" calcext:value-type="float">
            <text:p>8.878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9687" calcext:value-type="float">
            <text:p>-6.479687</text:p>
          </table:table-cell>
          <table:table-cell office:value-type="float" office:value="-11.424" calcext:value-type="float">
            <text:p>-11.424</text:p>
          </table:table-cell>
          <table:table-cell office:value-type="float" office:value="-6.479687" calcext:value-type="float">
            <text:p>-6.479687</text:p>
          </table:table-cell>
          <table:table-cell office:value-type="float" office:value="-11.424" calcext:value-type="float">
            <text:p>-11.424</text:p>
          </table:table-cell>
          <table:table-cell office:value-type="float" office:value="-6.45571" calcext:value-type="float">
            <text:p>-6.45571</text:p>
          </table:table-cell>
          <table:table-cell office:value-type="float" office:value="1.511382" calcext:value-type="float">
            <text:p>1.511382</text:p>
          </table:table-cell>
          <table:table-cell/>
          <table:table-cell office:value-type="float" office:value="1.854685" calcext:value-type="float">
            <text:p>1.854685</text:p>
          </table:table-cell>
          <table:table-cell office:value-type="float" office:value="5.434753" calcext:value-type="float">
            <text:p>5.434753</text:p>
          </table:table-cell>
          <table:table-cell/>
          <table:table-cell office:value-type="float" office:value="5.404055" calcext:value-type="float">
            <text:p>5.404055</text:p>
          </table:table-cell>
          <table:table-cell office:value-type="float" office:value="29.674959" calcext:value-type="float">
            <text:p>29.674959</text:p>
          </table:table-cell>
          <table:table-cell office:value-type="float" office:value="36568" calcext:value-type="float">
            <text:p>36568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571" calcext:value-type="float">
            <text:p>-6.45571</text:p>
          </table:table-cell>
          <table:table-cell office:value-type="float" office:value="-5.638" calcext:value-type="float">
            <text:p>-5.638</text:p>
          </table:table-cell>
          <table:table-cell office:value-type="float" office:value="-6.45571" calcext:value-type="float">
            <text:p>-6.45571</text:p>
          </table:table-cell>
          <table:table-cell office:value-type="float" office:value="-5.638" calcext:value-type="float">
            <text:p>-5.638</text:p>
          </table:table-cell>
          <table:table-cell office:value-type="float" office:value="-6.488971" calcext:value-type="float">
            <text:p>-6.488971</text:p>
          </table:table-cell>
          <table:table-cell office:value-type="float" office:value="1.656457" calcext:value-type="float">
            <text:p>1.656457</text:p>
          </table:table-cell>
          <table:table-cell/>
          <table:table-cell office:value-type="float" office:value="1.682478" calcext:value-type="float">
            <text:p>1.682478</text:p>
          </table:table-cell>
          <table:table-cell office:value-type="float" office:value="5.342701" calcext:value-type="float">
            <text:p>5.342701</text:p>
          </table:table-cell>
          <table:table-cell/>
          <table:table-cell office:value-type="float" office:value="5.412002" calcext:value-type="float">
            <text:p>5.412002</text:p>
          </table:table-cell>
          <table:table-cell office:value-type="float" office:value="14.273671" calcext:value-type="float">
            <text:p>14.273671</text:p>
          </table:table-cell>
          <table:table-cell office:value-type="float" office:value="36575" calcext:value-type="float">
            <text:p>36575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571" calcext:value-type="float">
            <text:p>-6.45571</text:p>
          </table:table-cell>
          <table:table-cell office:value-type="float" office:value="-4.539" calcext:value-type="float">
            <text:p>-4.539</text:p>
          </table:table-cell>
          <table:table-cell office:value-type="float" office:value="-6.45571" calcext:value-type="float">
            <text:p>-6.45571</text:p>
          </table:table-cell>
          <table:table-cell office:value-type="float" office:value="-4.539" calcext:value-type="float">
            <text:p>-4.539</text:p>
          </table:table-cell>
          <table:table-cell office:value-type="float" office:value="-6.477212" calcext:value-type="float">
            <text:p>-6.477212</text:p>
          </table:table-cell>
          <table:table-cell office:value-type="float" office:value="1.666855" calcext:value-type="float">
            <text:p>1.666855</text:p>
          </table:table-cell>
          <table:table-cell/>
          <table:table-cell office:value-type="float" office:value="1.669214" calcext:value-type="float">
            <text:p>1.669214</text:p>
          </table:table-cell>
          <table:table-cell office:value-type="float" office:value="5.343853" calcext:value-type="float">
            <text:p>5.343853</text:p>
          </table:table-cell>
          <table:table-cell/>
          <table:table-cell office:value-type="float" office:value="5.377448" calcext:value-type="float">
            <text:p>5.377448</text:p>
          </table:table-cell>
          <table:table-cell office:value-type="float" office:value="15.370295" calcext:value-type="float">
            <text:p>15.370295</text:p>
          </table:table-cell>
          <table:table-cell office:value-type="float" office:value="36575" calcext:value-type="float">
            <text:p>36575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7212" calcext:value-type="float">
            <text:p>-6.477212</text:p>
          </table:table-cell>
          <table:table-cell office:value-type="float" office:value="5.898" calcext:value-type="float">
            <text:p>5.898</text:p>
          </table:table-cell>
          <table:table-cell table:number-columns-repeated="2" office:value-type="float" office:value="-6.477212" calcext:value-type="float">
            <text:p>-6.477212</text:p>
          </table:table-cell>
          <table:table-cell office:value-type="float" office:value="-6.452315" calcext:value-type="float">
            <text:p>-6.452315</text:p>
          </table:table-cell>
          <table:table-cell office:value-type="float" office:value="2.036922" calcext:value-type="float">
            <text:p>2.036922</text:p>
          </table:table-cell>
          <table:table-cell/>
          <table:table-cell office:value-type="float" office:value="1.667754" calcext:value-type="float">
            <text:p>1.667754</text:p>
          </table:table-cell>
          <table:table-cell office:value-type="float" office:value="5.447475" calcext:value-type="float">
            <text:p>5.447475</text:p>
          </table:table-cell>
          <table:table-cell/>
          <table:table-cell office:value-type="float" office:value="5.360672" calcext:value-type="float">
            <text:p>5.360672</text:p>
          </table:table-cell>
          <table:table-cell office:value-type="float" office:value="152.311772" calcext:value-type="float">
            <text:p>152.311772</text:p>
          </table:table-cell>
          <table:table-cell office:value-type="float" office:value="36570" calcext:value-type="float">
            <text:p>36570</text:p>
          </table:table-cell>
          <table:table-cell office:value-type="float" office:value="8.883957" calcext:value-type="float">
            <text:p>8.883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7212" calcext:value-type="float">
            <text:p>-6.477212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477212" calcext:value-type="float">
            <text:p>-6.477212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452348" calcext:value-type="float">
            <text:p>-6.452348</text:p>
          </table:table-cell>
          <table:table-cell office:value-type="float" office:value="1.511342" calcext:value-type="float">
            <text:p>1.511342</text:p>
          </table:table-cell>
          <table:table-cell/>
          <table:table-cell office:value-type="float" office:value="1.852328" calcext:value-type="float">
            <text:p>1.852328</text:p>
          </table:table-cell>
          <table:table-cell office:value-type="float" office:value="5.434618" calcext:value-type="float">
            <text:p>5.434618</text:p>
          </table:table-cell>
          <table:table-cell/>
          <table:table-cell office:value-type="float" office:value="5.404114" calcext:value-type="float">
            <text:p>5.404114</text:p>
          </table:table-cell>
          <table:table-cell office:value-type="float" office:value="29.683847" calcext:value-type="float">
            <text:p>29.683847</text:p>
          </table:table-cell>
          <table:table-cell office:value-type="float" office:value="36570" calcext:value-type="float">
            <text:p>36570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52348" calcext:value-type="float">
            <text:p>-6.452348</text:p>
          </table:table-cell>
          <table:table-cell office:value-type="float" office:value="-5.692" calcext:value-type="float">
            <text:p>-5.692</text:p>
          </table:table-cell>
          <table:table-cell office:value-type="float" office:value="-6.452348" calcext:value-type="float">
            <text:p>-6.452348</text:p>
          </table:table-cell>
          <table:table-cell office:value-type="float" office:value="-5.692" calcext:value-type="float">
            <text:p>-5.692</text:p>
          </table:table-cell>
          <table:table-cell office:value-type="float" office:value="-6.485635" calcext:value-type="float">
            <text:p>-6.485635</text:p>
          </table:table-cell>
          <table:table-cell office:value-type="float" office:value="1.656469" calcext:value-type="float">
            <text:p>1.656469</text:p>
          </table:table-cell>
          <table:table-cell/>
          <table:table-cell office:value-type="float" office:value="1.681282" calcext:value-type="float">
            <text:p>1.681282</text:p>
          </table:table-cell>
          <table:table-cell office:value-type="float" office:value="5.342801" calcext:value-type="float">
            <text:p>5.342801</text:p>
          </table:table-cell>
          <table:table-cell/>
          <table:table-cell office:value-type="float" office:value="5.412006" calcext:value-type="float">
            <text:p>5.412006</text:p>
          </table:table-cell>
          <table:table-cell office:value-type="float" office:value="14.197984" calcext:value-type="float">
            <text:p>14.197984</text:p>
          </table:table-cell>
          <table:table-cell office:value-type="float" office:value="36577" calcext:value-type="float">
            <text:p>36577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52348" calcext:value-type="float">
            <text:p>-6.452348</text:p>
          </table:table-cell>
          <table:table-cell office:value-type="float" office:value="-4.71" calcext:value-type="float">
            <text:p>-4.71</text:p>
          </table:table-cell>
          <table:table-cell office:value-type="float" office:value="-6.452348" calcext:value-type="float">
            <text:p>-6.452348</text:p>
          </table:table-cell>
          <table:table-cell office:value-type="float" office:value="-4.71" calcext:value-type="float">
            <text:p>-4.71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1.666834" calcext:value-type="float">
            <text:p>1.666834</text:p>
          </table:table-cell>
          <table:table-cell/>
          <table:table-cell office:value-type="float" office:value="1.668639" calcext:value-type="float">
            <text:p>1.668639</text:p>
          </table:table-cell>
          <table:table-cell office:value-type="float" office:value="5.343953" calcext:value-type="float">
            <text:p>5.343953</text:p>
          </table:table-cell>
          <table:table-cell/>
          <table:table-cell office:value-type="float" office:value="5.377489" calcext:value-type="float">
            <text:p>5.377489</text:p>
          </table:table-cell>
          <table:table-cell office:value-type="float" office:value="15.145401" calcext:value-type="float">
            <text:p>15.145401</text:p>
          </table:table-cell>
          <table:table-cell office:value-type="float" office:value="36577" calcext:value-type="float">
            <text:p>36577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5.968" calcext:value-type="float">
            <text:p>5.968</text:p>
          </table:table-cell>
          <table:table-cell table:number-columns-repeated="2" office:value-type="float" office:value="-6.47461" calcext:value-type="float">
            <text:p>-6.47461</text:p>
          </table:table-cell>
          <table:table-cell office:value-type="float" office:value="-6.451612" calcext:value-type="float">
            <text:p>-6.451612</text:p>
          </table:table-cell>
          <table:table-cell office:value-type="float" office:value="2.026766" calcext:value-type="float">
            <text:p>2.026766</text:p>
          </table:table-cell>
          <table:table-cell/>
          <table:table-cell office:value-type="float" office:value="1.667482" calcext:value-type="float">
            <text:p>1.667482</text:p>
          </table:table-cell>
          <table:table-cell office:value-type="float" office:value="5.448204" calcext:value-type="float">
            <text:p>5.448204</text:p>
          </table:table-cell>
          <table:table-cell/>
          <table:table-cell office:value-type="float" office:value="5.360736" calcext:value-type="float">
            <text:p>5.360736</text:p>
          </table:table-cell>
          <table:table-cell office:value-type="float" office:value="152.952947" calcext:value-type="float">
            <text:p>152.952947</text:p>
          </table:table-cell>
          <table:table-cell office:value-type="float" office:value="36572" calcext:value-type="float">
            <text:p>36572</text:p>
          </table:table-cell>
          <table:table-cell office:value-type="float" office:value="8.894115" calcext:value-type="float">
            <text:p>8.894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11.379" calcext:value-type="float">
            <text:p>-11.379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11.379" calcext:value-type="float">
            <text:p>-11.379</text:p>
          </table:table-cell>
          <table:table-cell office:value-type="float" office:value="-6.451642" calcext:value-type="float">
            <text:p>-6.451642</text:p>
          </table:table-cell>
          <table:table-cell office:value-type="float" office:value="1.511299" calcext:value-type="float">
            <text:p>1.511299</text:p>
          </table:table-cell>
          <table:table-cell/>
          <table:table-cell office:value-type="float" office:value="1.847115" calcext:value-type="float">
            <text:p>1.847115</text:p>
          </table:table-cell>
          <table:table-cell office:value-type="float" office:value="5.434475" calcext:value-type="float">
            <text:p>5.434475</text:p>
          </table:table-cell>
          <table:table-cell/>
          <table:table-cell office:value-type="float" office:value="5.404506" calcext:value-type="float">
            <text:p>5.404506</text:p>
          </table:table-cell>
          <table:table-cell office:value-type="float" office:value="29.595684" calcext:value-type="float">
            <text:p>29.595684</text:p>
          </table:table-cell>
          <table:table-cell office:value-type="float" office:value="36572" calcext:value-type="float">
            <text:p>36572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5.665" calcext:value-type="float">
            <text:p>-5.665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5.665" calcext:value-type="float">
            <text:p>-5.665</text:p>
          </table:table-cell>
          <table:table-cell office:value-type="float" office:value="-6.487463" calcext:value-type="float">
            <text:p>-6.487463</text:p>
          </table:table-cell>
          <table:table-cell office:value-type="float" office:value="1.656389" calcext:value-type="float">
            <text:p>1.656389</text:p>
          </table:table-cell>
          <table:table-cell/>
          <table:table-cell office:value-type="float" office:value="1.678669" calcext:value-type="float">
            <text:p>1.678669</text:p>
          </table:table-cell>
          <table:table-cell office:value-type="float" office:value="5.342142" calcext:value-type="float">
            <text:p>5.342142</text:p>
          </table:table-cell>
          <table:table-cell/>
          <table:table-cell office:value-type="float" office:value="5.41231" calcext:value-type="float">
            <text:p>5.41231</text:p>
          </table:table-cell>
          <table:table-cell office:value-type="float" office:value="14.262984" calcext:value-type="float">
            <text:p>14.262984</text:p>
          </table:table-cell>
          <table:table-cell office:value-type="float" office:value="36578" calcext:value-type="float">
            <text:p>36578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4.728" calcext:value-type="float">
            <text:p>-4.728</text:p>
          </table:table-cell>
          <table:table-cell office:value-type="float" office:value="-6.47461" calcext:value-type="float">
            <text:p>-6.47461</text:p>
          </table:table-cell>
          <table:table-cell office:value-type="float" office:value="-4.728" calcext:value-type="float">
            <text:p>-4.728</text:p>
          </table:table-cell>
          <table:table-cell office:value-type="float" office:value="-6.443481" calcext:value-type="float">
            <text:p>-6.443481</text:p>
          </table:table-cell>
          <table:table-cell office:value-type="float" office:value="1.666974" calcext:value-type="float">
            <text:p>1.666974</text:p>
          </table:table-cell>
          <table:table-cell/>
          <table:table-cell office:value-type="float" office:value="1.661872" calcext:value-type="float">
            <text:p>1.661872</text:p>
          </table:table-cell>
          <table:table-cell office:value-type="float" office:value="5.343291" calcext:value-type="float">
            <text:p>5.343291</text:p>
          </table:table-cell>
          <table:table-cell/>
          <table:table-cell office:value-type="float" office:value="5.351477" calcext:value-type="float">
            <text:p>5.351477</text:p>
          </table:table-cell>
          <table:table-cell office:value-type="float" office:value="15.150899" calcext:value-type="float">
            <text:p>15.150899</text:p>
          </table:table-cell>
          <table:table-cell office:value-type="float" office:value="36578" calcext:value-type="float">
            <text:p>36578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43481" calcext:value-type="float">
            <text:p>-6.443481</text:p>
          </table:table-cell>
          <table:table-cell office:value-type="float" office:value="7.403" calcext:value-type="float">
            <text:p>7.403</text:p>
          </table:table-cell>
          <table:table-cell table:number-columns-repeated="2" office:value-type="float" office:value="-6.443481" calcext:value-type="float">
            <text:p>-6.443481</text:p>
          </table:table-cell>
          <table:table-cell office:value-type="float" office:value="-6.421166" calcext:value-type="float">
            <text:p>-6.421166</text:p>
          </table:table-cell>
          <table:table-cell office:value-type="float" office:value="2.036133" calcext:value-type="float">
            <text:p>2.036133</text:p>
          </table:table-cell>
          <table:table-cell/>
          <table:table-cell office:value-type="float" office:value="1.664363" calcext:value-type="float">
            <text:p>1.664363</text:p>
          </table:table-cell>
          <table:table-cell office:value-type="float" office:value="5.442069" calcext:value-type="float">
            <text:p>5.442069</text:p>
          </table:table-cell>
          <table:table-cell/>
          <table:table-cell office:value-type="float" office:value="5.347346" calcext:value-type="float">
            <text:p>5.347346</text:p>
          </table:table-cell>
          <table:table-cell office:value-type="float" office:value="162.326945" calcext:value-type="float">
            <text:p>162.326945</text:p>
          </table:table-cell>
          <table:table-cell office:value-type="float" office:value="36573" calcext:value-type="float">
            <text:p>36573</text:p>
          </table:table-cell>
          <table:table-cell office:value-type="float" office:value="8.883957" calcext:value-type="float">
            <text:p>8.883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43481" calcext:value-type="float">
            <text:p>-6.443481</text:p>
          </table:table-cell>
          <table:table-cell office:value-type="float" office:value="-11.376" calcext:value-type="float">
            <text:p>-11.376</text:p>
          </table:table-cell>
          <table:table-cell office:value-type="float" office:value="-6.443481" calcext:value-type="float">
            <text:p>-6.443481</text:p>
          </table:table-cell>
          <table:table-cell office:value-type="float" office:value="-11.376" calcext:value-type="float">
            <text:p>-11.376</text:p>
          </table:table-cell>
          <table:table-cell office:value-type="float" office:value="-6.421197" calcext:value-type="float">
            <text:p>-6.421197</text:p>
          </table:table-cell>
          <table:table-cell office:value-type="float" office:value="1.510791" calcext:value-type="float">
            <text:p>1.510791</text:p>
          </table:table-cell>
          <table:table-cell/>
          <table:table-cell office:value-type="float" office:value="1.850238" calcext:value-type="float">
            <text:p>1.850238</text:p>
          </table:table-cell>
          <table:table-cell office:value-type="float" office:value="5.432775" calcext:value-type="float">
            <text:p>5.432775</text:p>
          </table:table-cell>
          <table:table-cell/>
          <table:table-cell office:value-type="float" office:value="5.394748" calcext:value-type="float">
            <text:p>5.394748</text:p>
          </table:table-cell>
          <table:table-cell office:value-type="float" office:value="29.651541" calcext:value-type="float">
            <text:p>29.651541</text:p>
          </table:table-cell>
          <table:table-cell office:value-type="float" office:value="36573" calcext:value-type="float">
            <text:p>36573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21197" calcext:value-type="float">
            <text:p>-6.421197</text:p>
          </table:table-cell>
          <table:table-cell office:value-type="float" office:value="-5.597" calcext:value-type="float">
            <text:p>-5.597</text:p>
          </table:table-cell>
          <table:table-cell office:value-type="float" office:value="-6.421197" calcext:value-type="float">
            <text:p>-6.421197</text:p>
          </table:table-cell>
          <table:table-cell office:value-type="float" office:value="-5.597" calcext:value-type="float">
            <text:p>-5.597</text:p>
          </table:table-cell>
          <table:table-cell office:value-type="float" office:value="-6.451665" calcext:value-type="float">
            <text:p>-6.451665</text:p>
          </table:table-cell>
          <table:table-cell office:value-type="float" office:value="1.65658" calcext:value-type="float">
            <text:p>1.65658</text:p>
          </table:table-cell>
          <table:table-cell/>
          <table:table-cell office:value-type="float" office:value="1.679801" calcext:value-type="float">
            <text:p>1.679801</text:p>
          </table:table-cell>
          <table:table-cell office:value-type="float" office:value="5.343722" calcext:value-type="float">
            <text:p>5.343722</text:p>
          </table:table-cell>
          <table:table-cell/>
          <table:table-cell office:value-type="float" office:value="5.406456" calcext:value-type="float">
            <text:p>5.406456</text:p>
          </table:table-cell>
          <table:table-cell office:value-type="float" office:value="14.282231" calcext:value-type="float">
            <text:p>14.282231</text:p>
          </table:table-cell>
          <table:table-cell office:value-type="float" office:value="36580" calcext:value-type="float">
            <text:p>36580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21197" calcext:value-type="float">
            <text:p>-6.421197</text:p>
          </table:table-cell>
          <table:table-cell office:value-type="float" office:value="-4.746" calcext:value-type="float">
            <text:p>-4.746</text:p>
          </table:table-cell>
          <table:table-cell office:value-type="float" office:value="-6.421197" calcext:value-type="float">
            <text:p>-6.421197</text:p>
          </table:table-cell>
          <table:table-cell office:value-type="float" office:value="-4.746" calcext:value-type="float">
            <text:p>-4.746</text:p>
          </table:table-cell>
          <table:table-cell office:value-type="float" office:value="-6.439862" calcext:value-type="float">
            <text:p>-6.439862</text:p>
          </table:table-cell>
          <table:table-cell office:value-type="float" office:value="1.666637" calcext:value-type="float">
            <text:p>1.666637</text:p>
          </table:table-cell>
          <table:table-cell/>
          <table:table-cell office:value-type="float" office:value="1.66796" calcext:value-type="float">
            <text:p>1.66796</text:p>
          </table:table-cell>
          <table:table-cell office:value-type="float" office:value="5.34488" calcext:value-type="float">
            <text:p>5.34488</text:p>
          </table:table-cell>
          <table:table-cell/>
          <table:table-cell office:value-type="float" office:value="5.375175" calcext:value-type="float">
            <text:p>5.375175</text:p>
          </table:table-cell>
          <table:table-cell office:value-type="float" office:value="15.058789" calcext:value-type="float">
            <text:p>15.058789</text:p>
          </table:table-cell>
          <table:table-cell office:value-type="float" office:value="36580" calcext:value-type="float">
            <text:p>36580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9862" calcext:value-type="float">
            <text:p>-6.439862</text:p>
          </table:table-cell>
          <table:table-cell office:value-type="float" office:value="7.425" calcext:value-type="float">
            <text:p>7.425</text:p>
          </table:table-cell>
          <table:table-cell table:number-columns-repeated="2" office:value-type="float" office:value="-6.439862" calcext:value-type="float">
            <text:p>-6.439862</text:p>
          </table:table-cell>
          <table:table-cell office:value-type="float" office:value="-6.417661" calcext:value-type="float">
            <text:p>-6.417661</text:p>
          </table:table-cell>
          <table:table-cell office:value-type="float" office:value="2.036049" calcext:value-type="float">
            <text:p>2.036049</text:p>
          </table:table-cell>
          <table:table-cell/>
          <table:table-cell office:value-type="float" office:value="1.667077" calcext:value-type="float">
            <text:p>1.667077</text:p>
          </table:table-cell>
          <table:table-cell office:value-type="float" office:value="5.441489" calcext:value-type="float">
            <text:p>5.441489</text:p>
          </table:table-cell>
          <table:table-cell/>
          <table:table-cell office:value-type="float" office:value="5.360038" calcext:value-type="float">
            <text:p>5.360038</text:p>
          </table:table-cell>
          <table:table-cell office:value-type="float" office:value="162.452071" calcext:value-type="float">
            <text:p>162.452071</text:p>
          </table:table-cell>
          <table:table-cell office:value-type="float" office:value="36575" calcext:value-type="float">
            <text:p>36575</text:p>
          </table:table-cell>
          <table:table-cell office:value-type="float" office:value="8.883957" calcext:value-type="float">
            <text:p>8.883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9862" calcext:value-type="float">
            <text:p>-6.439862</text:p>
          </table:table-cell>
          <table:table-cell office:value-type="float" office:value="-11.41" calcext:value-type="float">
            <text:p>-11.41</text:p>
          </table:table-cell>
          <table:table-cell office:value-type="float" office:value="-6.439862" calcext:value-type="float">
            <text:p>-6.439862</text:p>
          </table:table-cell>
          <table:table-cell office:value-type="float" office:value="-11.41" calcext:value-type="float">
            <text:p>-11.41</text:p>
          </table:table-cell>
          <table:table-cell office:value-type="float" office:value="-6.417688" calcext:value-type="float">
            <text:p>-6.417688</text:p>
          </table:table-cell>
          <table:table-cell office:value-type="float" office:value="1.510732" calcext:value-type="float">
            <text:p>1.510732</text:p>
          </table:table-cell>
          <table:table-cell/>
          <table:table-cell office:value-type="float" office:value="1.851555" calcext:value-type="float">
            <text:p>1.851555</text:p>
          </table:table-cell>
          <table:table-cell office:value-type="float" office:value="5.432577" calcext:value-type="float">
            <text:p>5.432577</text:p>
          </table:table-cell>
          <table:table-cell/>
          <table:table-cell office:value-type="float" office:value="5.400799" calcext:value-type="float">
            <text:p>5.400799</text:p>
          </table:table-cell>
          <table:table-cell office:value-type="float" office:value="29.72624" calcext:value-type="float">
            <text:p>29.72624</text:p>
          </table:table-cell>
          <table:table-cell office:value-type="float" office:value="36575" calcext:value-type="float">
            <text:p>36575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17688" calcext:value-type="float">
            <text:p>-6.417688</text:p>
          </table:table-cell>
          <table:table-cell office:value-type="float" office:value="-5.619" calcext:value-type="float">
            <text:p>-5.619</text:p>
          </table:table-cell>
          <table:table-cell office:value-type="float" office:value="-6.417688" calcext:value-type="float">
            <text:p>-6.417688</text:p>
          </table:table-cell>
          <table:table-cell office:value-type="float" office:value="-5.619" calcext:value-type="float">
            <text:p>-5.619</text:p>
          </table:table-cell>
          <table:table-cell office:value-type="float" office:value="-6.451051" calcext:value-type="float">
            <text:p>-6.451051</text:p>
          </table:table-cell>
          <table:table-cell office:value-type="float" office:value="1.656592" calcext:value-type="float">
            <text:p>1.656592</text:p>
          </table:table-cell>
          <table:table-cell/>
          <table:table-cell office:value-type="float" office:value="1.680562" calcext:value-type="float">
            <text:p>1.680562</text:p>
          </table:table-cell>
          <table:table-cell office:value-type="float" office:value="5.343826" calcext:value-type="float">
            <text:p>5.343826</text:p>
          </table:table-cell>
          <table:table-cell/>
          <table:table-cell office:value-type="float" office:value="5.409304" calcext:value-type="float">
            <text:p>5.409304</text:p>
          </table:table-cell>
          <table:table-cell office:value-type="float" office:value="14.248572" calcext:value-type="float">
            <text:p>14.248572</text:p>
          </table:table-cell>
          <table:table-cell office:value-type="float" office:value="36582" calcext:value-type="float">
            <text:p>36582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17688" calcext:value-type="float">
            <text:p>-6.417688</text:p>
          </table:table-cell>
          <table:table-cell office:value-type="float" office:value="-4.552" calcext:value-type="float">
            <text:p>-4.552</text:p>
          </table:table-cell>
          <table:table-cell office:value-type="float" office:value="-6.417688" calcext:value-type="float">
            <text:p>-6.417688</text:p>
          </table:table-cell>
          <table:table-cell office:value-type="float" office:value="-4.552" calcext:value-type="float">
            <text:p>-4.552</text:p>
          </table:table-cell>
          <table:table-cell office:value-type="float" office:value="-6.439501" calcext:value-type="float">
            <text:p>-6.439501</text:p>
          </table:table-cell>
          <table:table-cell office:value-type="float" office:value="1.666615" calcext:value-type="float">
            <text:p>1.666615</text:p>
          </table:table-cell>
          <table:table-cell/>
          <table:table-cell office:value-type="float" office:value="1.668342" calcext:value-type="float">
            <text:p>1.668342</text:p>
          </table:table-cell>
          <table:table-cell office:value-type="float" office:value="5.344984" calcext:value-type="float">
            <text:p>5.344984</text:p>
          </table:table-cell>
          <table:table-cell/>
          <table:table-cell office:value-type="float" office:value="5.376651" calcext:value-type="float">
            <text:p>5.376651</text:p>
          </table:table-cell>
          <table:table-cell office:value-type="float" office:value="15.304486" calcext:value-type="float">
            <text:p>15.304486</text:p>
          </table:table-cell>
          <table:table-cell office:value-type="float" office:value="36582" calcext:value-type="float">
            <text:p>36582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9501" calcext:value-type="float">
            <text:p>-6.439501</text:p>
          </table:table-cell>
          <table:table-cell office:value-type="float" office:value="7.406" calcext:value-type="float">
            <text:p>7.406</text:p>
          </table:table-cell>
          <table:table-cell table:number-columns-repeated="2" office:value-type="float" office:value="-6.439501" calcext:value-type="float">
            <text:p>-6.439501</text:p>
          </table:table-cell>
          <table:table-cell office:value-type="float" office:value="-6.415123" calcext:value-type="float">
            <text:p>-6.415123</text:p>
          </table:table-cell>
          <table:table-cell office:value-type="float" office:value="2.025944" calcext:value-type="float">
            <text:p>2.025944</text:p>
          </table:table-cell>
          <table:table-cell/>
          <table:table-cell office:value-type="float" office:value="1.667221" calcext:value-type="float">
            <text:p>1.667221</text:p>
          </table:table-cell>
          <table:table-cell office:value-type="float" office:value="5.44257" calcext:value-type="float">
            <text:p>5.44257</text:p>
          </table:table-cell>
          <table:table-cell/>
          <table:table-cell office:value-type="float" office:value="5.360833" calcext:value-type="float">
            <text:p>5.360833</text:p>
          </table:table-cell>
          <table:table-cell office:value-type="float" office:value="162.514058" calcext:value-type="float">
            <text:p>162.514058</text:p>
          </table:table-cell>
          <table:table-cell office:value-type="float" office:value="36577" calcext:value-type="float">
            <text:p>36577</text:p>
          </table:table-cell>
          <table:table-cell office:value-type="float" office:value="8.894115" calcext:value-type="float">
            <text:p>8.894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9501" calcext:value-type="float">
            <text:p>-6.439501</text:p>
          </table:table-cell>
          <table:table-cell office:value-type="float" office:value="-11.366" calcext:value-type="float">
            <text:p>-11.366</text:p>
          </table:table-cell>
          <table:table-cell office:value-type="float" office:value="-6.439501" calcext:value-type="float">
            <text:p>-6.439501</text:p>
          </table:table-cell>
          <table:table-cell office:value-type="float" office:value="-11.366" calcext:value-type="float">
            <text:p>-11.366</text:p>
          </table:table-cell>
          <table:table-cell office:value-type="float" office:value="-6.415153" calcext:value-type="float">
            <text:p>-6.415153</text:p>
          </table:table-cell>
          <table:table-cell office:value-type="float" office:value="1.510726" calcext:value-type="float">
            <text:p>1.510726</text:p>
          </table:table-cell>
          <table:table-cell/>
          <table:table-cell office:value-type="float" office:value="1.846574" calcext:value-type="float">
            <text:p>1.846574</text:p>
          </table:table-cell>
          <table:table-cell office:value-type="float" office:value="5.432557" calcext:value-type="float">
            <text:p>5.432557</text:p>
          </table:table-cell>
          <table:table-cell/>
          <table:table-cell office:value-type="float" office:value="5.40174" calcext:value-type="float">
            <text:p>5.40174</text:p>
          </table:table-cell>
          <table:table-cell office:value-type="float" office:value="29.639586" calcext:value-type="float">
            <text:p>29.639586</text:p>
          </table:table-cell>
          <table:table-cell office:value-type="float" office:value="36577" calcext:value-type="float">
            <text:p>36577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15153" calcext:value-type="float">
            <text:p>-6.415153</text:p>
          </table:table-cell>
          <table:table-cell office:value-type="float" office:value="-5.677" calcext:value-type="float">
            <text:p>-5.677</text:p>
          </table:table-cell>
          <table:table-cell office:value-type="float" office:value="-6.415153" calcext:value-type="float">
            <text:p>-6.415153</text:p>
          </table:table-cell>
          <table:table-cell office:value-type="float" office:value="-5.677" calcext:value-type="float">
            <text:p>-5.677</text:p>
          </table:table-cell>
          <table:table-cell office:value-type="float" office:value="-6.448336" calcext:value-type="float">
            <text:p>-6.448336</text:p>
          </table:table-cell>
          <table:table-cell office:value-type="float" office:value="1.656601" calcext:value-type="float">
            <text:p>1.656601</text:p>
          </table:table-cell>
          <table:table-cell/>
          <table:table-cell office:value-type="float" office:value="1.678091" calcext:value-type="float">
            <text:p>1.678091</text:p>
          </table:table-cell>
          <table:table-cell office:value-type="float" office:value="5.343901" calcext:value-type="float">
            <text:p>5.343901</text:p>
          </table:table-cell>
          <table:table-cell/>
          <table:table-cell office:value-type="float" office:value="5.409933" calcext:value-type="float">
            <text:p>5.409933</text:p>
          </table:table-cell>
          <table:table-cell office:value-type="float" office:value="14.168698" calcext:value-type="float">
            <text:p>14.168698</text:p>
          </table:table-cell>
          <table:table-cell office:value-type="float" office:value="36584" calcext:value-type="float">
            <text:p>36584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15153" calcext:value-type="float">
            <text:p>-6.415153</text:p>
          </table:table-cell>
          <table:table-cell office:value-type="float" office:value="-4.688" calcext:value-type="float">
            <text:p>-4.688</text:p>
          </table:table-cell>
          <table:table-cell office:value-type="float" office:value="-6.415153" calcext:value-type="float">
            <text:p>-6.415153</text:p>
          </table:table-cell>
          <table:table-cell office:value-type="float" office:value="-4.688" calcext:value-type="float">
            <text:p>-4.688</text:p>
          </table:table-cell>
          <table:table-cell office:value-type="float" office:value="-6.4376" calcext:value-type="float">
            <text:p>-6.4376</text:p>
          </table:table-cell>
          <table:table-cell office:value-type="float" office:value="1.669123" calcext:value-type="float">
            <text:p>1.669123</text:p>
          </table:table-cell>
          <table:table-cell/>
          <table:table-cell office:value-type="float" office:value="1.667127" calcext:value-type="float">
            <text:p>1.667127</text:p>
          </table:table-cell>
          <table:table-cell office:value-type="float" office:value="5.344776" calcext:value-type="float">
            <text:p>5.344776</text:p>
          </table:table-cell>
          <table:table-cell/>
          <table:table-cell office:value-type="float" office:value="5.376989" calcext:value-type="float">
            <text:p>5.376989</text:p>
          </table:table-cell>
          <table:table-cell office:value-type="float" office:value="15.149286" calcext:value-type="float">
            <text:p>15.149286</text:p>
          </table:table-cell>
          <table:table-cell office:value-type="float" office:value="36584" calcext:value-type="float">
            <text:p>36584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76" calcext:value-type="float">
            <text:p>-6.4376</text:p>
          </table:table-cell>
          <table:table-cell office:value-type="float" office:value="6.783" calcext:value-type="float">
            <text:p>6.783</text:p>
          </table:table-cell>
          <table:table-cell table:number-columns-repeated="2" office:value-type="float" office:value="-6.4376" calcext:value-type="float">
            <text:p>-6.4376</text:p>
          </table:table-cell>
          <table:table-cell office:value-type="float" office:value="-6.414803" calcext:value-type="float">
            <text:p>-6.414803</text:p>
          </table:table-cell>
          <table:table-cell office:value-type="float" office:value="2.023376" calcext:value-type="float">
            <text:p>2.023376</text:p>
          </table:table-cell>
          <table:table-cell/>
          <table:table-cell office:value-type="float" office:value="1.667882" calcext:value-type="float">
            <text:p>1.667882</text:p>
          </table:table-cell>
          <table:table-cell office:value-type="float" office:value="5.44255" calcext:value-type="float">
            <text:p>5.44255</text:p>
          </table:table-cell>
          <table:table-cell/>
          <table:table-cell office:value-type="float" office:value="5.360869" calcext:value-type="float">
            <text:p>5.360869</text:p>
          </table:table-cell>
          <table:table-cell office:value-type="float" office:value="158.302349" calcext:value-type="float">
            <text:p>158.302349</text:p>
          </table:table-cell>
          <table:table-cell office:value-type="float" office:value="36578" calcext:value-type="float">
            <text:p>36578</text:p>
          </table:table-cell>
          <table:table-cell office:value-type="float" office:value="8.896655" calcext:value-type="float">
            <text:p>8.896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76" calcext:value-type="float">
            <text:p>-6.4376</text:p>
          </table:table-cell>
          <table:table-cell office:value-type="float" office:value="-11.359" calcext:value-type="float">
            <text:p>-11.359</text:p>
          </table:table-cell>
          <table:table-cell office:value-type="float" office:value="-6.4376" calcext:value-type="float">
            <text:p>-6.4376</text:p>
          </table:table-cell>
          <table:table-cell office:value-type="float" office:value="-11.359" calcext:value-type="float">
            <text:p>-11.359</text:p>
          </table:table-cell>
          <table:table-cell office:value-type="float" office:value="-6.414832" calcext:value-type="float">
            <text:p>-6.414832</text:p>
          </table:table-cell>
          <table:table-cell office:value-type="float" office:value="1.510695" calcext:value-type="float">
            <text:p>1.510695</text:p>
          </table:table-cell>
          <table:table-cell/>
          <table:table-cell office:value-type="float" office:value="1.845621" calcext:value-type="float">
            <text:p>1.845621</text:p>
          </table:table-cell>
          <table:table-cell office:value-type="float" office:value="5.432453" calcext:value-type="float">
            <text:p>5.432453</text:p>
          </table:table-cell>
          <table:table-cell/>
          <table:table-cell office:value-type="float" office:value="5.401745" calcext:value-type="float">
            <text:p>5.401745</text:p>
          </table:table-cell>
          <table:table-cell office:value-type="float" office:value="29.629462" calcext:value-type="float">
            <text:p>29.629462</text:p>
          </table:table-cell>
          <table:table-cell office:value-type="float" office:value="36578" calcext:value-type="float">
            <text:p>36578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14832" calcext:value-type="float">
            <text:p>-6.414832</text:p>
          </table:table-cell>
          <table:table-cell office:value-type="float" office:value="-5.576" calcext:value-type="float">
            <text:p>-5.576</text:p>
          </table:table-cell>
          <table:table-cell office:value-type="float" office:value="-6.414832" calcext:value-type="float">
            <text:p>-6.414832</text:p>
          </table:table-cell>
          <table:table-cell office:value-type="float" office:value="-5.576" calcext:value-type="float">
            <text:p>-5.576</text:p>
          </table:table-cell>
          <table:table-cell office:value-type="float" office:value="-6.447981" calcext:value-type="float">
            <text:p>-6.447981</text:p>
          </table:table-cell>
          <table:table-cell office:value-type="float" office:value="1.656603" calcext:value-type="float">
            <text:p>1.656603</text:p>
          </table:table-cell>
          <table:table-cell/>
          <table:table-cell office:value-type="float" office:value="1.677602" calcext:value-type="float">
            <text:p>1.677602</text:p>
          </table:table-cell>
          <table:table-cell office:value-type="float" office:value="5.34391" calcext:value-type="float">
            <text:p>5.34391</text:p>
          </table:table-cell>
          <table:table-cell/>
          <table:table-cell office:value-type="float" office:value="5.409913" calcext:value-type="float">
            <text:p>5.409913</text:p>
          </table:table-cell>
          <table:table-cell office:value-type="float" office:value="14.301541" calcext:value-type="float">
            <text:p>14.301541</text:p>
          </table:table-cell>
          <table:table-cell office:value-type="float" office:value="36585" calcext:value-type="float">
            <text:p>36585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14832" calcext:value-type="float">
            <text:p>-6.414832</text:p>
          </table:table-cell>
          <table:table-cell office:value-type="float" office:value="-4.606" calcext:value-type="float">
            <text:p>-4.606</text:p>
          </table:table-cell>
          <table:table-cell office:value-type="float" office:value="-6.414832" calcext:value-type="float">
            <text:p>-6.414832</text:p>
          </table:table-cell>
          <table:table-cell office:value-type="float" office:value="-4.606" calcext:value-type="float">
            <text:p>-4.606</text:p>
          </table:table-cell>
          <table:table-cell office:value-type="float" office:value="-6.435955" calcext:value-type="float">
            <text:p>-6.435955</text:p>
          </table:table-cell>
          <table:table-cell office:value-type="float" office:value="1.666597" calcext:value-type="float">
            <text:p>1.666597</text:p>
          </table:table-cell>
          <table:table-cell/>
          <table:table-cell office:value-type="float" office:value="1.666855" calcext:value-type="float">
            <text:p>1.666855</text:p>
          </table:table-cell>
          <table:table-cell office:value-type="float" office:value="5.345069" calcext:value-type="float">
            <text:p>5.345069</text:p>
          </table:table-cell>
          <table:table-cell/>
          <table:table-cell office:value-type="float" office:value="5.376991" calcext:value-type="float">
            <text:p>5.376991</text:p>
          </table:table-cell>
          <table:table-cell office:value-type="float" office:value="15.231152" calcext:value-type="float">
            <text:p>15.231152</text:p>
          </table:table-cell>
          <table:table-cell office:value-type="float" office:value="36585" calcext:value-type="float">
            <text:p>36585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5955" calcext:value-type="float">
            <text:p>-6.435955</text:p>
          </table:table-cell>
          <table:table-cell office:value-type="float" office:value="6.323" calcext:value-type="float">
            <text:p>6.323</text:p>
          </table:table-cell>
          <table:table-cell table:number-columns-repeated="2" office:value-type="float" office:value="-6.435955" calcext:value-type="float">
            <text:p>-6.435955</text:p>
          </table:table-cell>
          <table:table-cell office:value-type="float" office:value="-6.412237" calcext:value-type="float">
            <text:p>-6.412237</text:p>
          </table:table-cell>
          <table:table-cell office:value-type="float" office:value="2.01605" calcext:value-type="float">
            <text:p>2.01605</text:p>
          </table:table-cell>
          <table:table-cell/>
          <table:table-cell office:value-type="float" office:value="1.666474" calcext:value-type="float">
            <text:p>1.666474</text:p>
          </table:table-cell>
          <table:table-cell office:value-type="float" office:value="5.445664" calcext:value-type="float">
            <text:p>5.445664</text:p>
          </table:table-cell>
          <table:table-cell/>
          <table:table-cell office:value-type="float" office:value="5.361034" calcext:value-type="float">
            <text:p>5.361034</text:p>
          </table:table-cell>
          <table:table-cell office:value-type="float" office:value="155.294758" calcext:value-type="float">
            <text:p>155.294758</text:p>
          </table:table-cell>
          <table:table-cell office:value-type="float" office:value="36580" calcext:value-type="float">
            <text:p>36580</text:p>
          </table:table-cell>
          <table:table-cell office:value-type="float" office:value="8.904322" calcext:value-type="float">
            <text:p>8.904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5955" calcext:value-type="float">
            <text:p>-6.435955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435955" calcext:value-type="float">
            <text:p>-6.435955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412268" calcext:value-type="float">
            <text:p>-6.412268</text:p>
          </table:table-cell>
          <table:table-cell office:value-type="float" office:value="1.510668" calcext:value-type="float">
            <text:p>1.510668</text:p>
          </table:table-cell>
          <table:table-cell/>
          <table:table-cell office:value-type="float" office:value="1.841254" calcext:value-type="float">
            <text:p>1.841254</text:p>
          </table:table-cell>
          <table:table-cell office:value-type="float" office:value="5.432364" calcext:value-type="float">
            <text:p>5.432364</text:p>
          </table:table-cell>
          <table:table-cell/>
          <table:table-cell office:value-type="float" office:value="5.403385" calcext:value-type="float">
            <text:p>5.403385</text:p>
          </table:table-cell>
          <table:table-cell office:value-type="float" office:value="29.694285" calcext:value-type="float">
            <text:p>29.694285</text:p>
          </table:table-cell>
          <table:table-cell office:value-type="float" office:value="36580" calcext:value-type="float">
            <text:p>36580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12268" calcext:value-type="float">
            <text:p>-6.412268</text:p>
          </table:table-cell>
          <table:table-cell office:value-type="float" office:value="-5.596" calcext:value-type="float">
            <text:p>-5.596</text:p>
          </table:table-cell>
          <table:table-cell office:value-type="float" office:value="-6.412268" calcext:value-type="float">
            <text:p>-6.412268</text:p>
          </table:table-cell>
          <table:table-cell office:value-type="float" office:value="-5.596" calcext:value-type="float">
            <text:p>-5.596</text:p>
          </table:table-cell>
          <table:table-cell office:value-type="float" office:value="-6.44557" calcext:value-type="float">
            <text:p>-6.44557</text:p>
          </table:table-cell>
          <table:table-cell office:value-type="float" office:value="1.656612" calcext:value-type="float">
            <text:p>1.656612</text:p>
          </table:table-cell>
          <table:table-cell/>
          <table:table-cell office:value-type="float" office:value="1.675438" calcext:value-type="float">
            <text:p>1.675438</text:p>
          </table:table-cell>
          <table:table-cell office:value-type="float" office:value="5.343986" calcext:value-type="float">
            <text:p>5.343986</text:p>
          </table:table-cell>
          <table:table-cell/>
          <table:table-cell office:value-type="float" office:value="5.410733" calcext:value-type="float">
            <text:p>5.410733</text:p>
          </table:table-cell>
          <table:table-cell office:value-type="float" office:value="14.271768" calcext:value-type="float">
            <text:p>14.271768</text:p>
          </table:table-cell>
          <table:table-cell office:value-type="float" office:value="36587" calcext:value-type="float">
            <text:p>36587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12268" calcext:value-type="float">
            <text:p>-6.412268</text:p>
          </table:table-cell>
          <table:table-cell office:value-type="float" office:value="-4.85" calcext:value-type="float">
            <text:p>-4.85</text:p>
          </table:table-cell>
          <table:table-cell office:value-type="float" office:value="-6.412268" calcext:value-type="float">
            <text:p>-6.412268</text:p>
          </table:table-cell>
          <table:table-cell office:value-type="float" office:value="-4.85" calcext:value-type="float">
            <text:p>-4.85</text:p>
          </table:table-cell>
          <table:table-cell office:value-type="float" office:value="-6.433829" calcext:value-type="float">
            <text:p>-6.433829</text:p>
          </table:table-cell>
          <table:table-cell office:value-type="float" office:value="1.669105" calcext:value-type="float">
            <text:p>1.669105</text:p>
          </table:table-cell>
          <table:table-cell/>
          <table:table-cell office:value-type="float" office:value="1.665781" calcext:value-type="float">
            <text:p>1.665781</text:p>
          </table:table-cell>
          <table:table-cell office:value-type="float" office:value="5.344862" calcext:value-type="float">
            <text:p>5.344862</text:p>
          </table:table-cell>
          <table:table-cell/>
          <table:table-cell office:value-type="float" office:value="5.377429" calcext:value-type="float">
            <text:p>5.377429</text:p>
          </table:table-cell>
          <table:table-cell office:value-type="float" office:value="14.936285" calcext:value-type="float">
            <text:p>14.936285</text:p>
          </table:table-cell>
          <table:table-cell office:value-type="float" office:value="36587" calcext:value-type="float">
            <text:p>36587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3829" calcext:value-type="float">
            <text:p>-6.433829</text:p>
          </table:table-cell>
          <table:table-cell office:value-type="float" office:value="5.439" calcext:value-type="float">
            <text:p>5.439</text:p>
          </table:table-cell>
          <table:table-cell table:number-columns-repeated="2" office:value-type="float" office:value="-6.433829" calcext:value-type="float">
            <text:p>-6.433829</text:p>
          </table:table-cell>
          <table:table-cell office:value-type="float" office:value="-6.412902" calcext:value-type="float">
            <text:p>-6.412902</text:p>
          </table:table-cell>
          <table:table-cell office:value-type="float" office:value="2.005905" calcext:value-type="float">
            <text:p>2.005905</text:p>
          </table:table-cell>
          <table:table-cell/>
          <table:table-cell office:value-type="float" office:value="1.66722" calcext:value-type="float">
            <text:p>1.66722</text:p>
          </table:table-cell>
          <table:table-cell office:value-type="float" office:value="5.446461" calcext:value-type="float">
            <text:p>5.446461</text:p>
          </table:table-cell>
          <table:table-cell/>
          <table:table-cell office:value-type="float" office:value="5.361124" calcext:value-type="float">
            <text:p>5.361124</text:p>
          </table:table-cell>
          <table:table-cell office:value-type="float" office:value="149.426065" calcext:value-type="float">
            <text:p>149.426065</text:p>
          </table:table-cell>
          <table:table-cell office:value-type="float" office:value="36581" calcext:value-type="float">
            <text:p>36581</text:p>
          </table:table-cell>
          <table:table-cell office:value-type="float" office:value="8.91448" calcext:value-type="float">
            <text:p>8.91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3829" calcext:value-type="float">
            <text:p>-6.433829</text:p>
          </table:table-cell>
          <table:table-cell office:value-type="float" office:value="-11.367" calcext:value-type="float">
            <text:p>-11.367</text:p>
          </table:table-cell>
          <table:table-cell office:value-type="float" office:value="-6.433829" calcext:value-type="float">
            <text:p>-6.433829</text:p>
          </table:table-cell>
          <table:table-cell office:value-type="float" office:value="-11.367" calcext:value-type="float">
            <text:p>-11.367</text:p>
          </table:table-cell>
          <table:table-cell office:value-type="float" office:value="-6.41293" calcext:value-type="float">
            <text:p>-6.41293</text:p>
          </table:table-cell>
          <table:table-cell office:value-type="float" office:value="1.510634" calcext:value-type="float">
            <text:p>1.510634</text:p>
          </table:table-cell>
          <table:table-cell/>
          <table:table-cell office:value-type="float" office:value="1.836555" calcext:value-type="float">
            <text:p>1.836555</text:p>
          </table:table-cell>
          <table:table-cell office:value-type="float" office:value="5.432247" calcext:value-type="float">
            <text:p>5.432247</text:p>
          </table:table-cell>
          <table:table-cell/>
          <table:table-cell office:value-type="float" office:value="5.403823" calcext:value-type="float">
            <text:p>5.403823</text:p>
          </table:table-cell>
          <table:table-cell office:value-type="float" office:value="29.652835" calcext:value-type="float">
            <text:p>29.652835</text:p>
          </table:table-cell>
          <table:table-cell office:value-type="float" office:value="36581" calcext:value-type="float">
            <text:p>36581</text:p>
          </table:table-cell>
          <table:table-cell office:value-type="float" office:value="2.857128" calcext:value-type="float">
            <text:p>2.857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41293" calcext:value-type="float">
            <text:p>-6.41293</text:p>
          </table:table-cell>
          <table:table-cell office:value-type="float" office:value="-5.723" calcext:value-type="float">
            <text:p>-5.723</text:p>
          </table:table-cell>
          <table:table-cell office:value-type="float" office:value="-6.41293" calcext:value-type="float">
            <text:p>-6.41293</text:p>
          </table:table-cell>
          <table:table-cell office:value-type="float" office:value="-5.723" calcext:value-type="float">
            <text:p>-5.723</text:p>
          </table:table-cell>
          <table:table-cell office:value-type="float" office:value="-6.446119" calcext:value-type="float">
            <text:p>-6.446119</text:p>
          </table:table-cell>
          <table:table-cell office:value-type="float" office:value="1.656609" calcext:value-type="float">
            <text:p>1.656609</text:p>
          </table:table-cell>
          <table:table-cell/>
          <table:table-cell office:value-type="float" office:value="1.673083" calcext:value-type="float">
            <text:p>1.673083</text:p>
          </table:table-cell>
          <table:table-cell office:value-type="float" office:value="5.343967" calcext:value-type="float">
            <text:p>5.343967</text:p>
          </table:table-cell>
          <table:table-cell/>
          <table:table-cell office:value-type="float" office:value="5.411029" calcext:value-type="float">
            <text:p>5.411029</text:p>
          </table:table-cell>
          <table:table-cell office:value-type="float" office:value="14.105068" calcext:value-type="float">
            <text:p>14.105068</text:p>
          </table:table-cell>
          <table:table-cell office:value-type="float" office:value="36589" calcext:value-type="float">
            <text:p>36589</text:p>
          </table:table-cell>
          <table:table-cell office:value-type="float" office:value="2.024341" calcext:value-type="float">
            <text:p>2.024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41293" calcext:value-type="float">
            <text:p>-6.41293</text:p>
          </table:table-cell>
          <table:table-cell office:value-type="float" office:value="-4.669" calcext:value-type="float">
            <text:p>-4.669</text:p>
          </table:table-cell>
          <table:table-cell office:value-type="float" office:value="-6.41293" calcext:value-type="float">
            <text:p>-6.41293</text:p>
          </table:table-cell>
          <table:table-cell office:value-type="float" office:value="-4.669" calcext:value-type="float">
            <text:p>-4.669</text:p>
          </table:table-cell>
          <table:table-cell office:value-type="float" office:value="-6.436009" calcext:value-type="float">
            <text:p>-6.436009</text:p>
          </table:table-cell>
          <table:table-cell office:value-type="float" office:value="1.666585" calcext:value-type="float">
            <text:p>1.666585</text:p>
          </table:table-cell>
          <table:table-cell/>
          <table:table-cell office:value-type="float" office:value="1.664638" calcext:value-type="float">
            <text:p>1.664638</text:p>
          </table:table-cell>
          <table:table-cell office:value-type="float" office:value="5.345126" calcext:value-type="float">
            <text:p>5.345126</text:p>
          </table:table-cell>
          <table:table-cell/>
          <table:table-cell office:value-type="float" office:value="5.377549" calcext:value-type="float">
            <text:p>5.377549</text:p>
          </table:table-cell>
          <table:table-cell office:value-type="float" office:value="15.147441" calcext:value-type="float">
            <text:p>15.147441</text:p>
          </table:table-cell>
          <table:table-cell office:value-type="float" office:value="36589" calcext:value-type="float">
            <text:p>36589</text:p>
          </table:table-cell>
          <table:table-cell office:value-type="float" office:value="1.987263" calcext:value-type="float">
            <text:p>1.987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36009" calcext:value-type="float">
            <text:p>-6.436009</text:p>
          </table:table-cell>
          <table:table-cell office:value-type="float" office:value="1.963" calcext:value-type="float">
            <text:p>1.963</text:p>
          </table:table-cell>
          <table:table-cell table:number-columns-repeated="2" office:value-type="float" office:value="-6.436009" calcext:value-type="float">
            <text:p>-6.436009</text:p>
          </table:table-cell>
          <table:table-cell office:value-type="float" office:value="-6.412983" calcext:value-type="float">
            <text:p>-6.412983</text:p>
          </table:table-cell>
          <table:table-cell office:value-type="float" office:value="1.975668" calcext:value-type="float">
            <text:p>1.975668</text:p>
          </table:table-cell>
          <table:table-cell/>
          <table:table-cell office:value-type="float" office:value="1.665364" calcext:value-type="float">
            <text:p>1.665364</text:p>
          </table:table-cell>
          <table:table-cell office:value-type="float" office:value="5.450228" calcext:value-type="float">
            <text:p>5.450228</text:p>
          </table:table-cell>
          <table:table-cell/>
          <table:table-cell office:value-type="float" office:value="5.361324" calcext:value-type="float">
            <text:p>5.361324</text:p>
          </table:table-cell>
          <table:table-cell office:value-type="float" office:value="126.142935" calcext:value-type="float">
            <text:p>126.142935</text:p>
          </table:table-cell>
          <table:table-cell office:value-type="float" office:value="36583" calcext:value-type="float">
            <text:p>36583</text:p>
          </table:table-cell>
          <table:table-cell office:value-type="float" office:value="8.944954" calcext:value-type="float">
            <text:p>8.944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436009" calcext:value-type="float">
            <text:p>-6.436009</text:p>
          </table:table-cell>
          <table:table-cell office:value-type="float" office:value="-11.373" calcext:value-type="float">
            <text:p>-11.373</text:p>
          </table:table-cell>
          <table:table-cell office:value-type="float" office:value="-6.436009" calcext:value-type="float">
            <text:p>-6.436009</text:p>
          </table:table-cell>
          <table:table-cell office:value-type="float" office:value="-11.373" calcext:value-type="float">
            <text:p>-11.373</text:p>
          </table:table-cell>
          <table:table-cell office:value-type="float" office:value="-6.413019" calcext:value-type="float">
            <text:p>-6.413019</text:p>
          </table:table-cell>
          <table:table-cell office:value-type="float" office:value="1.513193" calcext:value-type="float">
            <text:p>1.513193</text:p>
          </table:table-cell>
          <table:table-cell/>
          <table:table-cell office:value-type="float" office:value="1.820507" calcext:value-type="float">
            <text:p>1.820507</text:p>
          </table:table-cell>
          <table:table-cell office:value-type="float" office:value="5.432082" calcext:value-type="float">
            <text:p>5.432082</text:p>
          </table:table-cell>
          <table:table-cell/>
          <table:table-cell office:value-type="float" office:value="5.405807" calcext:value-type="float">
            <text:p>5.405807</text:p>
          </table:table-cell>
          <table:table-cell office:value-type="float" office:value="29.630442" calcext:value-type="float">
            <text:p>29.630442</text:p>
          </table:table-cell>
          <table:table-cell office:value-type="float" office:value="36583" calcext:value-type="float">
            <text:p>36583</text:p>
          </table:table-cell>
          <table:table-cell office:value-type="float" office:value="2.854619" calcext:value-type="float">
            <text:p>2.854619</text:p>
          </table:table-cell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float" office:value="21739" calcext:value-type="float">
            <text:p>217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21827" calcext:value-type="float">
            <text:p>2182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578095" calcext:value-type="float">
            <text:p>-6.578095</text:p>
          </table:table-cell>
          <table:table-cell office:value-type="float" office:value="-6.066" calcext:value-type="float">
            <text:p>-6.066</text:p>
          </table:table-cell>
          <table:table-cell office:value-type="float" office:value="-6.578095" calcext:value-type="float">
            <text:p>-6.578095</text:p>
          </table:table-cell>
          <table:table-cell office:value-type="float" office:value="-6.066" calcext:value-type="float">
            <text:p>-6.066</text:p>
          </table:table-cell>
          <table:table-cell office:value-type="float" office:value="-6.61091" calcext:value-type="float">
            <text:p>-6.61091</text:p>
          </table:table-cell>
          <table:table-cell office:value-type="float" office:value="1.721329" calcext:value-type="float">
            <text:p>1.721329</text:p>
          </table:table-cell>
          <table:table-cell/>
          <table:table-cell office:value-type="float" office:value="1.886057" calcext:value-type="float">
            <text:p>1.886057</text:p>
          </table:table-cell>
          <table:table-cell office:value-type="float" office:value="5.328994" calcext:value-type="float">
            <text:p>5.328994</text:p>
          </table:table-cell>
          <table:table-cell office:value-type="float" office:value="5.528528" calcext:value-type="float">
            <text:p>5.528528</text:p>
          </table:table-cell>
          <table:table-cell office:value-type="float" office:value="13.894043" calcext:value-type="float">
            <text:p>13.894043</text:p>
          </table:table-cell>
          <table:table-cell office:value-type="float" office:value="168675" calcext:value-type="float">
            <text:p>168675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1860" calcext:value-type="float">
            <text:p>218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578095" calcext:value-type="float">
            <text:p>-6.578095</text:p>
          </table:table-cell>
          <table:table-cell office:value-type="float" office:value="-4.626" calcext:value-type="float">
            <text:p>-4.626</text:p>
          </table:table-cell>
          <table:table-cell office:value-type="float" office:value="-6.578095" calcext:value-type="float">
            <text:p>-6.578095</text:p>
          </table:table-cell>
          <table:table-cell office:value-type="float" office:value="-4.626" calcext:value-type="float">
            <text:p>-4.626</text:p>
          </table:table-cell>
          <table:table-cell office:value-type="float" office:value="-6.603178" calcext:value-type="float">
            <text:p>-6.603178</text:p>
          </table:table-cell>
          <table:table-cell office:value-type="float" office:value="1.733227" calcext:value-type="float">
            <text:p>1.733227</text:p>
          </table:table-cell>
          <table:table-cell table:formula="of:=[.J3]-[.J2]" office:value-type="float" office:value="0.011898" calcext:value-type="float">
            <text:p>0.011898</text:p>
          </table:table-cell>
          <table:table-cell office:value-type="float" office:value="1.803226" calcext:value-type="float">
            <text:p>1.803226</text:p>
          </table:table-cell>
          <table:table-cell office:value-type="float" office:value="5.332645" calcext:value-type="float">
            <text:p>5.332645</text:p>
          </table:table-cell>
          <table:table-cell office:value-type="float" office:value="5.429147" calcext:value-type="float">
            <text:p>5.429147</text:p>
          </table:table-cell>
          <table:table-cell office:value-type="float" office:value="15.439869" calcext:value-type="float">
            <text:p>15.439869</text:p>
          </table:table-cell>
          <table:table-cell office:value-type="float" office:value="168675" calcext:value-type="float">
            <text:p>168675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1867" calcext:value-type="float">
            <text:p>2186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03178" calcext:value-type="float">
            <text:p>-6.603178</text:p>
          </table:table-cell>
          <table:table-cell office:value-type="float" office:value="6.195" calcext:value-type="float">
            <text:p>6.195</text:p>
          </table:table-cell>
          <table:table-cell table:number-columns-repeated="2" office:value-type="float" office:value="-6.603178" calcext:value-type="float">
            <text:p>-6.603178</text:p>
          </table:table-cell>
          <table:table-cell office:value-type="float" office:value="-6.577894" calcext:value-type="float">
            <text:p>-6.577894</text:p>
          </table:table-cell>
          <table:table-cell office:value-type="float" office:value="2.242705" calcext:value-type="float">
            <text:p>2.242705</text:p>
          </table:table-cell>
          <table:table-cell table:formula="of:=[.J4]-[.J3]" office:value-type="float" office:value="0.509478" calcext:value-type="float">
            <text:p>0.509478</text:p>
          </table:table-cell>
          <table:table-cell office:value-type="float" office:value="1.767408" calcext:value-type="float">
            <text:p>1.767408</text:p>
          </table:table-cell>
          <table:table-cell office:value-type="float" office:value="5.607191" calcext:value-type="float">
            <text:p>5.607191</text:p>
          </table:table-cell>
          <table:table-cell office:value-type="float" office:value="5.381497" calcext:value-type="float">
            <text:p>5.381497</text:p>
          </table:table-cell>
          <table:table-cell office:value-type="float" office:value="156.209961" calcext:value-type="float">
            <text:p>156.209961</text:p>
          </table:table-cell>
          <table:table-cell office:value-type="float" office:value="168666" calcext:value-type="float">
            <text:p>168666</text:p>
          </table:table-cell>
          <table:table-cell office:value-type="float" office:value="8.939827" calcext:value-type="float">
            <text:p>8.939827</text:p>
          </table:table-cell>
        </table:table-row>
        <table:table-row table:style-name="ro1">
          <table:table-cell office:value-type="float" office:value="21877" calcext:value-type="float">
            <text:p>2187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03178" calcext:value-type="float">
            <text:p>-6.603178</text:p>
          </table:table-cell>
          <table:table-cell office:value-type="float" office:value="-11.422" calcext:value-type="float">
            <text:p>-11.422</text:p>
          </table:table-cell>
          <table:table-cell office:value-type="float" office:value="-6.603178" calcext:value-type="float">
            <text:p>-6.603178</text:p>
          </table:table-cell>
          <table:table-cell office:value-type="float" office:value="-11.422" calcext:value-type="float">
            <text:p>-11.422</text:p>
          </table:table-cell>
          <table:table-cell office:value-type="float" office:value="-6.577926" calcext:value-type="float">
            <text:p>-6.577926</text:p>
          </table:table-cell>
          <table:table-cell office:value-type="float" office:value="1.776481" calcext:value-type="float">
            <text:p>1.776481</text:p>
          </table:table-cell>
          <table:table-cell table:formula="of:=[.J5]-[.J2]" office:value-type="float" office:value="0.0551519999999999" calcext:value-type="float">
            <text:p>0.0551519999999999</text:p>
          </table:table-cell>
          <table:table-cell office:value-type="float" office:value="2.005032" calcext:value-type="float">
            <text:p>2.005032</text:p>
          </table:table-cell>
          <table:table-cell office:value-type="float" office:value="5.571493" calcext:value-type="float">
            <text:p>5.571493</text:p>
          </table:table-cell>
          <table:table-cell office:value-type="float" office:value="5.494396" calcext:value-type="float">
            <text:p>5.494396</text:p>
          </table:table-cell>
          <table:table-cell office:value-type="float" office:value="29.361585" calcext:value-type="float">
            <text:p>29.361585</text:p>
          </table:table-cell>
          <table:table-cell office:value-type="float" office:value="168666" calcext:value-type="float">
            <text:p>168666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1905" calcext:value-type="float">
            <text:p>219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577926" calcext:value-type="float">
            <text:p>-6.577926</text:p>
          </table:table-cell>
          <table:table-cell office:value-type="float" office:value="-6.034" calcext:value-type="float">
            <text:p>-6.034</text:p>
          </table:table-cell>
          <table:table-cell office:value-type="float" office:value="-6.577926" calcext:value-type="float">
            <text:p>-6.577926</text:p>
          </table:table-cell>
          <table:table-cell office:value-type="float" office:value="-6.034" calcext:value-type="float">
            <text:p>-6.034</text:p>
          </table:table-cell>
          <table:table-cell office:value-type="float" office:value="-6.613446" calcext:value-type="float">
            <text:p>-6.613446</text:p>
          </table:table-cell>
          <table:table-cell office:value-type="float" office:value="1.721329" calcext:value-type="float">
            <text:p>1.721329</text:p>
          </table:table-cell>
          <table:table-cell/>
          <table:table-cell office:value-type="float" office:value="1.889205" calcext:value-type="float">
            <text:p>1.889205</text:p>
          </table:table-cell>
          <table:table-cell office:value-type="float" office:value="5.328999" calcext:value-type="float">
            <text:p>5.328999</text:p>
          </table:table-cell>
          <table:table-cell office:value-type="float" office:value="5.528124" calcext:value-type="float">
            <text:p>5.528124</text:p>
          </table:table-cell>
          <table:table-cell office:value-type="float" office:value="13.936115" calcext:value-type="float">
            <text:p>13.936115</text:p>
          </table:table-cell>
          <table:table-cell office:value-type="float" office:value="168682" calcext:value-type="float">
            <text:p>168682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1909" calcext:value-type="float">
            <text:p>2190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577926" calcext:value-type="float">
            <text:p>-6.577926</text:p>
          </table:table-cell>
          <table:table-cell office:value-type="float" office:value="-4.616" calcext:value-type="float">
            <text:p>-4.616</text:p>
          </table:table-cell>
          <table:table-cell office:value-type="float" office:value="-6.577926" calcext:value-type="float">
            <text:p>-6.577926</text:p>
          </table:table-cell>
          <table:table-cell office:value-type="float" office:value="-4.616" calcext:value-type="float">
            <text:p>-4.616</text:p>
          </table:table-cell>
          <table:table-cell office:value-type="float" office:value="-6.605286" calcext:value-type="float">
            <text:p>-6.605286</text:p>
          </table:table-cell>
          <table:table-cell office:value-type="float" office:value="1.733226" calcext:value-type="float">
            <text:p>1.733226</text:p>
          </table:table-cell>
          <table:table-cell/>
          <table:table-cell office:value-type="float" office:value="1.804774" calcext:value-type="float">
            <text:p>1.804774</text:p>
          </table:table-cell>
          <table:table-cell office:value-type="float" office:value="5.33265" calcext:value-type="float">
            <text:p>5.33265</text:p>
          </table:table-cell>
          <table:table-cell office:value-type="float" office:value="5.428979" calcext:value-type="float">
            <text:p>5.428979</text:p>
          </table:table-cell>
          <table:table-cell office:value-type="float" office:value="15.452569" calcext:value-type="float">
            <text:p>15.452569</text:p>
          </table:table-cell>
          <table:table-cell office:value-type="float" office:value="168682" calcext:value-type="float">
            <text:p>16868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1912" calcext:value-type="float">
            <text:p>219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05286" calcext:value-type="float">
            <text:p>-6.605286</text:p>
          </table:table-cell>
          <table:table-cell office:value-type="float" office:value="5.443" calcext:value-type="float">
            <text:p>5.443</text:p>
          </table:table-cell>
          <table:table-cell table:number-columns-repeated="2" office:value-type="float" office:value="-6.605286" calcext:value-type="float">
            <text:p>-6.605286</text:p>
          </table:table-cell>
          <table:table-cell office:value-type="float" office:value="-6.579903" calcext:value-type="float">
            <text:p>-6.579903</text:p>
          </table:table-cell>
          <table:table-cell office:value-type="float" office:value="2.227622" calcext:value-type="float">
            <text:p>2.227622</text:p>
          </table:table-cell>
          <table:table-cell/>
          <table:table-cell office:value-type="float" office:value="1.768179" calcext:value-type="float">
            <text:p>1.768179</text:p>
          </table:table-cell>
          <table:table-cell office:value-type="float" office:value="5.609274" calcext:value-type="float">
            <text:p>5.609274</text:p>
          </table:table-cell>
          <table:table-cell office:value-type="float" office:value="5.381431" calcext:value-type="float">
            <text:p>5.381431</text:p>
          </table:table-cell>
          <table:table-cell office:value-type="float" office:value="151.340574" calcext:value-type="float">
            <text:p>151.340574</text:p>
          </table:table-cell>
          <table:table-cell office:value-type="float" office:value="168673" calcext:value-type="float">
            <text:p>168673</text:p>
          </table:table-cell>
          <table:table-cell office:value-type="float" office:value="8.955064" calcext:value-type="float">
            <text:p>8.955064</text:p>
          </table:table-cell>
        </table:table-row>
        <table:table-row table:style-name="ro1">
          <table:table-cell office:value-type="float" office:value="21915" calcext:value-type="float">
            <text:p>2191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05286" calcext:value-type="float">
            <text:p>-6.605286</text:p>
          </table:table-cell>
          <table:table-cell office:value-type="float" office:value="-11.368" calcext:value-type="float">
            <text:p>-11.368</text:p>
          </table:table-cell>
          <table:table-cell office:value-type="float" office:value="-6.605286" calcext:value-type="float">
            <text:p>-6.605286</text:p>
          </table:table-cell>
          <table:table-cell office:value-type="float" office:value="-11.368" calcext:value-type="float">
            <text:p>-11.368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1.776521" calcext:value-type="float">
            <text:p>1.776521</text:p>
          </table:table-cell>
          <table:table-cell/>
          <table:table-cell office:value-type="float" office:value="1.997873" calcext:value-type="float">
            <text:p>1.997873</text:p>
          </table:table-cell>
          <table:table-cell office:value-type="float" office:value="5.571598" calcext:value-type="float">
            <text:p>5.571598</text:p>
          </table:table-cell>
          <table:table-cell office:value-type="float" office:value="5.495409" calcext:value-type="float">
            <text:p>5.495409</text:p>
          </table:table-cell>
          <table:table-cell office:value-type="float" office:value="29.250413" calcext:value-type="float">
            <text:p>29.250413</text:p>
          </table:table-cell>
          <table:table-cell office:value-type="float" office:value="168673" calcext:value-type="float">
            <text:p>168673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1934" calcext:value-type="float">
            <text:p>2193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6.06" calcext:value-type="float">
            <text:p>-6.06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6.06" calcext:value-type="float">
            <text:p>-6.06</text:p>
          </table:table-cell>
          <table:table-cell office:value-type="float" office:value="-6.612475" calcext:value-type="float">
            <text:p>-6.612475</text:p>
          </table:table-cell>
          <table:table-cell office:value-type="float" office:value="1.721322" calcext:value-type="float">
            <text:p>1.721322</text:p>
          </table:table-cell>
          <table:table-cell/>
          <table:table-cell office:value-type="float" office:value="1.885678" calcext:value-type="float">
            <text:p>1.885678</text:p>
          </table:table-cell>
          <table:table-cell office:value-type="float" office:value="5.328937" calcext:value-type="float">
            <text:p>5.328937</text:p>
          </table:table-cell>
          <table:table-cell office:value-type="float" office:value="5.528886" calcext:value-type="float">
            <text:p>5.528886</text:p>
          </table:table-cell>
          <table:table-cell office:value-type="float" office:value="13.904413" calcext:value-type="float">
            <text:p>13.904413</text:p>
          </table:table-cell>
          <table:table-cell office:value-type="float" office:value="168687" calcext:value-type="float">
            <text:p>168687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1938" calcext:value-type="float">
            <text:p>2193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4.642" calcext:value-type="float">
            <text:p>-4.642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4.642" calcext:value-type="float">
            <text:p>-4.642</text:p>
          </table:table-cell>
          <table:table-cell office:value-type="float" office:value="-6.60468" calcext:value-type="float">
            <text:p>-6.60468</text:p>
          </table:table-cell>
          <table:table-cell office:value-type="float" office:value="1.733239" calcext:value-type="float">
            <text:p>1.733239</text:p>
          </table:table-cell>
          <table:table-cell/>
          <table:table-cell office:value-type="float" office:value="1.803028" calcext:value-type="float">
            <text:p>1.803028</text:p>
          </table:table-cell>
          <table:table-cell office:value-type="float" office:value="5.332588" calcext:value-type="float">
            <text:p>5.332588</text:p>
          </table:table-cell>
          <table:table-cell office:value-type="float" office:value="5.429301" calcext:value-type="float">
            <text:p>5.429301</text:p>
          </table:table-cell>
          <table:table-cell office:value-type="float" office:value="15.421584" calcext:value-type="float">
            <text:p>15.421584</text:p>
          </table:table-cell>
          <table:table-cell office:value-type="float" office:value="168687" calcext:value-type="float">
            <text:p>168687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1942" calcext:value-type="float">
            <text:p>219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7.211" calcext:value-type="float">
            <text:p>7.211</text:p>
          </table:table-cell>
          <table:table-cell table:number-columns-repeated="2" office:value-type="float" office:value="-6.579941" calcext:value-type="float">
            <text:p>-6.579941</text:p>
          </table:table-cell>
          <table:table-cell office:value-type="float" office:value="-6.579588" calcext:value-type="float">
            <text:p>-6.579588</text:p>
          </table:table-cell>
          <table:table-cell office:value-type="float" office:value="2.226957" calcext:value-type="float">
            <text:p>2.226957</text:p>
          </table:table-cell>
          <table:table-cell/>
          <table:table-cell office:value-type="float" office:value="1.76732" calcext:value-type="float">
            <text:p>1.76732</text:p>
          </table:table-cell>
          <table:table-cell office:value-type="float" office:value="5.605296" calcext:value-type="float">
            <text:p>5.605296</text:p>
          </table:table-cell>
          <table:table-cell office:value-type="float" office:value="5.381538" calcext:value-type="float">
            <text:p>5.381538</text:p>
          </table:table-cell>
          <table:table-cell office:value-type="float" office:value="163.302242" calcext:value-type="float">
            <text:p>163.302242</text:p>
          </table:table-cell>
          <table:table-cell office:value-type="float" office:value="168674" calcext:value-type="float">
            <text:p>168674</text:p>
          </table:table-cell>
          <table:table-cell office:value-type="float" office:value="8.955064" calcext:value-type="float">
            <text:p>8.955064</text:p>
          </table:table-cell>
        </table:table-row>
        <table:table-row table:style-name="ro1">
          <table:table-cell office:value-type="float" office:value="21945" calcext:value-type="float">
            <text:p>219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11.357" calcext:value-type="float">
            <text:p>-11.357</text:p>
          </table:table-cell>
          <table:table-cell office:value-type="float" office:value="-6.579941" calcext:value-type="float">
            <text:p>-6.579941</text:p>
          </table:table-cell>
          <table:table-cell office:value-type="float" office:value="-11.357" calcext:value-type="float">
            <text:p>-11.357</text:p>
          </table:table-cell>
          <table:table-cell office:value-type="float" office:value="-6.612439" calcext:value-type="float">
            <text:p>-6.612439</text:p>
          </table:table-cell>
          <table:table-cell office:value-type="float" office:value="1.776046" calcext:value-type="float">
            <text:p>1.776046</text:p>
          </table:table-cell>
          <table:table-cell/>
          <table:table-cell office:value-type="float" office:value="2.056327" calcext:value-type="float">
            <text:p>2.056327</text:p>
          </table:table-cell>
          <table:table-cell office:value-type="float" office:value="5.570331" calcext:value-type="float">
            <text:p>5.570331</text:p>
          </table:table-cell>
          <table:table-cell office:value-type="float" office:value="5.567047" calcext:value-type="float">
            <text:p>5.567047</text:p>
          </table:table-cell>
          <table:table-cell office:value-type="float" office:value="29.278838" calcext:value-type="float">
            <text:p>29.278838</text:p>
          </table:table-cell>
          <table:table-cell office:value-type="float" office:value="168674" calcext:value-type="float">
            <text:p>168674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12439" calcext:value-type="float">
            <text:p>-6.612439</text:p>
          </table:table-cell>
          <table:table-cell office:value-type="float" office:value="6.163" calcext:value-type="float">
            <text:p>6.163</text:p>
          </table:table-cell>
          <table:table-cell table:number-columns-repeated="2" office:value-type="float" office:value="-6.612439" calcext:value-type="float">
            <text:p>-6.612439</text:p>
          </table:table-cell>
          <table:table-cell office:value-type="float" office:value="-6.644647" calcext:value-type="float">
            <text:p>-6.644647</text:p>
          </table:table-cell>
          <table:table-cell office:value-type="float" office:value="2.235379" calcext:value-type="float">
            <text:p>2.235379</text:p>
          </table:table-cell>
          <table:table-cell/>
          <table:table-cell office:value-type="float" office:value="1.916198" calcext:value-type="float">
            <text:p>1.916198</text:p>
          </table:table-cell>
          <table:table-cell office:value-type="float" office:value="5.609519" calcext:value-type="float">
            <text:p>5.609519</text:p>
          </table:table-cell>
          <table:table-cell office:value-type="float" office:value="5.562921" calcext:value-type="float">
            <text:p>5.562921</text:p>
          </table:table-cell>
          <table:table-cell office:value-type="float" office:value="156.192972" calcext:value-type="float">
            <text:p>156.192972</text:p>
          </table:table-cell>
          <table:table-cell office:value-type="float" office:value="168678" calcext:value-type="float">
            <text:p>168678</text:p>
          </table:table-cell>
          <table:table-cell office:value-type="float" office:value="8.947446" calcext:value-type="float">
            <text:p>8.947446</text:p>
          </table:table-cell>
        </table:table-row>
        <table:table-row table:style-name="ro1">
          <table:table-cell office:value-type="float" office:value="21963" calcext:value-type="float">
            <text:p>21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12439" calcext:value-type="float">
            <text:p>-6.612439</text:p>
          </table:table-cell>
          <table:table-cell office:value-type="float" office:value="-11.389" calcext:value-type="float">
            <text:p>-11.389</text:p>
          </table:table-cell>
          <table:table-cell office:value-type="float" office:value="-6.612439" calcext:value-type="float">
            <text:p>-6.612439</text:p>
          </table:table-cell>
          <table:table-cell office:value-type="float" office:value="-11.389" calcext:value-type="float">
            <text:p>-11.389</text:p>
          </table:table-cell>
          <table:table-cell office:value-type="float" office:value="-6.644609" calcext:value-type="float">
            <text:p>-6.644609</text:p>
          </table:table-cell>
          <table:table-cell office:value-type="float" office:value="1.776655" calcext:value-type="float">
            <text:p>1.776655</text:p>
          </table:table-cell>
          <table:table-cell/>
          <table:table-cell office:value-type="float" office:value="2.075794" calcext:value-type="float">
            <text:p>2.075794</text:p>
          </table:table-cell>
          <table:table-cell office:value-type="float" office:value="5.571956" calcext:value-type="float">
            <text:p>5.571956</text:p>
          </table:table-cell>
          <table:table-cell office:value-type="float" office:value="5.586179" calcext:value-type="float">
            <text:p>5.586179</text:p>
          </table:table-cell>
          <table:table-cell office:value-type="float" office:value="29.277851" calcext:value-type="float">
            <text:p>29.277851</text:p>
          </table:table-cell>
          <table:table-cell office:value-type="float" office:value="168678" calcext:value-type="float">
            <text:p>168678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1975" calcext:value-type="float">
            <text:p>2197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44609" calcext:value-type="float">
            <text:p>-6.644609</text:p>
          </table:table-cell>
          <table:table-cell office:value-type="float" office:value="-6.07" calcext:value-type="float">
            <text:p>-6.07</text:p>
          </table:table-cell>
          <table:table-cell office:value-type="float" office:value="-6.644609" calcext:value-type="float">
            <text:p>-6.644609</text:p>
          </table:table-cell>
          <table:table-cell office:value-type="float" office:value="-6.07" calcext:value-type="float">
            <text:p>-6.07</text:p>
          </table:table-cell>
          <table:table-cell office:value-type="float" office:value="-6.676818" calcext:value-type="float">
            <text:p>-6.676818</text:p>
          </table:table-cell>
          <table:table-cell office:value-type="float" office:value="1.721073" calcext:value-type="float">
            <text:p>1.721073</text:p>
          </table:table-cell>
          <table:table-cell/>
          <table:table-cell office:value-type="float" office:value="1.926601" calcext:value-type="float">
            <text:p>1.926601</text:p>
          </table:table-cell>
          <table:table-cell office:value-type="float" office:value="5.326951" calcext:value-type="float">
            <text:p>5.326951</text:p>
          </table:table-cell>
          <table:table-cell office:value-type="float" office:value="5.572917" calcext:value-type="float">
            <text:p>5.572917</text:p>
          </table:table-cell>
          <table:table-cell office:value-type="float" office:value="13.97667" calcext:value-type="float">
            <text:p>13.97667</text:p>
          </table:table-cell>
          <table:table-cell office:value-type="float" office:value="168690" calcext:value-type="float">
            <text:p>168690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1982" calcext:value-type="float">
            <text:p>219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44609" calcext:value-type="float">
            <text:p>-6.644609</text:p>
          </table:table-cell>
          <table:table-cell office:value-type="float" office:value="-4.61" calcext:value-type="float">
            <text:p>-4.61</text:p>
          </table:table-cell>
          <table:table-cell office:value-type="float" office:value="-6.644609" calcext:value-type="float">
            <text:p>-6.644609</text:p>
          </table:table-cell>
          <table:table-cell office:value-type="float" office:value="-4.61" calcext:value-type="float">
            <text:p>-4.61</text:p>
          </table:table-cell>
          <table:table-cell office:value-type="float" office:value="-6.668296" calcext:value-type="float">
            <text:p>-6.668296</text:p>
          </table:table-cell>
          <table:table-cell office:value-type="float" office:value="1.733632" calcext:value-type="float">
            <text:p>1.733632</text:p>
          </table:table-cell>
          <table:table-cell/>
          <table:table-cell office:value-type="float" office:value="1.823199" calcext:value-type="float">
            <text:p>1.823199</text:p>
          </table:table-cell>
          <table:table-cell office:value-type="float" office:value="5.330589" calcext:value-type="float">
            <text:p>5.330589</text:p>
          </table:table-cell>
          <table:table-cell office:value-type="float" office:value="5.450469" calcext:value-type="float">
            <text:p>5.450469</text:p>
          </table:table-cell>
          <table:table-cell office:value-type="float" office:value="15.546462" calcext:value-type="float">
            <text:p>15.546462</text:p>
          </table:table-cell>
          <table:table-cell office:value-type="float" office:value="168690" calcext:value-type="float">
            <text:p>168690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8296" calcext:value-type="float">
            <text:p>-6.668296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-6.668296" calcext:value-type="float">
            <text:p>-6.668296</text:p>
          </table:table-cell>
          <table:table-cell office:value-type="float" office:value="-6.642188" calcext:value-type="float">
            <text:p>-6.642188</text:p>
          </table:table-cell>
          <table:table-cell office:value-type="float" office:value="2.23685" calcext:value-type="float">
            <text:p>2.23685</text:p>
          </table:table-cell>
          <table:table-cell/>
          <table:table-cell office:value-type="float" office:value="1.777359" calcext:value-type="float">
            <text:p>1.777359</text:p>
          </table:table-cell>
          <table:table-cell office:value-type="float" office:value="5.618278" calcext:value-type="float">
            <text:p>5.618278</text:p>
          </table:table-cell>
          <table:table-cell office:value-type="float" office:value="5.391328" calcext:value-type="float">
            <text:p>5.391328</text:p>
          </table:table-cell>
          <table:table-cell office:value-type="float" office:value="154.429494" calcext:value-type="float">
            <text:p>154.429494</text:p>
          </table:table-cell>
          <table:table-cell office:value-type="float" office:value="168681" calcext:value-type="float">
            <text:p>168681</text:p>
          </table:table-cell>
          <table:table-cell office:value-type="float" office:value="8.947446" calcext:value-type="float">
            <text:p>8.947446</text:p>
          </table:table-cell>
        </table:table-row>
        <table:table-row table:style-name="ro1">
          <table:table-cell office:value-type="float" office:value="22017" calcext:value-type="float">
            <text:p>2201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8296" calcext:value-type="float">
            <text:p>-6.668296</text:p>
          </table:table-cell>
          <table:table-cell office:value-type="float" office:value="-11.411" calcext:value-type="float">
            <text:p>-11.411</text:p>
          </table:table-cell>
          <table:table-cell office:value-type="float" office:value="-6.668296" calcext:value-type="float">
            <text:p>-6.668296</text:p>
          </table:table-cell>
          <table:table-cell office:value-type="float" office:value="-11.411" calcext:value-type="float">
            <text:p>-11.411</text:p>
          </table:table-cell>
          <table:table-cell office:value-type="float" office:value="-6.642225" calcext:value-type="float">
            <text:p>-6.642225</text:p>
          </table:table-cell>
          <table:table-cell office:value-type="float" office:value="1.777703" calcext:value-type="float">
            <text:p>1.777703</text:p>
          </table:table-cell>
          <table:table-cell/>
          <table:table-cell office:value-type="float" office:value="2.007076" calcext:value-type="float">
            <text:p>2.007076</text:p>
          </table:table-cell>
          <table:table-cell office:value-type="float" office:value="5.574748" calcext:value-type="float">
            <text:p>5.574748</text:p>
          </table:table-cell>
          <table:table-cell office:value-type="float" office:value="5.504861" calcext:value-type="float">
            <text:p>5.504861</text:p>
          </table:table-cell>
          <table:table-cell office:value-type="float" office:value="29.210768" calcext:value-type="float">
            <text:p>29.210768</text:p>
          </table:table-cell>
          <table:table-cell office:value-type="float" office:value="168681" calcext:value-type="float">
            <text:p>168681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024" calcext:value-type="float">
            <text:p>220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42225" calcext:value-type="float">
            <text:p>-6.642225</text:p>
          </table:table-cell>
          <table:table-cell office:value-type="float" office:value="-6.02" calcext:value-type="float">
            <text:p>-6.02</text:p>
          </table:table-cell>
          <table:table-cell office:value-type="float" office:value="-6.642225" calcext:value-type="float">
            <text:p>-6.642225</text:p>
          </table:table-cell>
          <table:table-cell office:value-type="float" office:value="-6.02" calcext:value-type="float">
            <text:p>-6.02</text:p>
          </table:table-cell>
          <table:table-cell office:value-type="float" office:value="-6.674672" calcext:value-type="float">
            <text:p>-6.674672</text:p>
          </table:table-cell>
          <table:table-cell office:value-type="float" office:value="1.721083" calcext:value-type="float">
            <text:p>1.721083</text:p>
          </table:table-cell>
          <table:table-cell/>
          <table:table-cell office:value-type="float" office:value="1.891009" calcext:value-type="float">
            <text:p>1.891009</text:p>
          </table:table-cell>
          <table:table-cell office:value-type="float" office:value="5.327024" calcext:value-type="float">
            <text:p>5.327024</text:p>
          </table:table-cell>
          <table:table-cell office:value-type="float" office:value="5.535041" calcext:value-type="float">
            <text:p>5.535041</text:p>
          </table:table-cell>
          <table:table-cell office:value-type="float" office:value="14.039604" calcext:value-type="float">
            <text:p>14.039604</text:p>
          </table:table-cell>
          <table:table-cell office:value-type="float" office:value="168692" calcext:value-type="float">
            <text:p>168692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42225" calcext:value-type="float">
            <text:p>-6.642225</text:p>
          </table:table-cell>
          <table:table-cell office:value-type="float" office:value="-4.705" calcext:value-type="float">
            <text:p>-4.705</text:p>
          </table:table-cell>
          <table:table-cell office:value-type="float" office:value="-6.642225" calcext:value-type="float">
            <text:p>-6.642225</text:p>
          </table:table-cell>
          <table:table-cell office:value-type="float" office:value="-4.705" calcext:value-type="float">
            <text:p>-4.705</text:p>
          </table:table-cell>
          <table:table-cell office:value-type="float" office:value="-6.665516" calcext:value-type="float">
            <text:p>-6.665516</text:p>
          </table:table-cell>
          <table:table-cell office:value-type="float" office:value="1.733618" calcext:value-type="float">
            <text:p>1.733618</text:p>
          </table:table-cell>
          <table:table-cell/>
          <table:table-cell office:value-type="float" office:value="1.805463" calcext:value-type="float">
            <text:p>1.805463</text:p>
          </table:table-cell>
          <table:table-cell office:value-type="float" office:value="5.330662" calcext:value-type="float">
            <text:p>5.330662</text:p>
          </table:table-cell>
          <table:table-cell office:value-type="float" office:value="5.431511" calcext:value-type="float">
            <text:p>5.431511</text:p>
          </table:table-cell>
          <table:table-cell office:value-type="float" office:value="15.420659" calcext:value-type="float">
            <text:p>15.420659</text:p>
          </table:table-cell>
          <table:table-cell office:value-type="float" office:value="168692" calcext:value-type="float">
            <text:p>16869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032" calcext:value-type="float">
            <text:p>2203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5516" calcext:value-type="float">
            <text:p>-6.665516</text:p>
          </table:table-cell>
          <table:table-cell office:value-type="float" office:value="5.587" calcext:value-type="float">
            <text:p>5.587</text:p>
          </table:table-cell>
          <table:table-cell table:number-columns-repeated="2" office:value-type="float" office:value="-6.665516" calcext:value-type="float">
            <text:p>-6.665516</text:p>
          </table:table-cell>
          <table:table-cell office:value-type="float" office:value="-6.640449" calcext:value-type="float">
            <text:p>-6.640449</text:p>
          </table:table-cell>
          <table:table-cell office:value-type="float" office:value="2.231731" calcext:value-type="float">
            <text:p>2.231731</text:p>
          </table:table-cell>
          <table:table-cell/>
          <table:table-cell office:value-type="float" office:value="1.768694" calcext:value-type="float">
            <text:p>1.768694</text:p>
          </table:table-cell>
          <table:table-cell office:value-type="float" office:value="5.618431" calcext:value-type="float">
            <text:p>5.618431</text:p>
          </table:table-cell>
          <table:table-cell office:value-type="float" office:value="5.381697" calcext:value-type="float">
            <text:p>5.381697</text:p>
          </table:table-cell>
          <table:table-cell office:value-type="float" office:value="152.697206" calcext:value-type="float">
            <text:p>152.697206</text:p>
          </table:table-cell>
          <table:table-cell office:value-type="float" office:value="168682" calcext:value-type="float">
            <text:p>168682</text:p>
          </table:table-cell>
          <table:table-cell office:value-type="float" office:value="8.952525" calcext:value-type="float">
            <text:p>8.952525</text:p>
          </table:table-cell>
        </table:table-row>
        <table:table-row table:style-name="ro1">
          <table:table-cell office:value-type="float" office:value="22038" calcext:value-type="float">
            <text:p>2203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5516" calcext:value-type="float">
            <text:p>-6.665516</text:p>
          </table:table-cell>
          <table:table-cell office:value-type="float" office:value="-11.405" calcext:value-type="float">
            <text:p>-11.405</text:p>
          </table:table-cell>
          <table:table-cell office:value-type="float" office:value="-6.665516" calcext:value-type="float">
            <text:p>-6.665516</text:p>
          </table:table-cell>
          <table:table-cell office:value-type="float" office:value="-11.405" calcext:value-type="float">
            <text:p>-11.405</text:p>
          </table:table-cell>
          <table:table-cell office:value-type="float" office:value="-6.640486" calcext:value-type="float">
            <text:p>-6.640486</text:p>
          </table:table-cell>
          <table:table-cell office:value-type="float" office:value="1.777651" calcext:value-type="float">
            <text:p>1.777651</text:p>
          </table:table-cell>
          <table:table-cell/>
          <table:table-cell office:value-type="float" office:value="2.000183" calcext:value-type="float">
            <text:p>2.000183</text:p>
          </table:table-cell>
          <table:table-cell office:value-type="float" office:value="5.574609" calcext:value-type="float">
            <text:p>5.574609</text:p>
          </table:table-cell>
          <table:table-cell office:value-type="float" office:value="5.50012" calcext:value-type="float">
            <text:p>5.50012</text:p>
          </table:table-cell>
          <table:table-cell office:value-type="float" office:value="29.204387" calcext:value-type="float">
            <text:p>29.204387</text:p>
          </table:table-cell>
          <table:table-cell office:value-type="float" office:value="168682" calcext:value-type="float">
            <text:p>168682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40486" calcext:value-type="float">
            <text:p>-6.640486</text:p>
          </table:table-cell>
          <table:table-cell office:value-type="float" office:value="-6.049" calcext:value-type="float">
            <text:p>-6.049</text:p>
          </table:table-cell>
          <table:table-cell office:value-type="float" office:value="-6.640486" calcext:value-type="float">
            <text:p>-6.640486</text:p>
          </table:table-cell>
          <table:table-cell office:value-type="float" office:value="-6.049" calcext:value-type="float">
            <text:p>-6.049</text:p>
          </table:table-cell>
          <table:table-cell office:value-type="float" office:value="-6.675658" calcext:value-type="float">
            <text:p>-6.675658</text:p>
          </table:table-cell>
          <table:table-cell office:value-type="float" office:value="1.721089" calcext:value-type="float">
            <text:p>1.721089</text:p>
          </table:table-cell>
          <table:table-cell/>
          <table:table-cell office:value-type="float" office:value="1.887441" calcext:value-type="float">
            <text:p>1.887441</text:p>
          </table:table-cell>
          <table:table-cell office:value-type="float" office:value="5.327078" calcext:value-type="float">
            <text:p>5.327078</text:p>
          </table:table-cell>
          <table:table-cell office:value-type="float" office:value="5.532746" calcext:value-type="float">
            <text:p>5.532746</text:p>
          </table:table-cell>
          <table:table-cell office:value-type="float" office:value="13.998976" calcext:value-type="float">
            <text:p>13.998976</text:p>
          </table:table-cell>
          <table:table-cell office:value-type="float" office:value="168695" calcext:value-type="float">
            <text:p>168695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40486" calcext:value-type="float">
            <text:p>-6.640486</text:p>
          </table:table-cell>
          <table:table-cell office:value-type="float" office:value="-4.727" calcext:value-type="float">
            <text:p>-4.727</text:p>
          </table:table-cell>
          <table:table-cell office:value-type="float" office:value="-6.640486" calcext:value-type="float">
            <text:p>-6.640486</text:p>
          </table:table-cell>
          <table:table-cell office:value-type="float" office:value="-4.727" calcext:value-type="float">
            <text:p>-4.727</text:p>
          </table:table-cell>
          <table:table-cell office:value-type="float" office:value="-6.666908" calcext:value-type="float">
            <text:p>-6.666908</text:p>
          </table:table-cell>
          <table:table-cell office:value-type="float" office:value="1.733607" calcext:value-type="float">
            <text:p>1.733607</text:p>
          </table:table-cell>
          <table:table-cell/>
          <table:table-cell office:value-type="float" office:value="1.803716" calcext:value-type="float">
            <text:p>1.803716</text:p>
          </table:table-cell>
          <table:table-cell office:value-type="float" office:value="5.330716" calcext:value-type="float">
            <text:p>5.330716</text:p>
          </table:table-cell>
          <table:table-cell office:value-type="float" office:value="5.430357" calcext:value-type="float">
            <text:p>5.430357</text:p>
          </table:table-cell>
          <table:table-cell office:value-type="float" office:value="15.389993" calcext:value-type="float">
            <text:p>15.389993</text:p>
          </table:table-cell>
          <table:table-cell office:value-type="float" office:value="168695" calcext:value-type="float">
            <text:p>168695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069" calcext:value-type="float">
            <text:p>2206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6908" calcext:value-type="float">
            <text:p>-6.666908</text:p>
          </table:table-cell>
          <table:table-cell office:value-type="float" office:value="5.609" calcext:value-type="float">
            <text:p>5.609</text:p>
          </table:table-cell>
          <table:table-cell table:number-columns-repeated="2" office:value-type="float" office:value="-6.666908" calcext:value-type="float">
            <text:p>-6.666908</text:p>
          </table:table-cell>
          <table:table-cell office:value-type="float" office:value="-6.642092" calcext:value-type="float">
            <text:p>-6.642092</text:p>
          </table:table-cell>
          <table:table-cell office:value-type="float" office:value="2.229245" calcext:value-type="float">
            <text:p>2.229245</text:p>
          </table:table-cell>
          <table:table-cell/>
          <table:table-cell office:value-type="float" office:value="1.767835" calcext:value-type="float">
            <text:p>1.767835</text:p>
          </table:table-cell>
          <table:table-cell office:value-type="float" office:value="5.618945" calcext:value-type="float">
            <text:p>5.618945</text:p>
          </table:table-cell>
          <table:table-cell office:value-type="float" office:value="5.381125" calcext:value-type="float">
            <text:p>5.381125</text:p>
          </table:table-cell>
          <table:table-cell office:value-type="float" office:value="152.902983" calcext:value-type="float">
            <text:p>152.902983</text:p>
          </table:table-cell>
          <table:table-cell office:value-type="float" office:value="168686" calcext:value-type="float">
            <text:p>168686</text:p>
          </table:table-cell>
          <table:table-cell office:value-type="float" office:value="8.955064" calcext:value-type="float">
            <text:p>8.955064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6908" calcext:value-type="float">
            <text:p>-6.666908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666908" calcext:value-type="float">
            <text:p>-6.666908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642132" calcext:value-type="float">
            <text:p>-6.642132</text:p>
          </table:table-cell>
          <table:table-cell office:value-type="float" office:value="1.775449" calcext:value-type="float">
            <text:p>1.775449</text:p>
          </table:table-cell>
          <table:table-cell/>
          <table:table-cell office:value-type="float" office:value="1.998508" calcext:value-type="float">
            <text:p>1.998508</text:p>
          </table:table-cell>
          <table:table-cell office:value-type="float" office:value="5.577496" calcext:value-type="float">
            <text:p>5.577496</text:p>
          </table:table-cell>
          <table:table-cell office:value-type="float" office:value="5.500096" calcext:value-type="float">
            <text:p>5.500096</text:p>
          </table:table-cell>
          <table:table-cell office:value-type="float" office:value="29.277545" calcext:value-type="float">
            <text:p>29.277545</text:p>
          </table:table-cell>
          <table:table-cell office:value-type="float" office:value="168686" calcext:value-type="float">
            <text:p>168686</text:p>
          </table:table-cell>
          <table:table-cell office:value-type="float" office:value="2.854619" calcext:value-type="float">
            <text:p>2.854619</text:p>
          </table:table-cell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42132" calcext:value-type="float">
            <text:p>-6.642132</text:p>
          </table:table-cell>
          <table:table-cell office:value-type="float" office:value="-5.999" calcext:value-type="float">
            <text:p>-5.999</text:p>
          </table:table-cell>
          <table:table-cell office:value-type="float" office:value="-6.642132" calcext:value-type="float">
            <text:p>-6.642132</text:p>
          </table:table-cell>
          <table:table-cell office:value-type="float" office:value="-5.999" calcext:value-type="float">
            <text:p>-5.999</text:p>
          </table:table-cell>
          <table:table-cell office:value-type="float" office:value="-6.67188" calcext:value-type="float">
            <text:p>-6.67188</text:p>
          </table:table-cell>
          <table:table-cell office:value-type="float" office:value="1.721083" calcext:value-type="float">
            <text:p>1.721083</text:p>
          </table:table-cell>
          <table:table-cell/>
          <table:table-cell office:value-type="float" office:value="1.885436" calcext:value-type="float">
            <text:p>1.885436</text:p>
          </table:table-cell>
          <table:table-cell office:value-type="float" office:value="5.327027" calcext:value-type="float">
            <text:p>5.327027</text:p>
          </table:table-cell>
          <table:table-cell office:value-type="float" office:value="5.534144" calcext:value-type="float">
            <text:p>5.534144</text:p>
          </table:table-cell>
          <table:table-cell office:value-type="float" office:value="14.067237" calcext:value-type="float">
            <text:p>14.067237</text:p>
          </table:table-cell>
          <table:table-cell office:value-type="float" office:value="168699" calcext:value-type="float">
            <text:p>168699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42132" calcext:value-type="float">
            <text:p>-6.642132</text:p>
          </table:table-cell>
          <table:table-cell office:value-type="float" office:value="-4.768" calcext:value-type="float">
            <text:p>-4.768</text:p>
          </table:table-cell>
          <table:table-cell office:value-type="float" office:value="-6.642132" calcext:value-type="float">
            <text:p>-6.642132</text:p>
          </table:table-cell>
          <table:table-cell office:value-type="float" office:value="-4.768" calcext:value-type="float">
            <text:p>-4.768</text:p>
          </table:table-cell>
          <table:table-cell office:value-type="float" office:value="-6.662486" calcext:value-type="float">
            <text:p>-6.662486</text:p>
          </table:table-cell>
          <table:table-cell office:value-type="float" office:value="1.733617" calcext:value-type="float">
            <text:p>1.733617</text:p>
          </table:table-cell>
          <table:table-cell/>
          <table:table-cell office:value-type="float" office:value="1.802663" calcext:value-type="float">
            <text:p>1.802663</text:p>
          </table:table-cell>
          <table:table-cell office:value-type="float" office:value="5.330665" calcext:value-type="float">
            <text:p>5.330665</text:p>
          </table:table-cell>
          <table:table-cell office:value-type="float" office:value="5.431061" calcext:value-type="float">
            <text:p>5.431061</text:p>
          </table:table-cell>
          <table:table-cell office:value-type="float" office:value="15.339155" calcext:value-type="float">
            <text:p>15.339155</text:p>
          </table:table-cell>
          <table:table-cell office:value-type="float" office:value="168699" calcext:value-type="float">
            <text:p>168699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2486" calcext:value-type="float">
            <text:p>-6.662486</text:p>
          </table:table-cell>
          <table:table-cell office:value-type="float" office:value="6.064" calcext:value-type="float">
            <text:p>6.064</text:p>
          </table:table-cell>
          <table:table-cell table:number-columns-repeated="2" office:value-type="float" office:value="-6.662486" calcext:value-type="float">
            <text:p>-6.662486</text:p>
          </table:table-cell>
          <table:table-cell office:value-type="float" office:value="-6.638138" calcext:value-type="float">
            <text:p>-6.638138</text:p>
          </table:table-cell>
          <table:table-cell office:value-type="float" office:value="2.234173" calcext:value-type="float">
            <text:p>2.234173</text:p>
          </table:table-cell>
          <table:table-cell/>
          <table:table-cell office:value-type="float" office:value="1.767325" calcext:value-type="float">
            <text:p>1.767325</text:p>
          </table:table-cell>
          <table:table-cell office:value-type="float" office:value="5.617661" calcext:value-type="float">
            <text:p>5.617661</text:p>
          </table:table-cell>
          <table:table-cell office:value-type="float" office:value="5.38143" calcext:value-type="float">
            <text:p>5.38143</text:p>
          </table:table-cell>
          <table:table-cell office:value-type="float" office:value="155.903429" calcext:value-type="float">
            <text:p>155.903429</text:p>
          </table:table-cell>
          <table:table-cell office:value-type="float" office:value="168689" calcext:value-type="float">
            <text:p>168689</text:p>
          </table:table-cell>
          <table:table-cell office:value-type="float" office:value="8.949985" calcext:value-type="float">
            <text:p>8.949985</text:p>
          </table:table-cell>
        </table:table-row>
        <table:table-row table:style-name="ro1">
          <table:table-cell office:value-type="float" office:value="22119" calcext:value-type="float">
            <text:p>221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2486" calcext:value-type="float">
            <text:p>-6.662486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662486" calcext:value-type="float">
            <text:p>-6.662486</text:p>
          </table:table-cell>
          <table:table-cell office:value-type="float" office:value="-11.426" calcext:value-type="float">
            <text:p>-11.426</text:p>
          </table:table-cell>
          <table:table-cell office:value-type="float" office:value="-6.638173" calcext:value-type="float">
            <text:p>-6.638173</text:p>
          </table:table-cell>
          <table:table-cell office:value-type="float" office:value="1.777594" calcext:value-type="float">
            <text:p>1.777594</text:p>
          </table:table-cell>
          <table:table-cell/>
          <table:table-cell office:value-type="float" office:value="2.000721" calcext:value-type="float">
            <text:p>2.000721</text:p>
          </table:table-cell>
          <table:table-cell office:value-type="float" office:value="5.574457" calcext:value-type="float">
            <text:p>5.574457</text:p>
          </table:table-cell>
          <table:table-cell office:value-type="float" office:value="5.499601" calcext:value-type="float">
            <text:p>5.499601</text:p>
          </table:table-cell>
          <table:table-cell office:value-type="float" office:value="29.251999" calcext:value-type="float">
            <text:p>29.251999</text:p>
          </table:table-cell>
          <table:table-cell office:value-type="float" office:value="168689" calcext:value-type="float">
            <text:p>168689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8173" calcext:value-type="float">
            <text:p>-6.638173</text:p>
          </table:table-cell>
          <table:table-cell office:value-type="float" office:value="-5.989" calcext:value-type="float">
            <text:p>-5.989</text:p>
          </table:table-cell>
          <table:table-cell office:value-type="float" office:value="-6.638173" calcext:value-type="float">
            <text:p>-6.638173</text:p>
          </table:table-cell>
          <table:table-cell office:value-type="float" office:value="-5.989" calcext:value-type="float">
            <text:p>-5.989</text:p>
          </table:table-cell>
          <table:table-cell office:value-type="float" office:value="-6.673451" calcext:value-type="float">
            <text:p>-6.673451</text:p>
          </table:table-cell>
          <table:table-cell office:value-type="float" office:value="1.721098" calcext:value-type="float">
            <text:p>1.721098</text:p>
          </table:table-cell>
          <table:table-cell/>
          <table:table-cell office:value-type="float" office:value="1.887667" calcext:value-type="float">
            <text:p>1.887667</text:p>
          </table:table-cell>
          <table:table-cell office:value-type="float" office:value="5.327149" calcext:value-type="float">
            <text:p>5.327149</text:p>
          </table:table-cell>
          <table:table-cell office:value-type="float" office:value="5.532375" calcext:value-type="float">
            <text:p>5.532375</text:p>
          </table:table-cell>
          <table:table-cell office:value-type="float" office:value="14.075222" calcext:value-type="float">
            <text:p>14.075222</text:p>
          </table:table-cell>
          <table:table-cell office:value-type="float" office:value="168700" calcext:value-type="float">
            <text:p>168700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8173" calcext:value-type="float">
            <text:p>-6.638173</text:p>
          </table:table-cell>
          <table:table-cell office:value-type="float" office:value="-4.653" calcext:value-type="float">
            <text:p>-4.653</text:p>
          </table:table-cell>
          <table:table-cell office:value-type="float" office:value="-6.638173" calcext:value-type="float">
            <text:p>-6.638173</text:p>
          </table:table-cell>
          <table:table-cell office:value-type="float" office:value="-4.653" calcext:value-type="float">
            <text:p>-4.653</text:p>
          </table:table-cell>
          <table:table-cell office:value-type="float" office:value="-6.663939" calcext:value-type="float">
            <text:p>-6.663939</text:p>
          </table:table-cell>
          <table:table-cell office:value-type="float" office:value="1.733593" calcext:value-type="float">
            <text:p>1.733593</text:p>
          </table:table-cell>
          <table:table-cell/>
          <table:table-cell office:value-type="float" office:value="1.803784" calcext:value-type="float">
            <text:p>1.803784</text:p>
          </table:table-cell>
          <table:table-cell office:value-type="float" office:value="5.330788" calcext:value-type="float">
            <text:p>5.330788</text:p>
          </table:table-cell>
          <table:table-cell office:value-type="float" office:value="5.43025" calcext:value-type="float">
            <text:p>5.43025</text:p>
          </table:table-cell>
          <table:table-cell office:value-type="float" office:value="15.482599" calcext:value-type="float">
            <text:p>15.482599</text:p>
          </table:table-cell>
          <table:table-cell office:value-type="float" office:value="168700" calcext:value-type="float">
            <text:p>168700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3939" calcext:value-type="float">
            <text:p>-6.663939</text:p>
          </table:table-cell>
          <table:table-cell office:value-type="float" office:value="6.145" calcext:value-type="float">
            <text:p>6.145</text:p>
          </table:table-cell>
          <table:table-cell table:number-columns-repeated="2" office:value-type="float" office:value="-6.663939" calcext:value-type="float">
            <text:p>-6.663939</text:p>
          </table:table-cell>
          <table:table-cell office:value-type="float" office:value="-6.638363" calcext:value-type="float">
            <text:p>-6.638363</text:p>
          </table:table-cell>
          <table:table-cell office:value-type="float" office:value="2.234212" calcext:value-type="float">
            <text:p>2.234212</text:p>
          </table:table-cell>
          <table:table-cell/>
          <table:table-cell office:value-type="float" office:value="1.767833" calcext:value-type="float">
            <text:p>1.767833</text:p>
          </table:table-cell>
          <table:table-cell office:value-type="float" office:value="5.617889" calcext:value-type="float">
            <text:p>5.617889</text:p>
          </table:table-cell>
          <table:table-cell office:value-type="float" office:value="5.38113" calcext:value-type="float">
            <text:p>5.38113</text:p>
          </table:table-cell>
          <table:table-cell office:value-type="float" office:value="156.46905" calcext:value-type="float">
            <text:p>156.46905</text:p>
          </table:table-cell>
          <table:table-cell office:value-type="float" office:value="168691" calcext:value-type="float">
            <text:p>168691</text:p>
          </table:table-cell>
          <table:table-cell office:value-type="float" office:value="8.949985" calcext:value-type="float">
            <text:p>8.949985</text:p>
          </table:table-cell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3939" calcext:value-type="float">
            <text:p>-6.663939</text:p>
          </table:table-cell>
          <table:table-cell office:value-type="float" office:value="-11.429" calcext:value-type="float">
            <text:p>-11.429</text:p>
          </table:table-cell>
          <table:table-cell office:value-type="float" office:value="-6.663939" calcext:value-type="float">
            <text:p>-6.663939</text:p>
          </table:table-cell>
          <table:table-cell office:value-type="float" office:value="-11.429" calcext:value-type="float">
            <text:p>-11.429</text:p>
          </table:table-cell>
          <table:table-cell office:value-type="float" office:value="-6.638403" calcext:value-type="float">
            <text:p>-6.638403</text:p>
          </table:table-cell>
          <table:table-cell office:value-type="float" office:value="1.777621" calcext:value-type="float">
            <text:p>1.777621</text:p>
          </table:table-cell>
          <table:table-cell/>
          <table:table-cell office:value-type="float" office:value="2.00099" calcext:value-type="float">
            <text:p>2.00099</text:p>
          </table:table-cell>
          <table:table-cell office:value-type="float" office:value="5.57453" calcext:value-type="float">
            <text:p>5.57453</text:p>
          </table:table-cell>
          <table:table-cell office:value-type="float" office:value="5.499573" calcext:value-type="float">
            <text:p>5.499573</text:p>
          </table:table-cell>
          <table:table-cell office:value-type="float" office:value="29.255066" calcext:value-type="float">
            <text:p>29.255066</text:p>
          </table:table-cell>
          <table:table-cell office:value-type="float" office:value="168691" calcext:value-type="float">
            <text:p>168691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8403" calcext:value-type="float">
            <text:p>-6.638403</text:p>
          </table:table-cell>
          <table:table-cell office:value-type="float" office:value="-6.011" calcext:value-type="float">
            <text:p>-6.011</text:p>
          </table:table-cell>
          <table:table-cell office:value-type="float" office:value="-6.638403" calcext:value-type="float">
            <text:p>-6.638403</text:p>
          </table:table-cell>
          <table:table-cell office:value-type="float" office:value="-6.011" calcext:value-type="float">
            <text:p>-6.011</text:p>
          </table:table-cell>
          <table:table-cell office:value-type="float" office:value="-6.670968" calcext:value-type="float">
            <text:p>-6.670968</text:p>
          </table:table-cell>
          <table:table-cell office:value-type="float" office:value="1.721097" calcext:value-type="float">
            <text:p>1.721097</text:p>
          </table:table-cell>
          <table:table-cell/>
          <table:table-cell office:value-type="float" office:value="1.887812" calcext:value-type="float">
            <text:p>1.887812</text:p>
          </table:table-cell>
          <table:table-cell office:value-type="float" office:value="5.327142" calcext:value-type="float">
            <text:p>5.327142</text:p>
          </table:table-cell>
          <table:table-cell office:value-type="float" office:value="5.532387" calcext:value-type="float">
            <text:p>5.532387</text:p>
          </table:table-cell>
          <table:table-cell office:value-type="float" office:value="14.046448" calcext:value-type="float">
            <text:p>14.046448</text:p>
          </table:table-cell>
          <table:table-cell office:value-type="float" office:value="168702" calcext:value-type="float">
            <text:p>168702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8403" calcext:value-type="float">
            <text:p>-6.638403</text:p>
          </table:table-cell>
          <table:table-cell office:value-type="float" office:value="-4.603" calcext:value-type="float">
            <text:p>-4.603</text:p>
          </table:table-cell>
          <table:table-cell office:value-type="float" office:value="-6.638403" calcext:value-type="float">
            <text:p>-6.638403</text:p>
          </table:table-cell>
          <table:table-cell office:value-type="float" office:value="-4.603" calcext:value-type="float">
            <text:p>-4.603</text:p>
          </table:table-cell>
          <table:table-cell office:value-type="float" office:value="-6.66178" calcext:value-type="float">
            <text:p>-6.66178</text:p>
          </table:table-cell>
          <table:table-cell office:value-type="float" office:value="1.733595" calcext:value-type="float">
            <text:p>1.733595</text:p>
          </table:table-cell>
          <table:table-cell/>
          <table:table-cell office:value-type="float" office:value="1.803877" calcext:value-type="float">
            <text:p>1.803877</text:p>
          </table:table-cell>
          <table:table-cell office:value-type="float" office:value="5.33078" calcext:value-type="float">
            <text:p>5.33078</text:p>
          </table:table-cell>
          <table:table-cell office:value-type="float" office:value="5.430235" calcext:value-type="float">
            <text:p>5.430235</text:p>
          </table:table-cell>
          <table:table-cell office:value-type="float" office:value="15.547487" calcext:value-type="float">
            <text:p>15.547487</text:p>
          </table:table-cell>
          <table:table-cell office:value-type="float" office:value="168702" calcext:value-type="float">
            <text:p>16870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167" calcext:value-type="float">
            <text:p>2216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6178" calcext:value-type="float">
            <text:p>-6.66178</text:p>
          </table:table-cell>
          <table:table-cell office:value-type="float" office:value="5.767" calcext:value-type="float">
            <text:p>5.767</text:p>
          </table:table-cell>
          <table:table-cell table:number-columns-repeated="2" office:value-type="float" office:value="-6.66178" calcext:value-type="float">
            <text:p>-6.66178</text:p>
          </table:table-cell>
          <table:table-cell office:value-type="float" office:value="-6.635703" calcext:value-type="float">
            <text:p>-6.635703</text:p>
          </table:table-cell>
          <table:table-cell office:value-type="float" office:value="2.226586" calcext:value-type="float">
            <text:p>2.226586</text:p>
          </table:table-cell>
          <table:table-cell/>
          <table:table-cell office:value-type="float" office:value="1.76786" calcext:value-type="float">
            <text:p>1.76786</text:p>
          </table:table-cell>
          <table:table-cell office:value-type="float" office:value="5.618435" calcext:value-type="float">
            <text:p>5.618435</text:p>
          </table:table-cell>
          <table:table-cell office:value-type="float" office:value="5.381135" calcext:value-type="float">
            <text:p>5.381135</text:p>
          </table:table-cell>
          <table:table-cell office:value-type="float" office:value="153.997871" calcext:value-type="float">
            <text:p>153.997871</text:p>
          </table:table-cell>
          <table:table-cell office:value-type="float" office:value="168693" calcext:value-type="float">
            <text:p>168693</text:p>
          </table:table-cell>
          <table:table-cell office:value-type="float" office:value="8.957604" calcext:value-type="float">
            <text:p>8.957604</text:p>
          </table:table-cell>
        </table:table-row>
        <table:table-row table:style-name="ro1">
          <table:table-cell office:value-type="float" office:value="22170" calcext:value-type="float">
            <text:p>2217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6178" calcext:value-type="float">
            <text:p>-6.66178</text:p>
          </table:table-cell>
          <table:table-cell office:value-type="float" office:value="-11.382" calcext:value-type="float">
            <text:p>-11.382</text:p>
          </table:table-cell>
          <table:table-cell office:value-type="float" office:value="-6.66178" calcext:value-type="float">
            <text:p>-6.66178</text:p>
          </table:table-cell>
          <table:table-cell office:value-type="float" office:value="-11.382" calcext:value-type="float">
            <text:p>-11.382</text:p>
          </table:table-cell>
          <table:table-cell office:value-type="float" office:value="-6.635744" calcext:value-type="float">
            <text:p>-6.635744</text:p>
          </table:table-cell>
          <table:table-cell office:value-type="float" office:value="1.77758" calcext:value-type="float">
            <text:p>1.77758</text:p>
          </table:table-cell>
          <table:table-cell/>
          <table:table-cell office:value-type="float" office:value="1.99719" calcext:value-type="float">
            <text:p>1.99719</text:p>
          </table:table-cell>
          <table:table-cell office:value-type="float" office:value="5.574422" calcext:value-type="float">
            <text:p>5.574422</text:p>
          </table:table-cell>
          <table:table-cell office:value-type="float" office:value="5.499848" calcext:value-type="float">
            <text:p>5.499848</text:p>
          </table:table-cell>
          <table:table-cell office:value-type="float" office:value="29.166217" calcext:value-type="float">
            <text:p>29.166217</text:p>
          </table:table-cell>
          <table:table-cell office:value-type="float" office:value="168693" calcext:value-type="float">
            <text:p>168693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183" calcext:value-type="float">
            <text:p>22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5744" calcext:value-type="float">
            <text:p>-6.635744</text:p>
          </table:table-cell>
          <table:table-cell office:value-type="float" office:value="-6.055" calcext:value-type="float">
            <text:p>-6.055</text:p>
          </table:table-cell>
          <table:table-cell office:value-type="float" office:value="-6.635744" calcext:value-type="float">
            <text:p>-6.635744</text:p>
          </table:table-cell>
          <table:table-cell office:value-type="float" office:value="-6.055" calcext:value-type="float">
            <text:p>-6.055</text:p>
          </table:table-cell>
          <table:table-cell office:value-type="float" office:value="-6.668106" calcext:value-type="float">
            <text:p>-6.668106</text:p>
          </table:table-cell>
          <table:table-cell office:value-type="float" office:value="1.721108" calcext:value-type="float">
            <text:p>1.721108</text:p>
          </table:table-cell>
          <table:table-cell/>
          <table:table-cell office:value-type="float" office:value="1.885911" calcext:value-type="float">
            <text:p>1.885911</text:p>
          </table:table-cell>
          <table:table-cell office:value-type="float" office:value="5.327223" calcext:value-type="float">
            <text:p>5.327223</text:p>
          </table:table-cell>
          <table:table-cell office:value-type="float" office:value="5.532592" calcext:value-type="float">
            <text:p>5.532592</text:p>
          </table:table-cell>
          <table:table-cell office:value-type="float" office:value="13.984778" calcext:value-type="float">
            <text:p>13.984778</text:p>
          </table:table-cell>
          <table:table-cell office:value-type="float" office:value="168704" calcext:value-type="float">
            <text:p>168704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186" calcext:value-type="float">
            <text:p>2218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5744" calcext:value-type="float">
            <text:p>-6.635744</text:p>
          </table:table-cell>
          <table:table-cell office:value-type="float" office:value="-4.608" calcext:value-type="float">
            <text:p>-4.608</text:p>
          </table:table-cell>
          <table:table-cell office:value-type="float" office:value="-6.635744" calcext:value-type="float">
            <text:p>-6.635744</text:p>
          </table:table-cell>
          <table:table-cell office:value-type="float" office:value="-4.608" calcext:value-type="float">
            <text:p>-4.608</text:p>
          </table:table-cell>
          <table:table-cell office:value-type="float" office:value="-6.659539" calcext:value-type="float">
            <text:p>-6.659539</text:p>
          </table:table-cell>
          <table:table-cell office:value-type="float" office:value="1.733579" calcext:value-type="float">
            <text:p>1.733579</text:p>
          </table:table-cell>
          <table:table-cell/>
          <table:table-cell office:value-type="float" office:value="1.802973" calcext:value-type="float">
            <text:p>1.802973</text:p>
          </table:table-cell>
          <table:table-cell office:value-type="float" office:value="5.330863" calcext:value-type="float">
            <text:p>5.330863</text:p>
          </table:table-cell>
          <table:table-cell office:value-type="float" office:value="5.430339" calcext:value-type="float">
            <text:p>5.430339</text:p>
          </table:table-cell>
          <table:table-cell office:value-type="float" office:value="15.537592" calcext:value-type="float">
            <text:p>15.537592</text:p>
          </table:table-cell>
          <table:table-cell office:value-type="float" office:value="168704" calcext:value-type="float">
            <text:p>168704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191" calcext:value-type="float">
            <text:p>2219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9539" calcext:value-type="float">
            <text:p>-6.659539</text:p>
          </table:table-cell>
          <table:table-cell office:value-type="float" office:value="6.321" calcext:value-type="float">
            <text:p>6.321</text:p>
          </table:table-cell>
          <table:table-cell table:number-columns-repeated="2" office:value-type="float" office:value="-6.659539" calcext:value-type="float">
            <text:p>-6.659539</text:p>
          </table:table-cell>
          <table:table-cell office:value-type="float" office:value="-6.633537" calcext:value-type="float">
            <text:p>-6.633537</text:p>
          </table:table-cell>
          <table:table-cell office:value-type="float" office:value="2.22905" calcext:value-type="float">
            <text:p>2.22905</text:p>
          </table:table-cell>
          <table:table-cell/>
          <table:table-cell office:value-type="float" office:value="1.767403" calcext:value-type="float">
            <text:p>1.767403</text:p>
          </table:table-cell>
          <table:table-cell office:value-type="float" office:value="5.617788" calcext:value-type="float">
            <text:p>5.617788</text:p>
          </table:table-cell>
          <table:table-cell office:value-type="float" office:value="5.381218" calcext:value-type="float">
            <text:p>5.381218</text:p>
          </table:table-cell>
          <table:table-cell office:value-type="float" office:value="157.739601" calcext:value-type="float">
            <text:p>157.739601</text:p>
          </table:table-cell>
          <table:table-cell office:value-type="float" office:value="168695" calcext:value-type="float">
            <text:p>168695</text:p>
          </table:table-cell>
          <table:table-cell office:value-type="float" office:value="8.955064" calcext:value-type="float">
            <text:p>8.955064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9539" calcext:value-type="float">
            <text:p>-6.659539</text:p>
          </table:table-cell>
          <table:table-cell office:value-type="float" office:value="-11.383" calcext:value-type="float">
            <text:p>-11.383</text:p>
          </table:table-cell>
          <table:table-cell office:value-type="float" office:value="-6.659539" calcext:value-type="float">
            <text:p>-6.659539</text:p>
          </table:table-cell>
          <table:table-cell office:value-type="float" office:value="-11.383" calcext:value-type="float">
            <text:p>-11.383</text:p>
          </table:table-cell>
          <table:table-cell office:value-type="float" office:value="-6.633576" calcext:value-type="float">
            <text:p>-6.633576</text:p>
          </table:table-cell>
          <table:table-cell office:value-type="float" office:value="1.777538" calcext:value-type="float">
            <text:p>1.777538</text:p>
          </table:table-cell>
          <table:table-cell/>
          <table:table-cell office:value-type="float" office:value="1.998194" calcext:value-type="float">
            <text:p>1.998194</text:p>
          </table:table-cell>
          <table:table-cell office:value-type="float" office:value="5.57431" calcext:value-type="float">
            <text:p>5.57431</text:p>
          </table:table-cell>
          <table:table-cell office:value-type="float" office:value="5.499566" calcext:value-type="float">
            <text:p>5.499566</text:p>
          </table:table-cell>
          <table:table-cell office:value-type="float" office:value="29.17264" calcext:value-type="float">
            <text:p>29.17264</text:p>
          </table:table-cell>
          <table:table-cell office:value-type="float" office:value="168695" calcext:value-type="float">
            <text:p>168695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3576" calcext:value-type="float">
            <text:p>-6.633576</text:p>
          </table:table-cell>
          <table:table-cell office:value-type="float" office:value="-6.053" calcext:value-type="float">
            <text:p>-6.053</text:p>
          </table:table-cell>
          <table:table-cell office:value-type="float" office:value="-6.633576" calcext:value-type="float">
            <text:p>-6.633576</text:p>
          </table:table-cell>
          <table:table-cell office:value-type="float" office:value="-6.053" calcext:value-type="float">
            <text:p>-6.053</text:p>
          </table:table-cell>
          <table:table-cell office:value-type="float" office:value="-6.665953" calcext:value-type="float">
            <text:p>-6.665953</text:p>
          </table:table-cell>
          <table:table-cell office:value-type="float" office:value="1.721116" calcext:value-type="float">
            <text:p>1.721116</text:p>
          </table:table-cell>
          <table:table-cell/>
          <table:table-cell office:value-type="float" office:value="1.886388" calcext:value-type="float">
            <text:p>1.886388</text:p>
          </table:table-cell>
          <table:table-cell office:value-type="float" office:value="5.32729" calcext:value-type="float">
            <text:p>5.32729</text:p>
          </table:table-cell>
          <table:table-cell office:value-type="float" office:value="5.53237" calcext:value-type="float">
            <text:p>5.53237</text:p>
          </table:table-cell>
          <table:table-cell office:value-type="float" office:value="13.984557" calcext:value-type="float">
            <text:p>13.984557</text:p>
          </table:table-cell>
          <table:table-cell office:value-type="float" office:value="168706" calcext:value-type="float">
            <text:p>168706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3576" calcext:value-type="float">
            <text:p>-6.633576</text:p>
          </table:table-cell>
          <table:table-cell office:value-type="float" office:value="-4.603" calcext:value-type="float">
            <text:p>-4.603</text:p>
          </table:table-cell>
          <table:table-cell office:value-type="float" office:value="-6.633576" calcext:value-type="float">
            <text:p>-6.633576</text:p>
          </table:table-cell>
          <table:table-cell office:value-type="float" office:value="-4.603" calcext:value-type="float">
            <text:p>-4.603</text:p>
          </table:table-cell>
          <table:table-cell office:value-type="float" office:value="-6.657388" calcext:value-type="float">
            <text:p>-6.657388</text:p>
          </table:table-cell>
          <table:table-cell office:value-type="float" office:value="1.733565" calcext:value-type="float">
            <text:p>1.733565</text:p>
          </table:table-cell>
          <table:table-cell/>
          <table:table-cell office:value-type="float" office:value="1.803217" calcext:value-type="float">
            <text:p>1.803217</text:p>
          </table:table-cell>
          <table:table-cell office:value-type="float" office:value="5.33093" calcext:value-type="float">
            <text:p>5.33093</text:p>
          </table:table-cell>
          <table:table-cell office:value-type="float" office:value="5.430263" calcext:value-type="float">
            <text:p>5.430263</text:p>
          </table:table-cell>
          <table:table-cell office:value-type="float" office:value="15.541252" calcext:value-type="float">
            <text:p>15.541252</text:p>
          </table:table-cell>
          <table:table-cell office:value-type="float" office:value="168706" calcext:value-type="float">
            <text:p>168706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7388" calcext:value-type="float">
            <text:p>-6.657388</text:p>
          </table:table-cell>
          <table:table-cell office:value-type="float" office:value="6.057" calcext:value-type="float">
            <text:p>6.057</text:p>
          </table:table-cell>
          <table:table-cell table:number-columns-repeated="2" office:value-type="float" office:value="-6.657388" calcext:value-type="float">
            <text:p>-6.657388</text:p>
          </table:table-cell>
          <table:table-cell office:value-type="float" office:value="-6.631356" calcext:value-type="float">
            <text:p>-6.631356</text:p>
          </table:table-cell>
          <table:table-cell office:value-type="float" office:value="2.231516" calcext:value-type="float">
            <text:p>2.231516</text:p>
          </table:table-cell>
          <table:table-cell/>
          <table:table-cell office:value-type="float" office:value="1.767518" calcext:value-type="float">
            <text:p>1.767518</text:p>
          </table:table-cell>
          <table:table-cell office:value-type="float" office:value="5.617156" calcext:value-type="float">
            <text:p>5.617156</text:p>
          </table:table-cell>
          <table:table-cell office:value-type="float" office:value="5.381216" calcext:value-type="float">
            <text:p>5.381216</text:p>
          </table:table-cell>
          <table:table-cell office:value-type="float" office:value="155.866581" calcext:value-type="float">
            <text:p>155.866581</text:p>
          </table:table-cell>
          <table:table-cell office:value-type="float" office:value="168696" calcext:value-type="float">
            <text:p>168696</text:p>
          </table:table-cell>
          <table:table-cell office:value-type="float" office:value="8.952525" calcext:value-type="float">
            <text:p>8.952525</text:p>
          </table:table-cell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7388" calcext:value-type="float">
            <text:p>-6.657388</text:p>
          </table:table-cell>
          <table:table-cell office:value-type="float" office:value="-11.373" calcext:value-type="float">
            <text:p>-11.373</text:p>
          </table:table-cell>
          <table:table-cell office:value-type="float" office:value="-6.657388" calcext:value-type="float">
            <text:p>-6.657388</text:p>
          </table:table-cell>
          <table:table-cell office:value-type="float" office:value="-11.373" calcext:value-type="float">
            <text:p>-11.373</text:p>
          </table:table-cell>
          <table:table-cell office:value-type="float" office:value="-6.631396" calcext:value-type="float">
            <text:p>-6.631396</text:p>
          </table:table-cell>
          <table:table-cell office:value-type="float" office:value="1.777498" calcext:value-type="float">
            <text:p>1.777498</text:p>
          </table:table-cell>
          <table:table-cell/>
          <table:table-cell office:value-type="float" office:value="1.999485" calcext:value-type="float">
            <text:p>1.999485</text:p>
          </table:table-cell>
          <table:table-cell office:value-type="float" office:value="5.574203" calcext:value-type="float">
            <text:p>5.574203</text:p>
          </table:table-cell>
          <table:table-cell office:value-type="float" office:value="5.49925" calcext:value-type="float">
            <text:p>5.49925</text:p>
          </table:table-cell>
          <table:table-cell office:value-type="float" office:value="29.157088" calcext:value-type="float">
            <text:p>29.157088</text:p>
          </table:table-cell>
          <table:table-cell office:value-type="float" office:value="168696" calcext:value-type="float">
            <text:p>168696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1396" calcext:value-type="float">
            <text:p>-6.631396</text:p>
          </table:table-cell>
          <table:table-cell office:value-type="float" office:value="-6.098" calcext:value-type="float">
            <text:p>-6.098</text:p>
          </table:table-cell>
          <table:table-cell office:value-type="float" office:value="-6.631396" calcext:value-type="float">
            <text:p>-6.631396</text:p>
          </table:table-cell>
          <table:table-cell office:value-type="float" office:value="-6.098" calcext:value-type="float">
            <text:p>-6.098</text:p>
          </table:table-cell>
          <table:table-cell office:value-type="float" office:value="-6.663736" calcext:value-type="float">
            <text:p>-6.663736</text:p>
          </table:table-cell>
          <table:table-cell office:value-type="float" office:value="1.721124" calcext:value-type="float">
            <text:p>1.721124</text:p>
          </table:table-cell>
          <table:table-cell/>
          <table:table-cell office:value-type="float" office:value="1.887011" calcext:value-type="float">
            <text:p>1.887011</text:p>
          </table:table-cell>
          <table:table-cell office:value-type="float" office:value="5.327357" calcext:value-type="float">
            <text:p>5.327357</text:p>
          </table:table-cell>
          <table:table-cell office:value-type="float" office:value="5.532139" calcext:value-type="float">
            <text:p>5.532139</text:p>
          </table:table-cell>
          <table:table-cell office:value-type="float" office:value="13.922197" calcext:value-type="float">
            <text:p>13.922197</text:p>
          </table:table-cell>
          <table:table-cell office:value-type="float" office:value="168707" calcext:value-type="float">
            <text:p>168707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1396" calcext:value-type="float">
            <text:p>-6.631396</text:p>
          </table:table-cell>
          <table:table-cell office:value-type="float" office:value="-4.671" calcext:value-type="float">
            <text:p>-4.671</text:p>
          </table:table-cell>
          <table:table-cell office:value-type="float" office:value="-6.631396" calcext:value-type="float">
            <text:p>-6.631396</text:p>
          </table:table-cell>
          <table:table-cell office:value-type="float" office:value="-4.671" calcext:value-type="float">
            <text:p>-4.671</text:p>
          </table:table-cell>
          <table:table-cell office:value-type="float" office:value="-6.655802" calcext:value-type="float">
            <text:p>-6.655802</text:p>
          </table:table-cell>
          <table:table-cell office:value-type="float" office:value="1.733552" calcext:value-type="float">
            <text:p>1.733552</text:p>
          </table:table-cell>
          <table:table-cell/>
          <table:table-cell office:value-type="float" office:value="1.803575" calcext:value-type="float">
            <text:p>1.803575</text:p>
          </table:table-cell>
          <table:table-cell office:value-type="float" office:value="5.330997" calcext:value-type="float">
            <text:p>5.330997</text:p>
          </table:table-cell>
          <table:table-cell office:value-type="float" office:value="5.430148" calcext:value-type="float">
            <text:p>5.430148</text:p>
          </table:table-cell>
          <table:table-cell office:value-type="float" office:value="15.450592" calcext:value-type="float">
            <text:p>15.450592</text:p>
          </table:table-cell>
          <table:table-cell office:value-type="float" office:value="168707" calcext:value-type="float">
            <text:p>168707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5802" calcext:value-type="float">
            <text:p>-6.655802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-6.655802" calcext:value-type="float">
            <text:p>-6.655802</text:p>
          </table:table-cell>
          <table:table-cell office:value-type="float" office:value="-6.630508" calcext:value-type="float">
            <text:p>-6.630508</text:p>
          </table:table-cell>
          <table:table-cell office:value-type="float" office:value="2.223906" calcext:value-type="float">
            <text:p>2.223906</text:p>
          </table:table-cell>
          <table:table-cell/>
          <table:table-cell office:value-type="float" office:value="1.767722" calcext:value-type="float">
            <text:p>1.767722</text:p>
          </table:table-cell>
          <table:table-cell office:value-type="float" office:value="5.617791" calcext:value-type="float">
            <text:p>5.617791</text:p>
          </table:table-cell>
          <table:table-cell office:value-type="float" office:value="5.381174" calcext:value-type="float">
            <text:p>5.381174</text:p>
          </table:table-cell>
          <table:table-cell office:value-type="float" office:value="154.778477" calcext:value-type="float">
            <text:p>154.778477</text:p>
          </table:table-cell>
          <table:table-cell office:value-type="float" office:value="168698" calcext:value-type="float">
            <text:p>168698</text:p>
          </table:table-cell>
          <table:table-cell office:value-type="float" office:value="8.960144" calcext:value-type="float">
            <text:p>8.960144</text:p>
          </table:table-cell>
        </table:table-row>
        <table:table-row table:style-name="ro1">
          <table:table-cell office:value-type="float" office:value="22249" calcext:value-type="float">
            <text:p>2224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5802" calcext:value-type="float">
            <text:p>-6.655802</text:p>
          </table:table-cell>
          <table:table-cell office:value-type="float" office:value="-11.386" calcext:value-type="float">
            <text:p>-11.386</text:p>
          </table:table-cell>
          <table:table-cell office:value-type="float" office:value="-6.655802" calcext:value-type="float">
            <text:p>-6.655802</text:p>
          </table:table-cell>
          <table:table-cell office:value-type="float" office:value="-11.386" calcext:value-type="float">
            <text:p>-11.386</text:p>
          </table:table-cell>
          <table:table-cell office:value-type="float" office:value="-6.630548" calcext:value-type="float">
            <text:p>-6.630548</text:p>
          </table:table-cell>
          <table:table-cell office:value-type="float" office:value="1.777468" calcext:value-type="float">
            <text:p>1.777468</text:p>
          </table:table-cell>
          <table:table-cell/>
          <table:table-cell office:value-type="float" office:value="1.995782" calcext:value-type="float">
            <text:p>1.995782</text:p>
          </table:table-cell>
          <table:table-cell office:value-type="float" office:value="5.574123" calcext:value-type="float">
            <text:p>5.574123</text:p>
          </table:table-cell>
          <table:table-cell office:value-type="float" office:value="5.499544" calcext:value-type="float">
            <text:p>5.499544</text:p>
          </table:table-cell>
          <table:table-cell office:value-type="float" office:value="29.185988" calcext:value-type="float">
            <text:p>29.185988</text:p>
          </table:table-cell>
          <table:table-cell office:value-type="float" office:value="168698" calcext:value-type="float">
            <text:p>168698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30548" calcext:value-type="float">
            <text:p>-6.630548</text:p>
          </table:table-cell>
          <table:table-cell office:value-type="float" office:value="-6.071" calcext:value-type="float">
            <text:p>-6.071</text:p>
          </table:table-cell>
          <table:table-cell office:value-type="float" office:value="-6.630548" calcext:value-type="float">
            <text:p>-6.630548</text:p>
          </table:table-cell>
          <table:table-cell office:value-type="float" office:value="-6.071" calcext:value-type="float">
            <text:p>-6.071</text:p>
          </table:table-cell>
          <table:table-cell office:value-type="float" office:value="-6.662951" calcext:value-type="float">
            <text:p>-6.662951</text:p>
          </table:table-cell>
          <table:table-cell office:value-type="float" office:value="1.721128" calcext:value-type="float">
            <text:p>1.721128</text:p>
          </table:table-cell>
          <table:table-cell/>
          <table:table-cell office:value-type="float" office:value="1.885148" calcext:value-type="float">
            <text:p>1.885148</text:p>
          </table:table-cell>
          <table:table-cell office:value-type="float" office:value="5.327383" calcext:value-type="float">
            <text:p>5.327383</text:p>
          </table:table-cell>
          <table:table-cell office:value-type="float" office:value="5.532308" calcext:value-type="float">
            <text:p>5.532308</text:p>
          </table:table-cell>
          <table:table-cell office:value-type="float" office:value="13.956763" calcext:value-type="float">
            <text:p>13.956763</text:p>
          </table:table-cell>
          <table:table-cell office:value-type="float" office:value="168709" calcext:value-type="float">
            <text:p>168709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30548" calcext:value-type="float">
            <text:p>-6.630548</text:p>
          </table:table-cell>
          <table:table-cell office:value-type="float" office:value="-4.613" calcext:value-type="float">
            <text:p>-4.613</text:p>
          </table:table-cell>
          <table:table-cell office:value-type="float" office:value="-6.630548" calcext:value-type="float">
            <text:p>-6.630548</text:p>
          </table:table-cell>
          <table:table-cell office:value-type="float" office:value="-4.613" calcext:value-type="float">
            <text:p>-4.613</text:p>
          </table:table-cell>
          <table:table-cell office:value-type="float" office:value="-6.654666" calcext:value-type="float">
            <text:p>-6.654666</text:p>
          </table:table-cell>
          <table:table-cell office:value-type="float" office:value="1.733547" calcext:value-type="float">
            <text:p>1.733547</text:p>
          </table:table-cell>
          <table:table-cell/>
          <table:table-cell office:value-type="float" office:value="1.802621" calcext:value-type="float">
            <text:p>1.802621</text:p>
          </table:table-cell>
          <table:table-cell office:value-type="float" office:value="5.331023" calcext:value-type="float">
            <text:p>5.331023</text:p>
          </table:table-cell>
          <table:table-cell office:value-type="float" office:value="5.43026" calcext:value-type="float">
            <text:p>5.43026</text:p>
          </table:table-cell>
          <table:table-cell office:value-type="float" office:value="15.524422" calcext:value-type="float">
            <text:p>15.524422</text:p>
          </table:table-cell>
          <table:table-cell office:value-type="float" office:value="168709" calcext:value-type="float">
            <text:p>168709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4666" calcext:value-type="float">
            <text:p>-6.654666</text:p>
          </table:table-cell>
          <table:table-cell office:value-type="float" office:value="6.08" calcext:value-type="float">
            <text:p>6.08</text:p>
          </table:table-cell>
          <table:table-cell table:number-columns-repeated="2" office:value-type="float" office:value="-6.654666" calcext:value-type="float">
            <text:p>-6.654666</text:p>
          </table:table-cell>
          <table:table-cell office:value-type="float" office:value="-6.628768" calcext:value-type="float">
            <text:p>-6.628768</text:p>
          </table:table-cell>
          <table:table-cell office:value-type="float" office:value="2.226398" calcext:value-type="float">
            <text:p>2.226398</text:p>
          </table:table-cell>
          <table:table-cell/>
          <table:table-cell office:value-type="float" office:value="1.767217" calcext:value-type="float">
            <text:p>1.767217</text:p>
          </table:table-cell>
          <table:table-cell office:value-type="float" office:value="5.617318" calcext:value-type="float">
            <text:p>5.617318</text:p>
          </table:table-cell>
          <table:table-cell office:value-type="float" office:value="5.381253" calcext:value-type="float">
            <text:p>5.381253</text:p>
          </table:table-cell>
          <table:table-cell office:value-type="float" office:value="156.098107" calcext:value-type="float">
            <text:p>156.098107</text:p>
          </table:table-cell>
          <table:table-cell office:value-type="float" office:value="168701" calcext:value-type="float">
            <text:p>168701</text:p>
          </table:table-cell>
          <table:table-cell office:value-type="float" office:value="8.957604" calcext:value-type="float">
            <text:p>8.957604</text:p>
          </table:table-cell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4666" calcext:value-type="float">
            <text:p>-6.654666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654666" calcext:value-type="float">
            <text:p>-6.654666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628806" calcext:value-type="float">
            <text:p>-6.628806</text:p>
          </table:table-cell>
          <table:table-cell office:value-type="float" office:value="1.777447" calcext:value-type="float">
            <text:p>1.777447</text:p>
          </table:table-cell>
          <table:table-cell/>
          <table:table-cell office:value-type="float" office:value="1.996777" calcext:value-type="float">
            <text:p>1.996777</text:p>
          </table:table-cell>
          <table:table-cell office:value-type="float" office:value="5.574067" calcext:value-type="float">
            <text:p>5.574067</text:p>
          </table:table-cell>
          <table:table-cell office:value-type="float" office:value="5.499346" calcext:value-type="float">
            <text:p>5.499346</text:p>
          </table:table-cell>
          <table:table-cell office:value-type="float" office:value="29.196165" calcext:value-type="float">
            <text:p>29.196165</text:p>
          </table:table-cell>
          <table:table-cell office:value-type="float" office:value="168701" calcext:value-type="float">
            <text:p>168701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304" calcext:value-type="float">
            <text:p>223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8806" calcext:value-type="float">
            <text:p>-6.628806</text:p>
          </table:table-cell>
          <table:table-cell office:value-type="float" office:value="-6.133" calcext:value-type="float">
            <text:p>-6.133</text:p>
          </table:table-cell>
          <table:table-cell office:value-type="float" office:value="-6.628806" calcext:value-type="float">
            <text:p>-6.628806</text:p>
          </table:table-cell>
          <table:table-cell office:value-type="float" office:value="-6.133" calcext:value-type="float">
            <text:p>-6.133</text:p>
          </table:table-cell>
          <table:table-cell office:value-type="float" office:value="-6.661229" calcext:value-type="float">
            <text:p>-6.661229</text:p>
          </table:table-cell>
          <table:table-cell office:value-type="float" office:value="1.718611" calcext:value-type="float">
            <text:p>1.718611</text:p>
          </table:table-cell>
          <table:table-cell/>
          <table:table-cell office:value-type="float" office:value="1.885631" calcext:value-type="float">
            <text:p>1.885631</text:p>
          </table:table-cell>
          <table:table-cell office:value-type="float" office:value="5.32773" calcext:value-type="float">
            <text:p>5.32773</text:p>
          </table:table-cell>
          <table:table-cell office:value-type="float" office:value="5.532155" calcext:value-type="float">
            <text:p>5.532155</text:p>
          </table:table-cell>
          <table:table-cell office:value-type="float" office:value="13.851323" calcext:value-type="float">
            <text:p>13.851323</text:p>
          </table:table-cell>
          <table:table-cell office:value-type="float" office:value="168712" calcext:value-type="float">
            <text:p>168712</text:p>
          </table:table-cell>
          <table:table-cell office:value-type="float" office:value="2.024626" calcext:value-type="float">
            <text:p>2.024626</text:p>
          </table:table-cell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8806" calcext:value-type="float">
            <text:p>-6.628806</text:p>
          </table:table-cell>
          <table:table-cell office:value-type="float" office:value="-4.684" calcext:value-type="float">
            <text:p>-4.684</text:p>
          </table:table-cell>
          <table:table-cell office:value-type="float" office:value="-6.628806" calcext:value-type="float">
            <text:p>-6.628806</text:p>
          </table:table-cell>
          <table:table-cell office:value-type="float" office:value="-4.684" calcext:value-type="float">
            <text:p>-4.684</text:p>
          </table:table-cell>
          <table:table-cell office:value-type="float" office:value="-6.653766" calcext:value-type="float">
            <text:p>-6.653766</text:p>
          </table:table-cell>
          <table:table-cell office:value-type="float" office:value="1.733536" calcext:value-type="float">
            <text:p>1.733536</text:p>
          </table:table-cell>
          <table:table-cell/>
          <table:table-cell office:value-type="float" office:value="1.80166" calcext:value-type="float">
            <text:p>1.80166</text:p>
          </table:table-cell>
          <table:table-cell office:value-type="float" office:value="5.331077" calcext:value-type="float">
            <text:p>5.331077</text:p>
          </table:table-cell>
          <table:table-cell office:value-type="float" office:value="5.43032" calcext:value-type="float">
            <text:p>5.43032</text:p>
          </table:table-cell>
          <table:table-cell office:value-type="float" office:value="15.430453" calcext:value-type="float">
            <text:p>15.430453</text:p>
          </table:table-cell>
          <table:table-cell office:value-type="float" office:value="168712" calcext:value-type="float">
            <text:p>16871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3766" calcext:value-type="float">
            <text:p>-6.653766</text:p>
          </table:table-cell>
          <table:table-cell office:value-type="float" office:value="6.565" calcext:value-type="float">
            <text:p>6.565</text:p>
          </table:table-cell>
          <table:table-cell table:number-columns-repeated="2" office:value-type="float" office:value="-6.653766" calcext:value-type="float">
            <text:p>-6.653766</text:p>
          </table:table-cell>
          <table:table-cell office:value-type="float" office:value="-6.628612" calcext:value-type="float">
            <text:p>-6.628612</text:p>
          </table:table-cell>
          <table:table-cell office:value-type="float" office:value="2.236466" calcext:value-type="float">
            <text:p>2.236466</text:p>
          </table:table-cell>
          <table:table-cell/>
          <table:table-cell office:value-type="float" office:value="1.766761" calcext:value-type="float">
            <text:p>1.766761</text:p>
          </table:table-cell>
          <table:table-cell office:value-type="float" office:value="5.616" calcext:value-type="float">
            <text:p>5.616</text:p>
          </table:table-cell>
          <table:table-cell office:value-type="float" office:value="5.38128" calcext:value-type="float">
            <text:p>5.38128</text:p>
          </table:table-cell>
          <table:table-cell office:value-type="float" office:value="159.233292" calcext:value-type="float">
            <text:p>159.233292</text:p>
          </table:table-cell>
          <table:table-cell office:value-type="float" office:value="168705" calcext:value-type="float">
            <text:p>168705</text:p>
          </table:table-cell>
          <table:table-cell office:value-type="float" office:value="8.947446" calcext:value-type="float">
            <text:p>8.947446</text:p>
          </table:table-cell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3766" calcext:value-type="float">
            <text:p>-6.653766</text:p>
          </table:table-cell>
          <table:table-cell office:value-type="float" office:value="-11.433" calcext:value-type="float">
            <text:p>-11.433</text:p>
          </table:table-cell>
          <table:table-cell office:value-type="float" office:value="-6.653766" calcext:value-type="float">
            <text:p>-6.653766</text:p>
          </table:table-cell>
          <table:table-cell office:value-type="float" office:value="-11.433" calcext:value-type="float">
            <text:p>-11.433</text:p>
          </table:table-cell>
          <table:table-cell office:value-type="float" office:value="-6.628647" calcext:value-type="float">
            <text:p>-6.628647</text:p>
          </table:table-cell>
          <table:table-cell office:value-type="float" office:value="1.77743" calcext:value-type="float">
            <text:p>1.77743</text:p>
          </table:table-cell>
          <table:table-cell/>
          <table:table-cell office:value-type="float" office:value="2.001585" calcext:value-type="float">
            <text:p>2.001585</text:p>
          </table:table-cell>
          <table:table-cell office:value-type="float" office:value="5.574022" calcext:value-type="float">
            <text:p>5.574022</text:p>
          </table:table-cell>
          <table:table-cell office:value-type="float" office:value="5.498697" calcext:value-type="float">
            <text:p>5.498697</text:p>
          </table:table-cell>
          <table:table-cell office:value-type="float" office:value="29.283146" calcext:value-type="float">
            <text:p>29.283146</text:p>
          </table:table-cell>
          <table:table-cell office:value-type="float" office:value="168705" calcext:value-type="float">
            <text:p>168705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8647" calcext:value-type="float">
            <text:p>-6.628647</text:p>
          </table:table-cell>
          <table:table-cell office:value-type="float" office:value="-6.035" calcext:value-type="float">
            <text:p>-6.035</text:p>
          </table:table-cell>
          <table:table-cell office:value-type="float" office:value="-6.628647" calcext:value-type="float">
            <text:p>-6.628647</text:p>
          </table:table-cell>
          <table:table-cell office:value-type="float" office:value="-6.035" calcext:value-type="float">
            <text:p>-6.035</text:p>
          </table:table-cell>
          <table:table-cell office:value-type="float" office:value="-6.661256" calcext:value-type="float">
            <text:p>-6.661256</text:p>
          </table:table-cell>
          <table:table-cell office:value-type="float" office:value="1.721135" calcext:value-type="float">
            <text:p>1.721135</text:p>
          </table:table-cell>
          <table:table-cell/>
          <table:table-cell office:value-type="float" office:value="1.888003" calcext:value-type="float">
            <text:p>1.888003</text:p>
          </table:table-cell>
          <table:table-cell office:value-type="float" office:value="5.327441" calcext:value-type="float">
            <text:p>5.327441</text:p>
          </table:table-cell>
          <table:table-cell office:value-type="float" office:value="5.531668" calcext:value-type="float">
            <text:p>5.531668</text:p>
          </table:table-cell>
          <table:table-cell office:value-type="float" office:value="14.001832" calcext:value-type="float">
            <text:p>14.001832</text:p>
          </table:table-cell>
          <table:table-cell office:value-type="float" office:value="168716" calcext:value-type="float">
            <text:p>168716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8647" calcext:value-type="float">
            <text:p>-6.628647</text:p>
          </table:table-cell>
          <table:table-cell office:value-type="float" office:value="-4.758" calcext:value-type="float">
            <text:p>-4.758</text:p>
          </table:table-cell>
          <table:table-cell office:value-type="float" office:value="-6.628647" calcext:value-type="float">
            <text:p>-6.628647</text:p>
          </table:table-cell>
          <table:table-cell office:value-type="float" office:value="-4.758" calcext:value-type="float">
            <text:p>-4.758</text:p>
          </table:table-cell>
          <table:table-cell office:value-type="float" office:value="-6.652475" calcext:value-type="float">
            <text:p>-6.652475</text:p>
          </table:table-cell>
          <table:table-cell office:value-type="float" office:value="1.733535" calcext:value-type="float">
            <text:p>1.733535</text:p>
          </table:table-cell>
          <table:table-cell/>
          <table:table-cell office:value-type="float" office:value="1.804022" calcext:value-type="float">
            <text:p>1.804022</text:p>
          </table:table-cell>
          <table:table-cell office:value-type="float" office:value="5.331082" calcext:value-type="float">
            <text:p>5.331082</text:p>
          </table:table-cell>
          <table:table-cell office:value-type="float" office:value="5.430003" calcext:value-type="float">
            <text:p>5.430003</text:p>
          </table:table-cell>
          <table:table-cell office:value-type="float" office:value="15.334653" calcext:value-type="float">
            <text:p>15.334653</text:p>
          </table:table-cell>
          <table:table-cell office:value-type="float" office:value="168716" calcext:value-type="float">
            <text:p>168716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2475" calcext:value-type="float">
            <text:p>-6.652475</text:p>
          </table:table-cell>
          <table:table-cell office:value-type="float" office:value="6.362" calcext:value-type="float">
            <text:p>6.362</text:p>
          </table:table-cell>
          <table:table-cell table:number-columns-repeated="2" office:value-type="float" office:value="-6.652475" calcext:value-type="float">
            <text:p>-6.652475</text:p>
          </table:table-cell>
          <table:table-cell office:value-type="float" office:value="-6.628121" calcext:value-type="float">
            <text:p>-6.628121</text:p>
          </table:table-cell>
          <table:table-cell office:value-type="float" office:value="2.231386" calcext:value-type="float">
            <text:p>2.231386</text:p>
          </table:table-cell>
          <table:table-cell/>
          <table:table-cell office:value-type="float" office:value="1.767976" calcext:value-type="float">
            <text:p>1.767976</text:p>
          </table:table-cell>
          <table:table-cell office:value-type="float" office:value="5.616386" calcext:value-type="float">
            <text:p>5.616386</text:p>
          </table:table-cell>
          <table:table-cell office:value-type="float" office:value="5.381121" calcext:value-type="float">
            <text:p>5.381121</text:p>
          </table:table-cell>
          <table:table-cell office:value-type="float" office:value="157.925788" calcext:value-type="float">
            <text:p>157.925788</text:p>
          </table:table-cell>
          <table:table-cell office:value-type="float" office:value="168706" calcext:value-type="float">
            <text:p>168706</text:p>
          </table:table-cell>
          <table:table-cell office:value-type="float" office:value="8.952525" calcext:value-type="float">
            <text:p>8.952525</text:p>
          </table:table-cell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2475" calcext:value-type="float">
            <text:p>-6.652475</text:p>
          </table:table-cell>
          <table:table-cell office:value-type="float" office:value="-11.395" calcext:value-type="float">
            <text:p>-11.395</text:p>
          </table:table-cell>
          <table:table-cell office:value-type="float" office:value="-6.652475" calcext:value-type="float">
            <text:p>-6.652475</text:p>
          </table:table-cell>
          <table:table-cell office:value-type="float" office:value="-11.395" calcext:value-type="float">
            <text:p>-11.395</text:p>
          </table:table-cell>
          <table:table-cell office:value-type="float" office:value="-6.628155" calcext:value-type="float">
            <text:p>-6.628155</text:p>
          </table:table-cell>
          <table:table-cell office:value-type="float" office:value="1.777406" calcext:value-type="float">
            <text:p>1.777406</text:p>
          </table:table-cell>
          <table:table-cell/>
          <table:table-cell office:value-type="float" office:value="1.999653" calcext:value-type="float">
            <text:p>1.999653</text:p>
          </table:table-cell>
          <table:table-cell office:value-type="float" office:value="5.573957" calcext:value-type="float">
            <text:p>5.573957</text:p>
          </table:table-cell>
          <table:table-cell office:value-type="float" office:value="5.498808" calcext:value-type="float">
            <text:p>5.498808</text:p>
          </table:table-cell>
          <table:table-cell office:value-type="float" office:value="29.210411" calcext:value-type="float">
            <text:p>29.210411</text:p>
          </table:table-cell>
          <table:table-cell office:value-type="float" office:value="168706" calcext:value-type="float">
            <text:p>168706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375" calcext:value-type="float">
            <text:p>2237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8155" calcext:value-type="float">
            <text:p>-6.628155</text:p>
          </table:table-cell>
          <table:table-cell office:value-type="float" office:value="-6.056" calcext:value-type="float">
            <text:p>-6.056</text:p>
          </table:table-cell>
          <table:table-cell office:value-type="float" office:value="-6.628155" calcext:value-type="float">
            <text:p>-6.628155</text:p>
          </table:table-cell>
          <table:table-cell office:value-type="float" office:value="-6.056" calcext:value-type="float">
            <text:p>-6.056</text:p>
          </table:table-cell>
          <table:table-cell office:value-type="float" office:value="-6.660589" calcext:value-type="float">
            <text:p>-6.660589</text:p>
          </table:table-cell>
          <table:table-cell office:value-type="float" office:value="1.721137" calcext:value-type="float">
            <text:p>1.721137</text:p>
          </table:table-cell>
          <table:table-cell/>
          <table:table-cell office:value-type="float" office:value="1.887039" calcext:value-type="float">
            <text:p>1.887039</text:p>
          </table:table-cell>
          <table:table-cell office:value-type="float" office:value="5.327456" calcext:value-type="float">
            <text:p>5.327456</text:p>
          </table:table-cell>
          <table:table-cell office:value-type="float" office:value="5.531768" calcext:value-type="float">
            <text:p>5.531768</text:p>
          </table:table-cell>
          <table:table-cell office:value-type="float" office:value="13.973426" calcext:value-type="float">
            <text:p>13.973426</text:p>
          </table:table-cell>
          <table:table-cell office:value-type="float" office:value="168719" calcext:value-type="float">
            <text:p>168719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8155" calcext:value-type="float">
            <text:p>-6.628155</text:p>
          </table:table-cell>
          <table:table-cell office:value-type="float" office:value="-4.625" calcext:value-type="float">
            <text:p>-4.625</text:p>
          </table:table-cell>
          <table:table-cell office:value-type="float" office:value="-6.628155" calcext:value-type="float">
            <text:p>-6.628155</text:p>
          </table:table-cell>
          <table:table-cell office:value-type="float" office:value="-4.625" calcext:value-type="float">
            <text:p>-4.625</text:p>
          </table:table-cell>
          <table:table-cell office:value-type="float" office:value="-6.652097" calcext:value-type="float">
            <text:p>-6.652097</text:p>
          </table:table-cell>
          <table:table-cell office:value-type="float" office:value="1.733532" calcext:value-type="float">
            <text:p>1.733532</text:p>
          </table:table-cell>
          <table:table-cell/>
          <table:table-cell office:value-type="float" office:value="1.80356" calcext:value-type="float">
            <text:p>1.80356</text:p>
          </table:table-cell>
          <table:table-cell office:value-type="float" office:value="5.331097" calcext:value-type="float">
            <text:p>5.331097</text:p>
          </table:table-cell>
          <table:table-cell office:value-type="float" office:value="5.430042" calcext:value-type="float">
            <text:p>5.430042</text:p>
          </table:table-cell>
          <table:table-cell office:value-type="float" office:value="15.505828" calcext:value-type="float">
            <text:p>15.505828</text:p>
          </table:table-cell>
          <table:table-cell office:value-type="float" office:value="168719" calcext:value-type="float">
            <text:p>168719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387" calcext:value-type="float">
            <text:p>2238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2097" calcext:value-type="float">
            <text:p>-6.652097</text:p>
          </table:table-cell>
          <table:table-cell office:value-type="float" office:value="6.292" calcext:value-type="float">
            <text:p>6.292</text:p>
          </table:table-cell>
          <table:table-cell table:number-columns-repeated="2" office:value-type="float" office:value="-6.652097" calcext:value-type="float">
            <text:p>-6.652097</text:p>
          </table:table-cell>
          <table:table-cell office:value-type="float" office:value="-6.626319" calcext:value-type="float">
            <text:p>-6.626319</text:p>
          </table:table-cell>
          <table:table-cell office:value-type="float" office:value="2.238945" calcext:value-type="float">
            <text:p>2.238945</text:p>
          </table:table-cell>
          <table:table-cell/>
          <table:table-cell office:value-type="float" office:value="1.767687" calcext:value-type="float">
            <text:p>1.767687</text:p>
          </table:table-cell>
          <table:table-cell office:value-type="float" office:value="5.615444" calcext:value-type="float">
            <text:p>5.615444</text:p>
          </table:table-cell>
          <table:table-cell office:value-type="float" office:value="5.381186" calcext:value-type="float">
            <text:p>5.381186</text:p>
          </table:table-cell>
          <table:table-cell office:value-type="float" office:value="157.303007" calcext:value-type="float">
            <text:p>157.303007</text:p>
          </table:table-cell>
          <table:table-cell office:value-type="float" office:value="168710" calcext:value-type="float">
            <text:p>168710</text:p>
          </table:table-cell>
          <table:table-cell office:value-type="float" office:value="8.944906" calcext:value-type="float">
            <text:p>8.944906</text:p>
          </table:table-cell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2097" calcext:value-type="float">
            <text:p>-6.652097</text:p>
          </table:table-cell>
          <table:table-cell office:value-type="float" office:value="-11.434" calcext:value-type="float">
            <text:p>-11.434</text:p>
          </table:table-cell>
          <table:table-cell office:value-type="float" office:value="-6.652097" calcext:value-type="float">
            <text:p>-6.652097</text:p>
          </table:table-cell>
          <table:table-cell office:value-type="float" office:value="-11.434" calcext:value-type="float">
            <text:p>-11.434</text:p>
          </table:table-cell>
          <table:table-cell office:value-type="float" office:value="-6.626354" calcext:value-type="float">
            <text:p>-6.626354</text:p>
          </table:table-cell>
          <table:table-cell office:value-type="float" office:value="1.777399" calcext:value-type="float">
            <text:p>1.777399</text:p>
          </table:table-cell>
          <table:table-cell/>
          <table:table-cell office:value-type="float" office:value="2.003287" calcext:value-type="float">
            <text:p>2.003287</text:p>
          </table:table-cell>
          <table:table-cell office:value-type="float" office:value="5.573938" calcext:value-type="float">
            <text:p>5.573938</text:p>
          </table:table-cell>
          <table:table-cell office:value-type="float" office:value="5.498372" calcext:value-type="float">
            <text:p>5.498372</text:p>
          </table:table-cell>
          <table:table-cell office:value-type="float" office:value="29.288435" calcext:value-type="float">
            <text:p>29.288435</text:p>
          </table:table-cell>
          <table:table-cell office:value-type="float" office:value="168710" calcext:value-type="float">
            <text:p>168710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6354" calcext:value-type="float">
            <text:p>-6.626354</text:p>
          </table:table-cell>
          <table:table-cell office:value-type="float" office:value="-6.059" calcext:value-type="float">
            <text:p>-6.059</text:p>
          </table:table-cell>
          <table:table-cell office:value-type="float" office:value="-6.626354" calcext:value-type="float">
            <text:p>-6.626354</text:p>
          </table:table-cell>
          <table:table-cell office:value-type="float" office:value="-6.059" calcext:value-type="float">
            <text:p>-6.059</text:p>
          </table:table-cell>
          <table:table-cell office:value-type="float" office:value="-6.658976" calcext:value-type="float">
            <text:p>-6.658976</text:p>
          </table:table-cell>
          <table:table-cell office:value-type="float" office:value="1.721144" calcext:value-type="float">
            <text:p>1.721144</text:p>
          </table:table-cell>
          <table:table-cell/>
          <table:table-cell office:value-type="float" office:value="1.888833" calcext:value-type="float">
            <text:p>1.888833</text:p>
          </table:table-cell>
          <table:table-cell office:value-type="float" office:value="5.327512" calcext:value-type="float">
            <text:p>5.327512</text:p>
          </table:table-cell>
          <table:table-cell office:value-type="float" office:value="5.531425" calcext:value-type="float">
            <text:p>5.531425</text:p>
          </table:table-cell>
          <table:table-cell office:value-type="float" office:value="13.96708" calcext:value-type="float">
            <text:p>13.96708</text:p>
          </table:table-cell>
          <table:table-cell office:value-type="float" office:value="168721" calcext:value-type="float">
            <text:p>168721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6354" calcext:value-type="float">
            <text:p>-6.626354</text:p>
          </table:table-cell>
          <table:table-cell office:value-type="float" office:value="-4.794" calcext:value-type="float">
            <text:p>-4.794</text:p>
          </table:table-cell>
          <table:table-cell office:value-type="float" office:value="-6.626354" calcext:value-type="float">
            <text:p>-6.626354</text:p>
          </table:table-cell>
          <table:table-cell office:value-type="float" office:value="-4.794" calcext:value-type="float">
            <text:p>-4.794</text:p>
          </table:table-cell>
          <table:table-cell office:value-type="float" office:value="-6.650518" calcext:value-type="float">
            <text:p>-6.650518</text:p>
          </table:table-cell>
          <table:table-cell office:value-type="float" office:value="1.733522" calcext:value-type="float">
            <text:p>1.733522</text:p>
          </table:table-cell>
          <table:table-cell/>
          <table:table-cell office:value-type="float" office:value="1.804463" calcext:value-type="float">
            <text:p>1.804463</text:p>
          </table:table-cell>
          <table:table-cell office:value-type="float" office:value="5.331153" calcext:value-type="float">
            <text:p>5.331153</text:p>
          </table:table-cell>
          <table:table-cell office:value-type="float" office:value="5.429901" calcext:value-type="float">
            <text:p>5.429901</text:p>
          </table:table-cell>
          <table:table-cell office:value-type="float" office:value="15.285186" calcext:value-type="float">
            <text:p>15.285186</text:p>
          </table:table-cell>
          <table:table-cell office:value-type="float" office:value="168721" calcext:value-type="float">
            <text:p>168721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0518" calcext:value-type="float">
            <text:p>-6.650518</text:p>
          </table:table-cell>
          <table:table-cell office:value-type="float" office:value="5.934" calcext:value-type="float">
            <text:p>5.934</text:p>
          </table:table-cell>
          <table:table-cell table:number-columns-repeated="2" office:value-type="float" office:value="-6.650518" calcext:value-type="float">
            <text:p>-6.650518</text:p>
          </table:table-cell>
          <table:table-cell office:value-type="float" office:value="-6.626551" calcext:value-type="float">
            <text:p>-6.626551</text:p>
          </table:table-cell>
          <table:table-cell office:value-type="float" office:value="2.233858" calcext:value-type="float">
            <text:p>2.233858</text:p>
          </table:table-cell>
          <table:table-cell/>
          <table:table-cell office:value-type="float" office:value="1.768206" calcext:value-type="float">
            <text:p>1.768206</text:p>
          </table:table-cell>
          <table:table-cell office:value-type="float" office:value="5.615784" calcext:value-type="float">
            <text:p>5.615784</text:p>
          </table:table-cell>
          <table:table-cell office:value-type="float" office:value="5.381098" calcext:value-type="float">
            <text:p>5.381098</text:p>
          </table:table-cell>
          <table:table-cell office:value-type="float" office:value="154.929528" calcext:value-type="float">
            <text:p>154.929528</text:p>
          </table:table-cell>
          <table:table-cell office:value-type="float" office:value="168713" calcext:value-type="float">
            <text:p>168713</text:p>
          </table:table-cell>
          <table:table-cell office:value-type="float" office:value="8.949985" calcext:value-type="float">
            <text:p>8.949985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0518" calcext:value-type="float">
            <text:p>-6.650518</text:p>
          </table:table-cell>
          <table:table-cell office:value-type="float" office:value="-11.443" calcext:value-type="float">
            <text:p>-11.443</text:p>
          </table:table-cell>
          <table:table-cell office:value-type="float" office:value="-6.650518" calcext:value-type="float">
            <text:p>-6.650518</text:p>
          </table:table-cell>
          <table:table-cell office:value-type="float" office:value="-11.443" calcext:value-type="float">
            <text:p>-11.443</text:p>
          </table:table-cell>
          <table:table-cell office:value-type="float" office:value="-6.626585" calcext:value-type="float">
            <text:p>-6.626585</text:p>
          </table:table-cell>
          <table:table-cell office:value-type="float" office:value="1.777369" calcext:value-type="float">
            <text:p>1.777369</text:p>
          </table:table-cell>
          <table:table-cell/>
          <table:table-cell office:value-type="float" office:value="2.001005" calcext:value-type="float">
            <text:p>2.001005</text:p>
          </table:table-cell>
          <table:table-cell office:value-type="float" office:value="5.573859" calcext:value-type="float">
            <text:p>5.573859</text:p>
          </table:table-cell>
          <table:table-cell office:value-type="float" office:value="5.498495" calcext:value-type="float">
            <text:p>5.498495</text:p>
          </table:table-cell>
          <table:table-cell office:value-type="float" office:value="29.309396" calcext:value-type="float">
            <text:p>29.309396</text:p>
          </table:table-cell>
          <table:table-cell office:value-type="float" office:value="168713" calcext:value-type="float">
            <text:p>168713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6585" calcext:value-type="float">
            <text:p>-6.626585</text:p>
          </table:table-cell>
          <table:table-cell office:value-type="float" office:value="-6.037" calcext:value-type="float">
            <text:p>-6.037</text:p>
          </table:table-cell>
          <table:table-cell office:value-type="float" office:value="-6.626585" calcext:value-type="float">
            <text:p>-6.626585</text:p>
          </table:table-cell>
          <table:table-cell office:value-type="float" office:value="-6.037" calcext:value-type="float">
            <text:p>-6.037</text:p>
          </table:table-cell>
          <table:table-cell office:value-type="float" office:value="-6.659246" calcext:value-type="float">
            <text:p>-6.659246</text:p>
          </table:table-cell>
          <table:table-cell office:value-type="float" office:value="1.721143" calcext:value-type="float">
            <text:p>1.721143</text:p>
          </table:table-cell>
          <table:table-cell/>
          <table:table-cell office:value-type="float" office:value="1.887678" calcext:value-type="float">
            <text:p>1.887678</text:p>
          </table:table-cell>
          <table:table-cell office:value-type="float" office:value="5.327505" calcext:value-type="float">
            <text:p>5.327505</text:p>
          </table:table-cell>
          <table:table-cell office:value-type="float" office:value="5.531485" calcext:value-type="float">
            <text:p>5.531485</text:p>
          </table:table-cell>
          <table:table-cell office:value-type="float" office:value="13.996463" calcext:value-type="float">
            <text:p>13.996463</text:p>
          </table:table-cell>
          <table:table-cell office:value-type="float" office:value="168725" calcext:value-type="float">
            <text:p>168725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6585" calcext:value-type="float">
            <text:p>-6.626585</text:p>
          </table:table-cell>
          <table:table-cell office:value-type="float" office:value="-4.576" calcext:value-type="float">
            <text:p>-4.576</text:p>
          </table:table-cell>
          <table:table-cell office:value-type="float" office:value="-6.626585" calcext:value-type="float">
            <text:p>-6.626585</text:p>
          </table:table-cell>
          <table:table-cell office:value-type="float" office:value="-4.576" calcext:value-type="float">
            <text:p>-4.576</text:p>
          </table:table-cell>
          <table:table-cell office:value-type="float" office:value="-6.650492" calcext:value-type="float">
            <text:p>-6.650492</text:p>
          </table:table-cell>
          <table:table-cell office:value-type="float" office:value="1.733523" calcext:value-type="float">
            <text:p>1.733523</text:p>
          </table:table-cell>
          <table:table-cell/>
          <table:table-cell office:value-type="float" office:value="1.803866" calcext:value-type="float">
            <text:p>1.803866</text:p>
          </table:table-cell>
          <table:table-cell office:value-type="float" office:value="5.331146" calcext:value-type="float">
            <text:p>5.331146</text:p>
          </table:table-cell>
          <table:table-cell office:value-type="float" office:value="5.429941" calcext:value-type="float">
            <text:p>5.429941</text:p>
          </table:table-cell>
          <table:table-cell office:value-type="float" office:value="15.567099" calcext:value-type="float">
            <text:p>15.567099</text:p>
          </table:table-cell>
          <table:table-cell office:value-type="float" office:value="168725" calcext:value-type="float">
            <text:p>168725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50492" calcext:value-type="float">
            <text:p>-6.650492</text:p>
          </table:table-cell>
          <table:table-cell office:value-type="float" office:value="2.397" calcext:value-type="float">
            <text:p>2.397</text:p>
          </table:table-cell>
          <table:table-cell table:number-columns-repeated="2" office:value-type="float" office:value="-6.650492" calcext:value-type="float">
            <text:p>-6.650492</text:p>
          </table:table-cell>
          <table:table-cell office:value-type="float" office:value="-6.62419" calcext:value-type="float">
            <text:p>-6.62419</text:p>
          </table:table-cell>
          <table:table-cell office:value-type="float" office:value="2.168261" calcext:value-type="float">
            <text:p>2.168261</text:p>
          </table:table-cell>
          <table:table-cell/>
          <table:table-cell office:value-type="float" office:value="1.767815" calcext:value-type="float">
            <text:p>1.767815</text:p>
          </table:table-cell>
          <table:table-cell office:value-type="float" office:value="5.623429" calcext:value-type="float">
            <text:p>5.623429</text:p>
          </table:table-cell>
          <table:table-cell office:value-type="float" office:value="5.381177" calcext:value-type="float">
            <text:p>5.381177</text:p>
          </table:table-cell>
          <table:table-cell office:value-type="float" office:value="131.671715" calcext:value-type="float">
            <text:p>131.671715</text:p>
          </table:table-cell>
          <table:table-cell office:value-type="float" office:value="168719" calcext:value-type="float">
            <text:p>168719</text:p>
          </table:table-cell>
          <table:table-cell office:value-type="float" office:value="9.016014" calcext:value-type="float">
            <text:p>9.016014</text:p>
          </table:table-cell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50492" calcext:value-type="float">
            <text:p>-6.650492</text:p>
          </table:table-cell>
          <table:table-cell office:value-type="float" office:value="-11.431" calcext:value-type="float">
            <text:p>-11.431</text:p>
          </table:table-cell>
          <table:table-cell office:value-type="float" office:value="-6.650492" calcext:value-type="float">
            <text:p>-6.650492</text:p>
          </table:table-cell>
          <table:table-cell office:value-type="float" office:value="-11.431" calcext:value-type="float">
            <text:p>-11.431</text:p>
          </table:table-cell>
          <table:table-cell office:value-type="float" office:value="-6.624229" calcext:value-type="float">
            <text:p>-6.624229</text:p>
          </table:table-cell>
          <table:table-cell office:value-type="float" office:value="1.777368" calcext:value-type="float">
            <text:p>1.777368</text:p>
          </table:table-cell>
          <table:table-cell/>
          <table:table-cell office:value-type="float" office:value="1.968011" calcext:value-type="float">
            <text:p>1.968011</text:p>
          </table:table-cell>
          <table:table-cell office:value-type="float" office:value="5.573858" calcext:value-type="float">
            <text:p>5.573858</text:p>
          </table:table-cell>
          <table:table-cell office:value-type="float" office:value="5.502349" calcext:value-type="float">
            <text:p>5.502349</text:p>
          </table:table-cell>
          <table:table-cell office:value-type="float" office:value="29.28567" calcext:value-type="float">
            <text:p>29.28567</text:p>
          </table:table-cell>
          <table:table-cell office:value-type="float" office:value="168719" calcext:value-type="float">
            <text:p>168719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4229" calcext:value-type="float">
            <text:p>-6.624229</text:p>
          </table:table-cell>
          <table:table-cell office:value-type="float" office:value="-5.989" calcext:value-type="float">
            <text:p>-5.989</text:p>
          </table:table-cell>
          <table:table-cell office:value-type="float" office:value="-6.624229" calcext:value-type="float">
            <text:p>-6.624229</text:p>
          </table:table-cell>
          <table:table-cell office:value-type="float" office:value="-5.989" calcext:value-type="float">
            <text:p>-5.989</text:p>
          </table:table-cell>
          <table:table-cell office:value-type="float" office:value="-6.656834" calcext:value-type="float">
            <text:p>-6.656834</text:p>
          </table:table-cell>
          <table:table-cell office:value-type="float" office:value="1.721152" calcext:value-type="float">
            <text:p>1.721152</text:p>
          </table:table-cell>
          <table:table-cell/>
          <table:table-cell office:value-type="float" office:value="1.871255" calcext:value-type="float">
            <text:p>1.871255</text:p>
          </table:table-cell>
          <table:table-cell office:value-type="float" office:value="5.327577" calcext:value-type="float">
            <text:p>5.327577</text:p>
          </table:table-cell>
          <table:table-cell office:value-type="float" office:value="5.534111" calcext:value-type="float">
            <text:p>5.534111</text:p>
          </table:table-cell>
          <table:table-cell office:value-type="float" office:value="14.056792" calcext:value-type="float">
            <text:p>14.056792</text:p>
          </table:table-cell>
          <table:table-cell office:value-type="float" office:value="168731" calcext:value-type="float">
            <text:p>168731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4229" calcext:value-type="float">
            <text:p>-6.624229</text:p>
          </table:table-cell>
          <table:table-cell office:value-type="float" office:value="-4.56" calcext:value-type="float">
            <text:p>-4.56</text:p>
          </table:table-cell>
          <table:table-cell office:value-type="float" office:value="-6.624229" calcext:value-type="float">
            <text:p>-6.624229</text:p>
          </table:table-cell>
          <table:table-cell office:value-type="float" office:value="-4.56" calcext:value-type="float">
            <text:p>-4.56</text:p>
          </table:table-cell>
          <table:table-cell office:value-type="float" office:value="-6.647465" calcext:value-type="float">
            <text:p>-6.647465</text:p>
          </table:table-cell>
          <table:table-cell office:value-type="float" office:value="1.733509" calcext:value-type="float">
            <text:p>1.733509</text:p>
          </table:table-cell>
          <table:table-cell/>
          <table:table-cell office:value-type="float" office:value="1.795611" calcext:value-type="float">
            <text:p>1.795611</text:p>
          </table:table-cell>
          <table:table-cell office:value-type="float" office:value="5.331219" calcext:value-type="float">
            <text:p>5.331219</text:p>
          </table:table-cell>
          <table:table-cell office:value-type="float" office:value="5.431277" calcext:value-type="float">
            <text:p>5.431277</text:p>
          </table:table-cell>
          <table:table-cell office:value-type="float" office:value="15.584725" calcext:value-type="float">
            <text:p>15.584725</text:p>
          </table:table-cell>
          <table:table-cell office:value-type="float" office:value="168731" calcext:value-type="float">
            <text:p>168731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47465" calcext:value-type="float">
            <text:p>-6.647465</text:p>
          </table:table-cell>
          <table:table-cell office:value-type="float" office:value="2.521" calcext:value-type="float">
            <text:p>2.521</text:p>
          </table:table-cell>
          <table:table-cell table:number-columns-repeated="2" office:value-type="float" office:value="-6.647465" calcext:value-type="float">
            <text:p>-6.647465</text:p>
          </table:table-cell>
          <table:table-cell office:value-type="float" office:value="-6.621016" calcext:value-type="float">
            <text:p>-6.621016</text:p>
          </table:table-cell>
          <table:table-cell office:value-type="float" office:value="2.15809" calcext:value-type="float">
            <text:p>2.15809</text:p>
          </table:table-cell>
          <table:table-cell/>
          <table:table-cell office:value-type="float" office:value="1.763663" calcext:value-type="float">
            <text:p>1.763663</text:p>
          </table:table-cell>
          <table:table-cell office:value-type="float" office:value="5.624126" calcext:value-type="float">
            <text:p>5.624126</text:p>
          </table:table-cell>
          <table:table-cell office:value-type="float" office:value="5.381811" calcext:value-type="float">
            <text:p>5.381811</text:p>
          </table:table-cell>
          <table:table-cell office:value-type="float" office:value="132.66375" calcext:value-type="float">
            <text:p>132.66375</text:p>
          </table:table-cell>
          <table:table-cell office:value-type="float" office:value="168723" calcext:value-type="float">
            <text:p>168723</text:p>
          </table:table-cell>
          <table:table-cell office:value-type="float" office:value="9.026172" calcext:value-type="float">
            <text:p>9.026172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47465" calcext:value-type="float">
            <text:p>-6.647465</text:p>
          </table:table-cell>
          <table:table-cell office:value-type="float" office:value="-11.45" calcext:value-type="float">
            <text:p>-11.45</text:p>
          </table:table-cell>
          <table:table-cell office:value-type="float" office:value="-6.647465" calcext:value-type="float">
            <text:p>-6.647465</text:p>
          </table:table-cell>
          <table:table-cell office:value-type="float" office:value="-11.45" calcext:value-type="float">
            <text:p>-11.45</text:p>
          </table:table-cell>
          <table:table-cell office:value-type="float" office:value="-6.621056" calcext:value-type="float">
            <text:p>-6.621056</text:p>
          </table:table-cell>
          <table:table-cell office:value-type="float" office:value="1.777312" calcext:value-type="float">
            <text:p>1.777312</text:p>
          </table:table-cell>
          <table:table-cell/>
          <table:table-cell office:value-type="float" office:value="1.960848" calcext:value-type="float">
            <text:p>1.960848</text:p>
          </table:table-cell>
          <table:table-cell office:value-type="float" office:value="5.573707" calcext:value-type="float">
            <text:p>5.573707</text:p>
          </table:table-cell>
          <table:table-cell office:value-type="float" office:value="5.503014" calcext:value-type="float">
            <text:p>5.503014</text:p>
          </table:table-cell>
          <table:table-cell office:value-type="float" office:value="29.329315" calcext:value-type="float">
            <text:p>29.329315</text:p>
          </table:table-cell>
          <table:table-cell office:value-type="float" office:value="168723" calcext:value-type="float">
            <text:p>168723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21056" calcext:value-type="float">
            <text:p>-6.621056</text:p>
          </table:table-cell>
          <table:table-cell office:value-type="float" office:value="-6.027" calcext:value-type="float">
            <text:p>-6.027</text:p>
          </table:table-cell>
          <table:table-cell office:value-type="float" office:value="-6.621056" calcext:value-type="float">
            <text:p>-6.621056</text:p>
          </table:table-cell>
          <table:table-cell office:value-type="float" office:value="-6.027" calcext:value-type="float">
            <text:p>-6.027</text:p>
          </table:table-cell>
          <table:table-cell office:value-type="float" office:value="-6.653762" calcext:value-type="float">
            <text:p>-6.653762</text:p>
          </table:table-cell>
          <table:table-cell office:value-type="float" office:value="1.721164" calcext:value-type="float">
            <text:p>1.721164</text:p>
          </table:table-cell>
          <table:table-cell/>
          <table:table-cell office:value-type="float" office:value="1.867654" calcext:value-type="float">
            <text:p>1.867654</text:p>
          </table:table-cell>
          <table:table-cell office:value-type="float" office:value="5.327674" calcext:value-type="float">
            <text:p>5.327674</text:p>
          </table:table-cell>
          <table:table-cell office:value-type="float" office:value="5.534499" calcext:value-type="float">
            <text:p>5.534499</text:p>
          </table:table-cell>
          <table:table-cell office:value-type="float" office:value="14.002372" calcext:value-type="float">
            <text:p>14.002372</text:p>
          </table:table-cell>
          <table:table-cell office:value-type="float" office:value="168736" calcext:value-type="float">
            <text:p>168736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21056" calcext:value-type="float">
            <text:p>-6.621056</text:p>
          </table:table-cell>
          <table:table-cell office:value-type="float" office:value="-4.572" calcext:value-type="float">
            <text:p>-4.572</text:p>
          </table:table-cell>
          <table:table-cell office:value-type="float" office:value="-6.621056" calcext:value-type="float">
            <text:p>-6.621056</text:p>
          </table:table-cell>
          <table:table-cell office:value-type="float" office:value="-4.572" calcext:value-type="float">
            <text:p>-4.572</text:p>
          </table:table-cell>
          <table:table-cell office:value-type="float" office:value="-6.644935" calcext:value-type="float">
            <text:p>-6.644935</text:p>
          </table:table-cell>
          <table:table-cell office:value-type="float" office:value="1.733489" calcext:value-type="float">
            <text:p>1.733489</text:p>
          </table:table-cell>
          <table:table-cell/>
          <table:table-cell office:value-type="float" office:value="1.793852" calcext:value-type="float">
            <text:p>1.793852</text:p>
          </table:table-cell>
          <table:table-cell office:value-type="float" office:value="5.331317" calcext:value-type="float">
            <text:p>5.331317</text:p>
          </table:table-cell>
          <table:table-cell office:value-type="float" office:value="5.431483" calcext:value-type="float">
            <text:p>5.431483</text:p>
          </table:table-cell>
          <table:table-cell office:value-type="float" office:value="15.565123" calcext:value-type="float">
            <text:p>15.565123</text:p>
          </table:table-cell>
          <table:table-cell office:value-type="float" office:value="168736" calcext:value-type="float">
            <text:p>168736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44935" calcext:value-type="float">
            <text:p>-6.644935</text:p>
          </table:table-cell>
          <table:table-cell office:value-type="float" office:value="4.929" calcext:value-type="float">
            <text:p>4.929</text:p>
          </table:table-cell>
          <table:table-cell table:number-columns-repeated="2" office:value-type="float" office:value="-6.644935" calcext:value-type="float">
            <text:p>-6.644935</text:p>
          </table:table-cell>
          <table:table-cell office:value-type="float" office:value="-6.618638" calcext:value-type="float">
            <text:p>-6.618638</text:p>
          </table:table-cell>
          <table:table-cell office:value-type="float" office:value="2.21605" calcext:value-type="float">
            <text:p>2.21605</text:p>
          </table:table-cell>
          <table:table-cell/>
          <table:table-cell office:value-type="float" office:value="1.762779" calcext:value-type="float">
            <text:p>1.762779</text:p>
          </table:table-cell>
          <table:table-cell office:value-type="float" office:value="5.616966" calcext:value-type="float">
            <text:p>5.616966</text:p>
          </table:table-cell>
          <table:table-cell office:value-type="float" office:value="5.381944" calcext:value-type="float">
            <text:p>5.381944</text:p>
          </table:table-cell>
          <table:table-cell office:value-type="float" office:value="148.303758" calcext:value-type="float">
            <text:p>148.303758</text:p>
          </table:table-cell>
          <table:table-cell office:value-type="float" office:value="168727" calcext:value-type="float">
            <text:p>168727</text:p>
          </table:table-cell>
          <table:table-cell office:value-type="float" office:value="8.967762" calcext:value-type="float">
            <text:p>8.967762</text:p>
          </table:table-cell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44935" calcext:value-type="float">
            <text:p>-6.644935</text:p>
          </table:table-cell>
          <table:table-cell office:value-type="float" office:value="-11.415" calcext:value-type="float">
            <text:p>-11.415</text:p>
          </table:table-cell>
          <table:table-cell office:value-type="float" office:value="-6.644935" calcext:value-type="float">
            <text:p>-6.644935</text:p>
          </table:table-cell>
          <table:table-cell office:value-type="float" office:value="-11.415" calcext:value-type="float">
            <text:p>-11.415</text:p>
          </table:table-cell>
          <table:table-cell office:value-type="float" office:value="-6.618673" calcext:value-type="float">
            <text:p>-6.618673</text:p>
          </table:table-cell>
          <table:table-cell office:value-type="float" office:value="1.777264" calcext:value-type="float">
            <text:p>1.777264</text:p>
          </table:table-cell>
          <table:table-cell/>
          <table:table-cell office:value-type="float" office:value="1.989388" calcext:value-type="float">
            <text:p>1.989388</text:p>
          </table:table-cell>
          <table:table-cell office:value-type="float" office:value="5.57358" calcext:value-type="float">
            <text:p>5.57358</text:p>
          </table:table-cell>
          <table:table-cell office:value-type="float" office:value="5.499507" calcext:value-type="float">
            <text:p>5.499507</text:p>
          </table:table-cell>
          <table:table-cell office:value-type="float" office:value="29.264978" calcext:value-type="float">
            <text:p>29.264978</text:p>
          </table:table-cell>
          <table:table-cell office:value-type="float" office:value="168727" calcext:value-type="float">
            <text:p>168727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8673" calcext:value-type="float">
            <text:p>-6.618673</text:p>
          </table:table-cell>
          <table:table-cell office:value-type="float" office:value="-6.01" calcext:value-type="float">
            <text:p>-6.01</text:p>
          </table:table-cell>
          <table:table-cell office:value-type="float" office:value="-6.618673" calcext:value-type="float">
            <text:p>-6.618673</text:p>
          </table:table-cell>
          <table:table-cell office:value-type="float" office:value="-6.01" calcext:value-type="float">
            <text:p>-6.01</text:p>
          </table:table-cell>
          <table:table-cell office:value-type="float" office:value="-6.651229" calcext:value-type="float">
            <text:p>-6.651229</text:p>
          </table:table-cell>
          <table:table-cell office:value-type="float" office:value="1.721173" calcext:value-type="float">
            <text:p>1.721173</text:p>
          </table:table-cell>
          <table:table-cell/>
          <table:table-cell office:value-type="float" office:value="1.881847" calcext:value-type="float">
            <text:p>1.881847</text:p>
          </table:table-cell>
          <table:table-cell office:value-type="float" office:value="5.327748" calcext:value-type="float">
            <text:p>5.327748</text:p>
          </table:table-cell>
          <table:table-cell office:value-type="float" office:value="5.532113" calcext:value-type="float">
            <text:p>5.532113</text:p>
          </table:table-cell>
          <table:table-cell office:value-type="float" office:value="14.021693" calcext:value-type="float">
            <text:p>14.021693</text:p>
          </table:table-cell>
          <table:table-cell office:value-type="float" office:value="168738" calcext:value-type="float">
            <text:p>168738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8673" calcext:value-type="float">
            <text:p>-6.618673</text:p>
          </table:table-cell>
          <table:table-cell office:value-type="float" office:value="-4.635" calcext:value-type="float">
            <text:p>-4.635</text:p>
          </table:table-cell>
          <table:table-cell office:value-type="float" office:value="-6.618673" calcext:value-type="float">
            <text:p>-6.618673</text:p>
          </table:table-cell>
          <table:table-cell office:value-type="float" office:value="-4.635" calcext:value-type="float">
            <text:p>-4.635</text:p>
          </table:table-cell>
          <table:table-cell office:value-type="float" office:value="-6.642212" calcext:value-type="float">
            <text:p>-6.642212</text:p>
          </table:table-cell>
          <table:table-cell office:value-type="float" office:value="1.733475" calcext:value-type="float">
            <text:p>1.733475</text:p>
          </table:table-cell>
          <table:table-cell/>
          <table:table-cell office:value-type="float" office:value="1.800947" calcext:value-type="float">
            <text:p>1.800947</text:p>
          </table:table-cell>
          <table:table-cell office:value-type="float" office:value="5.331391" calcext:value-type="float">
            <text:p>5.331391</text:p>
          </table:table-cell>
          <table:table-cell office:value-type="float" office:value="5.430375" calcext:value-type="float">
            <text:p>5.430375</text:p>
          </table:table-cell>
          <table:table-cell office:value-type="float" office:value="15.480662" calcext:value-type="float">
            <text:p>15.480662</text:p>
          </table:table-cell>
          <table:table-cell office:value-type="float" office:value="168738" calcext:value-type="float">
            <text:p>168738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42212" calcext:value-type="float">
            <text:p>-6.642212</text:p>
          </table:table-cell>
          <table:table-cell office:value-type="float" office:value="5.081" calcext:value-type="float">
            <text:p>5.081</text:p>
          </table:table-cell>
          <table:table-cell table:number-columns-repeated="2" office:value-type="float" office:value="-6.642212" calcext:value-type="float">
            <text:p>-6.642212</text:p>
          </table:table-cell>
          <table:table-cell office:value-type="float" office:value="-6.616611" calcext:value-type="float">
            <text:p>-6.616611</text:p>
          </table:table-cell>
          <table:table-cell office:value-type="float" office:value="2.223547" calcext:value-type="float">
            <text:p>2.223547</text:p>
          </table:table-cell>
          <table:table-cell/>
          <table:table-cell office:value-type="float" office:value="1.766358" calcext:value-type="float">
            <text:p>1.766358</text:p>
          </table:table-cell>
          <table:table-cell office:value-type="float" office:value="5.615657" calcext:value-type="float">
            <text:p>5.615657</text:p>
          </table:table-cell>
          <table:table-cell office:value-type="float" office:value="5.381471" calcext:value-type="float">
            <text:p>5.381471</text:p>
          </table:table-cell>
          <table:table-cell office:value-type="float" office:value="149.197512" calcext:value-type="float">
            <text:p>149.197512</text:p>
          </table:table-cell>
          <table:table-cell office:value-type="float" office:value="168731" calcext:value-type="float">
            <text:p>168731</text:p>
          </table:table-cell>
          <table:table-cell office:value-type="float" office:value="8.960144" calcext:value-type="float">
            <text:p>8.960144</text:p>
          </table:table-cell>
        </table:table-row>
        <table:table-row table:style-name="ro1">
          <table:table-cell office:value-type="float" office:value="22587" calcext:value-type="float">
            <text:p>2258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42212" calcext:value-type="float">
            <text:p>-6.642212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42212" calcext:value-type="float">
            <text:p>-6.642212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16645" calcext:value-type="float">
            <text:p>-6.616645</text:p>
          </table:table-cell>
          <table:table-cell office:value-type="float" office:value="1.777213" calcext:value-type="float">
            <text:p>1.777213</text:p>
          </table:table-cell>
          <table:table-cell/>
          <table:table-cell office:value-type="float" office:value="1.994927" calcext:value-type="float">
            <text:p>1.994927</text:p>
          </table:table-cell>
          <table:table-cell office:value-type="float" office:value="5.573444" calcext:value-type="float">
            <text:p>5.573444</text:p>
          </table:table-cell>
          <table:table-cell office:value-type="float" office:value="5.498615" calcext:value-type="float">
            <text:p>5.498615</text:p>
          </table:table-cell>
          <table:table-cell office:value-type="float" office:value="29.300096" calcext:value-type="float">
            <text:p>29.300096</text:p>
          </table:table-cell>
          <table:table-cell office:value-type="float" office:value="168731" calcext:value-type="float">
            <text:p>168731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599" calcext:value-type="float">
            <text:p>225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6645" calcext:value-type="float">
            <text:p>-6.616645</text:p>
          </table:table-cell>
          <table:table-cell office:value-type="float" office:value="-6.009" calcext:value-type="float">
            <text:p>-6.009</text:p>
          </table:table-cell>
          <table:table-cell office:value-type="float" office:value="-6.616645" calcext:value-type="float">
            <text:p>-6.616645</text:p>
          </table:table-cell>
          <table:table-cell office:value-type="float" office:value="-6.009" calcext:value-type="float">
            <text:p>-6.009</text:p>
          </table:table-cell>
          <table:table-cell office:value-type="float" office:value="-6.649278" calcext:value-type="float">
            <text:p>-6.649278</text:p>
          </table:table-cell>
          <table:table-cell office:value-type="float" office:value="1.721181" calcext:value-type="float">
            <text:p>1.721181</text:p>
          </table:table-cell>
          <table:table-cell/>
          <table:table-cell office:value-type="float" office:value="1.884572" calcext:value-type="float">
            <text:p>1.884572</text:p>
          </table:table-cell>
          <table:table-cell office:value-type="float" office:value="5.32781" calcext:value-type="float">
            <text:p>5.32781</text:p>
          </table:table-cell>
          <table:table-cell office:value-type="float" office:value="5.531466" calcext:value-type="float">
            <text:p>5.531466</text:p>
          </table:table-cell>
          <table:table-cell office:value-type="float" office:value="14.020333" calcext:value-type="float">
            <text:p>14.020333</text:p>
          </table:table-cell>
          <table:table-cell office:value-type="float" office:value="168743" calcext:value-type="float">
            <text:p>168743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6645" calcext:value-type="float">
            <text:p>-6.616645</text:p>
          </table:table-cell>
          <table:table-cell office:value-type="float" office:value="-4.666" calcext:value-type="float">
            <text:p>-4.666</text:p>
          </table:table-cell>
          <table:table-cell office:value-type="float" office:value="-6.616645" calcext:value-type="float">
            <text:p>-6.616645</text:p>
          </table:table-cell>
          <table:table-cell office:value-type="float" office:value="-4.666" calcext:value-type="float">
            <text:p>-4.666</text:p>
          </table:table-cell>
          <table:table-cell office:value-type="float" office:value="-6.640273" calcext:value-type="float">
            <text:p>-6.640273</text:p>
          </table:table-cell>
          <table:table-cell office:value-type="float" office:value="1.733462" calcext:value-type="float">
            <text:p>1.733462</text:p>
          </table:table-cell>
          <table:table-cell/>
          <table:table-cell office:value-type="float" office:value="1.802316" calcext:value-type="float">
            <text:p>1.802316</text:p>
          </table:table-cell>
          <table:table-cell office:value-type="float" office:value="5.331453" calcext:value-type="float">
            <text:p>5.331453</text:p>
          </table:table-cell>
          <table:table-cell office:value-type="float" office:value="5.430089" calcext:value-type="float">
            <text:p>5.430089</text:p>
          </table:table-cell>
          <table:table-cell office:value-type="float" office:value="15.437995" calcext:value-type="float">
            <text:p>15.437995</text:p>
          </table:table-cell>
          <table:table-cell office:value-type="float" office:value="168743" calcext:value-type="float">
            <text:p>168743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40273" calcext:value-type="float">
            <text:p>-6.640273</text:p>
          </table:table-cell>
          <table:table-cell office:value-type="float" office:value="4.678" calcext:value-type="float">
            <text:p>4.678</text:p>
          </table:table-cell>
          <table:table-cell table:number-columns-repeated="2" office:value-type="float" office:value="-6.640273" calcext:value-type="float">
            <text:p>-6.640273</text:p>
          </table:table-cell>
          <table:table-cell office:value-type="float" office:value="-6.615023" calcext:value-type="float">
            <text:p>-6.615023</text:p>
          </table:table-cell>
          <table:table-cell office:value-type="float" office:value="2.220973" calcext:value-type="float">
            <text:p>2.220973</text:p>
          </table:table-cell>
          <table:table-cell/>
          <table:table-cell office:value-type="float" office:value="1.767054" calcext:value-type="float">
            <text:p>1.767054</text:p>
          </table:table-cell>
          <table:table-cell office:value-type="float" office:value="5.615646" calcext:value-type="float">
            <text:p>5.615646</text:p>
          </table:table-cell>
          <table:table-cell office:value-type="float" office:value="5.381361" calcext:value-type="float">
            <text:p>5.381361</text:p>
          </table:table-cell>
          <table:table-cell office:value-type="float" office:value="146.459655" calcext:value-type="float">
            <text:p>146.459655</text:p>
          </table:table-cell>
          <table:table-cell office:value-type="float" office:value="168734" calcext:value-type="float">
            <text:p>168734</text:p>
          </table:table-cell>
          <table:table-cell office:value-type="float" office:value="8.962683" calcext:value-type="float">
            <text:p>8.962683</text:p>
          </table:table-cell>
        </table:table-row>
        <table:table-row table:style-name="ro1">
          <table:table-cell office:value-type="float" office:value="22607" calcext:value-type="float">
            <text:p>2260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40273" calcext:value-type="float">
            <text:p>-6.640273</text:p>
          </table:table-cell>
          <table:table-cell office:value-type="float" office:value="-11.459" calcext:value-type="float">
            <text:p>-11.459</text:p>
          </table:table-cell>
          <table:table-cell office:value-type="float" office:value="-6.640273" calcext:value-type="float">
            <text:p>-6.640273</text:p>
          </table:table-cell>
          <table:table-cell office:value-type="float" office:value="-11.459" calcext:value-type="float">
            <text:p>-11.459</text:p>
          </table:table-cell>
          <table:table-cell office:value-type="float" office:value="-6.615057" calcext:value-type="float">
            <text:p>-6.615057</text:p>
          </table:table-cell>
          <table:table-cell office:value-type="float" office:value="1.774654" calcext:value-type="float">
            <text:p>1.774654</text:p>
          </table:table-cell>
          <table:table-cell/>
          <table:table-cell office:value-type="float" office:value="1.993988" calcext:value-type="float">
            <text:p>1.993988</text:p>
          </table:table-cell>
          <table:table-cell office:value-type="float" office:value="5.573641" calcext:value-type="float">
            <text:p>5.573641</text:p>
          </table:table-cell>
          <table:table-cell office:value-type="float" office:value="5.498554" calcext:value-type="float">
            <text:p>5.498554</text:p>
          </table:table-cell>
          <table:table-cell office:value-type="float" office:value="29.391142" calcext:value-type="float">
            <text:p>29.391142</text:p>
          </table:table-cell>
          <table:table-cell office:value-type="float" office:value="168734" calcext:value-type="float">
            <text:p>168734</text:p>
          </table:table-cell>
          <table:table-cell office:value-type="float" office:value="2.854223" calcext:value-type="float">
            <text:p>2.854223</text:p>
          </table:table-cell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5057" calcext:value-type="float">
            <text:p>-6.615057</text:p>
          </table:table-cell>
          <table:table-cell office:value-type="float" office:value="-6.012" calcext:value-type="float">
            <text:p>-6.012</text:p>
          </table:table-cell>
          <table:table-cell office:value-type="float" office:value="-6.615057" calcext:value-type="float">
            <text:p>-6.615057</text:p>
          </table:table-cell>
          <table:table-cell office:value-type="float" office:value="-6.012" calcext:value-type="float">
            <text:p>-6.012</text:p>
          </table:table-cell>
          <table:table-cell office:value-type="float" office:value="-6.647796" calcext:value-type="float">
            <text:p>-6.647796</text:p>
          </table:table-cell>
          <table:table-cell office:value-type="float" office:value="1.721187" calcext:value-type="float">
            <text:p>1.721187</text:p>
          </table:table-cell>
          <table:table-cell/>
          <table:table-cell office:value-type="float" office:value="1.882808" calcext:value-type="float">
            <text:p>1.882808</text:p>
          </table:table-cell>
          <table:table-cell office:value-type="float" office:value="5.327859" calcext:value-type="float">
            <text:p>5.327859</text:p>
          </table:table-cell>
          <table:table-cell office:value-type="float" office:value="5.531471" calcext:value-type="float">
            <text:p>5.531471</text:p>
          </table:table-cell>
          <table:table-cell office:value-type="float" office:value="14.01427" calcext:value-type="float">
            <text:p>14.01427</text:p>
          </table:table-cell>
          <table:table-cell office:value-type="float" office:value="168746" calcext:value-type="float">
            <text:p>168746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5057" calcext:value-type="float">
            <text:p>-6.615057</text:p>
          </table:table-cell>
          <table:table-cell office:value-type="float" office:value="-4.656" calcext:value-type="float">
            <text:p>-4.656</text:p>
          </table:table-cell>
          <table:table-cell office:value-type="float" office:value="-6.615057" calcext:value-type="float">
            <text:p>-6.615057</text:p>
          </table:table-cell>
          <table:table-cell office:value-type="float" office:value="-4.656" calcext:value-type="float">
            <text:p>-4.656</text:p>
          </table:table-cell>
          <table:table-cell office:value-type="float" office:value="-6.638851" calcext:value-type="float">
            <text:p>-6.638851</text:p>
          </table:table-cell>
          <table:table-cell office:value-type="float" office:value="1.733453" calcext:value-type="float">
            <text:p>1.733453</text:p>
          </table:table-cell>
          <table:table-cell/>
          <table:table-cell office:value-type="float" office:value="1.801442" calcext:value-type="float">
            <text:p>1.801442</text:p>
          </table:table-cell>
          <table:table-cell office:value-type="float" office:value="5.331502" calcext:value-type="float">
            <text:p>5.331502</text:p>
          </table:table-cell>
          <table:table-cell office:value-type="float" office:value="5.430108" calcext:value-type="float">
            <text:p>5.430108</text:p>
          </table:table-cell>
          <table:table-cell office:value-type="float" office:value="15.448863" calcext:value-type="float">
            <text:p>15.448863</text:p>
          </table:table-cell>
          <table:table-cell office:value-type="float" office:value="168746" calcext:value-type="float">
            <text:p>168746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38851" calcext:value-type="float">
            <text:p>-6.638851</text:p>
          </table:table-cell>
          <table:table-cell office:value-type="float" office:value="4.426" calcext:value-type="float">
            <text:p>4.426</text:p>
          </table:table-cell>
          <table:table-cell table:number-columns-repeated="2" office:value-type="float" office:value="-6.638851" calcext:value-type="float">
            <text:p>-6.638851</text:p>
          </table:table-cell>
          <table:table-cell office:value-type="float" office:value="-6.613509" calcext:value-type="float">
            <text:p>-6.613509</text:p>
          </table:table-cell>
          <table:table-cell office:value-type="float" office:value="2.21589" calcext:value-type="float">
            <text:p>2.21589</text:p>
          </table:table-cell>
          <table:table-cell/>
          <table:table-cell office:value-type="float" office:value="1.766608" calcext:value-type="float">
            <text:p>1.766608</text:p>
          </table:table-cell>
          <table:table-cell office:value-type="float" office:value="5.61601" calcext:value-type="float">
            <text:p>5.61601</text:p>
          </table:table-cell>
          <table:table-cell office:value-type="float" office:value="5.381391" calcext:value-type="float">
            <text:p>5.381391</text:p>
          </table:table-cell>
          <table:table-cell office:value-type="float" office:value="144.804201" calcext:value-type="float">
            <text:p>144.804201</text:p>
          </table:table-cell>
          <table:table-cell office:value-type="float" office:value="168736" calcext:value-type="float">
            <text:p>168736</text:p>
          </table:table-cell>
          <table:table-cell office:value-type="float" office:value="8.967762" calcext:value-type="float">
            <text:p>8.967762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38851" calcext:value-type="float">
            <text:p>-6.638851</text:p>
          </table:table-cell>
          <table:table-cell office:value-type="float" office:value="-11.444" calcext:value-type="float">
            <text:p>-11.444</text:p>
          </table:table-cell>
          <table:table-cell office:value-type="float" office:value="-6.638851" calcext:value-type="float">
            <text:p>-6.638851</text:p>
          </table:table-cell>
          <table:table-cell office:value-type="float" office:value="-11.444" calcext:value-type="float">
            <text:p>-11.444</text:p>
          </table:table-cell>
          <table:table-cell office:value-type="float" office:value="-6.613544" calcext:value-type="float">
            <text:p>-6.613544</text:p>
          </table:table-cell>
          <table:table-cell office:value-type="float" office:value="1.77715" calcext:value-type="float">
            <text:p>1.77715</text:p>
          </table:table-cell>
          <table:table-cell/>
          <table:table-cell office:value-type="float" office:value="1.991223" calcext:value-type="float">
            <text:p>1.991223</text:p>
          </table:table-cell>
          <table:table-cell office:value-type="float" office:value="5.573276" calcext:value-type="float">
            <text:p>5.573276</text:p>
          </table:table-cell>
          <table:table-cell office:value-type="float" office:value="5.49875" calcext:value-type="float">
            <text:p>5.49875</text:p>
          </table:table-cell>
          <table:table-cell office:value-type="float" office:value="29.334495" calcext:value-type="float">
            <text:p>29.334495</text:p>
          </table:table-cell>
          <table:table-cell office:value-type="float" office:value="168736" calcext:value-type="float">
            <text:p>168736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3544" calcext:value-type="float">
            <text:p>-6.613544</text:p>
          </table:table-cell>
          <table:table-cell office:value-type="float" office:value="-6.024" calcext:value-type="float">
            <text:p>-6.024</text:p>
          </table:table-cell>
          <table:table-cell office:value-type="float" office:value="-6.613544" calcext:value-type="float">
            <text:p>-6.613544</text:p>
          </table:table-cell>
          <table:table-cell office:value-type="float" office:value="-6.024" calcext:value-type="float">
            <text:p>-6.024</text:p>
          </table:table-cell>
          <table:table-cell office:value-type="float" office:value="-6.646254" calcext:value-type="float">
            <text:p>-6.646254</text:p>
          </table:table-cell>
          <table:table-cell office:value-type="float" office:value="1.721193" calcext:value-type="float">
            <text:p>1.721193</text:p>
          </table:table-cell>
          <table:table-cell/>
          <table:table-cell office:value-type="float" office:value="1.882688" calcext:value-type="float">
            <text:p>1.882688</text:p>
          </table:table-cell>
          <table:table-cell office:value-type="float" office:value="5.327905" calcext:value-type="float">
            <text:p>5.327905</text:p>
          </table:table-cell>
          <table:table-cell office:value-type="float" office:value="5.53151" calcext:value-type="float">
            <text:p>5.53151</text:p>
          </table:table-cell>
          <table:table-cell office:value-type="float" office:value="13.996409" calcext:value-type="float">
            <text:p>13.996409</text:p>
          </table:table-cell>
          <table:table-cell office:value-type="float" office:value="168747" calcext:value-type="float">
            <text:p>168747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3544" calcext:value-type="float">
            <text:p>-6.613544</text:p>
          </table:table-cell>
          <table:table-cell office:value-type="float" office:value="-4.726" calcext:value-type="float">
            <text:p>-4.726</text:p>
          </table:table-cell>
          <table:table-cell office:value-type="float" office:value="-6.613544" calcext:value-type="float">
            <text:p>-6.613544</text:p>
          </table:table-cell>
          <table:table-cell office:value-type="float" office:value="-4.726" calcext:value-type="float">
            <text:p>-4.726</text:p>
          </table:table-cell>
          <table:table-cell office:value-type="float" office:value="-6.637488" calcext:value-type="float">
            <text:p>-6.637488</text:p>
          </table:table-cell>
          <table:table-cell office:value-type="float" office:value="1.733444" calcext:value-type="float">
            <text:p>1.733444</text:p>
          </table:table-cell>
          <table:table-cell/>
          <table:table-cell office:value-type="float" office:value="1.801396" calcext:value-type="float">
            <text:p>1.801396</text:p>
          </table:table-cell>
          <table:table-cell office:value-type="float" office:value="5.331549" calcext:value-type="float">
            <text:p>5.331549</text:p>
          </table:table-cell>
          <table:table-cell office:value-type="float" office:value="5.430141" calcext:value-type="float">
            <text:p>5.430141</text:p>
          </table:table-cell>
          <table:table-cell office:value-type="float" office:value="15.35648" calcext:value-type="float">
            <text:p>15.35648</text:p>
          </table:table-cell>
          <table:table-cell office:value-type="float" office:value="168747" calcext:value-type="float">
            <text:p>168747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37488" calcext:value-type="float">
            <text:p>-6.637488</text:p>
          </table:table-cell>
          <table:table-cell office:value-type="float" office:value="5.206" calcext:value-type="float">
            <text:p>5.206</text:p>
          </table:table-cell>
          <table:table-cell table:number-columns-repeated="2" office:value-type="float" office:value="-6.637488" calcext:value-type="float">
            <text:p>-6.637488</text:p>
          </table:table-cell>
          <table:table-cell office:value-type="float" office:value="-6.612913" calcext:value-type="float">
            <text:p>-6.612913</text:p>
          </table:table-cell>
          <table:table-cell office:value-type="float" office:value="2.2209" calcext:value-type="float">
            <text:p>2.2209</text:p>
          </table:table-cell>
          <table:table-cell/>
          <table:table-cell office:value-type="float" office:value="1.766611" calcext:value-type="float">
            <text:p>1.766611</text:p>
          </table:table-cell>
          <table:table-cell office:value-type="float" office:value="5.615209" calcext:value-type="float">
            <text:p>5.615209</text:p>
          </table:table-cell>
          <table:table-cell office:value-type="float" office:value="5.381409" calcext:value-type="float">
            <text:p>5.381409</text:p>
          </table:table-cell>
          <table:table-cell office:value-type="float" office:value="150.067961" calcext:value-type="float">
            <text:p>150.067961</text:p>
          </table:table-cell>
          <table:table-cell office:value-type="float" office:value="168738" calcext:value-type="float">
            <text:p>168738</text:p>
          </table:table-cell>
          <table:table-cell office:value-type="float" office:value="8.962683" calcext:value-type="float">
            <text:p>8.962683</text:p>
          </table:table-cell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37488" calcext:value-type="float">
            <text:p>-6.637488</text:p>
          </table:table-cell>
          <table:table-cell office:value-type="float" office:value="-11.442" calcext:value-type="float">
            <text:p>-11.442</text:p>
          </table:table-cell>
          <table:table-cell office:value-type="float" office:value="-6.637488" calcext:value-type="float">
            <text:p>-6.637488</text:p>
          </table:table-cell>
          <table:table-cell office:value-type="float" office:value="-11.442" calcext:value-type="float">
            <text:p>-11.442</text:p>
          </table:table-cell>
          <table:table-cell office:value-type="float" office:value="-6.612946" calcext:value-type="float">
            <text:p>-6.612946</text:p>
          </table:table-cell>
          <table:table-cell office:value-type="float" office:value="1.777124" calcext:value-type="float">
            <text:p>1.777124</text:p>
          </table:table-cell>
          <table:table-cell/>
          <table:table-cell office:value-type="float" office:value="1.99373" calcext:value-type="float">
            <text:p>1.99373</text:p>
          </table:table-cell>
          <table:table-cell office:value-type="float" office:value="5.573208" calcext:value-type="float">
            <text:p>5.573208</text:p>
          </table:table-cell>
          <table:table-cell office:value-type="float" office:value="5.498357" calcext:value-type="float">
            <text:p>5.498357</text:p>
          </table:table-cell>
          <table:table-cell office:value-type="float" office:value="29.333232" calcext:value-type="float">
            <text:p>29.333232</text:p>
          </table:table-cell>
          <table:table-cell office:value-type="float" office:value="168738" calcext:value-type="float">
            <text:p>168738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2946" calcext:value-type="float">
            <text:p>-6.612946</text:p>
          </table:table-cell>
          <table:table-cell office:value-type="float" office:value="-5.983" calcext:value-type="float">
            <text:p>-5.983</text:p>
          </table:table-cell>
          <table:table-cell office:value-type="float" office:value="-6.612946" calcext:value-type="float">
            <text:p>-6.612946</text:p>
          </table:table-cell>
          <table:table-cell office:value-type="float" office:value="-5.983" calcext:value-type="float">
            <text:p>-5.983</text:p>
          </table:table-cell>
          <table:table-cell office:value-type="float" office:value="-6.645648" calcext:value-type="float">
            <text:p>-6.645648</text:p>
          </table:table-cell>
          <table:table-cell office:value-type="float" office:value="1.721195" calcext:value-type="float">
            <text:p>1.721195</text:p>
          </table:table-cell>
          <table:table-cell/>
          <table:table-cell office:value-type="float" office:value="1.883924" calcext:value-type="float">
            <text:p>1.883924</text:p>
          </table:table-cell>
          <table:table-cell office:value-type="float" office:value="5.327923" calcext:value-type="float">
            <text:p>5.327923</text:p>
          </table:table-cell>
          <table:table-cell office:value-type="float" office:value="5.531228" calcext:value-type="float">
            <text:p>5.531228</text:p>
          </table:table-cell>
          <table:table-cell office:value-type="float" office:value="14.049809" calcext:value-type="float">
            <text:p>14.049809</text:p>
          </table:table-cell>
          <table:table-cell office:value-type="float" office:value="168749" calcext:value-type="float">
            <text:p>168749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2946" calcext:value-type="float">
            <text:p>-6.612946</text:p>
          </table:table-cell>
          <table:table-cell office:value-type="float" office:value="-4.622" calcext:value-type="float">
            <text:p>-4.622</text:p>
          </table:table-cell>
          <table:table-cell office:value-type="float" office:value="-6.612946" calcext:value-type="float">
            <text:p>-6.612946</text:p>
          </table:table-cell>
          <table:table-cell office:value-type="float" office:value="-4.622" calcext:value-type="float">
            <text:p>-4.622</text:p>
          </table:table-cell>
          <table:table-cell office:value-type="float" office:value="-6.636348" calcext:value-type="float">
            <text:p>-6.636348</text:p>
          </table:table-cell>
          <table:table-cell office:value-type="float" office:value="1.73344" calcext:value-type="float">
            <text:p>1.73344</text:p>
          </table:table-cell>
          <table:table-cell/>
          <table:table-cell office:value-type="float" office:value="1.801981" calcext:value-type="float">
            <text:p>1.801981</text:p>
          </table:table-cell>
          <table:table-cell office:value-type="float" office:value="5.331568" calcext:value-type="float">
            <text:p>5.331568</text:p>
          </table:table-cell>
          <table:table-cell office:value-type="float" office:value="5.430041" calcext:value-type="float">
            <text:p>5.430041</text:p>
          </table:table-cell>
          <table:table-cell office:value-type="float" office:value="15.490057" calcext:value-type="float">
            <text:p>15.490057</text:p>
          </table:table-cell>
          <table:table-cell office:value-type="float" office:value="168749" calcext:value-type="float">
            <text:p>168749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36348" calcext:value-type="float">
            <text:p>-6.636348</text:p>
          </table:table-cell>
          <table:table-cell office:value-type="float" office:value="5.534" calcext:value-type="float">
            <text:p>5.534</text:p>
          </table:table-cell>
          <table:table-cell table:number-columns-repeated="2" office:value-type="float" office:value="-6.636348" calcext:value-type="float">
            <text:p>-6.636348</text:p>
          </table:table-cell>
          <table:table-cell office:value-type="float" office:value="-6.610671" calcext:value-type="float">
            <text:p>-6.610671</text:p>
          </table:table-cell>
          <table:table-cell office:value-type="float" office:value="2.215824" calcext:value-type="float">
            <text:p>2.215824</text:p>
          </table:table-cell>
          <table:table-cell/>
          <table:table-cell office:value-type="float" office:value="1.766859" calcext:value-type="float">
            <text:p>1.766859</text:p>
          </table:table-cell>
          <table:table-cell office:value-type="float" office:value="5.615617" calcext:value-type="float">
            <text:p>5.615617</text:p>
          </table:table-cell>
          <table:table-cell office:value-type="float" office:value="5.381404" calcext:value-type="float">
            <text:p>5.381404</text:p>
          </table:table-cell>
          <table:table-cell office:value-type="float" office:value="152.403622" calcext:value-type="float">
            <text:p>152.403622</text:p>
          </table:table-cell>
          <table:table-cell office:value-type="float" office:value="168740" calcext:value-type="float">
            <text:p>168740</text:p>
          </table:table-cell>
          <table:table-cell office:value-type="float" office:value="8.967762" calcext:value-type="float">
            <text:p>8.967762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36348" calcext:value-type="float">
            <text:p>-6.636348</text:p>
          </table:table-cell>
          <table:table-cell office:value-type="float" office:value="-11.439" calcext:value-type="float">
            <text:p>-11.439</text:p>
          </table:table-cell>
          <table:table-cell office:value-type="float" office:value="-6.636348" calcext:value-type="float">
            <text:p>-6.636348</text:p>
          </table:table-cell>
          <table:table-cell office:value-type="float" office:value="-11.439" calcext:value-type="float">
            <text:p>-11.439</text:p>
          </table:table-cell>
          <table:table-cell office:value-type="float" office:value="-6.610705" calcext:value-type="float">
            <text:p>-6.610705</text:p>
          </table:table-cell>
          <table:table-cell office:value-type="float" office:value="1.777103" calcext:value-type="float">
            <text:p>1.777103</text:p>
          </table:table-cell>
          <table:table-cell/>
          <table:table-cell office:value-type="float" office:value="1.991315" calcext:value-type="float">
            <text:p>1.991315</text:p>
          </table:table-cell>
          <table:table-cell office:value-type="float" office:value="5.573151" calcext:value-type="float">
            <text:p>5.573151</text:p>
          </table:table-cell>
          <table:table-cell office:value-type="float" office:value="5.49856" calcext:value-type="float">
            <text:p>5.49856</text:p>
          </table:table-cell>
          <table:table-cell office:value-type="float" office:value="29.329546" calcext:value-type="float">
            <text:p>29.329546</text:p>
          </table:table-cell>
          <table:table-cell office:value-type="float" office:value="168740" calcext:value-type="float">
            <text:p>168740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10705" calcext:value-type="float">
            <text:p>-6.610705</text:p>
          </table:table-cell>
          <table:table-cell office:value-type="float" office:value="-5.955" calcext:value-type="float">
            <text:p>-5.955</text:p>
          </table:table-cell>
          <table:table-cell office:value-type="float" office:value="-6.610705" calcext:value-type="float">
            <text:p>-6.610705</text:p>
          </table:table-cell>
          <table:table-cell office:value-type="float" office:value="-5.955" calcext:value-type="float">
            <text:p>-5.955</text:p>
          </table:table-cell>
          <table:table-cell office:value-type="float" office:value="-6.643406" calcext:value-type="float">
            <text:p>-6.643406</text:p>
          </table:table-cell>
          <table:table-cell office:value-type="float" office:value="1.721204" calcext:value-type="float">
            <text:p>1.721204</text:p>
          </table:table-cell>
          <table:table-cell/>
          <table:table-cell office:value-type="float" office:value="1.88271" calcext:value-type="float">
            <text:p>1.88271</text:p>
          </table:table-cell>
          <table:table-cell office:value-type="float" office:value="5.327992" calcext:value-type="float">
            <text:p>5.327992</text:p>
          </table:table-cell>
          <table:table-cell office:value-type="float" office:value="5.531352" calcext:value-type="float">
            <text:p>5.531352</text:p>
          </table:table-cell>
          <table:table-cell office:value-type="float" office:value="14.083855" calcext:value-type="float">
            <text:p>14.083855</text:p>
          </table:table-cell>
          <table:table-cell office:value-type="float" office:value="168751" calcext:value-type="float">
            <text:p>168751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716" calcext:value-type="float">
            <text:p>227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10705" calcext:value-type="float">
            <text:p>-6.610705</text:p>
          </table:table-cell>
          <table:table-cell office:value-type="float" office:value="-4.68" calcext:value-type="float">
            <text:p>-4.68</text:p>
          </table:table-cell>
          <table:table-cell office:value-type="float" office:value="-6.610705" calcext:value-type="float">
            <text:p>-6.610705</text:p>
          </table:table-cell>
          <table:table-cell office:value-type="float" office:value="-4.68" calcext:value-type="float">
            <text:p>-4.68</text:p>
          </table:table-cell>
          <table:table-cell office:value-type="float" office:value="-6.633767" calcext:value-type="float">
            <text:p>-6.633767</text:p>
          </table:table-cell>
          <table:table-cell office:value-type="float" office:value="1.733426" calcext:value-type="float">
            <text:p>1.733426</text:p>
          </table:table-cell>
          <table:table-cell/>
          <table:table-cell office:value-type="float" office:value="1.801356" calcext:value-type="float">
            <text:p>1.801356</text:p>
          </table:table-cell>
          <table:table-cell office:value-type="float" office:value="5.331637" calcext:value-type="float">
            <text:p>5.331637</text:p>
          </table:table-cell>
          <table:table-cell office:value-type="float" office:value="5.430151" calcext:value-type="float">
            <text:p>5.430151</text:p>
          </table:table-cell>
          <table:table-cell office:value-type="float" office:value="15.412236" calcext:value-type="float">
            <text:p>15.412236</text:p>
          </table:table-cell>
          <table:table-cell office:value-type="float" office:value="168751" calcext:value-type="float">
            <text:p>168751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33767" calcext:value-type="float">
            <text:p>-6.633767</text:p>
          </table:table-cell>
          <table:table-cell office:value-type="float" office:value="6.038" calcext:value-type="float">
            <text:p>6.038</text:p>
          </table:table-cell>
          <table:table-cell table:number-columns-repeated="2" office:value-type="float" office:value="-6.633767" calcext:value-type="float">
            <text:p>-6.633767</text:p>
          </table:table-cell>
          <table:table-cell office:value-type="float" office:value="-6.608739" calcext:value-type="float">
            <text:p>-6.608739</text:p>
          </table:table-cell>
          <table:table-cell office:value-type="float" office:value="2.223324" calcext:value-type="float">
            <text:p>2.223324</text:p>
          </table:table-cell>
          <table:table-cell/>
          <table:table-cell office:value-type="float" office:value="1.766565" calcext:value-type="float">
            <text:p>1.766565</text:p>
          </table:table-cell>
          <table:table-cell office:value-type="float" office:value="5.614331" calcext:value-type="float">
            <text:p>5.614331</text:p>
          </table:table-cell>
          <table:table-cell office:value-type="float" office:value="5.38147" calcext:value-type="float">
            <text:p>5.38147</text:p>
          </table:table-cell>
          <table:table-cell office:value-type="float" office:value="155.712301" calcext:value-type="float">
            <text:p>155.712301</text:p>
          </table:table-cell>
          <table:table-cell office:value-type="float" office:value="168741" calcext:value-type="float">
            <text:p>168741</text:p>
          </table:table-cell>
          <table:table-cell office:value-type="float" office:value="8.960144" calcext:value-type="float">
            <text:p>8.960144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33767" calcext:value-type="float">
            <text:p>-6.633767</text:p>
          </table:table-cell>
          <table:table-cell office:value-type="float" office:value="-11.429" calcext:value-type="float">
            <text:p>-11.429</text:p>
          </table:table-cell>
          <table:table-cell office:value-type="float" office:value="-6.633767" calcext:value-type="float">
            <text:p>-6.633767</text:p>
          </table:table-cell>
          <table:table-cell office:value-type="float" office:value="-11.429" calcext:value-type="float">
            <text:p>-11.429</text:p>
          </table:table-cell>
          <table:table-cell office:value-type="float" office:value="-6.608771" calcext:value-type="float">
            <text:p>-6.608771</text:p>
          </table:table-cell>
          <table:table-cell office:value-type="float" office:value="1.777055" calcext:value-type="float">
            <text:p>1.777055</text:p>
          </table:table-cell>
          <table:table-cell/>
          <table:table-cell office:value-type="float" office:value="1.994919" calcext:value-type="float">
            <text:p>1.994919</text:p>
          </table:table-cell>
          <table:table-cell office:value-type="float" office:value="5.573022" calcext:value-type="float">
            <text:p>5.573022</text:p>
          </table:table-cell>
          <table:table-cell office:value-type="float" office:value="5.49795" calcext:value-type="float">
            <text:p>5.49795</text:p>
          </table:table-cell>
          <table:table-cell office:value-type="float" office:value="29.314846" calcext:value-type="float">
            <text:p>29.314846</text:p>
          </table:table-cell>
          <table:table-cell office:value-type="float" office:value="168741" calcext:value-type="float">
            <text:p>168741</text:p>
          </table:table-cell>
          <table:table-cell office:value-type="float" office:value="2.851714" calcext:value-type="float">
            <text:p>2.851714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.608771" calcext:value-type="float">
            <text:p>-6.608771</text:p>
          </table:table-cell>
          <table:table-cell office:value-type="float" office:value="-5.985" calcext:value-type="float">
            <text:p>-5.985</text:p>
          </table:table-cell>
          <table:table-cell office:value-type="float" office:value="-6.608771" calcext:value-type="float">
            <text:p>-6.608771</text:p>
          </table:table-cell>
          <table:table-cell office:value-type="float" office:value="-5.985" calcext:value-type="float">
            <text:p>-5.985</text:p>
          </table:table-cell>
          <table:table-cell office:value-type="float" office:value="-6.641434" calcext:value-type="float">
            <text:p>-6.641434</text:p>
          </table:table-cell>
          <table:table-cell office:value-type="float" office:value="1.721211" calcext:value-type="float">
            <text:p>1.721211</text:p>
          </table:table-cell>
          <table:table-cell/>
          <table:table-cell office:value-type="float" office:value="1.884482" calcext:value-type="float">
            <text:p>1.884482</text:p>
          </table:table-cell>
          <table:table-cell office:value-type="float" office:value="5.328052" calcext:value-type="float">
            <text:p>5.328052</text:p>
          </table:table-cell>
          <table:table-cell office:value-type="float" office:value="5.530913" calcext:value-type="float">
            <text:p>5.530913</text:p>
          </table:table-cell>
          <table:table-cell office:value-type="float" office:value="14.041647" calcext:value-type="float">
            <text:p>14.041647</text:p>
          </table:table-cell>
          <table:table-cell office:value-type="float" office:value="168752" calcext:value-type="float">
            <text:p>168752</text:p>
          </table:table-cell>
          <table:table-cell office:value-type="float" office:value="2.02715" calcext:value-type="float">
            <text:p>2.02715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.608771" calcext:value-type="float">
            <text:p>-6.608771</text:p>
          </table:table-cell>
          <table:table-cell office:value-type="float" office:value="-4.659" calcext:value-type="float">
            <text:p>-4.659</text:p>
          </table:table-cell>
          <table:table-cell office:value-type="float" office:value="-6.608771" calcext:value-type="float">
            <text:p>-6.608771</text:p>
          </table:table-cell>
          <table:table-cell office:value-type="float" office:value="-4.659" calcext:value-type="float">
            <text:p>-4.659</text:p>
          </table:table-cell>
          <table:table-cell office:value-type="float" office:value="-6.632215" calcext:value-type="float">
            <text:p>-6.632215</text:p>
          </table:table-cell>
          <table:table-cell office:value-type="float" office:value="1.733415" calcext:value-type="float">
            <text:p>1.733415</text:p>
          </table:table-cell>
          <table:table-cell/>
          <table:table-cell office:value-type="float" office:value="1.802274" calcext:value-type="float">
            <text:p>1.802274</text:p>
          </table:table-cell>
          <table:table-cell office:value-type="float" office:value="5.331697" calcext:value-type="float">
            <text:p>5.331697</text:p>
          </table:table-cell>
          <table:table-cell office:value-type="float" office:value="5.429945" calcext:value-type="float">
            <text:p>5.429945</text:p>
          </table:table-cell>
          <table:table-cell office:value-type="float" office:value="15.436866" calcext:value-type="float">
            <text:p>15.436866</text:p>
          </table:table-cell>
          <table:table-cell office:value-type="float" office:value="168752" calcext:value-type="float">
            <text:p>168752</text:p>
          </table:table-cell>
          <table:table-cell office:value-type="float" office:value="1.989766" calcext:value-type="float">
            <text:p>1.989766</text:p>
          </table:table-cell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6.632215" calcext:value-type="float">
            <text:p>-6.632215</text:p>
          </table:table-cell>
          <table:table-cell office:value-type="float" office:value="5.185" calcext:value-type="float">
            <text:p>5.185</text:p>
          </table:table-cell>
          <table:table-cell table:number-columns-repeated="2" office:value-type="float" office:value="-6.632215" calcext:value-type="float">
            <text:p>-6.632215</text:p>
          </table:table-cell>
          <table:table-cell office:value-type="float" office:value="-6.606977" calcext:value-type="float">
            <text:p>-6.606977</text:p>
          </table:table-cell>
          <table:table-cell office:value-type="float" office:value="2.218238" calcext:value-type="float">
            <text:p>2.218238</text:p>
          </table:table-cell>
          <table:table-cell/>
          <table:table-cell office:value-type="float" office:value="1.767013" calcext:value-type="float">
            <text:p>1.767013</text:p>
          </table:table-cell>
          <table:table-cell office:value-type="float" office:value="5.614674" calcext:value-type="float">
            <text:p>5.614674</text:p>
          </table:table-cell>
          <table:table-cell office:value-type="float" office:value="5.381411" calcext:value-type="float">
            <text:p>5.381411</text:p>
          </table:table-cell>
          <table:table-cell office:value-type="float" office:value="149.93179" calcext:value-type="float">
            <text:p>149.93179</text:p>
          </table:table-cell>
          <table:table-cell office:value-type="float" office:value="168743" calcext:value-type="float">
            <text:p>168743</text:p>
          </table:table-cell>
          <table:table-cell office:value-type="float" office:value="8.965223" calcext:value-type="float">
            <text:p>8.965223</text:p>
          </table:table-cell>
        </table:table-row>
        <table:table-row table:style-name="ro1">
          <table:table-cell office:value-type="float" office:value="22759" calcext:value-type="float">
            <text:p>227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.632215" calcext:value-type="float">
            <text:p>-6.632215</text:p>
          </table:table-cell>
          <table:table-cell office:value-type="float" office:value="-11.408" calcext:value-type="float">
            <text:p>-11.408</text:p>
          </table:table-cell>
          <table:table-cell office:value-type="float" office:value="-6.632215" calcext:value-type="float">
            <text:p>-6.632215</text:p>
          </table:table-cell>
          <table:table-cell office:value-type="float" office:value="-11.408" calcext:value-type="float">
            <text:p>-11.408</text:p>
          </table:table-cell>
          <table:table-cell office:value-type="float" office:value="-6.607011" calcext:value-type="float">
            <text:p>-6.607011</text:p>
          </table:table-cell>
          <table:table-cell office:value-type="float" office:value="1.777025" calcext:value-type="float">
            <text:p>1.777025</text:p>
          </table:table-cell>
          <table:table-cell/>
          <table:table-cell office:value-type="float" office:value="1.992599" calcext:value-type="float">
            <text:p>1.992599</text:p>
          </table:table-cell>
          <table:table-cell office:value-type="float" office:value="5.572944" calcext:value-type="float">
            <text:p>5.572944</text:p>
          </table:table-cell>
          <table:table-cell office:value-type="float" office:value="5.498092" calcext:value-type="float">
            <text:p>5.498092</text:p>
          </table:table-cell>
          <table:table-cell office:value-type="float" office:value="29.276312" calcext:value-type="float">
            <text:p>29.276312</text:p>
          </table:table-cell>
          <table:table-cell office:value-type="float" office:value="168743" calcext:value-type="float">
            <text:p>168743</text:p>
          </table:table-cell>
          <table:table-cell office:value-type="float" office:value="2.851714" calcext:value-type="float">
            <text:p>2.851714</text:p>
          </table:table-cell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90.619" calcext:value-type="float">
            <text:p>-90.619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90.619" calcext:value-type="float">
            <text:p>-90.619</text:p>
          </table:table-cell>
          <table:table-cell office:value-type="float" office:value="-90.58254" calcext:value-type="float">
            <text:p>-90.58254</text:p>
          </table:table-cell>
          <table:table-cell office:value-type="float" office:value="1.365839" calcext:value-type="float">
            <text:p>1.365839</text:p>
          </table:table-cell>
          <table:table-cell/>
          <table:table-cell office:value-type="float" office:value="1.61775" calcext:value-type="float">
            <text:p>1.61775</text:p>
          </table:table-cell>
          <table:table-cell office:value-type="float" office:value="5.397016" calcext:value-type="float">
            <text:p>5.397016</text:p>
          </table:table-cell>
          <table:table-cell/>
          <table:table-cell office:value-type="float" office:value="5.302027" calcext:value-type="float">
            <text:p>5.302027</text:p>
          </table:table-cell>
          <table:table-cell office:value-type="float" office:value="22.095661" calcext:value-type="float">
            <text:p>22.095661</text:p>
          </table:table-cell>
          <table:table-cell office:value-type="float" office:value="196138" calcext:value-type="float">
            <text:p>196138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88.057" calcext:value-type="float">
            <text:p>-88.057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88.057" calcext:value-type="float">
            <text:p>-88.057</text:p>
          </table:table-cell>
          <table:table-cell office:value-type="float" office:value="-90.582867" calcext:value-type="float">
            <text:p>-90.582867</text:p>
          </table:table-cell>
          <table:table-cell office:value-type="float" office:value="1.778977" calcext:value-type="float">
            <text:p>1.778977</text:p>
          </table:table-cell>
          <table:table-cell table:formula="of:=[.G3]-[.G2]" office:value-type="float" office:value="0.413138" calcext:value-type="float">
            <text:p>0.413138</text:p>
          </table:table-cell>
          <table:table-cell office:value-type="float" office:value="1.597672" calcext:value-type="float">
            <text:p>1.597672</text:p>
          </table:table-cell>
          <table:table-cell office:value-type="float" office:value="5.258827" calcext:value-type="float">
            <text:p>5.258827</text:p>
          </table:table-cell>
          <table:table-cell/>
          <table:table-cell office:value-type="float" office:value="5.309591" calcext:value-type="float">
            <text:p>5.309591</text:p>
          </table:table-cell>
          <table:table-cell office:value-type="float" office:value="40.033574" calcext:value-type="float">
            <text:p>40.033574</text:p>
          </table:table-cell>
          <table:table-cell office:value-type="float" office:value="196126" calcext:value-type="float">
            <text:p>196126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93.402" calcext:value-type="float">
            <text:p>-93.402</text:p>
          </table:table-cell>
          <table:table-cell office:value-type="float" office:value="-90.570717" calcext:value-type="float">
            <text:p>-90.570717</text:p>
          </table:table-cell>
          <table:table-cell office:value-type="float" office:value="-93.402" calcext:value-type="float">
            <text:p>-93.402</text:p>
          </table:table-cell>
          <table:table-cell office:value-type="float" office:value="-90.569985" calcext:value-type="float">
            <text:p>-90.569985</text:p>
          </table:table-cell>
          <table:table-cell office:value-type="float" office:value="1.79303" calcext:value-type="float">
            <text:p>1.79303</text:p>
          </table:table-cell>
          <table:table-cell table:formula="of:=[.G4]-[.G3]" office:value-type="float" office:value="0.0140529999999999" calcext:value-type="float">
            <text:p>0.0140529999999999</text:p>
          </table:table-cell>
          <table:table-cell office:value-type="float" office:value="1.625198" calcext:value-type="float">
            <text:p>1.625198</text:p>
          </table:table-cell>
          <table:table-cell office:value-type="float" office:value="5.221214" calcext:value-type="float">
            <text:p>5.221214</text:p>
          </table:table-cell>
          <table:table-cell/>
          <table:table-cell office:value-type="float" office:value="5.299855" calcext:value-type="float">
            <text:p>5.299855</text:p>
          </table:table-cell>
          <table:table-cell office:value-type="float" office:value="45.689716" calcext:value-type="float">
            <text:p>45.689716</text:p>
          </table:table-cell>
          <table:table-cell office:value-type="float" office:value="196126" calcext:value-type="float">
            <text:p>196126</text:p>
          </table:table-cell>
          <table:table-cell office:value-type="float" office:value="4.826008" calcext:value-type="float">
            <text:p>4.826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69985" calcext:value-type="float">
            <text:p>-90.569985</text:p>
          </table:table-cell>
          <table:table-cell office:value-type="float" office:value="-90.664" calcext:value-type="float">
            <text:p>-90.664</text:p>
          </table:table-cell>
          <table:table-cell office:value-type="float" office:value="-90.569985" calcext:value-type="float">
            <text:p>-90.569985</text:p>
          </table:table-cell>
          <table:table-cell office:value-type="float" office:value="-90.664" calcext:value-type="float">
            <text:p>-90.664</text:p>
          </table:table-cell>
          <table:table-cell office:value-type="float" office:value="-90.582328" calcext:value-type="float">
            <text:p>-90.582328</text:p>
          </table:table-cell>
          <table:table-cell office:value-type="float" office:value="1.365875" calcext:value-type="float">
            <text:p>1.365875</text:p>
          </table:table-cell>
          <table:table-cell/>
          <table:table-cell office:value-type="float" office:value="1.63217" calcext:value-type="float">
            <text:p>1.63217</text:p>
          </table:table-cell>
          <table:table-cell office:value-type="float" office:value="5.39701" calcext:value-type="float">
            <text:p>5.39701</text:p>
          </table:table-cell>
          <table:table-cell/>
          <table:table-cell office:value-type="float" office:value="5.296795" calcext:value-type="float">
            <text:p>5.296795</text:p>
          </table:table-cell>
          <table:table-cell office:value-type="float" office:value="22.196223" calcext:value-type="float">
            <text:p>22.196223</text:p>
          </table:table-cell>
          <table:table-cell office:value-type="float" office:value="196140" calcext:value-type="float">
            <text:p>196140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2328" calcext:value-type="float">
            <text:p>-90.582328</text:p>
          </table:table-cell>
          <table:table-cell office:value-type="float" office:value="-88.086" calcext:value-type="float">
            <text:p>-88.086</text:p>
          </table:table-cell>
          <table:table-cell office:value-type="float" office:value="-90.582328" calcext:value-type="float">
            <text:p>-90.582328</text:p>
          </table:table-cell>
          <table:table-cell office:value-type="float" office:value="-88.086" calcext:value-type="float">
            <text:p>-88.086</text:p>
          </table:table-cell>
          <table:table-cell office:value-type="float" office:value="-90.583057" calcext:value-type="float">
            <text:p>-90.583057</text:p>
          </table:table-cell>
          <table:table-cell office:value-type="float" office:value="1.779864" calcext:value-type="float">
            <text:p>1.779864</text:p>
          </table:table-cell>
          <table:table-cell/>
          <table:table-cell office:value-type="float" office:value="1.611027" calcext:value-type="float">
            <text:p>1.611027</text:p>
          </table:table-cell>
          <table:table-cell office:value-type="float" office:value="5.258539" calcext:value-type="float">
            <text:p>5.258539</text:p>
          </table:table-cell>
          <table:table-cell/>
          <table:table-cell office:value-type="float" office:value="5.304735" calcext:value-type="float">
            <text:p>5.304735</text:p>
          </table:table-cell>
          <table:table-cell office:value-type="float" office:value="39.977944" calcext:value-type="float">
            <text:p>39.977944</text:p>
          </table:table-cell>
          <table:table-cell office:value-type="float" office:value="196129" calcext:value-type="float">
            <text:p>196129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2328" calcext:value-type="float">
            <text:p>-90.582328</text:p>
          </table:table-cell>
          <table:table-cell office:value-type="float" office:value="-93.399" calcext:value-type="float">
            <text:p>-93.399</text:p>
          </table:table-cell>
          <table:table-cell office:value-type="float" office:value="-90.582328" calcext:value-type="float">
            <text:p>-90.582328</text:p>
          </table:table-cell>
          <table:table-cell office:value-type="float" office:value="-93.399" calcext:value-type="float">
            <text:p>-93.399</text:p>
          </table:table-cell>
          <table:table-cell office:value-type="float" office:value="-90.570627" calcext:value-type="float">
            <text:p>-90.570627</text:p>
          </table:table-cell>
          <table:table-cell office:value-type="float" office:value="1.794038" calcext:value-type="float">
            <text:p>1.794038</text:p>
          </table:table-cell>
          <table:table-cell/>
          <table:table-cell office:value-type="float" office:value="1.618836" calcext:value-type="float">
            <text:p>1.618836</text:p>
          </table:table-cell>
          <table:table-cell office:value-type="float" office:value="5.221147" calcext:value-type="float">
            <text:p>5.221147</text:p>
          </table:table-cell>
          <table:table-cell/>
          <table:table-cell office:value-type="float" office:value="5.302415" calcext:value-type="float">
            <text:p>5.302415</text:p>
          </table:table-cell>
          <table:table-cell office:value-type="float" office:value="45.637688" calcext:value-type="float">
            <text:p>45.637688</text:p>
          </table:table-cell>
          <table:table-cell office:value-type="float" office:value="196129" calcext:value-type="float">
            <text:p>196129</text:p>
          </table:table-cell>
          <table:table-cell office:value-type="float" office:value="4.826008" calcext:value-type="float">
            <text:p>4.826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0627" calcext:value-type="float">
            <text:p>-90.570627</text:p>
          </table:table-cell>
          <table:table-cell office:value-type="float" office:value="-90.608" calcext:value-type="float">
            <text:p>-90.608</text:p>
          </table:table-cell>
          <table:table-cell office:value-type="float" office:value="-90.570627" calcext:value-type="float">
            <text:p>-90.570627</text:p>
          </table:table-cell>
          <table:table-cell office:value-type="float" office:value="-90.608" calcext:value-type="float">
            <text:p>-90.608</text:p>
          </table:table-cell>
          <table:table-cell office:value-type="float" office:value="-90.585715" calcext:value-type="float">
            <text:p>-90.585715</text:p>
          </table:table-cell>
          <table:table-cell office:value-type="float" office:value="1.365843" calcext:value-type="float">
            <text:p>1.365843</text:p>
          </table:table-cell>
          <table:table-cell/>
          <table:table-cell office:value-type="float" office:value="1.626121" calcext:value-type="float">
            <text:p>1.626121</text:p>
          </table:table-cell>
          <table:table-cell office:value-type="float" office:value="5.397015" calcext:value-type="float">
            <text:p>5.397015</text:p>
          </table:table-cell>
          <table:table-cell/>
          <table:table-cell office:value-type="float" office:value="5.299251" calcext:value-type="float">
            <text:p>5.299251</text:p>
          </table:table-cell>
          <table:table-cell office:value-type="float" office:value="22.07167" calcext:value-type="float">
            <text:p>22.07167</text:p>
          </table:table-cell>
          <table:table-cell office:value-type="float" office:value="196142" calcext:value-type="float">
            <text:p>196142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5715" calcext:value-type="float">
            <text:p>-90.585715</text:p>
          </table:table-cell>
          <table:table-cell office:value-type="float" office:value="-88.09" calcext:value-type="float">
            <text:p>-88.09</text:p>
          </table:table-cell>
          <table:table-cell office:value-type="float" office:value="-90.585715" calcext:value-type="float">
            <text:p>-90.585715</text:p>
          </table:table-cell>
          <table:table-cell office:value-type="float" office:value="-88.09" calcext:value-type="float">
            <text:p>-88.09</text:p>
          </table:table-cell>
          <table:table-cell office:value-type="float" office:value="-90.58594" calcext:value-type="float">
            <text:p>-90.58594</text:p>
          </table:table-cell>
          <table:table-cell office:value-type="float" office:value="1.780123" calcext:value-type="float">
            <text:p>1.780123</text:p>
          </table:table-cell>
          <table:table-cell/>
          <table:table-cell office:value-type="float" office:value="1.605356" calcext:value-type="float">
            <text:p>1.605356</text:p>
          </table:table-cell>
          <table:table-cell office:value-type="float" office:value="5.258455" calcext:value-type="float">
            <text:p>5.258455</text:p>
          </table:table-cell>
          <table:table-cell/>
          <table:table-cell office:value-type="float" office:value="5.307046" calcext:value-type="float">
            <text:p>5.307046</text:p>
          </table:table-cell>
          <table:table-cell office:value-type="float" office:value="39.975982" calcext:value-type="float">
            <text:p>39.975982</text:p>
          </table:table-cell>
          <table:table-cell office:value-type="float" office:value="196131" calcext:value-type="float">
            <text:p>196131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5715" calcext:value-type="float">
            <text:p>-90.585715</text:p>
          </table:table-cell>
          <table:table-cell office:value-type="float" office:value="-93.36" calcext:value-type="float">
            <text:p>-93.36</text:p>
          </table:table-cell>
          <table:table-cell office:value-type="float" office:value="-90.585715" calcext:value-type="float">
            <text:p>-90.585715</text:p>
          </table:table-cell>
          <table:table-cell office:value-type="float" office:value="-93.36" calcext:value-type="float">
            <text:p>-93.36</text:p>
          </table:table-cell>
          <table:table-cell office:value-type="float" office:value="-90.573528" calcext:value-type="float">
            <text:p>-90.573528</text:p>
          </table:table-cell>
          <table:table-cell office:value-type="float" office:value="1.794306" calcext:value-type="float">
            <text:p>1.794306</text:p>
          </table:table-cell>
          <table:table-cell/>
          <table:table-cell office:value-type="float" office:value="1.613439" calcext:value-type="float">
            <text:p>1.613439</text:p>
          </table:table-cell>
          <table:table-cell office:value-type="float" office:value="5.218587" calcext:value-type="float">
            <text:p>5.218587</text:p>
          </table:table-cell>
          <table:table-cell/>
          <table:table-cell office:value-type="float" office:value="5.304609" calcext:value-type="float">
            <text:p>5.304609</text:p>
          </table:table-cell>
          <table:table-cell office:value-type="float" office:value="45.4608" calcext:value-type="float">
            <text:p>45.4608</text:p>
          </table:table-cell>
          <table:table-cell office:value-type="float" office:value="196131" calcext:value-type="float">
            <text:p>196131</text:p>
          </table:table-cell>
          <table:table-cell office:value-type="float" office:value="4.823468" calcext:value-type="float">
            <text:p>4.82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3528" calcext:value-type="float">
            <text:p>-90.573528</text:p>
          </table:table-cell>
          <table:table-cell office:value-type="float" office:value="-90.667" calcext:value-type="float">
            <text:p>-90.667</text:p>
          </table:table-cell>
          <table:table-cell office:value-type="float" office:value="-90.573528" calcext:value-type="float">
            <text:p>-90.573528</text:p>
          </table:table-cell>
          <table:table-cell office:value-type="float" office:value="-90.667" calcext:value-type="float">
            <text:p>-90.667</text:p>
          </table:table-cell>
          <table:table-cell office:value-type="float" office:value="-90.585745" calcext:value-type="float">
            <text:p>-90.585745</text:p>
          </table:table-cell>
          <table:table-cell office:value-type="float" office:value="1.365701" calcext:value-type="float">
            <text:p>1.365701</text:p>
          </table:table-cell>
          <table:table-cell/>
          <table:table-cell office:value-type="float" office:value="1.620988" calcext:value-type="float">
            <text:p>1.620988</text:p>
          </table:table-cell>
          <table:table-cell office:value-type="float" office:value="5.397039" calcext:value-type="float">
            <text:p>5.397039</text:p>
          </table:table-cell>
          <table:table-cell/>
          <table:table-cell office:value-type="float" office:value="5.30124" calcext:value-type="float">
            <text:p>5.30124</text:p>
          </table:table-cell>
          <table:table-cell office:value-type="float" office:value="22.195029" calcext:value-type="float">
            <text:p>22.195029</text:p>
          </table:table-cell>
          <table:table-cell office:value-type="float" office:value="196144" calcext:value-type="float">
            <text:p>196144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5745" calcext:value-type="float">
            <text:p>-90.585745</text:p>
          </table:table-cell>
          <table:table-cell office:value-type="float" office:value="-88.125" calcext:value-type="float">
            <text:p>-88.125</text:p>
          </table:table-cell>
          <table:table-cell office:value-type="float" office:value="-90.585745" calcext:value-type="float">
            <text:p>-90.585745</text:p>
          </table:table-cell>
          <table:table-cell office:value-type="float" office:value="-88.125" calcext:value-type="float">
            <text:p>-88.125</text:p>
          </table:table-cell>
          <table:table-cell office:value-type="float" office:value="-90.586496" calcext:value-type="float">
            <text:p>-90.586496</text:p>
          </table:table-cell>
          <table:table-cell office:value-type="float" office:value="1.780125" calcext:value-type="float">
            <text:p>1.780125</text:p>
          </table:table-cell>
          <table:table-cell/>
          <table:table-cell office:value-type="float" office:value="1.600718" calcext:value-type="float">
            <text:p>1.600718</text:p>
          </table:table-cell>
          <table:table-cell office:value-type="float" office:value="5.258454" calcext:value-type="float">
            <text:p>5.258454</text:p>
          </table:table-cell>
          <table:table-cell/>
          <table:table-cell office:value-type="float" office:value="5.30883" calcext:value-type="float">
            <text:p>5.30883</text:p>
          </table:table-cell>
          <table:table-cell office:value-type="float" office:value="39.864108" calcext:value-type="float">
            <text:p>39.864108</text:p>
          </table:table-cell>
          <table:table-cell office:value-type="float" office:value="196133" calcext:value-type="float">
            <text:p>196133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5745" calcext:value-type="float">
            <text:p>-90.585745</text:p>
          </table:table-cell>
          <table:table-cell office:value-type="float" office:value="-93.302" calcext:value-type="float">
            <text:p>-93.302</text:p>
          </table:table-cell>
          <table:table-cell office:value-type="float" office:value="-90.585745" calcext:value-type="float">
            <text:p>-90.585745</text:p>
          </table:table-cell>
          <table:table-cell office:value-type="float" office:value="-93.302" calcext:value-type="float">
            <text:p>-93.302</text:p>
          </table:table-cell>
          <table:table-cell office:value-type="float" office:value="-90.574221" calcext:value-type="float">
            <text:p>-90.574221</text:p>
          </table:table-cell>
          <table:table-cell office:value-type="float" office:value="1.794283" calcext:value-type="float">
            <text:p>1.794283</text:p>
          </table:table-cell>
          <table:table-cell/>
          <table:table-cell office:value-type="float" office:value="1.609038" calcext:value-type="float">
            <text:p>1.609038</text:p>
          </table:table-cell>
          <table:table-cell office:value-type="float" office:value="5.216047" calcext:value-type="float">
            <text:p>5.216047</text:p>
          </table:table-cell>
          <table:table-cell/>
          <table:table-cell office:value-type="float" office:value="5.306301" calcext:value-type="float">
            <text:p>5.306301</text:p>
          </table:table-cell>
          <table:table-cell office:value-type="float" office:value="45.228443" calcext:value-type="float">
            <text:p>45.228443</text:p>
          </table:table-cell>
          <table:table-cell office:value-type="float" office:value="196133" calcext:value-type="float">
            <text:p>196133</text:p>
          </table:table-cell>
          <table:table-cell office:value-type="float" office:value="4.820928" calcext:value-type="float">
            <text:p>4.82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221" calcext:value-type="float">
            <text:p>-90.574221</text:p>
          </table:table-cell>
          <table:table-cell office:value-type="float" office:value="-90.695" calcext:value-type="float">
            <text:p>-90.695</text:p>
          </table:table-cell>
          <table:table-cell office:value-type="float" office:value="-90.574221" calcext:value-type="float">
            <text:p>-90.574221</text:p>
          </table:table-cell>
          <table:table-cell office:value-type="float" office:value="-90.695" calcext:value-type="float">
            <text:p>-90.695</text:p>
          </table:table-cell>
          <table:table-cell office:value-type="float" office:value="-90.586243" calcext:value-type="float">
            <text:p>-90.586243</text:p>
          </table:table-cell>
          <table:table-cell office:value-type="float" office:value="1.365667" calcext:value-type="float">
            <text:p>1.365667</text:p>
          </table:table-cell>
          <table:table-cell/>
          <table:table-cell office:value-type="float" office:value="1.616807" calcext:value-type="float">
            <text:p>1.616807</text:p>
          </table:table-cell>
          <table:table-cell office:value-type="float" office:value="5.397045" calcext:value-type="float">
            <text:p>5.397045</text:p>
          </table:table-cell>
          <table:table-cell/>
          <table:table-cell office:value-type="float" office:value="5.302741" calcext:value-type="float">
            <text:p>5.302741</text:p>
          </table:table-cell>
          <table:table-cell office:value-type="float" office:value="22.255075" calcext:value-type="float">
            <text:p>22.255075</text:p>
          </table:table-cell>
          <table:table-cell office:value-type="float" office:value="196145" calcext:value-type="float">
            <text:p>196145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6243" calcext:value-type="float">
            <text:p>-90.586243</text:p>
          </table:table-cell>
          <table:table-cell office:value-type="float" office:value="-88.083" calcext:value-type="float">
            <text:p>-88.083</text:p>
          </table:table-cell>
          <table:table-cell office:value-type="float" office:value="-90.586243" calcext:value-type="float">
            <text:p>-90.586243</text:p>
          </table:table-cell>
          <table:table-cell office:value-type="float" office:value="-88.083" calcext:value-type="float">
            <text:p>-88.083</text:p>
          </table:table-cell>
          <table:table-cell office:value-type="float" office:value="-90.587236" calcext:value-type="float">
            <text:p>-90.587236</text:p>
          </table:table-cell>
          <table:table-cell office:value-type="float" office:value="1.780163" calcext:value-type="float">
            <text:p>1.780163</text:p>
          </table:table-cell>
          <table:table-cell/>
          <table:table-cell office:value-type="float" office:value="1.596911" calcext:value-type="float">
            <text:p>1.596911</text:p>
          </table:table-cell>
          <table:table-cell office:value-type="float" office:value="5.258442" calcext:value-type="float">
            <text:p>5.258442</text:p>
          </table:table-cell>
          <table:table-cell/>
          <table:table-cell office:value-type="float" office:value="5.31019" calcext:value-type="float">
            <text:p>5.31019</text:p>
          </table:table-cell>
          <table:table-cell office:value-type="float" office:value="40.000065" calcext:value-type="float">
            <text:p>40.000065</text:p>
          </table:table-cell>
          <table:table-cell office:value-type="float" office:value="196135" calcext:value-type="float">
            <text:p>196135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6243" calcext:value-type="float">
            <text:p>-90.586243</text:p>
          </table:table-cell>
          <table:table-cell office:value-type="float" office:value="-93.353" calcext:value-type="float">
            <text:p>-93.353</text:p>
          </table:table-cell>
          <table:table-cell office:value-type="float" office:value="-90.586243" calcext:value-type="float">
            <text:p>-90.586243</text:p>
          </table:table-cell>
          <table:table-cell office:value-type="float" office:value="-93.353" calcext:value-type="float">
            <text:p>-93.353</text:p>
          </table:table-cell>
          <table:table-cell office:value-type="float" office:value="-90.574791" calcext:value-type="float">
            <text:p>-90.574791</text:p>
          </table:table-cell>
          <table:table-cell office:value-type="float" office:value="1.794326" calcext:value-type="float">
            <text:p>1.794326</text:p>
          </table:table-cell>
          <table:table-cell/>
          <table:table-cell office:value-type="float" office:value="1.605381" calcext:value-type="float">
            <text:p>1.605381</text:p>
          </table:table-cell>
          <table:table-cell office:value-type="float" office:value="5.216044" calcext:value-type="float">
            <text:p>5.216044</text:p>
          </table:table-cell>
          <table:table-cell/>
          <table:table-cell office:value-type="float" office:value="5.307598" calcext:value-type="float">
            <text:p>5.307598</text:p>
          </table:table-cell>
          <table:table-cell office:value-type="float" office:value="45.408068" calcext:value-type="float">
            <text:p>45.408068</text:p>
          </table:table-cell>
          <table:table-cell office:value-type="float" office:value="196135" calcext:value-type="float">
            <text:p>196135</text:p>
          </table:table-cell>
          <table:table-cell office:value-type="float" office:value="4.820928" calcext:value-type="float">
            <text:p>4.82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791" calcext:value-type="float">
            <text:p>-90.574791</text:p>
          </table:table-cell>
          <table:table-cell office:value-type="float" office:value="-90.63" calcext:value-type="float">
            <text:p>-90.63</text:p>
          </table:table-cell>
          <table:table-cell office:value-type="float" office:value="-90.574791" calcext:value-type="float">
            <text:p>-90.574791</text:p>
          </table:table-cell>
          <table:table-cell office:value-type="float" office:value="-90.63" calcext:value-type="float">
            <text:p>-90.63</text:p>
          </table:table-cell>
          <table:table-cell office:value-type="float" office:value="-90.586986" calcext:value-type="float">
            <text:p>-90.586986</text:p>
          </table:table-cell>
          <table:table-cell office:value-type="float" office:value="1.36564" calcext:value-type="float">
            <text:p>1.36564</text:p>
          </table:table-cell>
          <table:table-cell/>
          <table:table-cell office:value-type="float" office:value="1.613277" calcext:value-type="float">
            <text:p>1.613277</text:p>
          </table:table-cell>
          <table:table-cell office:value-type="float" office:value="5.39705" calcext:value-type="float">
            <text:p>5.39705</text:p>
          </table:table-cell>
          <table:table-cell/>
          <table:table-cell office:value-type="float" office:value="5.304005" calcext:value-type="float">
            <text:p>5.304005</text:p>
          </table:table-cell>
          <table:table-cell office:value-type="float" office:value="22.110892" calcext:value-type="float">
            <text:p>22.110892</text:p>
          </table:table-cell>
          <table:table-cell office:value-type="float" office:value="196147" calcext:value-type="float">
            <text:p>196147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6986" calcext:value-type="float">
            <text:p>-90.586986</text:p>
          </table:table-cell>
          <table:table-cell office:value-type="float" office:value="-88.032" calcext:value-type="float">
            <text:p>-88.032</text:p>
          </table:table-cell>
          <table:table-cell office:value-type="float" office:value="-90.586986" calcext:value-type="float">
            <text:p>-90.586986</text:p>
          </table:table-cell>
          <table:table-cell office:value-type="float" office:value="-88.032" calcext:value-type="float">
            <text:p>-88.032</text:p>
          </table:table-cell>
          <table:table-cell office:value-type="float" office:value="-90.587396" calcext:value-type="float">
            <text:p>-90.587396</text:p>
          </table:table-cell>
          <table:table-cell office:value-type="float" office:value="1.780194" calcext:value-type="float">
            <text:p>1.780194</text:p>
          </table:table-cell>
          <table:table-cell/>
          <table:table-cell office:value-type="float" office:value="1.593551" calcext:value-type="float">
            <text:p>1.593551</text:p>
          </table:table-cell>
          <table:table-cell office:value-type="float" office:value="5.255883" calcext:value-type="float">
            <text:p>5.255883</text:p>
          </table:table-cell>
          <table:table-cell/>
          <table:table-cell office:value-type="float" office:value="5.311408" calcext:value-type="float">
            <text:p>5.311408</text:p>
          </table:table-cell>
          <table:table-cell office:value-type="float" office:value="40.140889" calcext:value-type="float">
            <text:p>40.140889</text:p>
          </table:table-cell>
          <table:table-cell office:value-type="float" office:value="196138" calcext:value-type="float">
            <text:p>196138</text:p>
          </table:table-cell>
          <table:table-cell office:value-type="float" office:value="4.371509" calcext:value-type="float">
            <text:p>4.371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6986" calcext:value-type="float">
            <text:p>-90.586986</text:p>
          </table:table-cell>
          <table:table-cell office:value-type="float" office:value="-93.367" calcext:value-type="float">
            <text:p>-93.367</text:p>
          </table:table-cell>
          <table:table-cell office:value-type="float" office:value="-90.586986" calcext:value-type="float">
            <text:p>-90.586986</text:p>
          </table:table-cell>
          <table:table-cell office:value-type="float" office:value="-93.367" calcext:value-type="float">
            <text:p>-93.367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1.794416" calcext:value-type="float">
            <text:p>1.794416</text:p>
          </table:table-cell>
          <table:table-cell/>
          <table:table-cell office:value-type="float" office:value="1.602145" calcext:value-type="float">
            <text:p>1.602145</text:p>
          </table:table-cell>
          <table:table-cell office:value-type="float" office:value="5.21858" calcext:value-type="float">
            <text:p>5.21858</text:p>
          </table:table-cell>
          <table:table-cell/>
          <table:table-cell office:value-type="float" office:value="5.308643" calcext:value-type="float">
            <text:p>5.308643</text:p>
          </table:table-cell>
          <table:table-cell office:value-type="float" office:value="45.481189" calcext:value-type="float">
            <text:p>45.481189</text:p>
          </table:table-cell>
          <table:table-cell office:value-type="float" office:value="196138" calcext:value-type="float">
            <text:p>196138</text:p>
          </table:table-cell>
          <table:table-cell office:value-type="float" office:value="4.823468" calcext:value-type="float">
            <text:p>4.82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90.65" calcext:value-type="float">
            <text:p>-90.65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90.65" calcext:value-type="float">
            <text:p>-90.65</text:p>
          </table:table-cell>
          <table:table-cell office:value-type="float" office:value="-90.586977" calcext:value-type="float">
            <text:p>-90.586977</text:p>
          </table:table-cell>
          <table:table-cell office:value-type="float" office:value="1.365642" calcext:value-type="float">
            <text:p>1.365642</text:p>
          </table:table-cell>
          <table:table-cell/>
          <table:table-cell office:value-type="float" office:value="1.610166" calcext:value-type="float">
            <text:p>1.610166</text:p>
          </table:table-cell>
          <table:table-cell office:value-type="float" office:value="5.397049" calcext:value-type="float">
            <text:p>5.397049</text:p>
          </table:table-cell>
          <table:table-cell/>
          <table:table-cell office:value-type="float" office:value="5.305121" calcext:value-type="float">
            <text:p>5.305121</text:p>
          </table:table-cell>
          <table:table-cell office:value-type="float" office:value="22.154981" calcext:value-type="float">
            <text:p>22.154981</text:p>
          </table:table-cell>
          <table:table-cell office:value-type="float" office:value="196152" calcext:value-type="float">
            <text:p>196152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88.004" calcext:value-type="float">
            <text:p>-88.004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88.004" calcext:value-type="float">
            <text:p>-88.004</text:p>
          </table:table-cell>
          <table:table-cell office:value-type="float" office:value="-90.587566" calcext:value-type="float">
            <text:p>-90.587566</text:p>
          </table:table-cell>
          <table:table-cell office:value-type="float" office:value="1.779234" calcext:value-type="float">
            <text:p>1.779234</text:p>
          </table:table-cell>
          <table:table-cell/>
          <table:table-cell office:value-type="float" office:value="1.59072" calcext:value-type="float">
            <text:p>1.59072</text:p>
          </table:table-cell>
          <table:table-cell office:value-type="float" office:value="5.253648" calcext:value-type="float">
            <text:p>5.253648</text:p>
          </table:table-cell>
          <table:table-cell/>
          <table:table-cell office:value-type="float" office:value="5.312418" calcext:value-type="float">
            <text:p>5.312418</text:p>
          </table:table-cell>
          <table:table-cell office:value-type="float" office:value="40.166519" calcext:value-type="float">
            <text:p>40.166519</text:p>
          </table:table-cell>
          <table:table-cell office:value-type="float" office:value="196140" calcext:value-type="float">
            <text:p>196140</text:p>
          </table:table-cell>
          <table:table-cell office:value-type="float" office:value="4.369049" calcext:value-type="float">
            <text:p>4.369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93.412" calcext:value-type="float">
            <text:p>-93.412</text:p>
          </table:table-cell>
          <table:table-cell office:value-type="float" office:value="-90.57474" calcext:value-type="float">
            <text:p>-90.57474</text:p>
          </table:table-cell>
          <table:table-cell office:value-type="float" office:value="-93.412" calcext:value-type="float">
            <text:p>-93.412</text:p>
          </table:table-cell>
          <table:table-cell office:value-type="float" office:value="-90.574193" calcext:value-type="float">
            <text:p>-90.574193</text:p>
          </table:table-cell>
          <table:table-cell office:value-type="float" office:value="1.793328" calcext:value-type="float">
            <text:p>1.793328</text:p>
          </table:table-cell>
          <table:table-cell/>
          <table:table-cell office:value-type="float" office:value="1.617944" calcext:value-type="float">
            <text:p>1.617944</text:p>
          </table:table-cell>
          <table:table-cell office:value-type="float" office:value="5.216111" calcext:value-type="float">
            <text:p>5.216111</text:p>
          </table:table-cell>
          <table:table-cell/>
          <table:table-cell office:value-type="float" office:value="5.302561" calcext:value-type="float">
            <text:p>5.302561</text:p>
          </table:table-cell>
          <table:table-cell office:value-type="float" office:value="45.658826" calcext:value-type="float">
            <text:p>45.658826</text:p>
          </table:table-cell>
          <table:table-cell office:value-type="float" office:value="196140" calcext:value-type="float">
            <text:p>196140</text:p>
          </table:table-cell>
          <table:table-cell office:value-type="float" office:value="4.820928" calcext:value-type="float">
            <text:p>4.82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193" calcext:value-type="float">
            <text:p>-90.574193</text:p>
          </table:table-cell>
          <table:table-cell office:value-type="float" office:value="-90.672" calcext:value-type="float">
            <text:p>-90.672</text:p>
          </table:table-cell>
          <table:table-cell office:value-type="float" office:value="-90.574193" calcext:value-type="float">
            <text:p>-90.574193</text:p>
          </table:table-cell>
          <table:table-cell office:value-type="float" office:value="-90.672" calcext:value-type="float">
            <text:p>-90.672</text:p>
          </table:table-cell>
          <table:table-cell office:value-type="float" office:value="-90.586582" calcext:value-type="float">
            <text:p>-90.586582</text:p>
          </table:table-cell>
          <table:table-cell office:value-type="float" office:value="1.365669" calcext:value-type="float">
            <text:p>1.365669</text:p>
          </table:table-cell>
          <table:table-cell/>
          <table:table-cell office:value-type="float" office:value="1.625239" calcext:value-type="float">
            <text:p>1.625239</text:p>
          </table:table-cell>
          <table:table-cell office:value-type="float" office:value="5.397045" calcext:value-type="float">
            <text:p>5.397045</text:p>
          </table:table-cell>
          <table:table-cell/>
          <table:table-cell office:value-type="float" office:value="5.299186" calcext:value-type="float">
            <text:p>5.299186</text:p>
          </table:table-cell>
          <table:table-cell office:value-type="float" office:value="22.204561" calcext:value-type="float">
            <text:p>22.204561</text:p>
          </table:table-cell>
          <table:table-cell office:value-type="float" office:value="196154" calcext:value-type="float">
            <text:p>196154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6582" calcext:value-type="float">
            <text:p>-90.586582</text:p>
          </table:table-cell>
          <table:table-cell office:value-type="float" office:value="-88.009" calcext:value-type="float">
            <text:p>-88.009</text:p>
          </table:table-cell>
          <table:table-cell office:value-type="float" office:value="-90.586582" calcext:value-type="float">
            <text:p>-90.586582</text:p>
          </table:table-cell>
          <table:table-cell office:value-type="float" office:value="-88.009" calcext:value-type="float">
            <text:p>-88.009</text:p>
          </table:table-cell>
          <table:table-cell office:value-type="float" office:value="-90.587369" calcext:value-type="float">
            <text:p>-90.587369</text:p>
          </table:table-cell>
          <table:table-cell office:value-type="float" office:value="1.780137" calcext:value-type="float">
            <text:p>1.780137</text:p>
          </table:table-cell>
          <table:table-cell/>
          <table:table-cell office:value-type="float" office:value="1.604636" calcext:value-type="float">
            <text:p>1.604636</text:p>
          </table:table-cell>
          <table:table-cell office:value-type="float" office:value="5.253354" calcext:value-type="float">
            <text:p>5.253354</text:p>
          </table:table-cell>
          <table:table-cell/>
          <table:table-cell office:value-type="float" office:value="5.306935" calcext:value-type="float">
            <text:p>5.306935</text:p>
          </table:table-cell>
          <table:table-cell office:value-type="float" office:value="40.188379" calcext:value-type="float">
            <text:p>40.188379</text:p>
          </table:table-cell>
          <table:table-cell office:value-type="float" office:value="196143" calcext:value-type="float">
            <text:p>196143</text:p>
          </table:table-cell>
          <table:table-cell office:value-type="float" office:value="4.369049" calcext:value-type="float">
            <text:p>4.369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6582" calcext:value-type="float">
            <text:p>-90.586582</text:p>
          </table:table-cell>
          <table:table-cell office:value-type="float" office:value="-93.384" calcext:value-type="float">
            <text:p>-93.384</text:p>
          </table:table-cell>
          <table:table-cell office:value-type="float" office:value="-90.586582" calcext:value-type="float">
            <text:p>-90.586582</text:p>
          </table:table-cell>
          <table:table-cell office:value-type="float" office:value="-93.384" calcext:value-type="float">
            <text:p>-93.384</text:p>
          </table:table-cell>
          <table:table-cell office:value-type="float" office:value="-90.574614" calcext:value-type="float">
            <text:p>-90.574614</text:p>
          </table:table-cell>
          <table:table-cell office:value-type="float" office:value="1.794381" calcext:value-type="float">
            <text:p>1.794381</text:p>
          </table:table-cell>
          <table:table-cell/>
          <table:table-cell office:value-type="float" office:value="1.612706" calcext:value-type="float">
            <text:p>1.612706</text:p>
          </table:table-cell>
          <table:table-cell office:value-type="float" office:value="5.218582" calcext:value-type="float">
            <text:p>5.218582</text:p>
          </table:table-cell>
          <table:table-cell/>
          <table:table-cell office:value-type="float" office:value="5.304273" calcext:value-type="float">
            <text:p>5.304273</text:p>
          </table:table-cell>
          <table:table-cell office:value-type="float" office:value="45.543126" calcext:value-type="float">
            <text:p>45.543126</text:p>
          </table:table-cell>
          <table:table-cell office:value-type="float" office:value="196143" calcext:value-type="float">
            <text:p>196143</text:p>
          </table:table-cell>
          <table:table-cell office:value-type="float" office:value="4.823468" calcext:value-type="float">
            <text:p>4.82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614" calcext:value-type="float">
            <text:p>-90.574614</text:p>
          </table:table-cell>
          <table:table-cell office:value-type="float" office:value="-90.592" calcext:value-type="float">
            <text:p>-90.592</text:p>
          </table:table-cell>
          <table:table-cell office:value-type="float" office:value="-90.574614" calcext:value-type="float">
            <text:p>-90.574614</text:p>
          </table:table-cell>
          <table:table-cell office:value-type="float" office:value="-90.592" calcext:value-type="float">
            <text:p>-90.592</text:p>
          </table:table-cell>
          <table:table-cell office:value-type="float" office:value="-90.58691" calcext:value-type="float">
            <text:p>-90.58691</text:p>
          </table:table-cell>
          <table:table-cell office:value-type="float" office:value="1.365648" calcext:value-type="float">
            <text:p>1.365648</text:p>
          </table:table-cell>
          <table:table-cell/>
          <table:table-cell office:value-type="float" office:value="1.620276" calcext:value-type="float">
            <text:p>1.620276</text:p>
          </table:table-cell>
          <table:table-cell office:value-type="float" office:value="5.397048" calcext:value-type="float">
            <text:p>5.397048</text:p>
          </table:table-cell>
          <table:table-cell/>
          <table:table-cell office:value-type="float" office:value="5.300926" calcext:value-type="float">
            <text:p>5.300926</text:p>
          </table:table-cell>
          <table:table-cell office:value-type="float" office:value="22.027719" calcext:value-type="float">
            <text:p>22.027719</text:p>
          </table:table-cell>
          <table:table-cell office:value-type="float" office:value="196156" calcext:value-type="float">
            <text:p>196156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691" calcext:value-type="float">
            <text:p>-90.58691</text:p>
          </table:table-cell>
          <table:table-cell office:value-type="float" office:value="-88.131" calcext:value-type="float">
            <text:p>-88.131</text:p>
          </table:table-cell>
          <table:table-cell office:value-type="float" office:value="-90.58691" calcext:value-type="float">
            <text:p>-90.58691</text:p>
          </table:table-cell>
          <table:table-cell office:value-type="float" office:value="-88.131" calcext:value-type="float">
            <text:p>-88.131</text:p>
          </table:table-cell>
          <table:table-cell office:value-type="float" office:value="-90.58698" calcext:value-type="float">
            <text:p>-90.58698</text:p>
          </table:table-cell>
          <table:table-cell office:value-type="float" office:value="1.780188" calcext:value-type="float">
            <text:p>1.780188</text:p>
          </table:table-cell>
          <table:table-cell/>
          <table:table-cell office:value-type="float" office:value="1.599928" calcext:value-type="float">
            <text:p>1.599928</text:p>
          </table:table-cell>
          <table:table-cell office:value-type="float" office:value="5.255885" calcext:value-type="float">
            <text:p>5.255885</text:p>
          </table:table-cell>
          <table:table-cell/>
          <table:table-cell office:value-type="float" office:value="5.308606" calcext:value-type="float">
            <text:p>5.308606</text:p>
          </table:table-cell>
          <table:table-cell office:value-type="float" office:value="39.824123" calcext:value-type="float">
            <text:p>39.824123</text:p>
          </table:table-cell>
          <table:table-cell office:value-type="float" office:value="196145" calcext:value-type="float">
            <text:p>196145</text:p>
          </table:table-cell>
          <table:table-cell office:value-type="float" office:value="4.371509" calcext:value-type="float">
            <text:p>4.371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691" calcext:value-type="float">
            <text:p>-90.58691</text:p>
          </table:table-cell>
          <table:table-cell office:value-type="float" office:value="-93.384" calcext:value-type="float">
            <text:p>-93.384</text:p>
          </table:table-cell>
          <table:table-cell office:value-type="float" office:value="-90.58691" calcext:value-type="float">
            <text:p>-90.58691</text:p>
          </table:table-cell>
          <table:table-cell office:value-type="float" office:value="-93.384" calcext:value-type="float">
            <text:p>-93.384</text:p>
          </table:table-cell>
          <table:table-cell office:value-type="float" office:value="-90.574721" calcext:value-type="float">
            <text:p>-90.574721</text:p>
          </table:table-cell>
          <table:table-cell office:value-type="float" office:value="1.794384" calcext:value-type="float">
            <text:p>1.794384</text:p>
          </table:table-cell>
          <table:table-cell/>
          <table:table-cell office:value-type="float" office:value="1.608293" calcext:value-type="float">
            <text:p>1.608293</text:p>
          </table:table-cell>
          <table:table-cell office:value-type="float" office:value="5.21604" calcext:value-type="float">
            <text:p>5.21604</text:p>
          </table:table-cell>
          <table:table-cell/>
          <table:table-cell office:value-type="float" office:value="5.305965" calcext:value-type="float">
            <text:p>5.305965</text:p>
          </table:table-cell>
          <table:table-cell office:value-type="float" office:value="45.515955" calcext:value-type="float">
            <text:p>45.515955</text:p>
          </table:table-cell>
          <table:table-cell office:value-type="float" office:value="196145" calcext:value-type="float">
            <text:p>196145</text:p>
          </table:table-cell>
          <table:table-cell office:value-type="float" office:value="4.820928" calcext:value-type="float">
            <text:p>4.82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4721" calcext:value-type="float">
            <text:p>-90.574721</text:p>
          </table:table-cell>
          <table:table-cell office:value-type="float" office:value="-90.663" calcext:value-type="float">
            <text:p>-90.663</text:p>
          </table:table-cell>
          <table:table-cell office:value-type="float" office:value="-90.574721" calcext:value-type="float">
            <text:p>-90.574721</text:p>
          </table:table-cell>
          <table:table-cell office:value-type="float" office:value="-90.663" calcext:value-type="float">
            <text:p>-90.663</text:p>
          </table:table-cell>
          <table:table-cell office:value-type="float" office:value="-90.587024" calcext:value-type="float">
            <text:p>-90.587024</text:p>
          </table:table-cell>
          <table:table-cell office:value-type="float" office:value="1.365643" calcext:value-type="float">
            <text:p>1.365643</text:p>
          </table:table-cell>
          <table:table-cell/>
          <table:table-cell office:value-type="float" office:value="1.616053" calcext:value-type="float">
            <text:p>1.616053</text:p>
          </table:table-cell>
          <table:table-cell office:value-type="float" office:value="5.397049" calcext:value-type="float">
            <text:p>5.397049</text:p>
          </table:table-cell>
          <table:table-cell/>
          <table:table-cell office:value-type="float" office:value="5.302446" calcext:value-type="float">
            <text:p>5.302446</text:p>
          </table:table-cell>
          <table:table-cell office:value-type="float" office:value="22.183609" calcext:value-type="float">
            <text:p>22.183609</text:p>
          </table:table-cell>
          <table:table-cell office:value-type="float" office:value="196157" calcext:value-type="float">
            <text:p>196157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7024" calcext:value-type="float">
            <text:p>-90.587024</text:p>
          </table:table-cell>
          <table:table-cell office:value-type="float" office:value="-88.057" calcext:value-type="float">
            <text:p>-88.057</text:p>
          </table:table-cell>
          <table:table-cell office:value-type="float" office:value="-90.587024" calcext:value-type="float">
            <text:p>-90.587024</text:p>
          </table:table-cell>
          <table:table-cell office:value-type="float" office:value="-88.057" calcext:value-type="float">
            <text:p>-88.057</text:p>
          </table:table-cell>
          <table:table-cell office:value-type="float" office:value="-90.587727" calcext:value-type="float">
            <text:p>-90.587727</text:p>
          </table:table-cell>
          <table:table-cell office:value-type="float" office:value="1.780171" calcext:value-type="float">
            <text:p>1.780171</text:p>
          </table:table-cell>
          <table:table-cell/>
          <table:table-cell office:value-type="float" office:value="1.596161" calcext:value-type="float">
            <text:p>1.596161</text:p>
          </table:table-cell>
          <table:table-cell office:value-type="float" office:value="5.253343" calcext:value-type="float">
            <text:p>5.253343</text:p>
          </table:table-cell>
          <table:table-cell/>
          <table:table-cell office:value-type="float" office:value="5.309945" calcext:value-type="float">
            <text:p>5.309945</text:p>
          </table:table-cell>
          <table:table-cell office:value-type="float" office:value="40.03642" calcext:value-type="float">
            <text:p>40.03642</text:p>
          </table:table-cell>
          <table:table-cell office:value-type="float" office:value="196147" calcext:value-type="float">
            <text:p>196147</text:p>
          </table:table-cell>
          <table:table-cell office:value-type="float" office:value="4.369049" calcext:value-type="float">
            <text:p>4.369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7024" calcext:value-type="float">
            <text:p>-90.587024</text:p>
          </table:table-cell>
          <table:table-cell office:value-type="float" office:value="-93.339" calcext:value-type="float">
            <text:p>-93.339</text:p>
          </table:table-cell>
          <table:table-cell office:value-type="float" office:value="-90.587024" calcext:value-type="float">
            <text:p>-90.587024</text:p>
          </table:table-cell>
          <table:table-cell office:value-type="float" office:value="-93.339" calcext:value-type="float">
            <text:p>-93.339</text:p>
          </table:table-cell>
          <table:table-cell office:value-type="float" office:value="-90.575161" calcext:value-type="float">
            <text:p>-90.575161</text:p>
          </table:table-cell>
          <table:table-cell office:value-type="float" office:value="1.794393" calcext:value-type="float">
            <text:p>1.794393</text:p>
          </table:table-cell>
          <table:table-cell/>
          <table:table-cell office:value-type="float" office:value="1.604654" calcext:value-type="float">
            <text:p>1.604654</text:p>
          </table:table-cell>
          <table:table-cell office:value-type="float" office:value="5.21604" calcext:value-type="float">
            <text:p>5.21604</text:p>
          </table:table-cell>
          <table:table-cell/>
          <table:table-cell office:value-type="float" office:value="5.307127" calcext:value-type="float">
            <text:p>5.307127</text:p>
          </table:table-cell>
          <table:table-cell office:value-type="float" office:value="45.355496" calcext:value-type="float">
            <text:p>45.355496</text:p>
          </table:table-cell>
          <table:table-cell office:value-type="float" office:value="196147" calcext:value-type="float">
            <text:p>196147</text:p>
          </table:table-cell>
          <table:table-cell office:value-type="float" office:value="4.820928" calcext:value-type="float">
            <text:p>4.820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5161" calcext:value-type="float">
            <text:p>-90.575161</text:p>
          </table:table-cell>
          <table:table-cell office:value-type="float" office:value="-90.655" calcext:value-type="float">
            <text:p>-90.655</text:p>
          </table:table-cell>
          <table:table-cell office:value-type="float" office:value="-90.575161" calcext:value-type="float">
            <text:p>-90.575161</text:p>
          </table:table-cell>
          <table:table-cell office:value-type="float" office:value="-90.655" calcext:value-type="float">
            <text:p>-90.655</text:p>
          </table:table-cell>
          <table:table-cell office:value-type="float" office:value="-90.587307" calcext:value-type="float">
            <text:p>-90.587307</text:p>
          </table:table-cell>
          <table:table-cell office:value-type="float" office:value="1.365621" calcext:value-type="float">
            <text:p>1.365621</text:p>
          </table:table-cell>
          <table:table-cell/>
          <table:table-cell office:value-type="float" office:value="1.61259" calcext:value-type="float">
            <text:p>1.61259</text:p>
          </table:table-cell>
          <table:table-cell office:value-type="float" office:value="5.397053" calcext:value-type="float">
            <text:p>5.397053</text:p>
          </table:table-cell>
          <table:table-cell/>
          <table:table-cell office:value-type="float" office:value="5.303549" calcext:value-type="float">
            <text:p>5.303549</text:p>
          </table:table-cell>
          <table:table-cell office:value-type="float" office:value="22.16505" calcext:value-type="float">
            <text:p>22.16505</text:p>
          </table:table-cell>
          <table:table-cell office:value-type="float" office:value="196159" calcext:value-type="float">
            <text:p>196159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7307" calcext:value-type="float">
            <text:p>-90.587307</text:p>
          </table:table-cell>
          <table:table-cell office:value-type="float" office:value="-88.093" calcext:value-type="float">
            <text:p>-88.093</text:p>
          </table:table-cell>
          <table:table-cell office:value-type="float" office:value="-90.587307" calcext:value-type="float">
            <text:p>-90.587307</text:p>
          </table:table-cell>
          <table:table-cell office:value-type="float" office:value="-88.093" calcext:value-type="float">
            <text:p>-88.093</text:p>
          </table:table-cell>
          <table:table-cell office:value-type="float" office:value="-90.587937" calcext:value-type="float">
            <text:p>-90.587937</text:p>
          </table:table-cell>
          <table:table-cell office:value-type="float" office:value="1.780244" calcext:value-type="float">
            <text:p>1.780244</text:p>
          </table:table-cell>
          <table:table-cell/>
          <table:table-cell office:value-type="float" office:value="1.592958" calcext:value-type="float">
            <text:p>1.592958</text:p>
          </table:table-cell>
          <table:table-cell office:value-type="float" office:value="5.258415" calcext:value-type="float">
            <text:p>5.258415</text:p>
          </table:table-cell>
          <table:table-cell/>
          <table:table-cell office:value-type="float" office:value="5.310969" calcext:value-type="float">
            <text:p>5.310969</text:p>
          </table:table-cell>
          <table:table-cell office:value-type="float" office:value="39.971479" calcext:value-type="float">
            <text:p>39.971479</text:p>
          </table:table-cell>
          <table:table-cell office:value-type="float" office:value="196148" calcext:value-type="float">
            <text:p>196148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7307" calcext:value-type="float">
            <text:p>-90.587307</text:p>
          </table:table-cell>
          <table:table-cell office:value-type="float" office:value="-93.362" calcext:value-type="float">
            <text:p>-93.362</text:p>
          </table:table-cell>
          <table:table-cell office:value-type="float" office:value="-90.587307" calcext:value-type="float">
            <text:p>-90.587307</text:p>
          </table:table-cell>
          <table:table-cell office:value-type="float" office:value="-93.362" calcext:value-type="float">
            <text:p>-93.362</text:p>
          </table:table-cell>
          <table:table-cell office:value-type="float" office:value="-90.57553" calcext:value-type="float">
            <text:p>-90.57553</text:p>
          </table:table-cell>
          <table:table-cell office:value-type="float" office:value="1.794444" calcext:value-type="float">
            <text:p>1.794444</text:p>
          </table:table-cell>
          <table:table-cell/>
          <table:table-cell office:value-type="float" office:value="1.60162" calcext:value-type="float">
            <text:p>1.60162</text:p>
          </table:table-cell>
          <table:table-cell office:value-type="float" office:value="5.218578" calcext:value-type="float">
            <text:p>5.218578</text:p>
          </table:table-cell>
          <table:table-cell/>
          <table:table-cell office:value-type="float" office:value="5.308334" calcext:value-type="float">
            <text:p>5.308334</text:p>
          </table:table-cell>
          <table:table-cell office:value-type="float" office:value="45.46225" calcext:value-type="float">
            <text:p>45.46225</text:p>
          </table:table-cell>
          <table:table-cell office:value-type="float" office:value="196148" calcext:value-type="float">
            <text:p>196148</text:p>
          </table:table-cell>
          <table:table-cell office:value-type="float" office:value="4.823468" calcext:value-type="float">
            <text:p>4.82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553" calcext:value-type="float">
            <text:p>-90.57553</text:p>
          </table:table-cell>
          <table:table-cell office:value-type="float" office:value="-90.685" calcext:value-type="float">
            <text:p>-90.685</text:p>
          </table:table-cell>
          <table:table-cell office:value-type="float" office:value="-90.57553" calcext:value-type="float">
            <text:p>-90.57553</text:p>
          </table:table-cell>
          <table:table-cell office:value-type="float" office:value="-90.685" calcext:value-type="float">
            <text:p>-90.685</text:p>
          </table:table-cell>
          <table:table-cell office:value-type="float" office:value="-90.587746" calcext:value-type="float">
            <text:p>-90.587746</text:p>
          </table:table-cell>
          <table:table-cell office:value-type="float" office:value="1.365603" calcext:value-type="float">
            <text:p>1.365603</text:p>
          </table:table-cell>
          <table:table-cell/>
          <table:table-cell office:value-type="float" office:value="1.609666" calcext:value-type="float">
            <text:p>1.609666</text:p>
          </table:table-cell>
          <table:table-cell office:value-type="float" office:value="5.397056" calcext:value-type="float">
            <text:p>5.397056</text:p>
          </table:table-cell>
          <table:table-cell/>
          <table:table-cell office:value-type="float" office:value="5.304824" calcext:value-type="float">
            <text:p>5.304824</text:p>
          </table:table-cell>
          <table:table-cell office:value-type="float" office:value="22.230209" calcext:value-type="float">
            <text:p>22.230209</text:p>
          </table:table-cell>
          <table:table-cell office:value-type="float" office:value="196160" calcext:value-type="float">
            <text:p>196160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7746" calcext:value-type="float">
            <text:p>-90.587746</text:p>
          </table:table-cell>
          <table:table-cell office:value-type="float" office:value="-88.081" calcext:value-type="float">
            <text:p>-88.081</text:p>
          </table:table-cell>
          <table:table-cell office:value-type="float" office:value="-90.587746" calcext:value-type="float">
            <text:p>-90.587746</text:p>
          </table:table-cell>
          <table:table-cell office:value-type="float" office:value="-88.081" calcext:value-type="float">
            <text:p>-88.081</text:p>
          </table:table-cell>
          <table:table-cell office:value-type="float" office:value="-90.588638" calcext:value-type="float">
            <text:p>-90.588638</text:p>
          </table:table-cell>
          <table:table-cell office:value-type="float" office:value="1.780278" calcext:value-type="float">
            <text:p>1.780278</text:p>
          </table:table-cell>
          <table:table-cell/>
          <table:table-cell office:value-type="float" office:value="1.590313" calcext:value-type="float">
            <text:p>1.590313</text:p>
          </table:table-cell>
          <table:table-cell office:value-type="float" office:value="5.258404" calcext:value-type="float">
            <text:p>5.258404</text:p>
          </table:table-cell>
          <table:table-cell/>
          <table:table-cell office:value-type="float" office:value="5.312118" calcext:value-type="float">
            <text:p>5.312118</text:p>
          </table:table-cell>
          <table:table-cell office:value-type="float" office:value="40.011273" calcext:value-type="float">
            <text:p>40.011273</text:p>
          </table:table-cell>
          <table:table-cell office:value-type="float" office:value="196150" calcext:value-type="float">
            <text:p>196150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7746" calcext:value-type="float">
            <text:p>-90.587746</text:p>
          </table:table-cell>
          <table:table-cell office:value-type="float" office:value="-93.349" calcext:value-type="float">
            <text:p>-93.349</text:p>
          </table:table-cell>
          <table:table-cell office:value-type="float" office:value="-90.587746" calcext:value-type="float">
            <text:p>-90.587746</text:p>
          </table:table-cell>
          <table:table-cell office:value-type="float" office:value="-93.349" calcext:value-type="float">
            <text:p>-93.349</text:p>
          </table:table-cell>
          <table:table-cell office:value-type="float" office:value="-90.576179" calcext:value-type="float">
            <text:p>-90.576179</text:p>
          </table:table-cell>
          <table:table-cell office:value-type="float" office:value="1.794482" calcext:value-type="float">
            <text:p>1.794482</text:p>
          </table:table-cell>
          <table:table-cell/>
          <table:table-cell office:value-type="float" office:value="1.599091" calcext:value-type="float">
            <text:p>1.599091</text:p>
          </table:table-cell>
          <table:table-cell office:value-type="float" office:value="5.218575" calcext:value-type="float">
            <text:p>5.218575</text:p>
          </table:table-cell>
          <table:table-cell/>
          <table:table-cell office:value-type="float" office:value="5.309429" calcext:value-type="float">
            <text:p>5.309429</text:p>
          </table:table-cell>
          <table:table-cell office:value-type="float" office:value="45.414424" calcext:value-type="float">
            <text:p>45.414424</text:p>
          </table:table-cell>
          <table:table-cell office:value-type="float" office:value="196150" calcext:value-type="float">
            <text:p>196150</text:p>
          </table:table-cell>
          <table:table-cell office:value-type="float" office:value="4.823468" calcext:value-type="float">
            <text:p>4.82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.576179" calcext:value-type="float">
            <text:p>-90.576179</text:p>
          </table:table-cell>
          <table:table-cell office:value-type="float" office:value="-90.582" calcext:value-type="float">
            <text:p>-90.582</text:p>
          </table:table-cell>
          <table:table-cell office:value-type="float" office:value="-90.576179" calcext:value-type="float">
            <text:p>-90.576179</text:p>
          </table:table-cell>
          <table:table-cell office:value-type="float" office:value="-90.582" calcext:value-type="float">
            <text:p>-90.582</text:p>
          </table:table-cell>
          <table:table-cell office:value-type="float" office:value="-90.588349" calcext:value-type="float">
            <text:p>-90.588349</text:p>
          </table:table-cell>
          <table:table-cell office:value-type="float" office:value="1.365571" calcext:value-type="float">
            <text:p>1.365571</text:p>
          </table:table-cell>
          <table:table-cell/>
          <table:table-cell office:value-type="float" office:value="1.607251" calcext:value-type="float">
            <text:p>1.607251</text:p>
          </table:table-cell>
          <table:table-cell office:value-type="float" office:value="5.397061" calcext:value-type="float">
            <text:p>5.397061</text:p>
          </table:table-cell>
          <table:table-cell/>
          <table:table-cell office:value-type="float" office:value="5.305871" calcext:value-type="float">
            <text:p>5.305871</text:p>
          </table:table-cell>
          <table:table-cell office:value-type="float" office:value="22.002289" calcext:value-type="float">
            <text:p>22.002289</text:p>
          </table:table-cell>
          <table:table-cell office:value-type="float" office:value="196162" calcext:value-type="float">
            <text:p>196162</text:p>
          </table:table-cell>
          <table:table-cell office:value-type="float" office:value="3.123686" calcext:value-type="float">
            <text:p>3.12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.588349" calcext:value-type="float">
            <text:p>-90.588349</text:p>
          </table:table-cell>
          <table:table-cell office:value-type="float" office:value="-88.025" calcext:value-type="float">
            <text:p>-88.025</text:p>
          </table:table-cell>
          <table:table-cell office:value-type="float" office:value="-90.588349" calcext:value-type="float">
            <text:p>-90.588349</text:p>
          </table:table-cell>
          <table:table-cell office:value-type="float" office:value="-88.025" calcext:value-type="float">
            <text:p>-88.025</text:p>
          </table:table-cell>
          <table:table-cell office:value-type="float" office:value="-90.588317" calcext:value-type="float">
            <text:p>-90.588317</text:p>
          </table:table-cell>
          <table:table-cell office:value-type="float" office:value="1.780324" calcext:value-type="float">
            <text:p>1.780324</text:p>
          </table:table-cell>
          <table:table-cell/>
          <table:table-cell office:value-type="float" office:value="1.587919" calcext:value-type="float">
            <text:p>1.587919</text:p>
          </table:table-cell>
          <table:table-cell office:value-type="float" office:value="5.258389" calcext:value-type="float">
            <text:p>5.258389</text:p>
          </table:table-cell>
          <table:table-cell/>
          <table:table-cell office:value-type="float" office:value="5.313166" calcext:value-type="float">
            <text:p>5.313166</text:p>
          </table:table-cell>
          <table:table-cell office:value-type="float" office:value="40.192355" calcext:value-type="float">
            <text:p>40.192355</text:p>
          </table:table-cell>
          <table:table-cell office:value-type="float" office:value="196151" calcext:value-type="float">
            <text:p>196151</text:p>
          </table:table-cell>
          <table:table-cell office:value-type="float" office:value="4.373969" calcext:value-type="float">
            <text:p>4.373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.588349" calcext:value-type="float">
            <text:p>-90.588349</text:p>
          </table:table-cell>
          <table:table-cell office:value-type="float" office:value="-93.392" calcext:value-type="float">
            <text:p>-93.392</text:p>
          </table:table-cell>
          <table:table-cell office:value-type="float" office:value="-90.588349" calcext:value-type="float">
            <text:p>-90.588349</text:p>
          </table:table-cell>
          <table:table-cell office:value-type="float" office:value="-93.392" calcext:value-type="float">
            <text:p>-93.392</text:p>
          </table:table-cell>
          <table:table-cell office:value-type="float" office:value="-90.575638" calcext:value-type="float">
            <text:p>-90.575638</text:p>
          </table:table-cell>
          <table:table-cell office:value-type="float" office:value="1.794535" calcext:value-type="float">
            <text:p>1.794535</text:p>
          </table:table-cell>
          <table:table-cell/>
          <table:table-cell office:value-type="float" office:value="1.59677" calcext:value-type="float">
            <text:p>1.59677</text:p>
          </table:table-cell>
          <table:table-cell office:value-type="float" office:value="5.218572" calcext:value-type="float">
            <text:p>5.218572</text:p>
          </table:table-cell>
          <table:table-cell/>
          <table:table-cell office:value-type="float" office:value="5.310432" calcext:value-type="float">
            <text:p>5.310432</text:p>
          </table:table-cell>
          <table:table-cell office:value-type="float" office:value="45.565306" calcext:value-type="float">
            <text:p>45.565306</text:p>
          </table:table-cell>
          <table:table-cell office:value-type="float" office:value="196151" calcext:value-type="float">
            <text:p>196151</text:p>
          </table:table-cell>
          <table:table-cell office:value-type="float" office:value="4.823468" calcext:value-type="float">
            <text:p>4.823468</text:p>
          </table:table-cell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1832" calcext:value-type="float">
            <text:p>82.401832</text:p>
          </table:table-cell>
          <table:table-cell office:value-type="float" office:value="84.737" calcext:value-type="float">
            <text:p>84.737</text:p>
          </table:table-cell>
          <table:table-cell office:value-type="float" office:value="82.401832" calcext:value-type="float">
            <text:p>82.401832</text:p>
          </table:table-cell>
          <table:table-cell office:value-type="float" office:value="84.737" calcext:value-type="float">
            <text:p>84.737</text:p>
          </table:table-cell>
          <table:table-cell office:value-type="float" office:value="82.392477" calcext:value-type="float">
            <text:p>82.392477</text:p>
          </table:table-cell>
          <table:table-cell office:value-type="float" office:value="1.613523" calcext:value-type="float">
            <text:p>1.613523</text:p>
          </table:table-cell>
          <table:table-cell office:value-type="float" office:value="1.450935" calcext:value-type="float">
            <text:p>1.450935</text:p>
          </table:table-cell>
          <table:table-cell office:value-type="float" office:value="5.387365" calcext:value-type="float">
            <text:p>5.387365</text:p>
          </table:table-cell>
          <table:table-cell office:value-type="float" office:value="5.452466" calcext:value-type="float">
            <text:p>5.452466</text:p>
          </table:table-cell>
          <table:table-cell office:value-type="float" office:value="45.123719" calcext:value-type="float">
            <text:p>45.123719</text:p>
          </table:table-cell>
          <table:table-cell office:value-type="float" office:value="206270" calcext:value-type="float">
            <text:p>206270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1832" calcext:value-type="float">
            <text:p>82.401832</text:p>
          </table:table-cell>
          <table:table-cell office:value-type="float" office:value="79.4" calcext:value-type="float">
            <text:p>79.4</text:p>
          </table:table-cell>
          <table:table-cell table:number-columns-repeated="2" office:value-type="float" office:value="82.401832" calcext:value-type="float">
            <text:p>82.401832</text:p>
          </table:table-cell>
          <table:table-cell office:value-type="float" office:value="82.40281" calcext:value-type="float">
            <text:p>82.40281</text:p>
          </table:table-cell>
          <table:table-cell office:value-type="float" office:value="1.611677" calcext:value-type="float">
            <text:p>1.611677</text:p>
          </table:table-cell>
          <table:table-cell office:value-type="float" office:value="1.457637" calcext:value-type="float">
            <text:p>1.457637</text:p>
          </table:table-cell>
          <table:table-cell office:value-type="float" office:value="5.381587" calcext:value-type="float">
            <text:p>5.381587</text:p>
          </table:table-cell>
          <table:table-cell office:value-type="float" office:value="5.449623" calcext:value-type="float">
            <text:p>5.449623</text:p>
          </table:table-cell>
          <table:table-cell office:value-type="float" office:value="51.86365" calcext:value-type="float">
            <text:p>51.86365</text:p>
          </table:table-cell>
          <table:table-cell office:value-type="float" office:value="206270" calcext:value-type="float">
            <text:p>206270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281" calcext:value-type="float">
            <text:p>82.40281</text:p>
          </table:table-cell>
          <table:table-cell office:value-type="float" office:value="81.47" calcext:value-type="float">
            <text:p>81.47</text:p>
          </table:table-cell>
          <table:table-cell office:value-type="float" office:value="82.40281" calcext:value-type="float">
            <text:p>82.40281</text:p>
          </table:table-cell>
          <table:table-cell office:value-type="float" office:value="81.47" calcext:value-type="float">
            <text:p>81.47</text:p>
          </table:table-cell>
          <table:table-cell office:value-type="float" office:value="82.402796" calcext:value-type="float">
            <text:p>82.402796</text:p>
          </table:table-cell>
          <table:table-cell office:value-type="float" office:value="1.325583" calcext:value-type="float">
            <text:p>1.325583</text:p>
          </table:table-cell>
          <table:table-cell office:value-type="float" office:value="1.463252" calcext:value-type="float">
            <text:p>1.463252</text:p>
          </table:table-cell>
          <table:table-cell office:value-type="float" office:value="5.508079" calcext:value-type="float">
            <text:p>5.508079</text:p>
          </table:table-cell>
          <table:table-cell office:value-type="float" office:value="5.447143" calcext:value-type="float">
            <text:p>5.447143</text:p>
          </table:table-cell>
          <table:table-cell office:value-type="float" office:value="19.389473" calcext:value-type="float">
            <text:p>19.389473</text:p>
          </table:table-cell>
          <table:table-cell office:value-type="float" office:value="206259" calcext:value-type="float">
            <text:p>20625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2796" calcext:value-type="float">
            <text:p>82.402796</text:p>
          </table:table-cell>
          <table:table-cell office:value-type="float" office:value="84.787" calcext:value-type="float">
            <text:p>84.787</text:p>
          </table:table-cell>
          <table:table-cell office:value-type="float" office:value="82.402796" calcext:value-type="float">
            <text:p>82.402796</text:p>
          </table:table-cell>
          <table:table-cell office:value-type="float" office:value="84.787" calcext:value-type="float">
            <text:p>84.787</text:p>
          </table:table-cell>
          <table:table-cell office:value-type="float" office:value="82.393251" calcext:value-type="float">
            <text:p>82.393251</text:p>
          </table:table-cell>
          <table:table-cell office:value-type="float" office:value="1.616301" calcext:value-type="float">
            <text:p>1.616301</text:p>
          </table:table-cell>
          <table:table-cell office:value-type="float" office:value="1.450911" calcext:value-type="float">
            <text:p>1.450911</text:p>
          </table:table-cell>
          <table:table-cell office:value-type="float" office:value="5.389568" calcext:value-type="float">
            <text:p>5.389568</text:p>
          </table:table-cell>
          <table:table-cell office:value-type="float" office:value="5.452487" calcext:value-type="float">
            <text:p>5.452487</text:p>
          </table:table-cell>
          <table:table-cell office:value-type="float" office:value="45.332274" calcext:value-type="float">
            <text:p>45.332274</text:p>
          </table:table-cell>
          <table:table-cell office:value-type="float" office:value="206271" calcext:value-type="float">
            <text:p>206271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2796" calcext:value-type="float">
            <text:p>82.402796</text:p>
          </table:table-cell>
          <table:table-cell office:value-type="float" office:value="79.379" calcext:value-type="float">
            <text:p>79.379</text:p>
          </table:table-cell>
          <table:table-cell table:number-columns-repeated="2" office:value-type="float" office:value="82.402796" calcext:value-type="float">
            <text:p>82.402796</text:p>
          </table:table-cell>
          <table:table-cell office:value-type="float" office:value="82.403765" calcext:value-type="float">
            <text:p>82.403765</text:p>
          </table:table-cell>
          <table:table-cell office:value-type="float" office:value="1.611591" calcext:value-type="float">
            <text:p>1.611591</text:p>
          </table:table-cell>
          <table:table-cell office:value-type="float" office:value="1.457699" calcext:value-type="float">
            <text:p>1.457699</text:p>
          </table:table-cell>
          <table:table-cell office:value-type="float" office:value="5.381589" calcext:value-type="float">
            <text:p>5.381589</text:p>
          </table:table-cell>
          <table:table-cell office:value-type="float" office:value="5.449741" calcext:value-type="float">
            <text:p>5.449741</text:p>
          </table:table-cell>
          <table:table-cell office:value-type="float" office:value="51.951263" calcext:value-type="float">
            <text:p>51.951263</text:p>
          </table:table-cell>
          <table:table-cell office:value-type="float" office:value="206271" calcext:value-type="float">
            <text:p>206271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765" calcext:value-type="float">
            <text:p>82.403765</text:p>
          </table:table-cell>
          <table:table-cell office:value-type="float" office:value="81.417" calcext:value-type="float">
            <text:p>81.417</text:p>
          </table:table-cell>
          <table:table-cell office:value-type="float" office:value="82.403765" calcext:value-type="float">
            <text:p>82.403765</text:p>
          </table:table-cell>
          <table:table-cell office:value-type="float" office:value="81.417" calcext:value-type="float">
            <text:p>81.417</text:p>
          </table:table-cell>
          <table:table-cell office:value-type="float" office:value="82.403761" calcext:value-type="float">
            <text:p>82.403761</text:p>
          </table:table-cell>
          <table:table-cell office:value-type="float" office:value="1.325628" calcext:value-type="float">
            <text:p>1.325628</text:p>
          </table:table-cell>
          <table:table-cell office:value-type="float" office:value="1.4633" calcext:value-type="float">
            <text:p>1.4633</text:p>
          </table:table-cell>
          <table:table-cell office:value-type="float" office:value="5.50807" calcext:value-type="float">
            <text:p>5.50807</text:p>
          </table:table-cell>
          <table:table-cell office:value-type="float" office:value="5.447261" calcext:value-type="float">
            <text:p>5.447261</text:p>
          </table:table-cell>
          <table:table-cell office:value-type="float" office:value="19.485163" calcext:value-type="float">
            <text:p>19.485163</text:p>
          </table:table-cell>
          <table:table-cell office:value-type="float" office:value="206261" calcext:value-type="float">
            <text:p>206261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3761" calcext:value-type="float">
            <text:p>82.403761</text:p>
          </table:table-cell>
          <table:table-cell office:value-type="float" office:value="84.666" calcext:value-type="float">
            <text:p>84.666</text:p>
          </table:table-cell>
          <table:table-cell office:value-type="float" office:value="82.403761" calcext:value-type="float">
            <text:p>82.403761</text:p>
          </table:table-cell>
          <table:table-cell office:value-type="float" office:value="84.666" calcext:value-type="float">
            <text:p>84.666</text:p>
          </table:table-cell>
          <table:table-cell office:value-type="float" office:value="82.393717" calcext:value-type="float">
            <text:p>82.393717</text:p>
          </table:table-cell>
          <table:table-cell office:value-type="float" office:value="1.616225" calcext:value-type="float">
            <text:p>1.616225</text:p>
          </table:table-cell>
          <table:table-cell office:value-type="float" office:value="1.451009" calcext:value-type="float">
            <text:p>1.451009</text:p>
          </table:table-cell>
          <table:table-cell office:value-type="float" office:value="5.389589" calcext:value-type="float">
            <text:p>5.389589</text:p>
          </table:table-cell>
          <table:table-cell office:value-type="float" office:value="5.452565" calcext:value-type="float">
            <text:p>5.452565</text:p>
          </table:table-cell>
          <table:table-cell office:value-type="float" office:value="44.885821" calcext:value-type="float">
            <text:p>44.885821</text:p>
          </table:table-cell>
          <table:table-cell office:value-type="float" office:value="206273" calcext:value-type="float">
            <text:p>206273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3761" calcext:value-type="float">
            <text:p>82.403761</text:p>
          </table:table-cell>
          <table:table-cell office:value-type="float" office:value="79.421" calcext:value-type="float">
            <text:p>79.421</text:p>
          </table:table-cell>
          <table:table-cell table:number-columns-repeated="2" office:value-type="float" office:value="82.403761" calcext:value-type="float">
            <text:p>82.403761</text:p>
          </table:table-cell>
          <table:table-cell office:value-type="float" office:value="82.403797" calcext:value-type="float">
            <text:p>82.403797</text:p>
          </table:table-cell>
          <table:table-cell office:value-type="float" office:value="1.611504" calcext:value-type="float">
            <text:p>1.611504</text:p>
          </table:table-cell>
          <table:table-cell office:value-type="float" office:value="1.457857" calcext:value-type="float">
            <text:p>1.457857</text:p>
          </table:table-cell>
          <table:table-cell office:value-type="float" office:value="5.381592" calcext:value-type="float">
            <text:p>5.381592</text:p>
          </table:table-cell>
          <table:table-cell office:value-type="float" office:value="5.449799" calcext:value-type="float">
            <text:p>5.449799</text:p>
          </table:table-cell>
          <table:table-cell office:value-type="float" office:value="51.787578" calcext:value-type="float">
            <text:p>51.787578</text:p>
          </table:table-cell>
          <table:table-cell office:value-type="float" office:value="206273" calcext:value-type="float">
            <text:p>206273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797" calcext:value-type="float">
            <text:p>82.403797</text:p>
          </table:table-cell>
          <table:table-cell office:value-type="float" office:value="81.424" calcext:value-type="float">
            <text:p>81.424</text:p>
          </table:table-cell>
          <table:table-cell office:value-type="float" office:value="82.403797" calcext:value-type="float">
            <text:p>82.403797</text:p>
          </table:table-cell>
          <table:table-cell office:value-type="float" office:value="81.424" calcext:value-type="float">
            <text:p>81.424</text:p>
          </table:table-cell>
          <table:table-cell office:value-type="float" office:value="82.403796" calcext:value-type="float">
            <text:p>82.403796</text:p>
          </table:table-cell>
          <table:table-cell office:value-type="float" office:value="1.325629" calcext:value-type="float">
            <text:p>1.325629</text:p>
          </table:table-cell>
          <table:table-cell office:value-type="float" office:value="1.463465" calcext:value-type="float">
            <text:p>1.463465</text:p>
          </table:table-cell>
          <table:table-cell office:value-type="float" office:value="5.50807" calcext:value-type="float">
            <text:p>5.50807</text:p>
          </table:table-cell>
          <table:table-cell office:value-type="float" office:value="5.447309" calcext:value-type="float">
            <text:p>5.447309</text:p>
          </table:table-cell>
          <table:table-cell office:value-type="float" office:value="19.472804" calcext:value-type="float">
            <text:p>19.472804</text:p>
          </table:table-cell>
          <table:table-cell office:value-type="float" office:value="206262" calcext:value-type="float">
            <text:p>20626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3796" calcext:value-type="float">
            <text:p>82.403796</text:p>
          </table:table-cell>
          <table:table-cell office:value-type="float" office:value="84.577" calcext:value-type="float">
            <text:p>84.577</text:p>
          </table:table-cell>
          <table:table-cell office:value-type="float" office:value="82.403796" calcext:value-type="float">
            <text:p>82.403796</text:p>
          </table:table-cell>
          <table:table-cell office:value-type="float" office:value="84.577" calcext:value-type="float">
            <text:p>84.577</text:p>
          </table:table-cell>
          <table:table-cell office:value-type="float" office:value="82.393835" calcext:value-type="float">
            <text:p>82.393835</text:p>
          </table:table-cell>
          <table:table-cell office:value-type="float" office:value="1.616222" calcext:value-type="float">
            <text:p>1.616222</text:p>
          </table:table-cell>
          <table:table-cell office:value-type="float" office:value="1.451153" calcext:value-type="float">
            <text:p>1.451153</text:p>
          </table:table-cell>
          <table:table-cell office:value-type="float" office:value="5.38959" calcext:value-type="float">
            <text:p>5.38959</text:p>
          </table:table-cell>
          <table:table-cell office:value-type="float" office:value="5.452613" calcext:value-type="float">
            <text:p>5.452613</text:p>
          </table:table-cell>
          <table:table-cell office:value-type="float" office:value="44.55991" calcext:value-type="float">
            <text:p>44.55991</text:p>
          </table:table-cell>
          <table:table-cell office:value-type="float" office:value="206274" calcext:value-type="float">
            <text:p>206274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3796" calcext:value-type="float">
            <text:p>82.403796</text:p>
          </table:table-cell>
          <table:table-cell office:value-type="float" office:value="79.403" calcext:value-type="float">
            <text:p>79.403</text:p>
          </table:table-cell>
          <table:table-cell table:number-columns-repeated="2" office:value-type="float" office:value="82.403796" calcext:value-type="float">
            <text:p>82.403796</text:p>
          </table:table-cell>
          <table:table-cell office:value-type="float" office:value="82.40359" calcext:value-type="float">
            <text:p>82.40359</text:p>
          </table:table-cell>
          <table:table-cell office:value-type="float" office:value="1.611501" calcext:value-type="float">
            <text:p>1.611501</text:p>
          </table:table-cell>
          <table:table-cell office:value-type="float" office:value="1.458043" calcext:value-type="float">
            <text:p>1.458043</text:p>
          </table:table-cell>
          <table:table-cell office:value-type="float" office:value="5.381592" calcext:value-type="float">
            <text:p>5.381592</text:p>
          </table:table-cell>
          <table:table-cell office:value-type="float" office:value="5.449831" calcext:value-type="float">
            <text:p>5.449831</text:p>
          </table:table-cell>
          <table:table-cell office:value-type="float" office:value="51.859518" calcext:value-type="float">
            <text:p>51.859518</text:p>
          </table:table-cell>
          <table:table-cell office:value-type="float" office:value="206274" calcext:value-type="float">
            <text:p>206274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59" calcext:value-type="float">
            <text:p>82.40359</text:p>
          </table:table-cell>
          <table:table-cell office:value-type="float" office:value="81.43" calcext:value-type="float">
            <text:p>81.43</text:p>
          </table:table-cell>
          <table:table-cell office:value-type="float" office:value="82.40359" calcext:value-type="float">
            <text:p>82.40359</text:p>
          </table:table-cell>
          <table:table-cell office:value-type="float" office:value="81.43" calcext:value-type="float">
            <text:p>81.43</text:p>
          </table:table-cell>
          <table:table-cell office:value-type="float" office:value="82.403591" calcext:value-type="float">
            <text:p>82.403591</text:p>
          </table:table-cell>
          <table:table-cell office:value-type="float" office:value="1.325619" calcext:value-type="float">
            <text:p>1.325619</text:p>
          </table:table-cell>
          <table:table-cell office:value-type="float" office:value="1.463638" calcext:value-type="float">
            <text:p>1.463638</text:p>
          </table:table-cell>
          <table:table-cell office:value-type="float" office:value="5.508072" calcext:value-type="float">
            <text:p>5.508072</text:p>
          </table:table-cell>
          <table:table-cell office:value-type="float" office:value="5.447343" calcext:value-type="float">
            <text:p>5.447343</text:p>
          </table:table-cell>
          <table:table-cell office:value-type="float" office:value="19.461796" calcext:value-type="float">
            <text:p>19.461796</text:p>
          </table:table-cell>
          <table:table-cell office:value-type="float" office:value="206264" calcext:value-type="float">
            <text:p>20626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3591" calcext:value-type="float">
            <text:p>82.403591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403591" calcext:value-type="float">
            <text:p>82.403591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393687" calcext:value-type="float">
            <text:p>82.393687</text:p>
          </table:table-cell>
          <table:table-cell office:value-type="float" office:value="1.616238" calcext:value-type="float">
            <text:p>1.616238</text:p>
          </table:table-cell>
          <table:table-cell office:value-type="float" office:value="1.451304" calcext:value-type="float">
            <text:p>1.451304</text:p>
          </table:table-cell>
          <table:table-cell office:value-type="float" office:value="5.389586" calcext:value-type="float">
            <text:p>5.389586</text:p>
          </table:table-cell>
          <table:table-cell office:value-type="float" office:value="5.452647" calcext:value-type="float">
            <text:p>5.452647</text:p>
          </table:table-cell>
          <table:table-cell office:value-type="float" office:value="44.626549" calcext:value-type="float">
            <text:p>44.626549</text:p>
          </table:table-cell>
          <table:table-cell office:value-type="float" office:value="206276" calcext:value-type="float">
            <text:p>206276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3591" calcext:value-type="float">
            <text:p>82.403591</text:p>
          </table:table-cell>
          <table:table-cell office:value-type="float" office:value="79.438" calcext:value-type="float">
            <text:p>79.438</text:p>
          </table:table-cell>
          <table:table-cell table:number-columns-repeated="2" office:value-type="float" office:value="82.403591" calcext:value-type="float">
            <text:p>82.403591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1.611184" calcext:value-type="float">
            <text:p>1.611184</text:p>
          </table:table-cell>
          <table:table-cell office:value-type="float" office:value="1.458178" calcext:value-type="float">
            <text:p>1.458178</text:p>
          </table:table-cell>
          <table:table-cell office:value-type="float" office:value="5.379074" calcext:value-type="float">
            <text:p>5.379074</text:p>
          </table:table-cell>
          <table:table-cell office:value-type="float" office:value="5.449867" calcext:value-type="float">
            <text:p>5.449867</text:p>
          </table:table-cell>
          <table:table-cell office:value-type="float" office:value="51.692787" calcext:value-type="float">
            <text:p>51.692787</text:p>
          </table:table-cell>
          <table:table-cell office:value-type="float" office:value="206276" calcext:value-type="float">
            <text:p>206276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81.508" calcext:value-type="float">
            <text:p>81.508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81.508" calcext:value-type="float">
            <text:p>81.508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1.325616" calcext:value-type="float">
            <text:p>1.325616</text:p>
          </table:table-cell>
          <table:table-cell office:value-type="float" office:value="1.463773" calcext:value-type="float">
            <text:p>1.463773</text:p>
          </table:table-cell>
          <table:table-cell office:value-type="float" office:value="5.508072" calcext:value-type="float">
            <text:p>5.508072</text:p>
          </table:table-cell>
          <table:table-cell office:value-type="float" office:value="5.447278" calcext:value-type="float">
            <text:p>5.447278</text:p>
          </table:table-cell>
          <table:table-cell office:value-type="float" office:value="19.323319" calcext:value-type="float">
            <text:p>19.323319</text:p>
          </table:table-cell>
          <table:table-cell office:value-type="float" office:value="206265" calcext:value-type="float">
            <text:p>206265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84.761" calcext:value-type="float">
            <text:p>84.761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84.761" calcext:value-type="float">
            <text:p>84.761</text:p>
          </table:table-cell>
          <table:table-cell office:value-type="float" office:value="82.394336" calcext:value-type="float">
            <text:p>82.394336</text:p>
          </table:table-cell>
          <table:table-cell office:value-type="float" office:value="1.613391" calcext:value-type="float">
            <text:p>1.613391</text:p>
          </table:table-cell>
          <table:table-cell office:value-type="float" office:value="1.451354" calcext:value-type="float">
            <text:p>1.451354</text:p>
          </table:table-cell>
          <table:table-cell office:value-type="float" office:value="5.387402" calcext:value-type="float">
            <text:p>5.387402</text:p>
          </table:table-cell>
          <table:table-cell office:value-type="float" office:value="5.452629" calcext:value-type="float">
            <text:p>5.452629</text:p>
          </table:table-cell>
          <table:table-cell office:value-type="float" office:value="45.205378" calcext:value-type="float">
            <text:p>45.205378</text:p>
          </table:table-cell>
          <table:table-cell office:value-type="float" office:value="206278" calcext:value-type="float">
            <text:p>206278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3509" calcext:value-type="float">
            <text:p>82.403509</text:p>
          </table:table-cell>
          <table:table-cell office:value-type="float" office:value="79.446" calcext:value-type="float">
            <text:p>79.446</text:p>
          </table:table-cell>
          <table:table-cell table:number-columns-repeated="2" office:value-type="float" office:value="82.403509" calcext:value-type="float">
            <text:p>82.403509</text:p>
          </table:table-cell>
          <table:table-cell office:value-type="float" office:value="82.40476" calcext:value-type="float">
            <text:p>82.40476</text:p>
          </table:table-cell>
          <table:table-cell office:value-type="float" office:value="1.611527" calcext:value-type="float">
            <text:p>1.611527</text:p>
          </table:table-cell>
          <table:table-cell office:value-type="float" office:value="1.45802" calcext:value-type="float">
            <text:p>1.45802</text:p>
          </table:table-cell>
          <table:table-cell office:value-type="float" office:value="5.381591" calcext:value-type="float">
            <text:p>5.381591</text:p>
          </table:table-cell>
          <table:table-cell office:value-type="float" office:value="5.449785" calcext:value-type="float">
            <text:p>5.449785</text:p>
          </table:table-cell>
          <table:table-cell office:value-type="float" office:value="51.68685" calcext:value-type="float">
            <text:p>51.68685</text:p>
          </table:table-cell>
          <table:table-cell office:value-type="float" office:value="206278" calcext:value-type="float">
            <text:p>206278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476" calcext:value-type="float">
            <text:p>82.40476</text:p>
          </table:table-cell>
          <table:table-cell office:value-type="float" office:value="81.452" calcext:value-type="float">
            <text:p>81.452</text:p>
          </table:table-cell>
          <table:table-cell office:value-type="float" office:value="82.40476" calcext:value-type="float">
            <text:p>82.40476</text:p>
          </table:table-cell>
          <table:table-cell office:value-type="float" office:value="81.452" calcext:value-type="float">
            <text:p>81.452</text:p>
          </table:table-cell>
          <table:table-cell office:value-type="float" office:value="82.404755" calcext:value-type="float">
            <text:p>82.404755</text:p>
          </table:table-cell>
          <table:table-cell office:value-type="float" office:value="1.325675" calcext:value-type="float">
            <text:p>1.325675</text:p>
          </table:table-cell>
          <table:table-cell office:value-type="float" office:value="1.463634" calcext:value-type="float">
            <text:p>1.463634</text:p>
          </table:table-cell>
          <table:table-cell office:value-type="float" office:value="5.508061" calcext:value-type="float">
            <text:p>5.508061</text:p>
          </table:table-cell>
          <table:table-cell office:value-type="float" office:value="5.447291" calcext:value-type="float">
            <text:p>5.447291</text:p>
          </table:table-cell>
          <table:table-cell office:value-type="float" office:value="19.424854" calcext:value-type="float">
            <text:p>19.424854</text:p>
          </table:table-cell>
          <table:table-cell office:value-type="float" office:value="206267" calcext:value-type="float">
            <text:p>206267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4755" calcext:value-type="float">
            <text:p>82.404755</text:p>
          </table:table-cell>
          <table:table-cell office:value-type="float" office:value="84.702" calcext:value-type="float">
            <text:p>84.702</text:p>
          </table:table-cell>
          <table:table-cell office:value-type="float" office:value="82.404755" calcext:value-type="float">
            <text:p>82.404755</text:p>
          </table:table-cell>
          <table:table-cell office:value-type="float" office:value="84.702" calcext:value-type="float">
            <text:p>84.702</text:p>
          </table:table-cell>
          <table:table-cell office:value-type="float" office:value="82.395046" calcext:value-type="float">
            <text:p>82.395046</text:p>
          </table:table-cell>
          <table:table-cell office:value-type="float" office:value="1.616147" calcext:value-type="float">
            <text:p>1.616147</text:p>
          </table:table-cell>
          <table:table-cell office:value-type="float" office:value="1.451285" calcext:value-type="float">
            <text:p>1.451285</text:p>
          </table:table-cell>
          <table:table-cell office:value-type="float" office:value="5.389611" calcext:value-type="float">
            <text:p>5.389611</text:p>
          </table:table-cell>
          <table:table-cell office:value-type="float" office:value="5.452609" calcext:value-type="float">
            <text:p>5.452609</text:p>
          </table:table-cell>
          <table:table-cell office:value-type="float" office:value="45.01396" calcext:value-type="float">
            <text:p>45.01396</text:p>
          </table:table-cell>
          <table:table-cell office:value-type="float" office:value="206280" calcext:value-type="float">
            <text:p>206280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4755" calcext:value-type="float">
            <text:p>82.404755</text:p>
          </table:table-cell>
          <table:table-cell office:value-type="float" office:value="79.488" calcext:value-type="float">
            <text:p>79.488</text:p>
          </table:table-cell>
          <table:table-cell table:number-columns-repeated="2" office:value-type="float" office:value="82.404755" calcext:value-type="float">
            <text:p>82.404755</text:p>
          </table:table-cell>
          <table:table-cell office:value-type="float" office:value="82.40525" calcext:value-type="float">
            <text:p>82.40525</text:p>
          </table:table-cell>
          <table:table-cell office:value-type="float" office:value="1.61108" calcext:value-type="float">
            <text:p>1.61108</text:p>
          </table:table-cell>
          <table:table-cell office:value-type="float" office:value="1.458099" calcext:value-type="float">
            <text:p>1.458099</text:p>
          </table:table-cell>
          <table:table-cell office:value-type="float" office:value="5.379077" calcext:value-type="float">
            <text:p>5.379077</text:p>
          </table:table-cell>
          <table:table-cell office:value-type="float" office:value="5.449848" calcext:value-type="float">
            <text:p>5.449848</text:p>
          </table:table-cell>
          <table:table-cell office:value-type="float" office:value="51.498084" calcext:value-type="float">
            <text:p>51.498084</text:p>
          </table:table-cell>
          <table:table-cell office:value-type="float" office:value="206280" calcext:value-type="float">
            <text:p>206280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525" calcext:value-type="float">
            <text:p>82.40525</text:p>
          </table:table-cell>
          <table:table-cell office:value-type="float" office:value="81.338" calcext:value-type="float">
            <text:p>81.338</text:p>
          </table:table-cell>
          <table:table-cell office:value-type="float" office:value="82.40525" calcext:value-type="float">
            <text:p>82.40525</text:p>
          </table:table-cell>
          <table:table-cell office:value-type="float" office:value="81.338" calcext:value-type="float">
            <text:p>81.338</text:p>
          </table:table-cell>
          <table:table-cell office:value-type="float" office:value="82.405248" calcext:value-type="float">
            <text:p>82.405248</text:p>
          </table:table-cell>
          <table:table-cell office:value-type="float" office:value="1.325698" calcext:value-type="float">
            <text:p>1.325698</text:p>
          </table:table-cell>
          <table:table-cell office:value-type="float" office:value="1.463713" calcext:value-type="float">
            <text:p>1.463713</text:p>
          </table:table-cell>
          <table:table-cell office:value-type="float" office:value="5.508057" calcext:value-type="float">
            <text:p>5.508057</text:p>
          </table:table-cell>
          <table:table-cell office:value-type="float" office:value="5.447251" calcext:value-type="float">
            <text:p>5.447251</text:p>
          </table:table-cell>
          <table:table-cell office:value-type="float" office:value="19.627904" calcext:value-type="float">
            <text:p>19.627904</text:p>
          </table:table-cell>
          <table:table-cell office:value-type="float" office:value="206269" calcext:value-type="float">
            <text:p>20626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5248" calcext:value-type="float">
            <text:p>82.405248</text:p>
          </table:table-cell>
          <table:table-cell office:value-type="float" office:value="84.57" calcext:value-type="float">
            <text:p>84.57</text:p>
          </table:table-cell>
          <table:table-cell office:value-type="float" office:value="82.405248" calcext:value-type="float">
            <text:p>82.405248</text:p>
          </table:table-cell>
          <table:table-cell office:value-type="float" office:value="84.57" calcext:value-type="float">
            <text:p>84.57</text:p>
          </table:table-cell>
          <table:table-cell office:value-type="float" office:value="82.394483" calcext:value-type="float">
            <text:p>82.394483</text:p>
          </table:table-cell>
          <table:table-cell office:value-type="float" office:value="1.616444" calcext:value-type="float">
            <text:p>1.616444</text:p>
          </table:table-cell>
          <table:table-cell office:value-type="float" office:value="1.451465" calcext:value-type="float">
            <text:p>1.451465</text:p>
          </table:table-cell>
          <table:table-cell office:value-type="float" office:value="5.39214" calcext:value-type="float">
            <text:p>5.39214</text:p>
          </table:table-cell>
          <table:table-cell office:value-type="float" office:value="5.452513" calcext:value-type="float">
            <text:p>5.452513</text:p>
          </table:table-cell>
          <table:table-cell office:value-type="float" office:value="44.553308" calcext:value-type="float">
            <text:p>44.553308</text:p>
          </table:table-cell>
          <table:table-cell office:value-type="float" office:value="206281" calcext:value-type="float">
            <text:p>206281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5248" calcext:value-type="float">
            <text:p>82.405248</text:p>
          </table:table-cell>
          <table:table-cell office:value-type="float" office:value="79.524" calcext:value-type="float">
            <text:p>79.524</text:p>
          </table:table-cell>
          <table:table-cell table:number-columns-repeated="2" office:value-type="float" office:value="82.405248" calcext:value-type="float">
            <text:p>82.405248</text:p>
          </table:table-cell>
          <table:table-cell office:value-type="float" office:value="82.404205" calcext:value-type="float">
            <text:p>82.404205</text:p>
          </table:table-cell>
          <table:table-cell office:value-type="float" office:value="1.6107" calcext:value-type="float">
            <text:p>1.6107</text:p>
          </table:table-cell>
          <table:table-cell office:value-type="float" office:value="1.458355" calcext:value-type="float">
            <text:p>1.458355</text:p>
          </table:table-cell>
          <table:table-cell office:value-type="float" office:value="5.37656" calcext:value-type="float">
            <text:p>5.37656</text:p>
          </table:table-cell>
          <table:table-cell office:value-type="float" office:value="5.449843" calcext:value-type="float">
            <text:p>5.449843</text:p>
          </table:table-cell>
          <table:table-cell office:value-type="float" office:value="51.330391" calcext:value-type="float">
            <text:p>51.330391</text:p>
          </table:table-cell>
          <table:table-cell office:value-type="float" office:value="206281" calcext:value-type="float">
            <text:p>206281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4205" calcext:value-type="float">
            <text:p>82.404205</text:p>
          </table:table-cell>
          <table:table-cell office:value-type="float" office:value="81.325" calcext:value-type="float">
            <text:p>81.325</text:p>
          </table:table-cell>
          <table:table-cell office:value-type="float" office:value="82.404205" calcext:value-type="float">
            <text:p>82.404205</text:p>
          </table:table-cell>
          <table:table-cell office:value-type="float" office:value="81.325" calcext:value-type="float">
            <text:p>81.325</text:p>
          </table:table-cell>
          <table:table-cell office:value-type="float" office:value="82.40421" calcext:value-type="float">
            <text:p>82.40421</text:p>
          </table:table-cell>
          <table:table-cell office:value-type="float" office:value="1.325648" calcext:value-type="float">
            <text:p>1.325648</text:p>
          </table:table-cell>
          <table:table-cell office:value-type="float" office:value="1.463963" calcext:value-type="float">
            <text:p>1.463963</text:p>
          </table:table-cell>
          <table:table-cell office:value-type="float" office:value="5.508066" calcext:value-type="float">
            <text:p>5.508066</text:p>
          </table:table-cell>
          <table:table-cell office:value-type="float" office:value="5.447145" calcext:value-type="float">
            <text:p>5.447145</text:p>
          </table:table-cell>
          <table:table-cell office:value-type="float" office:value="19.649107" calcext:value-type="float">
            <text:p>19.649107</text:p>
          </table:table-cell>
          <table:table-cell office:value-type="float" office:value="206271" calcext:value-type="float">
            <text:p>206271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421" calcext:value-type="float">
            <text:p>82.40421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40421" calcext:value-type="float">
            <text:p>82.40421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390589" calcext:value-type="float">
            <text:p>82.390589</text:p>
          </table:table-cell>
          <table:table-cell office:value-type="float" office:value="1.61619" calcext:value-type="float">
            <text:p>1.61619</text:p>
          </table:table-cell>
          <table:table-cell office:value-type="float" office:value="1.4517" calcext:value-type="float">
            <text:p>1.4517</text:p>
          </table:table-cell>
          <table:table-cell office:value-type="float" office:value="5.389599" calcext:value-type="float">
            <text:p>5.389599</text:p>
          </table:table-cell>
          <table:table-cell office:value-type="float" office:value="5.45241" calcext:value-type="float">
            <text:p>5.45241</text:p>
          </table:table-cell>
          <table:table-cell office:value-type="float" office:value="44.624285" calcext:value-type="float">
            <text:p>44.624285</text:p>
          </table:table-cell>
          <table:table-cell office:value-type="float" office:value="206283" calcext:value-type="float">
            <text:p>206283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421" calcext:value-type="float">
            <text:p>82.40421</text:p>
          </table:table-cell>
          <table:table-cell office:value-type="float" office:value="79.554" calcext:value-type="float">
            <text:p>79.554</text:p>
          </table:table-cell>
          <table:table-cell table:number-columns-repeated="2" office:value-type="float" office:value="82.40421" calcext:value-type="float">
            <text:p>82.40421</text:p>
          </table:table-cell>
          <table:table-cell office:value-type="float" office:value="82.400412" calcext:value-type="float">
            <text:p>82.400412</text:p>
          </table:table-cell>
          <table:table-cell office:value-type="float" office:value="1.610793" calcext:value-type="float">
            <text:p>1.610793</text:p>
          </table:table-cell>
          <table:table-cell office:value-type="float" office:value="1.458556" calcext:value-type="float">
            <text:p>1.458556</text:p>
          </table:table-cell>
          <table:table-cell office:value-type="float" office:value="5.376558" calcext:value-type="float">
            <text:p>5.376558</text:p>
          </table:table-cell>
          <table:table-cell office:value-type="float" office:value="5.449641" calcext:value-type="float">
            <text:p>5.449641</text:p>
          </table:table-cell>
          <table:table-cell office:value-type="float" office:value="51.206705" calcext:value-type="float">
            <text:p>51.206705</text:p>
          </table:table-cell>
          <table:table-cell office:value-type="float" office:value="206283" calcext:value-type="float">
            <text:p>206283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0412" calcext:value-type="float">
            <text:p>82.400412</text:p>
          </table:table-cell>
          <table:table-cell office:value-type="float" office:value="81.458" calcext:value-type="float">
            <text:p>81.458</text:p>
          </table:table-cell>
          <table:table-cell office:value-type="float" office:value="82.400412" calcext:value-type="float">
            <text:p>82.400412</text:p>
          </table:table-cell>
          <table:table-cell office:value-type="float" office:value="81.458" calcext:value-type="float">
            <text:p>81.458</text:p>
          </table:table-cell>
          <table:table-cell office:value-type="float" office:value="82.400416" calcext:value-type="float">
            <text:p>82.400416</text:p>
          </table:table-cell>
          <table:table-cell office:value-type="float" office:value="1.32547" calcext:value-type="float">
            <text:p>1.32547</text:p>
          </table:table-cell>
          <table:table-cell office:value-type="float" office:value="1.464173" calcext:value-type="float">
            <text:p>1.464173</text:p>
          </table:table-cell>
          <table:table-cell office:value-type="float" office:value="5.5081" calcext:value-type="float">
            <text:p>5.5081</text:p>
          </table:table-cell>
          <table:table-cell office:value-type="float" office:value="5.446944" calcext:value-type="float">
            <text:p>5.446944</text:p>
          </table:table-cell>
          <table:table-cell office:value-type="float" office:value="19.406502" calcext:value-type="float">
            <text:p>19.406502</text:p>
          </table:table-cell>
          <table:table-cell office:value-type="float" office:value="206272" calcext:value-type="float">
            <text:p>20627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0416" calcext:value-type="float">
            <text:p>82.400416</text:p>
          </table:table-cell>
          <table:table-cell office:value-type="float" office:value="84.711" calcext:value-type="float">
            <text:p>84.711</text:p>
          </table:table-cell>
          <table:table-cell office:value-type="float" office:value="82.400416" calcext:value-type="float">
            <text:p>82.400416</text:p>
          </table:table-cell>
          <table:table-cell office:value-type="float" office:value="84.711" calcext:value-type="float">
            <text:p>84.711</text:p>
          </table:table-cell>
          <table:table-cell office:value-type="float" office:value="82.390775" calcext:value-type="float">
            <text:p>82.390775</text:p>
          </table:table-cell>
          <table:table-cell office:value-type="float" office:value="1.616488" calcext:value-type="float">
            <text:p>1.616488</text:p>
          </table:table-cell>
          <table:table-cell office:value-type="float" office:value="1.451748" calcext:value-type="float">
            <text:p>1.451748</text:p>
          </table:table-cell>
          <table:table-cell office:value-type="float" office:value="5.389516" calcext:value-type="float">
            <text:p>5.389516</text:p>
          </table:table-cell>
          <table:table-cell office:value-type="float" office:value="5.452302" calcext:value-type="float">
            <text:p>5.452302</text:p>
          </table:table-cell>
          <table:table-cell office:value-type="float" office:value="45.062786" calcext:value-type="float">
            <text:p>45.062786</text:p>
          </table:table-cell>
          <table:table-cell office:value-type="float" office:value="206285" calcext:value-type="float">
            <text:p>206285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0416" calcext:value-type="float">
            <text:p>82.400416</text:p>
          </table:table-cell>
          <table:table-cell office:value-type="float" office:value="79.526" calcext:value-type="float">
            <text:p>79.526</text:p>
          </table:table-cell>
          <table:table-cell table:number-columns-repeated="2" office:value-type="float" office:value="82.400416" calcext:value-type="float">
            <text:p>82.400416</text:p>
          </table:table-cell>
          <table:table-cell office:value-type="float" office:value="82.401016" calcext:value-type="float">
            <text:p>82.401016</text:p>
          </table:table-cell>
          <table:table-cell office:value-type="float" office:value="1.611132" calcext:value-type="float">
            <text:p>1.611132</text:p>
          </table:table-cell>
          <table:table-cell office:value-type="float" office:value="1.45855" calcext:value-type="float">
            <text:p>1.45855</text:p>
          </table:table-cell>
          <table:table-cell office:value-type="float" office:value="5.376548" calcext:value-type="float">
            <text:p>5.376548</text:p>
          </table:table-cell>
          <table:table-cell office:value-type="float" office:value="5.449552" calcext:value-type="float">
            <text:p>5.449552</text:p>
          </table:table-cell>
          <table:table-cell office:value-type="float" office:value="51.303167" calcext:value-type="float">
            <text:p>51.303167</text:p>
          </table:table-cell>
          <table:table-cell office:value-type="float" office:value="206285" calcext:value-type="float">
            <text:p>206285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1016" calcext:value-type="float">
            <text:p>82.401016</text:p>
          </table:table-cell>
          <table:table-cell office:value-type="float" office:value="81.455" calcext:value-type="float">
            <text:p>81.455</text:p>
          </table:table-cell>
          <table:table-cell office:value-type="float" office:value="82.401016" calcext:value-type="float">
            <text:p>82.401016</text:p>
          </table:table-cell>
          <table:table-cell office:value-type="float" office:value="81.455" calcext:value-type="float">
            <text:p>81.455</text:p>
          </table:table-cell>
          <table:table-cell office:value-type="float" office:value="82.401003" calcext:value-type="float">
            <text:p>82.401003</text:p>
          </table:table-cell>
          <table:table-cell office:value-type="float" office:value="1.325498" calcext:value-type="float">
            <text:p>1.325498</text:p>
          </table:table-cell>
          <table:table-cell office:value-type="float" office:value="1.46417" calcext:value-type="float">
            <text:p>1.46417</text:p>
          </table:table-cell>
          <table:table-cell office:value-type="float" office:value="5.508095" calcext:value-type="float">
            <text:p>5.508095</text:p>
          </table:table-cell>
          <table:table-cell office:value-type="float" office:value="5.446863" calcext:value-type="float">
            <text:p>5.446863</text:p>
          </table:table-cell>
          <table:table-cell office:value-type="float" office:value="19.412893" calcext:value-type="float">
            <text:p>19.412893</text:p>
          </table:table-cell>
          <table:table-cell office:value-type="float" office:value="206274" calcext:value-type="float">
            <text:p>20627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1003" calcext:value-type="float">
            <text:p>82.401003</text:p>
          </table:table-cell>
          <table:table-cell office:value-type="float" office:value="84.764" calcext:value-type="float">
            <text:p>84.764</text:p>
          </table:table-cell>
          <table:table-cell office:value-type="float" office:value="82.401003" calcext:value-type="float">
            <text:p>82.401003</text:p>
          </table:table-cell>
          <table:table-cell office:value-type="float" office:value="84.764" calcext:value-type="float">
            <text:p>84.764</text:p>
          </table:table-cell>
          <table:table-cell office:value-type="float" office:value="82.391343" calcext:value-type="float">
            <text:p>82.391343</text:p>
          </table:table-cell>
          <table:table-cell office:value-type="float" office:value="1.613588" calcext:value-type="float">
            <text:p>1.613588</text:p>
          </table:table-cell>
          <table:table-cell office:value-type="float" office:value="1.451751" calcext:value-type="float">
            <text:p>1.451751</text:p>
          </table:table-cell>
          <table:table-cell office:value-type="float" office:value="5.387347" calcext:value-type="float">
            <text:p>5.387347</text:p>
          </table:table-cell>
          <table:table-cell office:value-type="float" office:value="5.452226" calcext:value-type="float">
            <text:p>5.452226</text:p>
          </table:table-cell>
          <table:table-cell office:value-type="float" office:value="45.225519" calcext:value-type="float">
            <text:p>45.225519</text:p>
          </table:table-cell>
          <table:table-cell office:value-type="float" office:value="206286" calcext:value-type="float">
            <text:p>206286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1003" calcext:value-type="float">
            <text:p>82.401003</text:p>
          </table:table-cell>
          <table:table-cell office:value-type="float" office:value="79.518" calcext:value-type="float">
            <text:p>79.518</text:p>
          </table:table-cell>
          <table:table-cell table:number-columns-repeated="2" office:value-type="float" office:value="82.401003" calcext:value-type="float">
            <text:p>82.401003</text:p>
          </table:table-cell>
          <table:table-cell office:value-type="float" office:value="82.401788" calcext:value-type="float">
            <text:p>82.401788</text:p>
          </table:table-cell>
          <table:table-cell office:value-type="float" office:value="1.61108" calcext:value-type="float">
            <text:p>1.61108</text:p>
          </table:table-cell>
          <table:table-cell office:value-type="float" office:value="1.458406" calcext:value-type="float">
            <text:p>1.458406</text:p>
          </table:table-cell>
          <table:table-cell office:value-type="float" office:value="5.376549" calcext:value-type="float">
            <text:p>5.376549</text:p>
          </table:table-cell>
          <table:table-cell office:value-type="float" office:value="5.449397" calcext:value-type="float">
            <text:p>5.449397</text:p>
          </table:table-cell>
          <table:table-cell office:value-type="float" office:value="51.337385" calcext:value-type="float">
            <text:p>51.337385</text:p>
          </table:table-cell>
          <table:table-cell office:value-type="float" office:value="206286" calcext:value-type="float">
            <text:p>206286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1788" calcext:value-type="float">
            <text:p>82.401788</text:p>
          </table:table-cell>
          <table:table-cell office:value-type="float" office:value="81.423" calcext:value-type="float">
            <text:p>81.423</text:p>
          </table:table-cell>
          <table:table-cell office:value-type="float" office:value="82.401788" calcext:value-type="float">
            <text:p>82.401788</text:p>
          </table:table-cell>
          <table:table-cell office:value-type="float" office:value="81.423" calcext:value-type="float">
            <text:p>81.423</text:p>
          </table:table-cell>
          <table:table-cell office:value-type="float" office:value="82.401785" calcext:value-type="float">
            <text:p>82.401785</text:p>
          </table:table-cell>
          <table:table-cell office:value-type="float" office:value="1.325535" calcext:value-type="float">
            <text:p>1.325535</text:p>
          </table:table-cell>
          <table:table-cell office:value-type="float" office:value="1.464026" calcext:value-type="float">
            <text:p>1.464026</text:p>
          </table:table-cell>
          <table:table-cell office:value-type="float" office:value="5.508088" calcext:value-type="float">
            <text:p>5.508088</text:p>
          </table:table-cell>
          <table:table-cell office:value-type="float" office:value="5.446716" calcext:value-type="float">
            <text:p>5.446716</text:p>
          </table:table-cell>
          <table:table-cell office:value-type="float" office:value="19.471016" calcext:value-type="float">
            <text:p>19.471016</text:p>
          </table:table-cell>
          <table:table-cell office:value-type="float" office:value="206276" calcext:value-type="float">
            <text:p>206276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1785" calcext:value-type="float">
            <text:p>82.401785</text:p>
          </table:table-cell>
          <table:table-cell office:value-type="float" office:value="84.946" calcext:value-type="float">
            <text:p>84.946</text:p>
          </table:table-cell>
          <table:table-cell office:value-type="float" office:value="82.401785" calcext:value-type="float">
            <text:p>82.401785</text:p>
          </table:table-cell>
          <table:table-cell office:value-type="float" office:value="84.946" calcext:value-type="float">
            <text:p>84.946</text:p>
          </table:table-cell>
          <table:table-cell office:value-type="float" office:value="82.391833" calcext:value-type="float">
            <text:p>82.391833</text:p>
          </table:table-cell>
          <table:table-cell office:value-type="float" office:value="1.61638" calcext:value-type="float">
            <text:p>1.61638</text:p>
          </table:table-cell>
          <table:table-cell office:value-type="float" office:value="1.451654" calcext:value-type="float">
            <text:p>1.451654</text:p>
          </table:table-cell>
          <table:table-cell office:value-type="float" office:value="5.389546" calcext:value-type="float">
            <text:p>5.389546</text:p>
          </table:table-cell>
          <table:table-cell office:value-type="float" office:value="5.452074" calcext:value-type="float">
            <text:p>5.452074</text:p>
          </table:table-cell>
          <table:table-cell office:value-type="float" office:value="45.917993" calcext:value-type="float">
            <text:p>45.917993</text:p>
          </table:table-cell>
          <table:table-cell office:value-type="float" office:value="206288" calcext:value-type="float">
            <text:p>206288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1785" calcext:value-type="float">
            <text:p>82.401785</text:p>
          </table:table-cell>
          <table:table-cell office:value-type="float" office:value="79.505" calcext:value-type="float">
            <text:p>79.505</text:p>
          </table:table-cell>
          <table:table-cell table:number-columns-repeated="2" office:value-type="float" office:value="82.401785" calcext:value-type="float">
            <text:p>82.401785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1.61101" calcext:value-type="float">
            <text:p>1.61101</text:p>
          </table:table-cell>
          <table:table-cell office:value-type="float" office:value="1.458331" calcext:value-type="float">
            <text:p>1.458331</text:p>
          </table:table-cell>
          <table:table-cell office:value-type="float" office:value="5.376551" calcext:value-type="float">
            <text:p>5.376551</text:p>
          </table:table-cell>
          <table:table-cell office:value-type="float" office:value="5.449368" calcext:value-type="float">
            <text:p>5.449368</text:p>
          </table:table-cell>
          <table:table-cell office:value-type="float" office:value="51.392302" calcext:value-type="float">
            <text:p>51.392302</text:p>
          </table:table-cell>
          <table:table-cell office:value-type="float" office:value="206288" calcext:value-type="float">
            <text:p>206288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84.57" calcext:value-type="float">
            <text:p>84.57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84.57" calcext:value-type="float">
            <text:p>84.57</text:p>
          </table:table-cell>
          <table:table-cell office:value-type="float" office:value="82.402906" calcext:value-type="float">
            <text:p>82.402906</text:p>
          </table:table-cell>
          <table:table-cell office:value-type="float" office:value="1.616628" calcext:value-type="float">
            <text:p>1.616628</text:p>
          </table:table-cell>
          <table:table-cell office:value-type="float" office:value="1.463945" calcext:value-type="float">
            <text:p>1.463945</text:p>
          </table:table-cell>
          <table:table-cell office:value-type="float" office:value="5.392088" calcext:value-type="float">
            <text:p>5.392088</text:p>
          </table:table-cell>
          <table:table-cell office:value-type="float" office:value="5.446691" calcext:value-type="float">
            <text:p>5.446691</text:p>
          </table:table-cell>
          <table:table-cell office:value-type="float" office:value="44.561872" calcext:value-type="float">
            <text:p>44.561872</text:p>
          </table:table-cell>
          <table:table-cell office:value-type="float" office:value="206289" calcext:value-type="float">
            <text:p>206289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79.457" calcext:value-type="float">
            <text:p>79.457</text:p>
          </table:table-cell>
          <table:table-cell table:number-columns-repeated="2" office:value-type="float" office:value="82.40291" calcext:value-type="float">
            <text:p>82.40291</text:p>
          </table:table-cell>
          <table:table-cell office:value-type="float" office:value="82.412588" calcext:value-type="float">
            <text:p>82.412588</text:p>
          </table:table-cell>
          <table:table-cell office:value-type="float" office:value="1.611245" calcext:value-type="float">
            <text:p>1.611245</text:p>
          </table:table-cell>
          <table:table-cell office:value-type="float" office:value="1.470321" calcext:value-type="float">
            <text:p>1.470321</text:p>
          </table:table-cell>
          <table:table-cell office:value-type="float" office:value="5.379072" calcext:value-type="float">
            <text:p>5.379072</text:p>
          </table:table-cell>
          <table:table-cell office:value-type="float" office:value="5.444274" calcext:value-type="float">
            <text:p>5.444274</text:p>
          </table:table-cell>
          <table:table-cell office:value-type="float" office:value="51.614321" calcext:value-type="float">
            <text:p>51.614321</text:p>
          </table:table-cell>
          <table:table-cell office:value-type="float" office:value="206289" calcext:value-type="float">
            <text:p>206289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81.381" calcext:value-type="float">
            <text:p>81.381</text:p>
          </table:table-cell>
          <table:table-cell office:value-type="float" office:value="82.40291" calcext:value-type="float">
            <text:p>82.40291</text:p>
          </table:table-cell>
          <table:table-cell office:value-type="float" office:value="81.381" calcext:value-type="float">
            <text:p>81.381</text:p>
          </table:table-cell>
          <table:table-cell office:value-type="float" office:value="82.412551" calcext:value-type="float">
            <text:p>82.412551</text:p>
          </table:table-cell>
          <table:table-cell office:value-type="float" office:value="1.325587" calcext:value-type="float">
            <text:p>1.325587</text:p>
          </table:table-cell>
          <table:table-cell office:value-type="float" office:value="1.475482" calcext:value-type="float">
            <text:p>1.475482</text:p>
          </table:table-cell>
          <table:table-cell office:value-type="float" office:value="5.508078" calcext:value-type="float">
            <text:p>5.508078</text:p>
          </table:table-cell>
          <table:table-cell office:value-type="float" office:value="5.441887" calcext:value-type="float">
            <text:p>5.441887</text:p>
          </table:table-cell>
          <table:table-cell office:value-type="float" office:value="19.547492" calcext:value-type="float">
            <text:p>19.547492</text:p>
          </table:table-cell>
          <table:table-cell office:value-type="float" office:value="206277" calcext:value-type="float">
            <text:p>206277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12551" calcext:value-type="float">
            <text:p>82.412551</text:p>
          </table:table-cell>
          <table:table-cell office:value-type="float" office:value="81.357" calcext:value-type="float">
            <text:p>81.357</text:p>
          </table:table-cell>
          <table:table-cell office:value-type="float" office:value="82.412551" calcext:value-type="float">
            <text:p>82.412551</text:p>
          </table:table-cell>
          <table:table-cell office:value-type="float" office:value="81.357" calcext:value-type="float">
            <text:p>81.357</text:p>
          </table:table-cell>
          <table:table-cell office:value-type="float" office:value="82.392556" calcext:value-type="float">
            <text:p>82.392556</text:p>
          </table:table-cell>
          <table:table-cell office:value-type="float" office:value="1.326041" calcext:value-type="float">
            <text:p>1.326041</text:p>
          </table:table-cell>
          <table:table-cell office:value-type="float" office:value="1.451624" calcext:value-type="float">
            <text:p>1.451624</text:p>
          </table:table-cell>
          <table:table-cell office:value-type="float" office:value="5.507991" calcext:value-type="float">
            <text:p>5.507991</text:p>
          </table:table-cell>
          <table:table-cell office:value-type="float" office:value="5.452027" calcext:value-type="float">
            <text:p>5.452027</text:p>
          </table:table-cell>
          <table:table-cell office:value-type="float" office:value="19.607155" calcext:value-type="float">
            <text:p>19.607155</text:p>
          </table:table-cell>
          <table:table-cell office:value-type="float" office:value="206279" calcext:value-type="float">
            <text:p>20627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2556" calcext:value-type="float">
            <text:p>82.392556</text:p>
          </table:table-cell>
          <table:table-cell office:value-type="float" office:value="84.785" calcext:value-type="float">
            <text:p>84.785</text:p>
          </table:table-cell>
          <table:table-cell office:value-type="float" office:value="82.392556" calcext:value-type="float">
            <text:p>82.392556</text:p>
          </table:table-cell>
          <table:table-cell office:value-type="float" office:value="84.785" calcext:value-type="float">
            <text:p>84.785</text:p>
          </table:table-cell>
          <table:table-cell office:value-type="float" office:value="82.382099" calcext:value-type="float">
            <text:p>82.382099</text:p>
          </table:table-cell>
          <table:table-cell office:value-type="float" office:value="1.617106" calcext:value-type="float">
            <text:p>1.617106</text:p>
          </table:table-cell>
          <table:table-cell office:value-type="float" office:value="1.44047" calcext:value-type="float">
            <text:p>1.44047</text:p>
          </table:table-cell>
          <table:table-cell office:value-type="float" office:value="5.389343" calcext:value-type="float">
            <text:p>5.389343</text:p>
          </table:table-cell>
          <table:table-cell office:value-type="float" office:value="5.456879" calcext:value-type="float">
            <text:p>5.456879</text:p>
          </table:table-cell>
          <table:table-cell office:value-type="float" office:value="45.362437" calcext:value-type="float">
            <text:p>45.362437</text:p>
          </table:table-cell>
          <table:table-cell office:value-type="float" office:value="206291" calcext:value-type="float">
            <text:p>206291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2556" calcext:value-type="float">
            <text:p>82.392556</text:p>
          </table:table-cell>
          <table:table-cell office:value-type="float" office:value="79.439" calcext:value-type="float">
            <text:p>79.439</text:p>
          </table:table-cell>
          <table:table-cell table:number-columns-repeated="2" office:value-type="float" office:value="82.392556" calcext:value-type="float">
            <text:p>82.392556</text:p>
          </table:table-cell>
          <table:table-cell office:value-type="float" office:value="82.392647" calcext:value-type="float">
            <text:p>82.392647</text:p>
          </table:table-cell>
          <table:table-cell office:value-type="float" office:value="1.610827" calcext:value-type="float">
            <text:p>1.610827</text:p>
          </table:table-cell>
          <table:table-cell office:value-type="float" office:value="1.447716" calcext:value-type="float">
            <text:p>1.447716</text:p>
          </table:table-cell>
          <table:table-cell office:value-type="float" office:value="5.368974" calcext:value-type="float">
            <text:p>5.368974</text:p>
          </table:table-cell>
          <table:table-cell office:value-type="float" office:value="5.453934" calcext:value-type="float">
            <text:p>5.453934</text:p>
          </table:table-cell>
          <table:table-cell office:value-type="float" office:value="51.539703" calcext:value-type="float">
            <text:p>51.539703</text:p>
          </table:table-cell>
          <table:table-cell office:value-type="float" office:value="206291" calcext:value-type="float">
            <text:p>206291</text:p>
          </table:table-cell>
          <table:table-cell office:value-type="float" office:value="5.348509" calcext:value-type="float">
            <text:p>5.348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2647" calcext:value-type="float">
            <text:p>82.392647</text:p>
          </table:table-cell>
          <table:table-cell office:value-type="float" office:value="81.545" calcext:value-type="float">
            <text:p>81.545</text:p>
          </table:table-cell>
          <table:table-cell office:value-type="float" office:value="82.392647" calcext:value-type="float">
            <text:p>82.392647</text:p>
          </table:table-cell>
          <table:table-cell office:value-type="float" office:value="81.545" calcext:value-type="float">
            <text:p>81.545</text:p>
          </table:table-cell>
          <table:table-cell office:value-type="float" office:value="82.395393" calcext:value-type="float">
            <text:p>82.395393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1.453697" calcext:value-type="float">
            <text:p>1.453697</text:p>
          </table:table-cell>
          <table:table-cell office:value-type="float" office:value="5.50817" calcext:value-type="float">
            <text:p>5.50817</text:p>
          </table:table-cell>
          <table:table-cell office:value-type="float" office:value="5.450818" calcext:value-type="float">
            <text:p>5.450818</text:p>
          </table:table-cell>
          <table:table-cell office:value-type="float" office:value="19.238435" calcext:value-type="float">
            <text:p>19.238435</text:p>
          </table:table-cell>
          <table:table-cell office:value-type="float" office:value="206280" calcext:value-type="float">
            <text:p>206280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393" calcext:value-type="float">
            <text:p>82.395393</text:p>
          </table:table-cell>
          <table:table-cell office:value-type="float" office:value="84.708" calcext:value-type="float">
            <text:p>84.708</text:p>
          </table:table-cell>
          <table:table-cell office:value-type="float" office:value="82.395393" calcext:value-type="float">
            <text:p>82.395393</text:p>
          </table:table-cell>
          <table:table-cell office:value-type="float" office:value="84.708" calcext:value-type="float">
            <text:p>84.708</text:p>
          </table:table-cell>
          <table:table-cell office:value-type="float" office:value="82.386672" calcext:value-type="float">
            <text:p>82.386672</text:p>
          </table:table-cell>
          <table:table-cell office:value-type="float" office:value="1.616883" calcext:value-type="float">
            <text:p>1.616883</text:p>
          </table:table-cell>
          <table:table-cell office:value-type="float" office:value="1.442095" calcext:value-type="float">
            <text:p>1.442095</text:p>
          </table:table-cell>
          <table:table-cell office:value-type="float" office:value="5.389405" calcext:value-type="float">
            <text:p>5.389405</text:p>
          </table:table-cell>
          <table:table-cell office:value-type="float" office:value="5.455892" calcext:value-type="float">
            <text:p>5.455892</text:p>
          </table:table-cell>
          <table:table-cell office:value-type="float" office:value="45.070192" calcext:value-type="float">
            <text:p>45.070192</text:p>
          </table:table-cell>
          <table:table-cell office:value-type="float" office:value="206293" calcext:value-type="float">
            <text:p>206293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393" calcext:value-type="float">
            <text:p>82.395393</text:p>
          </table:table-cell>
          <table:table-cell office:value-type="float" office:value="79.459" calcext:value-type="float">
            <text:p>79.459</text:p>
          </table:table-cell>
          <table:table-cell table:number-columns-repeated="2" office:value-type="float" office:value="82.395393" calcext:value-type="float">
            <text:p>82.395393</text:p>
          </table:table-cell>
          <table:table-cell office:value-type="float" office:value="82.39694" calcext:value-type="float">
            <text:p>82.39694</text:p>
          </table:table-cell>
          <table:table-cell office:value-type="float" office:value="1.611918" calcext:value-type="float">
            <text:p>1.611918</text:p>
          </table:table-cell>
          <table:table-cell office:value-type="float" office:value="1.44931" calcext:value-type="float">
            <text:p>1.44931</text:p>
          </table:table-cell>
          <table:table-cell office:value-type="float" office:value="5.379052" calcext:value-type="float">
            <text:p>5.379052</text:p>
          </table:table-cell>
          <table:table-cell office:value-type="float" office:value="5.452979" calcext:value-type="float">
            <text:p>5.452979</text:p>
          </table:table-cell>
          <table:table-cell office:value-type="float" office:value="51.576379" calcext:value-type="float">
            <text:p>51.576379</text:p>
          </table:table-cell>
          <table:table-cell office:value-type="float" office:value="206293" calcext:value-type="float">
            <text:p>206293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694" calcext:value-type="float">
            <text:p>82.39694</text:p>
          </table:table-cell>
          <table:table-cell office:value-type="float" office:value="81.372" calcext:value-type="float">
            <text:p>81.372</text:p>
          </table:table-cell>
          <table:table-cell office:value-type="float" office:value="82.39694" calcext:value-type="float">
            <text:p>82.39694</text:p>
          </table:table-cell>
          <table:table-cell office:value-type="float" office:value="81.372" calcext:value-type="float">
            <text:p>81.372</text:p>
          </table:table-cell>
          <table:table-cell office:value-type="float" office:value="82.396944" calcext:value-type="float">
            <text:p>82.396944</text:p>
          </table:table-cell>
          <table:table-cell office:value-type="float" office:value="1.325307" calcext:value-type="float">
            <text:p>1.325307</text:p>
          </table:table-cell>
          <table:table-cell office:value-type="float" office:value="1.455269" calcext:value-type="float">
            <text:p>1.455269</text:p>
          </table:table-cell>
          <table:table-cell office:value-type="float" office:value="5.508132" calcext:value-type="float">
            <text:p>5.508132</text:p>
          </table:table-cell>
          <table:table-cell office:value-type="float" office:value="5.45027" calcext:value-type="float">
            <text:p>5.45027</text:p>
          </table:table-cell>
          <table:table-cell office:value-type="float" office:value="19.552866" calcext:value-type="float">
            <text:p>19.552866</text:p>
          </table:table-cell>
          <table:table-cell office:value-type="float" office:value="206282" calcext:value-type="float">
            <text:p>20628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6944" calcext:value-type="float">
            <text:p>82.396944</text:p>
          </table:table-cell>
          <table:table-cell office:value-type="float" office:value="84.712" calcext:value-type="float">
            <text:p>84.712</text:p>
          </table:table-cell>
          <table:table-cell office:value-type="float" office:value="82.396944" calcext:value-type="float">
            <text:p>82.396944</text:p>
          </table:table-cell>
          <table:table-cell office:value-type="float" office:value="84.712" calcext:value-type="float">
            <text:p>84.712</text:p>
          </table:table-cell>
          <table:table-cell office:value-type="float" office:value="82.386594" calcext:value-type="float">
            <text:p>82.386594</text:p>
          </table:table-cell>
          <table:table-cell office:value-type="float" office:value="1.616761" calcext:value-type="float">
            <text:p>1.616761</text:p>
          </table:table-cell>
          <table:table-cell office:value-type="float" office:value="1.443699" calcext:value-type="float">
            <text:p>1.443699</text:p>
          </table:table-cell>
          <table:table-cell office:value-type="float" office:value="5.38944" calcext:value-type="float">
            <text:p>5.38944</text:p>
          </table:table-cell>
          <table:table-cell office:value-type="float" office:value="5.455299" calcext:value-type="float">
            <text:p>5.455299</text:p>
          </table:table-cell>
          <table:table-cell office:value-type="float" office:value="45.079157" calcext:value-type="float">
            <text:p>45.079157</text:p>
          </table:table-cell>
          <table:table-cell office:value-type="float" office:value="206294" calcext:value-type="float">
            <text:p>206294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6944" calcext:value-type="float">
            <text:p>82.396944</text:p>
          </table:table-cell>
          <table:table-cell office:value-type="float" office:value="79.468" calcext:value-type="float">
            <text:p>79.468</text:p>
          </table:table-cell>
          <table:table-cell table:number-columns-repeated="2" office:value-type="float" office:value="82.396944" calcext:value-type="float">
            <text:p>82.396944</text:p>
          </table:table-cell>
          <table:table-cell office:value-type="float" office:value="82.396877" calcext:value-type="float">
            <text:p>82.396877</text:p>
          </table:table-cell>
          <table:table-cell office:value-type="float" office:value="1.611779" calcext:value-type="float">
            <text:p>1.611779</text:p>
          </table:table-cell>
          <table:table-cell office:value-type="float" office:value="1.450841" calcext:value-type="float">
            <text:p>1.450841</text:p>
          </table:table-cell>
          <table:table-cell office:value-type="float" office:value="5.379056" calcext:value-type="float">
            <text:p>5.379056</text:p>
          </table:table-cell>
          <table:table-cell office:value-type="float" office:value="5.452414" calcext:value-type="float">
            <text:p>5.452414</text:p>
          </table:table-cell>
          <table:table-cell office:value-type="float" office:value="51.54668" calcext:value-type="float">
            <text:p>51.54668</text:p>
          </table:table-cell>
          <table:table-cell office:value-type="float" office:value="206294" calcext:value-type="float">
            <text:p>206294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6877" calcext:value-type="float">
            <text:p>82.396877</text:p>
          </table:table-cell>
          <table:table-cell office:value-type="float" office:value="81.379" calcext:value-type="float">
            <text:p>81.379</text:p>
          </table:table-cell>
          <table:table-cell office:value-type="float" office:value="82.396877" calcext:value-type="float">
            <text:p>82.396877</text:p>
          </table:table-cell>
          <table:table-cell office:value-type="float" office:value="81.379" calcext:value-type="float">
            <text:p>81.379</text:p>
          </table:table-cell>
          <table:table-cell office:value-type="float" office:value="82.396887" calcext:value-type="float">
            <text:p>82.396887</text:p>
          </table:table-cell>
          <table:table-cell office:value-type="float" office:value="1.325304" calcext:value-type="float">
            <text:p>1.325304</text:p>
          </table:table-cell>
          <table:table-cell office:value-type="float" office:value="1.456742" calcext:value-type="float">
            <text:p>1.456742</text:p>
          </table:table-cell>
          <table:table-cell office:value-type="float" office:value="5.508132" calcext:value-type="float">
            <text:p>5.508132</text:p>
          </table:table-cell>
          <table:table-cell office:value-type="float" office:value="5.449724" calcext:value-type="float">
            <text:p>5.449724</text:p>
          </table:table-cell>
          <table:table-cell office:value-type="float" office:value="19.540339" calcext:value-type="float">
            <text:p>19.540339</text:p>
          </table:table-cell>
          <table:table-cell office:value-type="float" office:value="206284" calcext:value-type="float">
            <text:p>20628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6887" calcext:value-type="float">
            <text:p>82.396887</text:p>
          </table:table-cell>
          <table:table-cell office:value-type="float" office:value="84.441" calcext:value-type="float">
            <text:p>84.441</text:p>
          </table:table-cell>
          <table:table-cell office:value-type="float" office:value="82.396887" calcext:value-type="float">
            <text:p>82.396887</text:p>
          </table:table-cell>
          <table:table-cell office:value-type="float" office:value="84.441" calcext:value-type="float">
            <text:p>84.441</text:p>
          </table:table-cell>
          <table:table-cell office:value-type="float" office:value="82.386574" calcext:value-type="float">
            <text:p>82.386574</text:p>
          </table:table-cell>
          <table:table-cell office:value-type="float" office:value="1.617774" calcext:value-type="float">
            <text:p>1.617774</text:p>
          </table:table-cell>
          <table:table-cell office:value-type="float" office:value="1.445034" calcext:value-type="float">
            <text:p>1.445034</text:p>
          </table:table-cell>
          <table:table-cell office:value-type="float" office:value="5.396991" calcext:value-type="float">
            <text:p>5.396991</text:p>
          </table:table-cell>
          <table:table-cell office:value-type="float" office:value="5.454804" calcext:value-type="float">
            <text:p>5.454804</text:p>
          </table:table-cell>
          <table:table-cell office:value-type="float" office:value="44.159665" calcext:value-type="float">
            <text:p>44.159665</text:p>
          </table:table-cell>
          <table:table-cell office:value-type="float" office:value="206296" calcext:value-type="float">
            <text:p>206296</text:p>
          </table:table-cell>
          <table:table-cell office:value-type="float" office:value="4.958117" calcext:value-type="float">
            <text:p>4.958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6887" calcext:value-type="float">
            <text:p>82.396887</text:p>
          </table:table-cell>
          <table:table-cell office:value-type="float" office:value="79.487" calcext:value-type="float">
            <text:p>79.487</text:p>
          </table:table-cell>
          <table:table-cell table:number-columns-repeated="2" office:value-type="float" office:value="82.396887" calcext:value-type="float">
            <text:p>82.396887</text:p>
          </table:table-cell>
          <table:table-cell office:value-type="float" office:value="82.395836" calcext:value-type="float">
            <text:p>82.395836</text:p>
          </table:table-cell>
          <table:table-cell office:value-type="float" office:value="1.611448" calcext:value-type="float">
            <text:p>1.611448</text:p>
          </table:table-cell>
          <table:table-cell office:value-type="float" office:value="1.452316" calcext:value-type="float">
            <text:p>1.452316</text:p>
          </table:table-cell>
          <table:table-cell office:value-type="float" office:value="5.376538" calcext:value-type="float">
            <text:p>5.376538</text:p>
          </table:table-cell>
          <table:table-cell office:value-type="float" office:value="5.452222" calcext:value-type="float">
            <text:p>5.452222</text:p>
          </table:table-cell>
          <table:table-cell office:value-type="float" office:value="51.444511" calcext:value-type="float">
            <text:p>51.444511</text:p>
          </table:table-cell>
          <table:table-cell office:value-type="float" office:value="206296" calcext:value-type="float">
            <text:p>206296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5836" calcext:value-type="float">
            <text:p>82.395836</text:p>
          </table:table-cell>
          <table:table-cell office:value-type="float" office:value="81.284" calcext:value-type="float">
            <text:p>81.284</text:p>
          </table:table-cell>
          <table:table-cell office:value-type="float" office:value="82.395836" calcext:value-type="float">
            <text:p>82.395836</text:p>
          </table:table-cell>
          <table:table-cell office:value-type="float" office:value="81.284" calcext:value-type="float">
            <text:p>81.284</text:p>
          </table:table-cell>
          <table:table-cell office:value-type="float" office:value="82.39584" calcext:value-type="float">
            <text:p>82.39584</text:p>
          </table:table-cell>
          <table:table-cell office:value-type="float" office:value="1.325255" calcext:value-type="float">
            <text:p>1.325255</text:p>
          </table:table-cell>
          <table:table-cell office:value-type="float" office:value="1.458161" calcext:value-type="float">
            <text:p>1.458161</text:p>
          </table:table-cell>
          <table:table-cell office:value-type="float" office:value="5.508142" calcext:value-type="float">
            <text:p>5.508142</text:p>
          </table:table-cell>
          <table:table-cell office:value-type="float" office:value="5.449442" calcext:value-type="float">
            <text:p>5.449442</text:p>
          </table:table-cell>
          <table:table-cell office:value-type="float" office:value="19.706978" calcext:value-type="float">
            <text:p>19.706978</text:p>
          </table:table-cell>
          <table:table-cell office:value-type="float" office:value="206286" calcext:value-type="float">
            <text:p>206286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84" calcext:value-type="float">
            <text:p>82.39584</text:p>
          </table:table-cell>
          <table:table-cell office:value-type="float" office:value="84.785" calcext:value-type="float">
            <text:p>84.785</text:p>
          </table:table-cell>
          <table:table-cell office:value-type="float" office:value="82.39584" calcext:value-type="float">
            <text:p>82.39584</text:p>
          </table:table-cell>
          <table:table-cell office:value-type="float" office:value="84.785" calcext:value-type="float">
            <text:p>84.785</text:p>
          </table:table-cell>
          <table:table-cell office:value-type="float" office:value="82.38467" calcext:value-type="float">
            <text:p>82.38467</text:p>
          </table:table-cell>
          <table:table-cell office:value-type="float" office:value="1.613994" calcext:value-type="float">
            <text:p>1.613994</text:p>
          </table:table-cell>
          <table:table-cell office:value-type="float" office:value="1.446406" calcext:value-type="float">
            <text:p>1.446406</text:p>
          </table:table-cell>
          <table:table-cell office:value-type="float" office:value="5.387234" calcext:value-type="float">
            <text:p>5.387234</text:p>
          </table:table-cell>
          <table:table-cell office:value-type="float" office:value="5.454499" calcext:value-type="float">
            <text:p>5.454499</text:p>
          </table:table-cell>
          <table:table-cell office:value-type="float" office:value="45.321227" calcext:value-type="float">
            <text:p>45.321227</text:p>
          </table:table-cell>
          <table:table-cell office:value-type="float" office:value="206298" calcext:value-type="float">
            <text:p>206298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84" calcext:value-type="float">
            <text:p>82.39584</text:p>
          </table:table-cell>
          <table:table-cell office:value-type="float" office:value="79.447" calcext:value-type="float">
            <text:p>79.447</text:p>
          </table:table-cell>
          <table:table-cell table:number-columns-repeated="2" office:value-type="float" office:value="82.39584" calcext:value-type="float">
            <text:p>82.39584</text:p>
          </table:table-cell>
          <table:table-cell office:value-type="float" office:value="82.395216" calcext:value-type="float">
            <text:p>82.395216</text:p>
          </table:table-cell>
          <table:table-cell office:value-type="float" office:value="1.611542" calcext:value-type="float">
            <text:p>1.611542</text:p>
          </table:table-cell>
          <table:table-cell office:value-type="float" office:value="1.453283" calcext:value-type="float">
            <text:p>1.453283</text:p>
          </table:table-cell>
          <table:table-cell office:value-type="float" office:value="5.376536" calcext:value-type="float">
            <text:p>5.376536</text:p>
          </table:table-cell>
          <table:table-cell office:value-type="float" office:value="5.451571" calcext:value-type="float">
            <text:p>5.451571</text:p>
          </table:table-cell>
          <table:table-cell office:value-type="float" office:value="51.599739" calcext:value-type="float">
            <text:p>51.599739</text:p>
          </table:table-cell>
          <table:table-cell office:value-type="float" office:value="206298" calcext:value-type="float">
            <text:p>206298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5216" calcext:value-type="float">
            <text:p>82.395216</text:p>
          </table:table-cell>
          <table:table-cell office:value-type="float" office:value="81.23" calcext:value-type="float">
            <text:p>81.23</text:p>
          </table:table-cell>
          <table:table-cell office:value-type="float" office:value="82.395216" calcext:value-type="float">
            <text:p>82.395216</text:p>
          </table:table-cell>
          <table:table-cell office:value-type="float" office:value="81.23" calcext:value-type="float">
            <text:p>81.23</text:p>
          </table:table-cell>
          <table:table-cell office:value-type="float" office:value="82.395218" calcext:value-type="float">
            <text:p>82.395218</text:p>
          </table:table-cell>
          <table:table-cell office:value-type="float" office:value="1.325225" calcext:value-type="float">
            <text:p>1.325225</text:p>
          </table:table-cell>
          <table:table-cell office:value-type="float" office:value="1.45908" calcext:value-type="float">
            <text:p>1.45908</text:p>
          </table:table-cell>
          <table:table-cell office:value-type="float" office:value="5.508147" calcext:value-type="float">
            <text:p>5.508147</text:p>
          </table:table-cell>
          <table:table-cell office:value-type="float" office:value="5.448822" calcext:value-type="float">
            <text:p>5.448822</text:p>
          </table:table-cell>
          <table:table-cell office:value-type="float" office:value="19.801647" calcext:value-type="float">
            <text:p>19.801647</text:p>
          </table:table-cell>
          <table:table-cell office:value-type="float" office:value="206288" calcext:value-type="float">
            <text:p>206288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218" calcext:value-type="float">
            <text:p>82.395218</text:p>
          </table:table-cell>
          <table:table-cell office:value-type="float" office:value="85.097" calcext:value-type="float">
            <text:p>85.097</text:p>
          </table:table-cell>
          <table:table-cell office:value-type="float" office:value="82.395218" calcext:value-type="float">
            <text:p>82.395218</text:p>
          </table:table-cell>
          <table:table-cell office:value-type="float" office:value="85.097" calcext:value-type="float">
            <text:p>85.097</text:p>
          </table:table-cell>
          <table:table-cell office:value-type="float" office:value="82.383567" calcext:value-type="float">
            <text:p>82.383567</text:p>
          </table:table-cell>
          <table:table-cell office:value-type="float" office:value="1.614043" calcext:value-type="float">
            <text:p>1.614043</text:p>
          </table:table-cell>
          <table:table-cell office:value-type="float" office:value="1.447287" calcext:value-type="float">
            <text:p>1.447287</text:p>
          </table:table-cell>
          <table:table-cell office:value-type="float" office:value="5.38722" calcext:value-type="float">
            <text:p>5.38722</text:p>
          </table:table-cell>
          <table:table-cell office:value-type="float" office:value="5.453907" calcext:value-type="float">
            <text:p>5.453907</text:p>
          </table:table-cell>
          <table:table-cell office:value-type="float" office:value="46.46484" calcext:value-type="float">
            <text:p>46.46484</text:p>
          </table:table-cell>
          <table:table-cell office:value-type="float" office:value="206300" calcext:value-type="float">
            <text:p>206300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218" calcext:value-type="float">
            <text:p>82.395218</text:p>
          </table:table-cell>
          <table:table-cell office:value-type="float" office:value="79.426" calcext:value-type="float">
            <text:p>79.426</text:p>
          </table:table-cell>
          <table:table-cell table:number-columns-repeated="2" office:value-type="float" office:value="82.395218" calcext:value-type="float">
            <text:p>82.395218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1.611598" calcext:value-type="float">
            <text:p>1.611598</text:p>
          </table:table-cell>
          <table:table-cell office:value-type="float" office:value="1.453965" calcext:value-type="float">
            <text:p>1.453965</text:p>
          </table:table-cell>
          <table:table-cell office:value-type="float" office:value="5.376534" calcext:value-type="float">
            <text:p>5.376534</text:p>
          </table:table-cell>
          <table:table-cell office:value-type="float" office:value="5.451053" calcext:value-type="float">
            <text:p>5.451053</text:p>
          </table:table-cell>
          <table:table-cell office:value-type="float" office:value="51.680943" calcext:value-type="float">
            <text:p>51.680943</text:p>
          </table:table-cell>
          <table:table-cell office:value-type="float" office:value="206300" calcext:value-type="float">
            <text:p>206300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81.284" calcext:value-type="float">
            <text:p>81.284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81.284" calcext:value-type="float">
            <text:p>81.284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1.325225" calcext:value-type="float">
            <text:p>1.325225</text:p>
          </table:table-cell>
          <table:table-cell office:value-type="float" office:value="1.459731" calcext:value-type="float">
            <text:p>1.459731</text:p>
          </table:table-cell>
          <table:table-cell office:value-type="float" office:value="5.508147" calcext:value-type="float">
            <text:p>5.508147</text:p>
          </table:table-cell>
          <table:table-cell office:value-type="float" office:value="5.448327" calcext:value-type="float">
            <text:p>5.448327</text:p>
          </table:table-cell>
          <table:table-cell office:value-type="float" office:value="19.705843" calcext:value-type="float">
            <text:p>19.705843</text:p>
          </table:table-cell>
          <table:table-cell office:value-type="float" office:value="206289" calcext:value-type="float">
            <text:p>20628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84.483" calcext:value-type="float">
            <text:p>84.483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84.483" calcext:value-type="float">
            <text:p>84.483</text:p>
          </table:table-cell>
          <table:table-cell office:value-type="float" office:value="82.384032" calcext:value-type="float">
            <text:p>82.384032</text:p>
          </table:table-cell>
          <table:table-cell office:value-type="float" office:value="1.617907" calcext:value-type="float">
            <text:p>1.617907</text:p>
          </table:table-cell>
          <table:table-cell office:value-type="float" office:value="1.447833" calcext:value-type="float">
            <text:p>1.447833</text:p>
          </table:table-cell>
          <table:table-cell office:value-type="float" office:value="5.396954" calcext:value-type="float">
            <text:p>5.396954</text:p>
          </table:table-cell>
          <table:table-cell office:value-type="float" office:value="5.453482" calcext:value-type="float">
            <text:p>5.453482</text:p>
          </table:table-cell>
          <table:table-cell office:value-type="float" office:value="44.319853" calcext:value-type="float">
            <text:p>44.319853</text:p>
          </table:table-cell>
          <table:table-cell office:value-type="float" office:value="206301" calcext:value-type="float">
            <text:p>206301</text:p>
          </table:table-cell>
          <table:table-cell office:value-type="float" office:value="4.958117" calcext:value-type="float">
            <text:p>4.958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197" calcext:value-type="float">
            <text:p>82.395197</text:p>
          </table:table-cell>
          <table:table-cell office:value-type="float" office:value="79.452" calcext:value-type="float">
            <text:p>79.452</text:p>
          </table:table-cell>
          <table:table-cell table:number-columns-repeated="2" office:value-type="float" office:value="82.395197" calcext:value-type="float">
            <text:p>82.395197</text:p>
          </table:table-cell>
          <table:table-cell office:value-type="float" office:value="82.393462" calcext:value-type="float">
            <text:p>82.393462</text:p>
          </table:table-cell>
          <table:table-cell office:value-type="float" office:value="1.6116" calcext:value-type="float">
            <text:p>1.6116</text:p>
          </table:table-cell>
          <table:table-cell office:value-type="float" office:value="1.454977" calcext:value-type="float">
            <text:p>1.454977</text:p>
          </table:table-cell>
          <table:table-cell office:value-type="float" office:value="5.376534" calcext:value-type="float">
            <text:p>5.376534</text:p>
          </table:table-cell>
          <table:table-cell office:value-type="float" office:value="5.450962" calcext:value-type="float">
            <text:p>5.450962</text:p>
          </table:table-cell>
          <table:table-cell office:value-type="float" office:value="51.577249" calcext:value-type="float">
            <text:p>51.577249</text:p>
          </table:table-cell>
          <table:table-cell office:value-type="float" office:value="206301" calcext:value-type="float">
            <text:p>206301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3462" calcext:value-type="float">
            <text:p>82.393462</text:p>
          </table:table-cell>
          <table:table-cell office:value-type="float" office:value="81.366" calcext:value-type="float">
            <text:p>81.366</text:p>
          </table:table-cell>
          <table:table-cell office:value-type="float" office:value="82.393462" calcext:value-type="float">
            <text:p>82.393462</text:p>
          </table:table-cell>
          <table:table-cell office:value-type="float" office:value="81.366" calcext:value-type="float">
            <text:p>81.366</text:p>
          </table:table-cell>
          <table:table-cell office:value-type="float" office:value="82.393468" calcext:value-type="float">
            <text:p>82.393468</text:p>
          </table:table-cell>
          <table:table-cell office:value-type="float" office:value="1.325143" calcext:value-type="float">
            <text:p>1.325143</text:p>
          </table:table-cell>
          <table:table-cell office:value-type="float" office:value="1.460716" calcext:value-type="float">
            <text:p>1.460716</text:p>
          </table:table-cell>
          <table:table-cell office:value-type="float" office:value="5.508163" calcext:value-type="float">
            <text:p>5.508163</text:p>
          </table:table-cell>
          <table:table-cell office:value-type="float" office:value="5.448235" calcext:value-type="float">
            <text:p>5.448235</text:p>
          </table:table-cell>
          <table:table-cell office:value-type="float" office:value="19.557338" calcext:value-type="float">
            <text:p>19.557338</text:p>
          </table:table-cell>
          <table:table-cell office:value-type="float" office:value="206291" calcext:value-type="float">
            <text:p>206291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3468" calcext:value-type="float">
            <text:p>82.393468</text:p>
          </table:table-cell>
          <table:table-cell office:value-type="float" office:value="84.761" calcext:value-type="float">
            <text:p>84.761</text:p>
          </table:table-cell>
          <table:table-cell office:value-type="float" office:value="82.393468" calcext:value-type="float">
            <text:p>82.393468</text:p>
          </table:table-cell>
          <table:table-cell office:value-type="float" office:value="84.761" calcext:value-type="float">
            <text:p>84.761</text:p>
          </table:table-cell>
          <table:table-cell office:value-type="float" office:value="82.383067" calcext:value-type="float">
            <text:p>82.383067</text:p>
          </table:table-cell>
          <table:table-cell office:value-type="float" office:value="1.617034" calcext:value-type="float">
            <text:p>1.617034</text:p>
          </table:table-cell>
          <table:table-cell office:value-type="float" office:value="1.448649" calcext:value-type="float">
            <text:p>1.448649</text:p>
          </table:table-cell>
          <table:table-cell office:value-type="float" office:value="5.389363" calcext:value-type="float">
            <text:p>5.389363</text:p>
          </table:table-cell>
          <table:table-cell office:value-type="float" office:value="5.453441" calcext:value-type="float">
            <text:p>5.453441</text:p>
          </table:table-cell>
          <table:table-cell office:value-type="float" office:value="45.271245" calcext:value-type="float">
            <text:p>45.271245</text:p>
          </table:table-cell>
          <table:table-cell office:value-type="float" office:value="206303" calcext:value-type="float">
            <text:p>206303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3468" calcext:value-type="float">
            <text:p>82.393468</text:p>
          </table:table-cell>
          <table:table-cell office:value-type="float" office:value="79.456" calcext:value-type="float">
            <text:p>79.456</text:p>
          </table:table-cell>
          <table:table-cell table:number-columns-repeated="2" office:value-type="float" office:value="82.393468" calcext:value-type="float">
            <text:p>82.393468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1.612091" calcext:value-type="float">
            <text:p>1.612091</text:p>
          </table:table-cell>
          <table:table-cell office:value-type="float" office:value="1.45557" calcext:value-type="float">
            <text:p>1.45557</text:p>
          </table:table-cell>
          <table:table-cell office:value-type="float" office:value="5.379047" calcext:value-type="float">
            <text:p>5.379047</text:p>
          </table:table-cell>
          <table:table-cell office:value-type="float" office:value="5.450643" calcext:value-type="float">
            <text:p>5.450643</text:p>
          </table:table-cell>
          <table:table-cell office:value-type="float" office:value="51.580665" calcext:value-type="float">
            <text:p>51.580665</text:p>
          </table:table-cell>
          <table:table-cell office:value-type="float" office:value="206303" calcext:value-type="float">
            <text:p>206303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81.394" calcext:value-type="float">
            <text:p>81.394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81.394" calcext:value-type="float">
            <text:p>81.394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1.325146" calcext:value-type="float">
            <text:p>1.325146</text:p>
          </table:table-cell>
          <table:table-cell office:value-type="float" office:value="1.461305" calcext:value-type="float">
            <text:p>1.461305</text:p>
          </table:table-cell>
          <table:table-cell office:value-type="float" office:value="5.508162" calcext:value-type="float">
            <text:p>5.508162</text:p>
          </table:table-cell>
          <table:table-cell office:value-type="float" office:value="5.448019" calcext:value-type="float">
            <text:p>5.448019</text:p>
          </table:table-cell>
          <table:table-cell office:value-type="float" office:value="19.507795" calcext:value-type="float">
            <text:p>19.507795</text:p>
          </table:table-cell>
          <table:table-cell office:value-type="float" office:value="206292" calcext:value-type="float">
            <text:p>20629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84.911" calcext:value-type="float">
            <text:p>84.911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84.911" calcext:value-type="float">
            <text:p>84.911</text:p>
          </table:table-cell>
          <table:table-cell office:value-type="float" office:value="82.383383" calcext:value-type="float">
            <text:p>82.383383</text:p>
          </table:table-cell>
          <table:table-cell office:value-type="float" office:value="1.614512" calcext:value-type="float">
            <text:p>1.614512</text:p>
          </table:table-cell>
          <table:table-cell office:value-type="float" office:value="1.44916" calcext:value-type="float">
            <text:p>1.44916</text:p>
          </table:table-cell>
          <table:table-cell office:value-type="float" office:value="5.389701" calcext:value-type="float">
            <text:p>5.389701</text:p>
          </table:table-cell>
          <table:table-cell office:value-type="float" office:value="5.453259" calcext:value-type="float">
            <text:p>5.453259</text:p>
          </table:table-cell>
          <table:table-cell office:value-type="float" office:value="45.815662" calcext:value-type="float">
            <text:p>45.815662</text:p>
          </table:table-cell>
          <table:table-cell office:value-type="float" office:value="206304" calcext:value-type="float">
            <text:p>206304</text:p>
          </table:table-cell>
          <table:table-cell office:value-type="float" office:value="4.950171" calcext:value-type="float">
            <text:p>4.950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3526" calcext:value-type="float">
            <text:p>82.393526</text:p>
          </table:table-cell>
          <table:table-cell office:value-type="float" office:value="79.46" calcext:value-type="float">
            <text:p>79.46</text:p>
          </table:table-cell>
          <table:table-cell table:number-columns-repeated="2" office:value-type="float" office:value="82.393526" calcext:value-type="float">
            <text:p>82.393526</text:p>
          </table:table-cell>
          <table:table-cell office:value-type="float" office:value="82.394369" calcext:value-type="float">
            <text:p>82.394369</text:p>
          </table:table-cell>
          <table:table-cell office:value-type="float" office:value="1.611749" calcext:value-type="float">
            <text:p>1.611749</text:p>
          </table:table-cell>
          <table:table-cell office:value-type="float" office:value="1.455877" calcext:value-type="float">
            <text:p>1.455877</text:p>
          </table:table-cell>
          <table:table-cell office:value-type="float" office:value="5.37653" calcext:value-type="float">
            <text:p>5.37653</text:p>
          </table:table-cell>
          <table:table-cell office:value-type="float" office:value="5.450506" calcext:value-type="float">
            <text:p>5.450506</text:p>
          </table:table-cell>
          <table:table-cell office:value-type="float" office:value="51.538713" calcext:value-type="float">
            <text:p>51.538713</text:p>
          </table:table-cell>
          <table:table-cell office:value-type="float" office:value="206304" calcext:value-type="float">
            <text:p>206304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4369" calcext:value-type="float">
            <text:p>82.394369</text:p>
          </table:table-cell>
          <table:table-cell office:value-type="float" office:value="81.504" calcext:value-type="float">
            <text:p>81.504</text:p>
          </table:table-cell>
          <table:table-cell office:value-type="float" office:value="82.394369" calcext:value-type="float">
            <text:p>82.394369</text:p>
          </table:table-cell>
          <table:table-cell office:value-type="float" office:value="81.504" calcext:value-type="float">
            <text:p>81.504</text:p>
          </table:table-cell>
          <table:table-cell office:value-type="float" office:value="82.394365" calcext:value-type="float">
            <text:p>82.394365</text:p>
          </table:table-cell>
          <table:table-cell office:value-type="float" office:value="1.325186" calcext:value-type="float">
            <text:p>1.325186</text:p>
          </table:table-cell>
          <table:table-cell office:value-type="float" office:value="1.461593" calcext:value-type="float">
            <text:p>1.461593</text:p>
          </table:table-cell>
          <table:table-cell office:value-type="float" office:value="5.508155" calcext:value-type="float">
            <text:p>5.508155</text:p>
          </table:table-cell>
          <table:table-cell office:value-type="float" office:value="5.447794" calcext:value-type="float">
            <text:p>5.447794</text:p>
          </table:table-cell>
          <table:table-cell office:value-type="float" office:value="19.314202" calcext:value-type="float">
            <text:p>19.314202</text:p>
          </table:table-cell>
          <table:table-cell office:value-type="float" office:value="206294" calcext:value-type="float">
            <text:p>20629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4365" calcext:value-type="float">
            <text:p>82.394365</text:p>
          </table:table-cell>
          <table:table-cell office:value-type="float" office:value="84.837" calcext:value-type="float">
            <text:p>84.837</text:p>
          </table:table-cell>
          <table:table-cell office:value-type="float" office:value="82.394365" calcext:value-type="float">
            <text:p>82.394365</text:p>
          </table:table-cell>
          <table:table-cell office:value-type="float" office:value="84.837" calcext:value-type="float">
            <text:p>84.837</text:p>
          </table:table-cell>
          <table:table-cell office:value-type="float" office:value="82.38524" calcext:value-type="float">
            <text:p>82.38524</text:p>
          </table:table-cell>
          <table:table-cell office:value-type="float" office:value="1.616964" calcext:value-type="float">
            <text:p>1.616964</text:p>
          </table:table-cell>
          <table:table-cell office:value-type="float" office:value="1.449325" calcext:value-type="float">
            <text:p>1.449325</text:p>
          </table:table-cell>
          <table:table-cell office:value-type="float" office:value="5.389383" calcext:value-type="float">
            <text:p>5.389383</text:p>
          </table:table-cell>
          <table:table-cell office:value-type="float" office:value="5.45311" calcext:value-type="float">
            <text:p>5.45311</text:p>
          </table:table-cell>
          <table:table-cell office:value-type="float" office:value="45.546158" calcext:value-type="float">
            <text:p>45.546158</text:p>
          </table:table-cell>
          <table:table-cell office:value-type="float" office:value="206306" calcext:value-type="float">
            <text:p>206306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4365" calcext:value-type="float">
            <text:p>82.394365</text:p>
          </table:table-cell>
          <table:table-cell office:value-type="float" office:value="79.445" calcext:value-type="float">
            <text:p>79.445</text:p>
          </table:table-cell>
          <table:table-cell table:number-columns-repeated="2" office:value-type="float" office:value="82.394365" calcext:value-type="float">
            <text:p>82.394365</text:p>
          </table:table-cell>
          <table:table-cell office:value-type="float" office:value="82.395959" calcext:value-type="float">
            <text:p>82.395959</text:p>
          </table:table-cell>
          <table:table-cell office:value-type="float" office:value="1.61201" calcext:value-type="float">
            <text:p>1.61201</text:p>
          </table:table-cell>
          <table:table-cell office:value-type="float" office:value="1.456175" calcext:value-type="float">
            <text:p>1.456175</text:p>
          </table:table-cell>
          <table:table-cell office:value-type="float" office:value="5.379049" calcext:value-type="float">
            <text:p>5.379049</text:p>
          </table:table-cell>
          <table:table-cell office:value-type="float" office:value="5.450337" calcext:value-type="float">
            <text:p>5.450337</text:p>
          </table:table-cell>
          <table:table-cell office:value-type="float" office:value="51.628098" calcext:value-type="float">
            <text:p>51.628098</text:p>
          </table:table-cell>
          <table:table-cell office:value-type="float" office:value="206306" calcext:value-type="float">
            <text:p>206306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5959" calcext:value-type="float">
            <text:p>82.395959</text:p>
          </table:table-cell>
          <table:table-cell office:value-type="float" office:value="81.46" calcext:value-type="float">
            <text:p>81.46</text:p>
          </table:table-cell>
          <table:table-cell office:value-type="float" office:value="82.395959" calcext:value-type="float">
            <text:p>82.395959</text:p>
          </table:table-cell>
          <table:table-cell office:value-type="float" office:value="81.46" calcext:value-type="float">
            <text:p>81.46</text:p>
          </table:table-cell>
          <table:table-cell office:value-type="float" office:value="82.395953" calcext:value-type="float">
            <text:p>82.395953</text:p>
          </table:table-cell>
          <table:table-cell office:value-type="float" office:value="1.32526" calcext:value-type="float">
            <text:p>1.32526</text:p>
          </table:table-cell>
          <table:table-cell office:value-type="float" office:value="1.46188" calcext:value-type="float">
            <text:p>1.46188</text:p>
          </table:table-cell>
          <table:table-cell office:value-type="float" office:value="5.50814" calcext:value-type="float">
            <text:p>5.50814</text:p>
          </table:table-cell>
          <table:table-cell office:value-type="float" office:value="5.447728" calcext:value-type="float">
            <text:p>5.447728</text:p>
          </table:table-cell>
          <table:table-cell office:value-type="float" office:value="19.395058" calcext:value-type="float">
            <text:p>19.395058</text:p>
          </table:table-cell>
          <table:table-cell office:value-type="float" office:value="206296" calcext:value-type="float">
            <text:p>206296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953" calcext:value-type="float">
            <text:p>82.395953</text:p>
          </table:table-cell>
          <table:table-cell office:value-type="float" office:value="84.332" calcext:value-type="float">
            <text:p>84.332</text:p>
          </table:table-cell>
          <table:table-cell office:value-type="float" office:value="82.395953" calcext:value-type="float">
            <text:p>82.395953</text:p>
          </table:table-cell>
          <table:table-cell office:value-type="float" office:value="84.332" calcext:value-type="float">
            <text:p>84.332</text:p>
          </table:table-cell>
          <table:table-cell office:value-type="float" office:value="82.3864" calcext:value-type="float">
            <text:p>82.3864</text:p>
          </table:table-cell>
          <table:table-cell office:value-type="float" office:value="1.618183" calcext:value-type="float">
            <text:p>1.618183</text:p>
          </table:table-cell>
          <table:table-cell office:value-type="float" office:value="1.449636" calcext:value-type="float">
            <text:p>1.449636</text:p>
          </table:table-cell>
          <table:table-cell office:value-type="float" office:value="5.399488" calcext:value-type="float">
            <text:p>5.399488</text:p>
          </table:table-cell>
          <table:table-cell office:value-type="float" office:value="5.453024" calcext:value-type="float">
            <text:p>5.453024</text:p>
          </table:table-cell>
          <table:table-cell office:value-type="float" office:value="43.787321" calcext:value-type="float">
            <text:p>43.787321</text:p>
          </table:table-cell>
          <table:table-cell office:value-type="float" office:value="206308" calcext:value-type="float">
            <text:p>206308</text:p>
          </table:table-cell>
          <table:table-cell office:value-type="float" office:value="4.960618" calcext:value-type="float">
            <text:p>4.960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953" calcext:value-type="float">
            <text:p>82.395953</text:p>
          </table:table-cell>
          <table:table-cell office:value-type="float" office:value="79.446" calcext:value-type="float">
            <text:p>79.446</text:p>
          </table:table-cell>
          <table:table-cell table:number-columns-repeated="2" office:value-type="float" office:value="82.395953" calcext:value-type="float">
            <text:p>82.395953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1.611868" calcext:value-type="float">
            <text:p>1.611868</text:p>
          </table:table-cell>
          <table:table-cell office:value-type="float" office:value="1.456801" calcext:value-type="float">
            <text:p>1.456801</text:p>
          </table:table-cell>
          <table:table-cell office:value-type="float" office:value="5.379054" calcext:value-type="float">
            <text:p>5.379054</text:p>
          </table:table-cell>
          <table:table-cell office:value-type="float" office:value="5.450614" calcext:value-type="float">
            <text:p>5.450614</text:p>
          </table:table-cell>
          <table:table-cell office:value-type="float" office:value="51.63044" calcext:value-type="float">
            <text:p>51.63044</text:p>
          </table:table-cell>
          <table:table-cell office:value-type="float" office:value="206308" calcext:value-type="float">
            <text:p>206308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84.304" calcext:value-type="float">
            <text:p>84.304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84.304" calcext:value-type="float">
            <text:p>84.304</text:p>
          </table:table-cell>
          <table:table-cell office:value-type="float" office:value="82.395249" calcext:value-type="float">
            <text:p>82.395249</text:p>
          </table:table-cell>
          <table:table-cell office:value-type="float" office:value="1.618239" calcext:value-type="float">
            <text:p>1.618239</text:p>
          </table:table-cell>
          <table:table-cell office:value-type="float" office:value="1.462478" calcext:value-type="float">
            <text:p>1.462478</text:p>
          </table:table-cell>
          <table:table-cell office:value-type="float" office:value="5.399473" calcext:value-type="float">
            <text:p>5.399473</text:p>
          </table:table-cell>
          <table:table-cell office:value-type="float" office:value="5.447994" calcext:value-type="float">
            <text:p>5.447994</text:p>
          </table:table-cell>
          <table:table-cell office:value-type="float" office:value="43.687196" calcext:value-type="float">
            <text:p>43.687196</text:p>
          </table:table-cell>
          <table:table-cell office:value-type="float" office:value="206310" calcext:value-type="float">
            <text:p>206310</text:p>
          </table:table-cell>
          <table:table-cell office:value-type="float" office:value="4.960618" calcext:value-type="float">
            <text:p>4.960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79.5" calcext:value-type="float">
            <text:p>79.5</text:p>
          </table:table-cell>
          <table:table-cell table:number-columns-repeated="2" office:value-type="float" office:value="82.395246" calcext:value-type="float">
            <text:p>82.395246</text:p>
          </table:table-cell>
          <table:table-cell office:value-type="float" office:value="82.403947" calcext:value-type="float">
            <text:p>82.403947</text:p>
          </table:table-cell>
          <table:table-cell office:value-type="float" office:value="1.611931" calcext:value-type="float">
            <text:p>1.611931</text:p>
          </table:table-cell>
          <table:table-cell office:value-type="float" office:value="1.469116" calcext:value-type="float">
            <text:p>1.469116</text:p>
          </table:table-cell>
          <table:table-cell office:value-type="float" office:value="5.379052" calcext:value-type="float">
            <text:p>5.379052</text:p>
          </table:table-cell>
          <table:table-cell office:value-type="float" office:value="5.445805" calcext:value-type="float">
            <text:p>5.445805</text:p>
          </table:table-cell>
          <table:table-cell office:value-type="float" office:value="51.412328" calcext:value-type="float">
            <text:p>51.412328</text:p>
          </table:table-cell>
          <table:table-cell office:value-type="float" office:value="206310" calcext:value-type="float">
            <text:p>206310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81.466" calcext:value-type="float">
            <text:p>81.466</text:p>
          </table:table-cell>
          <table:table-cell office:value-type="float" office:value="82.395246" calcext:value-type="float">
            <text:p>82.395246</text:p>
          </table:table-cell>
          <table:table-cell office:value-type="float" office:value="81.466" calcext:value-type="float">
            <text:p>81.466</text:p>
          </table:table-cell>
          <table:table-cell office:value-type="float" office:value="82.403914" calcext:value-type="float">
            <text:p>82.403914</text:p>
          </table:table-cell>
          <table:table-cell office:value-type="float" office:value="1.325227" calcext:value-type="float">
            <text:p>1.325227</text:p>
          </table:table-cell>
          <table:table-cell office:value-type="float" office:value="1.474365" calcext:value-type="float">
            <text:p>1.474365</text:p>
          </table:table-cell>
          <table:table-cell office:value-type="float" office:value="5.508147" calcext:value-type="float">
            <text:p>5.508147</text:p>
          </table:table-cell>
          <table:table-cell office:value-type="float" office:value="5.443352" calcext:value-type="float">
            <text:p>5.443352</text:p>
          </table:table-cell>
          <table:table-cell office:value-type="float" office:value="19.383152" calcext:value-type="float">
            <text:p>19.383152</text:p>
          </table:table-cell>
          <table:table-cell office:value-type="float" office:value="206297" calcext:value-type="float">
            <text:p>206297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914" calcext:value-type="float">
            <text:p>82.403914</text:p>
          </table:table-cell>
          <table:table-cell office:value-type="float" office:value="81.513" calcext:value-type="float">
            <text:p>81.513</text:p>
          </table:table-cell>
          <table:table-cell office:value-type="float" office:value="82.403914" calcext:value-type="float">
            <text:p>82.403914</text:p>
          </table:table-cell>
          <table:table-cell office:value-type="float" office:value="81.513" calcext:value-type="float">
            <text:p>81.513</text:p>
          </table:table-cell>
          <table:table-cell office:value-type="float" office:value="82.385759" calcext:value-type="float">
            <text:p>82.385759</text:p>
          </table:table-cell>
          <table:table-cell office:value-type="float" office:value="1.325635" calcext:value-type="float">
            <text:p>1.325635</text:p>
          </table:table-cell>
          <table:table-cell office:value-type="float" office:value="1.450172" calcext:value-type="float">
            <text:p>1.450172</text:p>
          </table:table-cell>
          <table:table-cell office:value-type="float" office:value="5.508069" calcext:value-type="float">
            <text:p>5.508069</text:p>
          </table:table-cell>
          <table:table-cell office:value-type="float" office:value="5.45327" calcext:value-type="float">
            <text:p>5.45327</text:p>
          </table:table-cell>
          <table:table-cell office:value-type="float" office:value="19.315169" calcext:value-type="float">
            <text:p>19.315169</text:p>
          </table:table-cell>
          <table:table-cell office:value-type="float" office:value="206299" calcext:value-type="float">
            <text:p>20629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85759" calcext:value-type="float">
            <text:p>82.385759</text:p>
          </table:table-cell>
          <table:table-cell office:value-type="float" office:value="85.001" calcext:value-type="float">
            <text:p>85.001</text:p>
          </table:table-cell>
          <table:table-cell office:value-type="float" office:value="82.385759" calcext:value-type="float">
            <text:p>82.385759</text:p>
          </table:table-cell>
          <table:table-cell office:value-type="float" office:value="85.001" calcext:value-type="float">
            <text:p>85.001</text:p>
          </table:table-cell>
          <table:table-cell office:value-type="float" office:value="82.376814" calcext:value-type="float">
            <text:p>82.376814</text:p>
          </table:table-cell>
          <table:table-cell office:value-type="float" office:value="1.614787" calcext:value-type="float">
            <text:p>1.614787</text:p>
          </table:table-cell>
          <table:table-cell office:value-type="float" office:value="1.438973" calcext:value-type="float">
            <text:p>1.438973</text:p>
          </table:table-cell>
          <table:table-cell office:value-type="float" office:value="5.387012" calcext:value-type="float">
            <text:p>5.387012</text:p>
          </table:table-cell>
          <table:table-cell office:value-type="float" office:value="5.458098" calcext:value-type="float">
            <text:p>5.458098</text:p>
          </table:table-cell>
          <table:table-cell office:value-type="float" office:value="46.148264" calcext:value-type="float">
            <text:p>46.148264</text:p>
          </table:table-cell>
          <table:table-cell office:value-type="float" office:value="206311" calcext:value-type="float">
            <text:p>206311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85759" calcext:value-type="float">
            <text:p>82.385759</text:p>
          </table:table-cell>
          <table:table-cell office:value-type="float" office:value="79.461" calcext:value-type="float">
            <text:p>79.461</text:p>
          </table:table-cell>
          <table:table-cell table:number-columns-repeated="2" office:value-type="float" office:value="82.385759" calcext:value-type="float">
            <text:p>82.385759</text:p>
          </table:table-cell>
          <table:table-cell office:value-type="float" office:value="82.388138" calcext:value-type="float">
            <text:p>82.388138</text:p>
          </table:table-cell>
          <table:table-cell office:value-type="float" office:value="1.612781" calcext:value-type="float">
            <text:p>1.612781</text:p>
          </table:table-cell>
          <table:table-cell office:value-type="float" office:value="1.44606" calcext:value-type="float">
            <text:p>1.44606</text:p>
          </table:table-cell>
          <table:table-cell office:value-type="float" office:value="5.379027" calcext:value-type="float">
            <text:p>5.379027</text:p>
          </table:table-cell>
          <table:table-cell office:value-type="float" office:value="5.455042" calcext:value-type="float">
            <text:p>5.455042</text:p>
          </table:table-cell>
          <table:table-cell office:value-type="float" office:value="51.529992" calcext:value-type="float">
            <text:p>51.529992</text:p>
          </table:table-cell>
          <table:table-cell office:value-type="float" office:value="206311" calcext:value-type="float">
            <text:p>206311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88138" calcext:value-type="float">
            <text:p>82.388138</text:p>
          </table:table-cell>
          <table:table-cell office:value-type="float" office:value="81.492" calcext:value-type="float">
            <text:p>81.492</text:p>
          </table:table-cell>
          <table:table-cell office:value-type="float" office:value="82.388138" calcext:value-type="float">
            <text:p>82.388138</text:p>
          </table:table-cell>
          <table:table-cell office:value-type="float" office:value="81.492" calcext:value-type="float">
            <text:p>81.492</text:p>
          </table:table-cell>
          <table:table-cell office:value-type="float" office:value="82.388129" calcext:value-type="float">
            <text:p>82.388129</text:p>
          </table:table-cell>
          <table:table-cell office:value-type="float" office:value="1.324892" calcext:value-type="float">
            <text:p>1.324892</text:p>
          </table:table-cell>
          <table:table-cell office:value-type="float" office:value="1.452175" calcext:value-type="float">
            <text:p>1.452175</text:p>
          </table:table-cell>
          <table:table-cell office:value-type="float" office:value="5.508211" calcext:value-type="float">
            <text:p>5.508211</text:p>
          </table:table-cell>
          <table:table-cell office:value-type="float" office:value="5.452254" calcext:value-type="float">
            <text:p>5.452254</text:p>
          </table:table-cell>
          <table:table-cell office:value-type="float" office:value="19.324434" calcext:value-type="float">
            <text:p>19.324434</text:p>
          </table:table-cell>
          <table:table-cell office:value-type="float" office:value="206301" calcext:value-type="float">
            <text:p>206301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88129" calcext:value-type="float">
            <text:p>82.388129</text:p>
          </table:table-cell>
          <table:table-cell office:value-type="float" office:value="84.87" calcext:value-type="float">
            <text:p>84.87</text:p>
          </table:table-cell>
          <table:table-cell office:value-type="float" office:value="82.388129" calcext:value-type="float">
            <text:p>82.388129</text:p>
          </table:table-cell>
          <table:table-cell office:value-type="float" office:value="84.87" calcext:value-type="float">
            <text:p>84.87</text:p>
          </table:table-cell>
          <table:table-cell office:value-type="float" office:value="82.378949" calcext:value-type="float">
            <text:p>82.378949</text:p>
          </table:table-cell>
          <table:table-cell office:value-type="float" office:value="1.6146" calcext:value-type="float">
            <text:p>1.6146</text:p>
          </table:table-cell>
          <table:table-cell office:value-type="float" office:value="1.440734" calcext:value-type="float">
            <text:p>1.440734</text:p>
          </table:table-cell>
          <table:table-cell office:value-type="float" office:value="5.387064" calcext:value-type="float">
            <text:p>5.387064</text:p>
          </table:table-cell>
          <table:table-cell office:value-type="float" office:value="5.457179" calcext:value-type="float">
            <text:p>5.457179</text:p>
          </table:table-cell>
          <table:table-cell office:value-type="float" office:value="45.660378" calcext:value-type="float">
            <text:p>45.660378</text:p>
          </table:table-cell>
          <table:table-cell office:value-type="float" office:value="206313" calcext:value-type="float">
            <text:p>206313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88129" calcext:value-type="float">
            <text:p>82.388129</text:p>
          </table:table-cell>
          <table:table-cell office:value-type="float" office:value="79.471" calcext:value-type="float">
            <text:p>79.471</text:p>
          </table:table-cell>
          <table:table-cell table:number-columns-repeated="2" office:value-type="float" office:value="82.388129" calcext:value-type="float">
            <text:p>82.388129</text:p>
          </table:table-cell>
          <table:table-cell office:value-type="float" office:value="82.389813" calcext:value-type="float">
            <text:p>82.389813</text:p>
          </table:table-cell>
          <table:table-cell office:value-type="float" office:value="1.612569" calcext:value-type="float">
            <text:p>1.612569</text:p>
          </table:table-cell>
          <table:table-cell office:value-type="float" office:value="1.447816" calcext:value-type="float">
            <text:p>1.447816</text:p>
          </table:table-cell>
          <table:table-cell office:value-type="float" office:value="5.379033" calcext:value-type="float">
            <text:p>5.379033</text:p>
          </table:table-cell>
          <table:table-cell office:value-type="float" office:value="5.454143" calcext:value-type="float">
            <text:p>5.454143</text:p>
          </table:table-cell>
          <table:table-cell office:value-type="float" office:value="51.499573" calcext:value-type="float">
            <text:p>51.499573</text:p>
          </table:table-cell>
          <table:table-cell office:value-type="float" office:value="206313" calcext:value-type="float">
            <text:p>206313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89813" calcext:value-type="float">
            <text:p>82.389813</text:p>
          </table:table-cell>
          <table:table-cell office:value-type="float" office:value="81.484" calcext:value-type="float">
            <text:p>81.484</text:p>
          </table:table-cell>
          <table:table-cell office:value-type="float" office:value="82.389813" calcext:value-type="float">
            <text:p>82.389813</text:p>
          </table:table-cell>
          <table:table-cell office:value-type="float" office:value="81.484" calcext:value-type="float">
            <text:p>81.484</text:p>
          </table:table-cell>
          <table:table-cell office:value-type="float" office:value="82.389806" calcext:value-type="float">
            <text:p>82.389806</text:p>
          </table:table-cell>
          <table:table-cell office:value-type="float" office:value="1.324971" calcext:value-type="float">
            <text:p>1.324971</text:p>
          </table:table-cell>
          <table:table-cell office:value-type="float" office:value="1.453862" calcext:value-type="float">
            <text:p>1.453862</text:p>
          </table:table-cell>
          <table:table-cell office:value-type="float" office:value="5.508196" calcext:value-type="float">
            <text:p>5.508196</text:p>
          </table:table-cell>
          <table:table-cell office:value-type="float" office:value="5.451387" calcext:value-type="float">
            <text:p>5.451387</text:p>
          </table:table-cell>
          <table:table-cell office:value-type="float" office:value="19.341593" calcext:value-type="float">
            <text:p>19.341593</text:p>
          </table:table-cell>
          <table:table-cell office:value-type="float" office:value="206302" calcext:value-type="float">
            <text:p>20630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89806" calcext:value-type="float">
            <text:p>82.389806</text:p>
          </table:table-cell>
          <table:table-cell office:value-type="float" office:value="84.982" calcext:value-type="float">
            <text:p>84.982</text:p>
          </table:table-cell>
          <table:table-cell office:value-type="float" office:value="82.389806" calcext:value-type="float">
            <text:p>82.389806</text:p>
          </table:table-cell>
          <table:table-cell office:value-type="float" office:value="84.982" calcext:value-type="float">
            <text:p>84.982</text:p>
          </table:table-cell>
          <table:table-cell office:value-type="float" office:value="82.380536" calcext:value-type="float">
            <text:p>82.380536</text:p>
          </table:table-cell>
          <table:table-cell office:value-type="float" office:value="1.614468" calcext:value-type="float">
            <text:p>1.614468</text:p>
          </table:table-cell>
          <table:table-cell office:value-type="float" office:value="1.442285" calcext:value-type="float">
            <text:p>1.442285</text:p>
          </table:table-cell>
          <table:table-cell office:value-type="float" office:value="5.387101" calcext:value-type="float">
            <text:p>5.387101</text:p>
          </table:table-cell>
          <table:table-cell office:value-type="float" office:value="5.456382" calcext:value-type="float">
            <text:p>5.456382</text:p>
          </table:table-cell>
          <table:table-cell office:value-type="float" office:value="46.063953" calcext:value-type="float">
            <text:p>46.063953</text:p>
          </table:table-cell>
          <table:table-cell office:value-type="float" office:value="206315" calcext:value-type="float">
            <text:p>206315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89806" calcext:value-type="float">
            <text:p>82.389806</text:p>
          </table:table-cell>
          <table:table-cell office:value-type="float" office:value="79.523" calcext:value-type="float">
            <text:p>79.523</text:p>
          </table:table-cell>
          <table:table-cell table:number-columns-repeated="2" office:value-type="float" office:value="82.389806" calcext:value-type="float">
            <text:p>82.389806</text:p>
          </table:table-cell>
          <table:table-cell office:value-type="float" office:value="82.391782" calcext:value-type="float">
            <text:p>82.391782</text:p>
          </table:table-cell>
          <table:table-cell office:value-type="float" office:value="1.612082" calcext:value-type="float">
            <text:p>1.612082</text:p>
          </table:table-cell>
          <table:table-cell office:value-type="float" office:value="1.449238" calcext:value-type="float">
            <text:p>1.449238</text:p>
          </table:table-cell>
          <table:table-cell office:value-type="float" office:value="5.37652" calcext:value-type="float">
            <text:p>5.37652</text:p>
          </table:table-cell>
          <table:table-cell office:value-type="float" office:value="5.4534" calcext:value-type="float">
            <text:p>5.4534</text:p>
          </table:table-cell>
          <table:table-cell office:value-type="float" office:value="51.272842" calcext:value-type="float">
            <text:p>51.272842</text:p>
          </table:table-cell>
          <table:table-cell office:value-type="float" office:value="206315" calcext:value-type="float">
            <text:p>206315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1782" calcext:value-type="float">
            <text:p>82.391782</text:p>
          </table:table-cell>
          <table:table-cell office:value-type="float" office:value="81.483" calcext:value-type="float">
            <text:p>81.483</text:p>
          </table:table-cell>
          <table:table-cell office:value-type="float" office:value="82.391782" calcext:value-type="float">
            <text:p>82.391782</text:p>
          </table:table-cell>
          <table:table-cell office:value-type="float" office:value="81.483" calcext:value-type="float">
            <text:p>81.483</text:p>
          </table:table-cell>
          <table:table-cell office:value-type="float" office:value="82.391774" calcext:value-type="float">
            <text:p>82.391774</text:p>
          </table:table-cell>
          <table:table-cell office:value-type="float" office:value="1.325064" calcext:value-type="float">
            <text:p>1.325064</text:p>
          </table:table-cell>
          <table:table-cell office:value-type="float" office:value="1.455239" calcext:value-type="float">
            <text:p>1.455239</text:p>
          </table:table-cell>
          <table:table-cell office:value-type="float" office:value="5.508178" calcext:value-type="float">
            <text:p>5.508178</text:p>
          </table:table-cell>
          <table:table-cell office:value-type="float" office:value="5.450567" calcext:value-type="float">
            <text:p>5.450567</text:p>
          </table:table-cell>
          <table:table-cell office:value-type="float" office:value="19.346859" calcext:value-type="float">
            <text:p>19.346859</text:p>
          </table:table-cell>
          <table:table-cell office:value-type="float" office:value="206304" calcext:value-type="float">
            <text:p>20630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1774" calcext:value-type="float">
            <text:p>82.391774</text:p>
          </table:table-cell>
          <table:table-cell office:value-type="float" office:value="85.022" calcext:value-type="float">
            <text:p>85.022</text:p>
          </table:table-cell>
          <table:table-cell office:value-type="float" office:value="82.391774" calcext:value-type="float">
            <text:p>82.391774</text:p>
          </table:table-cell>
          <table:table-cell office:value-type="float" office:value="85.022" calcext:value-type="float">
            <text:p>85.022</text:p>
          </table:table-cell>
          <table:table-cell office:value-type="float" office:value="82.382476" calcext:value-type="float">
            <text:p>82.382476</text:p>
          </table:table-cell>
          <table:table-cell office:value-type="float" office:value="1.614314" calcext:value-type="float">
            <text:p>1.614314</text:p>
          </table:table-cell>
          <table:table-cell office:value-type="float" office:value="1.443549" calcext:value-type="float">
            <text:p>1.443549</text:p>
          </table:table-cell>
          <table:table-cell office:value-type="float" office:value="5.387144" calcext:value-type="float">
            <text:p>5.387144</text:p>
          </table:table-cell>
          <table:table-cell office:value-type="float" office:value="5.455631" calcext:value-type="float">
            <text:p>5.455631</text:p>
          </table:table-cell>
          <table:table-cell office:value-type="float" office:value="46.203079" calcext:value-type="float">
            <text:p>46.203079</text:p>
          </table:table-cell>
          <table:table-cell office:value-type="float" office:value="206316" calcext:value-type="float">
            <text:p>206316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1774" calcext:value-type="float">
            <text:p>82.391774</text:p>
          </table:table-cell>
          <table:table-cell office:value-type="float" office:value="79.483" calcext:value-type="float">
            <text:p>79.483</text:p>
          </table:table-cell>
          <table:table-cell table:number-columns-repeated="2" office:value-type="float" office:value="82.391774" calcext:value-type="float">
            <text:p>82.391774</text:p>
          </table:table-cell>
          <table:table-cell office:value-type="float" office:value="82.393852" calcext:value-type="float">
            <text:p>82.393852</text:p>
          </table:table-cell>
          <table:table-cell office:value-type="float" office:value="1.611906" calcext:value-type="float">
            <text:p>1.611906</text:p>
          </table:table-cell>
          <table:table-cell office:value-type="float" office:value="1.450425" calcext:value-type="float">
            <text:p>1.450425</text:p>
          </table:table-cell>
          <table:table-cell office:value-type="float" office:value="5.376525" calcext:value-type="float">
            <text:p>5.376525</text:p>
          </table:table-cell>
          <table:table-cell office:value-type="float" office:value="5.452689" calcext:value-type="float">
            <text:p>5.452689</text:p>
          </table:table-cell>
          <table:table-cell office:value-type="float" office:value="51.440079" calcext:value-type="float">
            <text:p>51.440079</text:p>
          </table:table-cell>
          <table:table-cell office:value-type="float" office:value="206316" calcext:value-type="float">
            <text:p>206316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3852" calcext:value-type="float">
            <text:p>82.393852</text:p>
          </table:table-cell>
          <table:table-cell office:value-type="float" office:value="81.492" calcext:value-type="float">
            <text:p>81.492</text:p>
          </table:table-cell>
          <table:table-cell office:value-type="float" office:value="82.393852" calcext:value-type="float">
            <text:p>82.393852</text:p>
          </table:table-cell>
          <table:table-cell office:value-type="float" office:value="81.492" calcext:value-type="float">
            <text:p>81.492</text:p>
          </table:table-cell>
          <table:table-cell office:value-type="float" office:value="82.391098" calcext:value-type="float">
            <text:p>82.391098</text:p>
          </table:table-cell>
          <table:table-cell office:value-type="float" office:value="1.325161" calcext:value-type="float">
            <text:p>1.325161</text:p>
          </table:table-cell>
          <table:table-cell office:value-type="float" office:value="1.456357" calcext:value-type="float">
            <text:p>1.456357</text:p>
          </table:table-cell>
          <table:table-cell office:value-type="float" office:value="5.508159" calcext:value-type="float">
            <text:p>5.508159</text:p>
          </table:table-cell>
          <table:table-cell office:value-type="float" office:value="5.449891" calcext:value-type="float">
            <text:p>5.449891</text:p>
          </table:table-cell>
          <table:table-cell office:value-type="float" office:value="19.334569" calcext:value-type="float">
            <text:p>19.334569</text:p>
          </table:table-cell>
          <table:table-cell office:value-type="float" office:value="206306" calcext:value-type="float">
            <text:p>206306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1098" calcext:value-type="float">
            <text:p>82.391098</text:p>
          </table:table-cell>
          <table:table-cell office:value-type="float" office:value="84.808" calcext:value-type="float">
            <text:p>84.808</text:p>
          </table:table-cell>
          <table:table-cell office:value-type="float" office:value="82.391098" calcext:value-type="float">
            <text:p>82.391098</text:p>
          </table:table-cell>
          <table:table-cell office:value-type="float" office:value="84.808" calcext:value-type="float">
            <text:p>84.808</text:p>
          </table:table-cell>
          <table:table-cell office:value-type="float" office:value="82.381864" calcext:value-type="float">
            <text:p>82.381864</text:p>
          </table:table-cell>
          <table:table-cell office:value-type="float" office:value="1.614367" calcext:value-type="float">
            <text:p>1.614367</text:p>
          </table:table-cell>
          <table:table-cell office:value-type="float" office:value="1.444569" calcext:value-type="float">
            <text:p>1.444569</text:p>
          </table:table-cell>
          <table:table-cell office:value-type="float" office:value="5.38713" calcext:value-type="float">
            <text:p>5.38713</text:p>
          </table:table-cell>
          <table:table-cell office:value-type="float" office:value="5.455017" calcext:value-type="float">
            <text:p>5.455017</text:p>
          </table:table-cell>
          <table:table-cell office:value-type="float" office:value="45.422713" calcext:value-type="float">
            <text:p>45.422713</text:p>
          </table:table-cell>
          <table:table-cell office:value-type="float" office:value="206318" calcext:value-type="float">
            <text:p>206318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1098" calcext:value-type="float">
            <text:p>82.391098</text:p>
          </table:table-cell>
          <table:table-cell office:value-type="float" office:value="79.42" calcext:value-type="float">
            <text:p>79.42</text:p>
          </table:table-cell>
          <table:table-cell table:number-columns-repeated="2" office:value-type="float" office:value="82.391098" calcext:value-type="float">
            <text:p>82.391098</text:p>
          </table:table-cell>
          <table:table-cell office:value-type="float" office:value="82.392488" calcext:value-type="float">
            <text:p>82.392488</text:p>
          </table:table-cell>
          <table:table-cell office:value-type="float" office:value="1.612639" calcext:value-type="float">
            <text:p>1.612639</text:p>
          </table:table-cell>
          <table:table-cell office:value-type="float" office:value="1.451522" calcext:value-type="float">
            <text:p>1.451522</text:p>
          </table:table-cell>
          <table:table-cell office:value-type="float" office:value="5.381559" calcext:value-type="float">
            <text:p>5.381559</text:p>
          </table:table-cell>
          <table:table-cell office:value-type="float" office:value="5.452066" calcext:value-type="float">
            <text:p>5.452066</text:p>
          </table:table-cell>
          <table:table-cell office:value-type="float" office:value="51.741054" calcext:value-type="float">
            <text:p>51.741054</text:p>
          </table:table-cell>
          <table:table-cell office:value-type="float" office:value="206318" calcext:value-type="float">
            <text:p>206318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2488" calcext:value-type="float">
            <text:p>82.392488</text:p>
          </table:table-cell>
          <table:table-cell office:value-type="float" office:value="81.608" calcext:value-type="float">
            <text:p>81.608</text:p>
          </table:table-cell>
          <table:table-cell office:value-type="float" office:value="82.392488" calcext:value-type="float">
            <text:p>82.392488</text:p>
          </table:table-cell>
          <table:table-cell office:value-type="float" office:value="81.608" calcext:value-type="float">
            <text:p>81.608</text:p>
          </table:table-cell>
          <table:table-cell office:value-type="float" office:value="82.392472" calcext:value-type="float">
            <text:p>82.392472</text:p>
          </table:table-cell>
          <table:table-cell office:value-type="float" office:value="1.325097" calcext:value-type="float">
            <text:p>1.325097</text:p>
          </table:table-cell>
          <table:table-cell office:value-type="float" office:value="1.457408" calcext:value-type="float">
            <text:p>1.457408</text:p>
          </table:table-cell>
          <table:table-cell office:value-type="float" office:value="5.508172" calcext:value-type="float">
            <text:p>5.508172</text:p>
          </table:table-cell>
          <table:table-cell office:value-type="float" office:value="5.44949" calcext:value-type="float">
            <text:p>5.44949</text:p>
          </table:table-cell>
          <table:table-cell office:value-type="float" office:value="19.126422" calcext:value-type="float">
            <text:p>19.126422</text:p>
          </table:table-cell>
          <table:table-cell office:value-type="float" office:value="206307" calcext:value-type="float">
            <text:p>206307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2472" calcext:value-type="float">
            <text:p>82.392472</text:p>
          </table:table-cell>
          <table:table-cell office:value-type="float" office:value="84.775" calcext:value-type="float">
            <text:p>84.775</text:p>
          </table:table-cell>
          <table:table-cell office:value-type="float" office:value="82.392472" calcext:value-type="float">
            <text:p>82.392472</text:p>
          </table:table-cell>
          <table:table-cell office:value-type="float" office:value="84.775" calcext:value-type="float">
            <text:p>84.775</text:p>
          </table:table-cell>
          <table:table-cell office:value-type="float" office:value="82.387072" calcext:value-type="float">
            <text:p>82.387072</text:p>
          </table:table-cell>
          <table:table-cell office:value-type="float" office:value="1.614259" calcext:value-type="float">
            <text:p>1.614259</text:p>
          </table:table-cell>
          <table:table-cell office:value-type="float" office:value="1.445413" calcext:value-type="float">
            <text:p>1.445413</text:p>
          </table:table-cell>
          <table:table-cell office:value-type="float" office:value="5.38716" calcext:value-type="float">
            <text:p>5.38716</text:p>
          </table:table-cell>
          <table:table-cell office:value-type="float" office:value="5.454713" calcext:value-type="float">
            <text:p>5.454713</text:p>
          </table:table-cell>
          <table:table-cell office:value-type="float" office:value="45.296967" calcext:value-type="float">
            <text:p>45.296967</text:p>
          </table:table-cell>
          <table:table-cell office:value-type="float" office:value="206319" calcext:value-type="float">
            <text:p>206319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2472" calcext:value-type="float">
            <text:p>82.392472</text:p>
          </table:table-cell>
          <table:table-cell office:value-type="float" office:value="79.432" calcext:value-type="float">
            <text:p>79.432</text:p>
          </table:table-cell>
          <table:table-cell table:number-columns-repeated="2" office:value-type="float" office:value="82.392472" calcext:value-type="float">
            <text:p>82.392472</text:p>
          </table:table-cell>
          <table:table-cell office:value-type="float" office:value="82.397569" calcext:value-type="float">
            <text:p>82.397569</text:p>
          </table:table-cell>
          <table:table-cell office:value-type="float" office:value="1.61218" calcext:value-type="float">
            <text:p>1.61218</text:p>
          </table:table-cell>
          <table:table-cell office:value-type="float" office:value="1.452346" calcext:value-type="float">
            <text:p>1.452346</text:p>
          </table:table-cell>
          <table:table-cell office:value-type="float" office:value="5.379044" calcext:value-type="float">
            <text:p>5.379044</text:p>
          </table:table-cell>
          <table:table-cell office:value-type="float" office:value="5.451771" calcext:value-type="float">
            <text:p>5.451771</text:p>
          </table:table-cell>
          <table:table-cell office:value-type="float" office:value="51.672379" calcext:value-type="float">
            <text:p>51.672379</text:p>
          </table:table-cell>
          <table:table-cell office:value-type="float" office:value="206319" calcext:value-type="float">
            <text:p>206319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7569" calcext:value-type="float">
            <text:p>82.397569</text:p>
          </table:table-cell>
          <table:table-cell office:value-type="float" office:value="81.501" calcext:value-type="float">
            <text:p>81.501</text:p>
          </table:table-cell>
          <table:table-cell office:value-type="float" office:value="82.397569" calcext:value-type="float">
            <text:p>82.397569</text:p>
          </table:table-cell>
          <table:table-cell office:value-type="float" office:value="81.501" calcext:value-type="float">
            <text:p>81.501</text:p>
          </table:table-cell>
          <table:table-cell office:value-type="float" office:value="82.39755" calcext:value-type="float">
            <text:p>82.39755</text:p>
          </table:table-cell>
          <table:table-cell office:value-type="float" office:value="1.325336" calcext:value-type="float">
            <text:p>1.325336</text:p>
          </table:table-cell>
          <table:table-cell office:value-type="float" office:value="1.458193" calcext:value-type="float">
            <text:p>1.458193</text:p>
          </table:table-cell>
          <table:table-cell office:value-type="float" office:value="5.508126" calcext:value-type="float">
            <text:p>5.508126</text:p>
          </table:table-cell>
          <table:table-cell office:value-type="float" office:value="5.44911" calcext:value-type="float">
            <text:p>5.44911</text:p>
          </table:table-cell>
          <table:table-cell office:value-type="float" office:value="19.325199" calcext:value-type="float">
            <text:p>19.325199</text:p>
          </table:table-cell>
          <table:table-cell office:value-type="float" office:value="206309" calcext:value-type="float">
            <text:p>206309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755" calcext:value-type="float">
            <text:p>82.39755</text:p>
          </table:table-cell>
          <table:table-cell office:value-type="float" office:value="84.784" calcext:value-type="float">
            <text:p>84.784</text:p>
          </table:table-cell>
          <table:table-cell office:value-type="float" office:value="82.39755" calcext:value-type="float">
            <text:p>82.39755</text:p>
          </table:table-cell>
          <table:table-cell office:value-type="float" office:value="84.784" calcext:value-type="float">
            <text:p>84.784</text:p>
          </table:table-cell>
          <table:table-cell office:value-type="float" office:value="82.388394" calcext:value-type="float">
            <text:p>82.388394</text:p>
          </table:table-cell>
          <table:table-cell office:value-type="float" office:value="1.61386" calcext:value-type="float">
            <text:p>1.61386</text:p>
          </table:table-cell>
          <table:table-cell office:value-type="float" office:value="1.44625" calcext:value-type="float">
            <text:p>1.44625</text:p>
          </table:table-cell>
          <table:table-cell office:value-type="float" office:value="5.387271" calcext:value-type="float">
            <text:p>5.387271</text:p>
          </table:table-cell>
          <table:table-cell office:value-type="float" office:value="5.454305" calcext:value-type="float">
            <text:p>5.454305</text:p>
          </table:table-cell>
          <table:table-cell office:value-type="float" office:value="45.311316" calcext:value-type="float">
            <text:p>45.311316</text:p>
          </table:table-cell>
          <table:table-cell office:value-type="float" office:value="206321" calcext:value-type="float">
            <text:p>206321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755" calcext:value-type="float">
            <text:p>82.39755</text:p>
          </table:table-cell>
          <table:table-cell office:value-type="float" office:value="79.402" calcext:value-type="float">
            <text:p>79.402</text:p>
          </table:table-cell>
          <table:table-cell table:number-columns-repeated="2" office:value-type="float" office:value="82.39755" calcext:value-type="float">
            <text:p>82.39755</text:p>
          </table:table-cell>
          <table:table-cell office:value-type="float" office:value="82.398934" calcext:value-type="float">
            <text:p>82.398934</text:p>
          </table:table-cell>
          <table:table-cell office:value-type="float" office:value="1.611725" calcext:value-type="float">
            <text:p>1.611725</text:p>
          </table:table-cell>
          <table:table-cell office:value-type="float" office:value="1.45313" calcext:value-type="float">
            <text:p>1.45313</text:p>
          </table:table-cell>
          <table:table-cell office:value-type="float" office:value="5.379058" calcext:value-type="float">
            <text:p>5.379058</text:p>
          </table:table-cell>
          <table:table-cell office:value-type="float" office:value="5.451386" calcext:value-type="float">
            <text:p>5.451386</text:p>
          </table:table-cell>
          <table:table-cell office:value-type="float" office:value="51.81223" calcext:value-type="float">
            <text:p>51.81223</text:p>
          </table:table-cell>
          <table:table-cell office:value-type="float" office:value="206321" calcext:value-type="float">
            <text:p>206321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398934" calcext:value-type="float">
            <text:p>82.398934</text:p>
          </table:table-cell>
          <table:table-cell office:value-type="float" office:value="81.641" calcext:value-type="float">
            <text:p>81.641</text:p>
          </table:table-cell>
          <table:table-cell office:value-type="float" office:value="82.398934" calcext:value-type="float">
            <text:p>82.398934</text:p>
          </table:table-cell>
          <table:table-cell office:value-type="float" office:value="81.641" calcext:value-type="float">
            <text:p>81.641</text:p>
          </table:table-cell>
          <table:table-cell office:value-type="float" office:value="82.398939" calcext:value-type="float">
            <text:p>82.398939</text:p>
          </table:table-cell>
          <table:table-cell office:value-type="float" office:value="1.3254" calcext:value-type="float">
            <text:p>1.3254</text:p>
          </table:table-cell>
          <table:table-cell office:value-type="float" office:value="1.458917" calcext:value-type="float">
            <text:p>1.458917</text:p>
          </table:table-cell>
          <table:table-cell office:value-type="float" office:value="5.508114" calcext:value-type="float">
            <text:p>5.508114</text:p>
          </table:table-cell>
          <table:table-cell office:value-type="float" office:value="5.448747" calcext:value-type="float">
            <text:p>5.448747</text:p>
          </table:table-cell>
          <table:table-cell office:value-type="float" office:value="19.079327" calcext:value-type="float">
            <text:p>19.079327</text:p>
          </table:table-cell>
          <table:table-cell office:value-type="float" office:value="206310" calcext:value-type="float">
            <text:p>206310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398939" calcext:value-type="float">
            <text:p>82.398939</text:p>
          </table:table-cell>
          <table:table-cell office:value-type="float" office:value="84.813" calcext:value-type="float">
            <text:p>84.813</text:p>
          </table:table-cell>
          <table:table-cell office:value-type="float" office:value="82.398939" calcext:value-type="float">
            <text:p>82.398939</text:p>
          </table:table-cell>
          <table:table-cell office:value-type="float" office:value="84.813" calcext:value-type="float">
            <text:p>84.813</text:p>
          </table:table-cell>
          <table:table-cell office:value-type="float" office:value="82.391092" calcext:value-type="float">
            <text:p>82.391092</text:p>
          </table:table-cell>
          <table:table-cell office:value-type="float" office:value="1.613415" calcext:value-type="float">
            <text:p>1.613415</text:p>
          </table:table-cell>
          <table:table-cell office:value-type="float" office:value="1.446788" calcext:value-type="float">
            <text:p>1.446788</text:p>
          </table:table-cell>
          <table:table-cell office:value-type="float" office:value="5.384784" calcext:value-type="float">
            <text:p>5.384784</text:p>
          </table:table-cell>
          <table:table-cell office:value-type="float" office:value="5.454045" calcext:value-type="float">
            <text:p>5.454045</text:p>
          </table:table-cell>
          <table:table-cell office:value-type="float" office:value="45.387481" calcext:value-type="float">
            <text:p>45.387481</text:p>
          </table:table-cell>
          <table:table-cell office:value-type="float" office:value="206323" calcext:value-type="float">
            <text:p>206323</text:p>
          </table:table-cell>
          <table:table-cell office:value-type="float" office:value="4.945169" calcext:value-type="float">
            <text:p>4.945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398939" calcext:value-type="float">
            <text:p>82.398939</text:p>
          </table:table-cell>
          <table:table-cell office:value-type="float" office:value="79.451" calcext:value-type="float">
            <text:p>79.451</text:p>
          </table:table-cell>
          <table:table-cell table:number-columns-repeated="2" office:value-type="float" office:value="82.398939" calcext:value-type="float">
            <text:p>82.398939</text:p>
          </table:table-cell>
          <table:table-cell office:value-type="float" office:value="82.401717" calcext:value-type="float">
            <text:p>82.401717</text:p>
          </table:table-cell>
          <table:table-cell office:value-type="float" office:value="1.611601" calcext:value-type="float">
            <text:p>1.611601</text:p>
          </table:table-cell>
          <table:table-cell office:value-type="float" office:value="1.453614" calcext:value-type="float">
            <text:p>1.453614</text:p>
          </table:table-cell>
          <table:table-cell office:value-type="float" office:value="5.379061" calcext:value-type="float">
            <text:p>5.379061</text:p>
          </table:table-cell>
          <table:table-cell office:value-type="float" office:value="5.451038" calcext:value-type="float">
            <text:p>5.451038</text:p>
          </table:table-cell>
          <table:table-cell office:value-type="float" office:value="51.622411" calcext:value-type="float">
            <text:p>51.622411</text:p>
          </table:table-cell>
          <table:table-cell office:value-type="float" office:value="206323" calcext:value-type="float">
            <text:p>206323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1717" calcext:value-type="float">
            <text:p>82.401717</text:p>
          </table:table-cell>
          <table:table-cell office:value-type="float" office:value="81.519" calcext:value-type="float">
            <text:p>81.519</text:p>
          </table:table-cell>
          <table:table-cell office:value-type="float" office:value="82.401717" calcext:value-type="float">
            <text:p>82.401717</text:p>
          </table:table-cell>
          <table:table-cell office:value-type="float" office:value="81.519" calcext:value-type="float">
            <text:p>81.519</text:p>
          </table:table-cell>
          <table:table-cell office:value-type="float" office:value="82.401707" calcext:value-type="float">
            <text:p>82.401707</text:p>
          </table:table-cell>
          <table:table-cell office:value-type="float" office:value="1.325531" calcext:value-type="float">
            <text:p>1.325531</text:p>
          </table:table-cell>
          <table:table-cell office:value-type="float" office:value="1.459399" calcext:value-type="float">
            <text:p>1.459399</text:p>
          </table:table-cell>
          <table:table-cell office:value-type="float" office:value="5.508089" calcext:value-type="float">
            <text:p>5.508089</text:p>
          </table:table-cell>
          <table:table-cell office:value-type="float" office:value="5.448403" calcext:value-type="float">
            <text:p>5.448403</text:p>
          </table:table-cell>
          <table:table-cell office:value-type="float" office:value="19.300633" calcext:value-type="float">
            <text:p>19.300633</text:p>
          </table:table-cell>
          <table:table-cell office:value-type="float" office:value="206312" calcext:value-type="float">
            <text:p>206312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1707" calcext:value-type="float">
            <text:p>82.401707</text:p>
          </table:table-cell>
          <table:table-cell office:value-type="float" office:value="84.864" calcext:value-type="float">
            <text:p>84.864</text:p>
          </table:table-cell>
          <table:table-cell office:value-type="float" office:value="82.401707" calcext:value-type="float">
            <text:p>82.401707</text:p>
          </table:table-cell>
          <table:table-cell office:value-type="float" office:value="84.864" calcext:value-type="float">
            <text:p>84.864</text:p>
          </table:table-cell>
          <table:table-cell office:value-type="float" office:value="82.392653" calcext:value-type="float">
            <text:p>82.392653</text:p>
          </table:table-cell>
          <table:table-cell office:value-type="float" office:value="1.613197" calcext:value-type="float">
            <text:p>1.613197</text:p>
          </table:table-cell>
          <table:table-cell office:value-type="float" office:value="1.447352" calcext:value-type="float">
            <text:p>1.447352</text:p>
          </table:table-cell>
          <table:table-cell office:value-type="float" office:value="5.384845" calcext:value-type="float">
            <text:p>5.384845</text:p>
          </table:table-cell>
          <table:table-cell office:value-type="float" office:value="5.453664" calcext:value-type="float">
            <text:p>5.453664</text:p>
          </table:table-cell>
          <table:table-cell office:value-type="float" office:value="45.563826" calcext:value-type="float">
            <text:p>45.563826</text:p>
          </table:table-cell>
          <table:table-cell office:value-type="float" office:value="206324" calcext:value-type="float">
            <text:p>206324</text:p>
          </table:table-cell>
          <table:table-cell office:value-type="float" office:value="4.945169" calcext:value-type="float">
            <text:p>4.945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1707" calcext:value-type="float">
            <text:p>82.401707</text:p>
          </table:table-cell>
          <table:table-cell office:value-type="float" office:value="79.497" calcext:value-type="float">
            <text:p>79.497</text:p>
          </table:table-cell>
          <table:table-cell table:number-columns-repeated="2" office:value-type="float" office:value="82.401707" calcext:value-type="float">
            <text:p>82.401707</text:p>
          </table:table-cell>
          <table:table-cell office:value-type="float" office:value="82.403454" calcext:value-type="float">
            <text:p>82.403454</text:p>
          </table:table-cell>
          <table:table-cell office:value-type="float" office:value="1.611017" calcext:value-type="float">
            <text:p>1.611017</text:p>
          </table:table-cell>
          <table:table-cell office:value-type="float" office:value="1.45412" calcext:value-type="float">
            <text:p>1.45412</text:p>
          </table:table-cell>
          <table:table-cell office:value-type="float" office:value="5.376551" calcext:value-type="float">
            <text:p>5.376551</text:p>
          </table:table-cell>
          <table:table-cell office:value-type="float" office:value="5.450684" calcext:value-type="float">
            <text:p>5.450684</text:p>
          </table:table-cell>
          <table:table-cell office:value-type="float" office:value="51.42387" calcext:value-type="float">
            <text:p>51.42387</text:p>
          </table:table-cell>
          <table:table-cell office:value-type="float" office:value="206324" calcext:value-type="float">
            <text:p>206324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3454" calcext:value-type="float">
            <text:p>82.403454</text:p>
          </table:table-cell>
          <table:table-cell office:value-type="float" office:value="81.575" calcext:value-type="float">
            <text:p>81.575</text:p>
          </table:table-cell>
          <table:table-cell office:value-type="float" office:value="82.403454" calcext:value-type="float">
            <text:p>82.403454</text:p>
          </table:table-cell>
          <table:table-cell office:value-type="float" office:value="81.575" calcext:value-type="float">
            <text:p>81.575</text:p>
          </table:table-cell>
          <table:table-cell office:value-type="float" office:value="82.403447" calcext:value-type="float">
            <text:p>82.403447</text:p>
          </table:table-cell>
          <table:table-cell office:value-type="float" office:value="1.325613" calcext:value-type="float">
            <text:p>1.325613</text:p>
          </table:table-cell>
          <table:table-cell office:value-type="float" office:value="1.459886" calcext:value-type="float">
            <text:p>1.459886</text:p>
          </table:table-cell>
          <table:table-cell office:value-type="float" office:value="5.508073" calcext:value-type="float">
            <text:p>5.508073</text:p>
          </table:table-cell>
          <table:table-cell office:value-type="float" office:value="5.447959" calcext:value-type="float">
            <text:p>5.447959</text:p>
          </table:table-cell>
          <table:table-cell office:value-type="float" office:value="19.204396" calcext:value-type="float">
            <text:p>19.204396</text:p>
          </table:table-cell>
          <table:table-cell office:value-type="float" office:value="206314" calcext:value-type="float">
            <text:p>206314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3447" calcext:value-type="float">
            <text:p>82.403447</text:p>
          </table:table-cell>
          <table:table-cell office:value-type="float" office:value="84.477" calcext:value-type="float">
            <text:p>84.477</text:p>
          </table:table-cell>
          <table:table-cell office:value-type="float" office:value="82.403447" calcext:value-type="float">
            <text:p>82.403447</text:p>
          </table:table-cell>
          <table:table-cell office:value-type="float" office:value="84.477" calcext:value-type="float">
            <text:p>84.477</text:p>
          </table:table-cell>
          <table:table-cell office:value-type="float" office:value="82.397655" calcext:value-type="float">
            <text:p>82.397655</text:p>
          </table:table-cell>
          <table:table-cell office:value-type="float" office:value="1.616585" calcext:value-type="float">
            <text:p>1.616585</text:p>
          </table:table-cell>
          <table:table-cell office:value-type="float" office:value="1.447753" calcext:value-type="float">
            <text:p>1.447753</text:p>
          </table:table-cell>
          <table:table-cell office:value-type="float" office:value="5.3921" calcext:value-type="float">
            <text:p>5.3921</text:p>
          </table:table-cell>
          <table:table-cell office:value-type="float" office:value="5.453287" calcext:value-type="float">
            <text:p>5.453287</text:p>
          </table:table-cell>
          <table:table-cell office:value-type="float" office:value="44.219293" calcext:value-type="float">
            <text:p>44.219293</text:p>
          </table:table-cell>
          <table:table-cell office:value-type="float" office:value="206326" calcext:value-type="float">
            <text:p>206326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3447" calcext:value-type="float">
            <text:p>82.403447</text:p>
          </table:table-cell>
          <table:table-cell office:value-type="float" office:value="79.536" calcext:value-type="float">
            <text:p>79.536</text:p>
          </table:table-cell>
          <table:table-cell table:number-columns-repeated="2" office:value-type="float" office:value="82.403447" calcext:value-type="float">
            <text:p>82.403447</text:p>
          </table:table-cell>
          <table:table-cell office:value-type="float" office:value="82.40703" calcext:value-type="float">
            <text:p>82.40703</text:p>
          </table:table-cell>
          <table:table-cell office:value-type="float" office:value="1.610861" calcext:value-type="float">
            <text:p>1.610861</text:p>
          </table:table-cell>
          <table:table-cell office:value-type="float" office:value="1.454857" calcext:value-type="float">
            <text:p>1.454857</text:p>
          </table:table-cell>
          <table:table-cell office:value-type="float" office:value="5.376556" calcext:value-type="float">
            <text:p>5.376556</text:p>
          </table:table-cell>
          <table:table-cell office:value-type="float" office:value="5.450567" calcext:value-type="float">
            <text:p>5.450567</text:p>
          </table:table-cell>
          <table:table-cell office:value-type="float" office:value="51.275395" calcext:value-type="float">
            <text:p>51.275395</text:p>
          </table:table-cell>
          <table:table-cell office:value-type="float" office:value="206326" calcext:value-type="float">
            <text:p>206326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40703" calcext:value-type="float">
            <text:p>82.40703</text:p>
          </table:table-cell>
          <table:table-cell office:value-type="float" office:value="81.642" calcext:value-type="float">
            <text:p>81.642</text:p>
          </table:table-cell>
          <table:table-cell office:value-type="float" office:value="82.40703" calcext:value-type="float">
            <text:p>82.40703</text:p>
          </table:table-cell>
          <table:table-cell office:value-type="float" office:value="81.642" calcext:value-type="float">
            <text:p>81.642</text:p>
          </table:table-cell>
          <table:table-cell office:value-type="float" office:value="82.407026" calcext:value-type="float">
            <text:p>82.407026</text:p>
          </table:table-cell>
          <table:table-cell office:value-type="float" office:value="1.325781" calcext:value-type="float">
            <text:p>1.325781</text:p>
          </table:table-cell>
          <table:table-cell office:value-type="float" office:value="1.460605" calcext:value-type="float">
            <text:p>1.460605</text:p>
          </table:table-cell>
          <table:table-cell office:value-type="float" office:value="5.508041" calcext:value-type="float">
            <text:p>5.508041</text:p>
          </table:table-cell>
          <table:table-cell office:value-type="float" office:value="5.447839" calcext:value-type="float">
            <text:p>5.447839</text:p>
          </table:table-cell>
          <table:table-cell office:value-type="float" office:value="19.091912" calcext:value-type="float">
            <text:p>19.091912</text:p>
          </table:table-cell>
          <table:table-cell office:value-type="float" office:value="206315" calcext:value-type="float">
            <text:p>206315</text:p>
          </table:table-cell>
          <table:table-cell office:value-type="float" office:value="2.59189" calcext:value-type="float">
            <text:p>2.59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407026" calcext:value-type="float">
            <text:p>82.407026</text:p>
          </table:table-cell>
          <table:table-cell office:value-type="float" office:value="84.731" calcext:value-type="float">
            <text:p>84.731</text:p>
          </table:table-cell>
          <table:table-cell office:value-type="float" office:value="82.407026" calcext:value-type="float">
            <text:p>82.407026</text:p>
          </table:table-cell>
          <table:table-cell office:value-type="float" office:value="84.731" calcext:value-type="float">
            <text:p>84.731</text:p>
          </table:table-cell>
          <table:table-cell office:value-type="float" office:value="82.399124" calcext:value-type="float">
            <text:p>82.399124</text:p>
          </table:table-cell>
          <table:table-cell office:value-type="float" office:value="1.613115" calcext:value-type="float">
            <text:p>1.613115</text:p>
          </table:table-cell>
          <table:table-cell office:value-type="float" office:value="1.448364" calcext:value-type="float">
            <text:p>1.448364</text:p>
          </table:table-cell>
          <table:table-cell office:value-type="float" office:value="5.387479" calcext:value-type="float">
            <text:p>5.387479</text:p>
          </table:table-cell>
          <table:table-cell office:value-type="float" office:value="5.453209" calcext:value-type="float">
            <text:p>5.453209</text:p>
          </table:table-cell>
          <table:table-cell office:value-type="float" office:value="45.082767" calcext:value-type="float">
            <text:p>45.082767</text:p>
          </table:table-cell>
          <table:table-cell office:value-type="float" office:value="206328" calcext:value-type="float">
            <text:p>206328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407026" calcext:value-type="float">
            <text:p>82.407026</text:p>
          </table:table-cell>
          <table:table-cell office:value-type="float" office:value="79.495" calcext:value-type="float">
            <text:p>79.495</text:p>
          </table:table-cell>
          <table:table-cell table:number-columns-repeated="2" office:value-type="float" office:value="82.407026" calcext:value-type="float">
            <text:p>82.407026</text:p>
          </table:table-cell>
          <table:table-cell office:value-type="float" office:value="82.409435" calcext:value-type="float">
            <text:p>82.409435</text:p>
          </table:table-cell>
          <table:table-cell office:value-type="float" office:value="1.610876" calcext:value-type="float">
            <text:p>1.610876</text:p>
          </table:table-cell>
          <table:table-cell office:value-type="float" office:value="1.45516" calcext:value-type="float">
            <text:p>1.45516</text:p>
          </table:table-cell>
          <table:table-cell office:value-type="float" office:value="5.379083" calcext:value-type="float">
            <text:p>5.379083</text:p>
          </table:table-cell>
          <table:table-cell office:value-type="float" office:value="5.450336" calcext:value-type="float">
            <text:p>5.450336</text:p>
          </table:table-cell>
          <table:table-cell office:value-type="float" office:value="51.47923" calcext:value-type="float">
            <text:p>51.47923</text:p>
          </table:table-cell>
          <table:table-cell office:value-type="float" office:value="206328" calcext:value-type="float">
            <text:p>206328</text:p>
          </table:table-cell>
          <table:table-cell office:value-type="float" office:value="5.358651" calcext:value-type="float">
            <text:p>5.358651</text:p>
          </table:table-cell>
        </table:table-row>
      </table:table>
      <table:table table:name="Sheet5" table:style-name="ta1">
        <table:table-column table:style-name="co1" table:number-columns-repeated="17" table:default-cell-style-name="Default"/>
        <table:table-row table:style-name="ro1">
          <table:table-cell office:value-type="float" office:value="493643" calcext:value-type="float">
            <text:p>493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493680" calcext:value-type="float">
            <text:p>49368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0695" calcext:value-type="float">
            <text:p>82.600695</text:p>
          </table:table-cell>
          <table:table-cell office:value-type="float" office:value="81.842" calcext:value-type="float">
            <text:p>81.842</text:p>
          </table:table-cell>
          <table:table-cell office:value-type="float" office:value="82.600695" calcext:value-type="float">
            <text:p>82.600695</text:p>
          </table:table-cell>
          <table:table-cell office:value-type="float" office:value="81.842" calcext:value-type="float">
            <text:p>81.842</text:p>
          </table:table-cell>
          <table:table-cell office:value-type="float" office:value="82.600676" calcext:value-type="float">
            <text:p>82.600676</text:p>
          </table:table-cell>
          <table:table-cell office:value-type="float" office:value="1.547004" calcext:value-type="float">
            <text:p>1.547004</text:p>
          </table:table-cell>
          <table:table-cell/>
          <table:table-cell office:value-type="float" office:value="1.570666" calcext:value-type="float">
            <text:p>1.570666</text:p>
          </table:table-cell>
          <table:table-cell office:value-type="float" office:value="5.52231" calcext:value-type="float">
            <text:p>5.52231</text:p>
          </table:table-cell>
          <table:table-cell office:value-type="float" office:value="5.458025" calcext:value-type="float">
            <text:p>5.458025</text:p>
          </table:table-cell>
          <table:table-cell office:value-type="float" office:value="18.878623" calcext:value-type="float">
            <text:p>18.878623</text:p>
          </table:table-cell>
          <table:table-cell office:value-type="float" office:value="217667" calcext:value-type="float">
            <text:p>217667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700" calcext:value-type="float">
            <text:p>49370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0676" calcext:value-type="float">
            <text:p>82.600676</text:p>
          </table:table-cell>
          <table:table-cell office:value-type="float" office:value="84.531" calcext:value-type="float">
            <text:p>84.531</text:p>
          </table:table-cell>
          <table:table-cell office:value-type="float" office:value="82.600676" calcext:value-type="float">
            <text:p>82.600676</text:p>
          </table:table-cell>
          <table:table-cell office:value-type="float" office:value="84.531" calcext:value-type="float">
            <text:p>84.531</text:p>
          </table:table-cell>
          <table:table-cell office:value-type="float" office:value="82.592723" calcext:value-type="float">
            <text:p>82.592723</text:p>
          </table:table-cell>
          <table:table-cell office:value-type="float" office:value="1.601059" calcext:value-type="float">
            <text:p>1.601059</text:p>
          </table:table-cell>
          <table:table-cell table:formula="of:=[.J3]-[.J2]" office:value-type="float" office:value="0.054055" calcext:value-type="float">
            <text:p>0.054055</text:p>
          </table:table-cell>
          <table:table-cell office:value-type="float" office:value="1.568465" calcext:value-type="float">
            <text:p>1.568465</text:p>
          </table:table-cell>
          <table:table-cell office:value-type="float" office:value="5.396412" calcext:value-type="float">
            <text:p>5.396412</text:p>
          </table:table-cell>
          <table:table-cell office:value-type="float" office:value="5.463887" calcext:value-type="float">
            <text:p>5.463887</text:p>
          </table:table-cell>
          <table:table-cell office:value-type="float" office:value="43.694718" calcext:value-type="float">
            <text:p>43.694718</text:p>
          </table:table-cell>
          <table:table-cell office:value-type="float" office:value="217680" calcext:value-type="float">
            <text:p>217680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3701" calcext:value-type="float">
            <text:p>4937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0676" calcext:value-type="float">
            <text:p>82.600676</text:p>
          </table:table-cell>
          <table:table-cell office:value-type="float" office:value="79.417" calcext:value-type="float">
            <text:p>79.417</text:p>
          </table:table-cell>
          <table:table-cell table:number-columns-repeated="2" office:value-type="float" office:value="82.600676" calcext:value-type="float">
            <text:p>82.600676</text:p>
          </table:table-cell>
          <table:table-cell office:value-type="float" office:value="82.601554" calcext:value-type="float">
            <text:p>82.601554</text:p>
          </table:table-cell>
          <table:table-cell office:value-type="float" office:value="1.593526" calcext:value-type="float">
            <text:p>1.593526</text:p>
          </table:table-cell>
          <table:table-cell table:formula="of:=[.J4]-[.J2]" office:value-type="float" office:value="0.046522" calcext:value-type="float">
            <text:p>0.046522</text:p>
          </table:table-cell>
          <table:table-cell office:value-type="float" office:value="1.569812" calcext:value-type="float">
            <text:p>1.569812</text:p>
          </table:table-cell>
          <table:table-cell office:value-type="float" office:value="5.379558" calcext:value-type="float">
            <text:p>5.379558</text:p>
          </table:table-cell>
          <table:table-cell office:value-type="float" office:value="5.460974" calcext:value-type="float">
            <text:p>5.460974</text:p>
          </table:table-cell>
          <table:table-cell office:value-type="float" office:value="52.562276" calcext:value-type="float">
            <text:p>52.562276</text:p>
          </table:table-cell>
          <table:table-cell office:value-type="float" office:value="217680" calcext:value-type="float">
            <text:p>217680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703" calcext:value-type="float">
            <text:p>4937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1554" calcext:value-type="float">
            <text:p>82.601554</text:p>
          </table:table-cell>
          <table:table-cell office:value-type="float" office:value="81.694" calcext:value-type="float">
            <text:p>81.694</text:p>
          </table:table-cell>
          <table:table-cell office:value-type="float" office:value="82.601554" calcext:value-type="float">
            <text:p>82.601554</text:p>
          </table:table-cell>
          <table:table-cell office:value-type="float" office:value="81.694" calcext:value-type="float">
            <text:p>81.694</text:p>
          </table:table-cell>
          <table:table-cell office:value-type="float" office:value="82.601551" calcext:value-type="float">
            <text:p>82.601551</text:p>
          </table:table-cell>
          <table:table-cell office:value-type="float" office:value="1.547044" calcext:value-type="float">
            <text:p>1.547044</text:p>
          </table:table-cell>
          <table:table-cell/>
          <table:table-cell office:value-type="float" office:value="1.570666" calcext:value-type="float">
            <text:p>1.570666</text:p>
          </table:table-cell>
          <table:table-cell office:value-type="float" office:value="5.522306" calcext:value-type="float">
            <text:p>5.522306</text:p>
          </table:table-cell>
          <table:table-cell office:value-type="float" office:value="5.458043" calcext:value-type="float">
            <text:p>5.458043</text:p>
          </table:table-cell>
          <table:table-cell office:value-type="float" office:value="19.139832" calcext:value-type="float">
            <text:p>19.139832</text:p>
          </table:table-cell>
          <table:table-cell office:value-type="float" office:value="217670" calcext:value-type="float">
            <text:p>217670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719" calcext:value-type="float">
            <text:p>4937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1551" calcext:value-type="float">
            <text:p>82.601551</text:p>
          </table:table-cell>
          <table:table-cell office:value-type="float" office:value="84.716" calcext:value-type="float">
            <text:p>84.716</text:p>
          </table:table-cell>
          <table:table-cell office:value-type="float" office:value="82.601551" calcext:value-type="float">
            <text:p>82.601551</text:p>
          </table:table-cell>
          <table:table-cell office:value-type="float" office:value="84.716" calcext:value-type="float">
            <text:p>84.716</text:p>
          </table:table-cell>
          <table:table-cell office:value-type="float" office:value="82.59218" calcext:value-type="float">
            <text:p>82.59218</text:p>
          </table:table-cell>
          <table:table-cell office:value-type="float" office:value="1.600663" calcext:value-type="float">
            <text:p>1.600663</text:p>
          </table:table-cell>
          <table:table-cell/>
          <table:table-cell office:value-type="float" office:value="1.568486" calcext:value-type="float">
            <text:p>1.568486</text:p>
          </table:table-cell>
          <table:table-cell office:value-type="float" office:value="5.393913" calcext:value-type="float">
            <text:p>5.393913</text:p>
          </table:table-cell>
          <table:table-cell office:value-type="float" office:value="5.463832" calcext:value-type="float">
            <text:p>5.463832</text:p>
          </table:table-cell>
          <table:table-cell office:value-type="float" office:value="44.344837" calcext:value-type="float">
            <text:p>44.344837</text:p>
          </table:table-cell>
          <table:table-cell office:value-type="float" office:value="217682" calcext:value-type="float">
            <text:p>217682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3721" calcext:value-type="float">
            <text:p>4937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1551" calcext:value-type="float">
            <text:p>82.601551</text:p>
          </table:table-cell>
          <table:table-cell office:value-type="float" office:value="79.475" calcext:value-type="float">
            <text:p>79.475</text:p>
          </table:table-cell>
          <table:table-cell table:number-columns-repeated="2" office:value-type="float" office:value="82.601551" calcext:value-type="float">
            <text:p>82.601551</text:p>
          </table:table-cell>
          <table:table-cell office:value-type="float" office:value="82.601728" calcext:value-type="float">
            <text:p>82.601728</text:p>
          </table:table-cell>
          <table:table-cell office:value-type="float" office:value="1.593447" calcext:value-type="float">
            <text:p>1.593447</text:p>
          </table:table-cell>
          <table:table-cell/>
          <table:table-cell office:value-type="float" office:value="1.569791" calcext:value-type="float">
            <text:p>1.569791</text:p>
          </table:table-cell>
          <table:table-cell office:value-type="float" office:value="5.37956" calcext:value-type="float">
            <text:p>5.37956</text:p>
          </table:table-cell>
          <table:table-cell office:value-type="float" office:value="5.460853" calcext:value-type="float">
            <text:p>5.460853</text:p>
          </table:table-cell>
          <table:table-cell office:value-type="float" office:value="52.334523" calcext:value-type="float">
            <text:p>52.334523</text:p>
          </table:table-cell>
          <table:table-cell office:value-type="float" office:value="217682" calcext:value-type="float">
            <text:p>217682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739" calcext:value-type="float">
            <text:p>4937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1728" calcext:value-type="float">
            <text:p>82.601728</text:p>
          </table:table-cell>
          <table:table-cell office:value-type="float" office:value="81.746" calcext:value-type="float">
            <text:p>81.746</text:p>
          </table:table-cell>
          <table:table-cell office:value-type="float" office:value="82.601728" calcext:value-type="float">
            <text:p>82.601728</text:p>
          </table:table-cell>
          <table:table-cell office:value-type="float" office:value="81.746" calcext:value-type="float">
            <text:p>81.746</text:p>
          </table:table-cell>
          <table:table-cell office:value-type="float" office:value="82.601738" calcext:value-type="float">
            <text:p>82.601738</text:p>
          </table:table-cell>
          <table:table-cell office:value-type="float" office:value="1.547052" calcext:value-type="float">
            <text:p>1.547052</text:p>
          </table:table-cell>
          <table:table-cell/>
          <table:table-cell office:value-type="float" office:value="1.570646" calcext:value-type="float">
            <text:p>1.570646</text:p>
          </table:table-cell>
          <table:table-cell office:value-type="float" office:value="5.522305" calcext:value-type="float">
            <text:p>5.522305</text:p>
          </table:table-cell>
          <table:table-cell office:value-type="float" office:value="5.457915" calcext:value-type="float">
            <text:p>5.457915</text:p>
          </table:table-cell>
          <table:table-cell office:value-type="float" office:value="19.04889" calcext:value-type="float">
            <text:p>19.04889</text:p>
          </table:table-cell>
          <table:table-cell office:value-type="float" office:value="217672" calcext:value-type="float">
            <text:p>217672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760" calcext:value-type="float">
            <text:p>4937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1738" calcext:value-type="float">
            <text:p>82.601738</text:p>
          </table:table-cell>
          <table:table-cell office:value-type="float" office:value="84.905" calcext:value-type="float">
            <text:p>84.905</text:p>
          </table:table-cell>
          <table:table-cell office:value-type="float" office:value="82.601738" calcext:value-type="float">
            <text:p>82.601738</text:p>
          </table:table-cell>
          <table:table-cell office:value-type="float" office:value="84.905" calcext:value-type="float">
            <text:p>84.905</text:p>
          </table:table-cell>
          <table:table-cell office:value-type="float" office:value="82.592847" calcext:value-type="float">
            <text:p>82.592847</text:p>
          </table:table-cell>
          <table:table-cell office:value-type="float" office:value="1.597802" calcext:value-type="float">
            <text:p>1.597802</text:p>
          </table:table-cell>
          <table:table-cell/>
          <table:table-cell office:value-type="float" office:value="1.568463" calcext:value-type="float">
            <text:p>1.568463</text:p>
          </table:table-cell>
          <table:table-cell office:value-type="float" office:value="5.391725" calcext:value-type="float">
            <text:p>5.391725</text:p>
          </table:table-cell>
          <table:table-cell office:value-type="float" office:value="5.46374" calcext:value-type="float">
            <text:p>5.46374</text:p>
          </table:table-cell>
          <table:table-cell office:value-type="float" office:value="45.007002" calcext:value-type="float">
            <text:p>45.007002</text:p>
          </table:table-cell>
          <table:table-cell office:value-type="float" office:value="217684" calcext:value-type="float">
            <text:p>217684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3763" calcext:value-type="float">
            <text:p>493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1738" calcext:value-type="float">
            <text:p>82.601738</text:p>
          </table:table-cell>
          <table:table-cell office:value-type="float" office:value="79.419" calcext:value-type="float">
            <text:p>79.419</text:p>
          </table:table-cell>
          <table:table-cell table:number-columns-repeated="2" office:value-type="float" office:value="82.601738" calcext:value-type="float">
            <text:p>82.601738</text:p>
          </table:table-cell>
          <table:table-cell office:value-type="float" office:value="82.603076" calcext:value-type="float">
            <text:p>82.603076</text:p>
          </table:table-cell>
          <table:table-cell office:value-type="float" office:value="1.593431" calcext:value-type="float">
            <text:p>1.593431</text:p>
          </table:table-cell>
          <table:table-cell/>
          <table:table-cell office:value-type="float" office:value="1.569624" calcext:value-type="float">
            <text:p>1.569624</text:p>
          </table:table-cell>
          <table:table-cell office:value-type="float" office:value="5.379561" calcext:value-type="float">
            <text:p>5.379561</text:p>
          </table:table-cell>
          <table:table-cell office:value-type="float" office:value="5.460715" calcext:value-type="float">
            <text:p>5.460715</text:p>
          </table:table-cell>
          <table:table-cell office:value-type="float" office:value="52.558535" calcext:value-type="float">
            <text:p>52.558535</text:p>
          </table:table-cell>
          <table:table-cell office:value-type="float" office:value="217684" calcext:value-type="float">
            <text:p>217684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779" calcext:value-type="float">
            <text:p>4937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3076" calcext:value-type="float">
            <text:p>82.603076</text:p>
          </table:table-cell>
          <table:table-cell office:value-type="float" office:value="81.773" calcext:value-type="float">
            <text:p>81.773</text:p>
          </table:table-cell>
          <table:table-cell office:value-type="float" office:value="82.603076" calcext:value-type="float">
            <text:p>82.603076</text:p>
          </table:table-cell>
          <table:table-cell office:value-type="float" office:value="81.773" calcext:value-type="float">
            <text:p>81.773</text:p>
          </table:table-cell>
          <table:table-cell office:value-type="float" office:value="82.600324" calcext:value-type="float">
            <text:p>82.600324</text:p>
          </table:table-cell>
          <table:table-cell office:value-type="float" office:value="1.547115" calcext:value-type="float">
            <text:p>1.547115</text:p>
          </table:table-cell>
          <table:table-cell/>
          <table:table-cell office:value-type="float" office:value="1.570481" calcext:value-type="float">
            <text:p>1.570481</text:p>
          </table:table-cell>
          <table:table-cell office:value-type="float" office:value="5.522298" calcext:value-type="float">
            <text:p>5.522298</text:p>
          </table:table-cell>
          <table:table-cell office:value-type="float" office:value="5.457794" calcext:value-type="float">
            <text:p>5.457794</text:p>
          </table:table-cell>
          <table:table-cell office:value-type="float" office:value="19.003877" calcext:value-type="float">
            <text:p>19.003877</text:p>
          </table:table-cell>
          <table:table-cell office:value-type="float" office:value="217673" calcext:value-type="float">
            <text:p>21767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800" calcext:value-type="float">
            <text:p>49380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0324" calcext:value-type="float">
            <text:p>82.600324</text:p>
          </table:table-cell>
          <table:table-cell office:value-type="float" office:value="84.823" calcext:value-type="float">
            <text:p>84.823</text:p>
          </table:table-cell>
          <table:table-cell office:value-type="float" office:value="82.600324" calcext:value-type="float">
            <text:p>82.600324</text:p>
          </table:table-cell>
          <table:table-cell office:value-type="float" office:value="84.823" calcext:value-type="float">
            <text:p>84.823</text:p>
          </table:table-cell>
          <table:table-cell office:value-type="float" office:value="82.591679" calcext:value-type="float">
            <text:p>82.591679</text:p>
          </table:table-cell>
          <table:table-cell office:value-type="float" office:value="1.597913" calcext:value-type="float">
            <text:p>1.597913</text:p>
          </table:table-cell>
          <table:table-cell/>
          <table:table-cell office:value-type="float" office:value="1.568316" calcext:value-type="float">
            <text:p>1.568316</text:p>
          </table:table-cell>
          <table:table-cell office:value-type="float" office:value="5.391694" calcext:value-type="float">
            <text:p>5.391694</text:p>
          </table:table-cell>
          <table:table-cell office:value-type="float" office:value="5.463642" calcext:value-type="float">
            <text:p>5.463642</text:p>
          </table:table-cell>
          <table:table-cell office:value-type="float" office:value="44.712207" calcext:value-type="float">
            <text:p>44.712207</text:p>
          </table:table-cell>
          <table:table-cell office:value-type="float" office:value="217686" calcext:value-type="float">
            <text:p>217686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3802" calcext:value-type="float">
            <text:p>49380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0324" calcext:value-type="float">
            <text:p>82.600324</text:p>
          </table:table-cell>
          <table:table-cell office:value-type="float" office:value="79.458" calcext:value-type="float">
            <text:p>79.458</text:p>
          </table:table-cell>
          <table:table-cell table:number-columns-repeated="2" office:value-type="float" office:value="82.600324" calcext:value-type="float">
            <text:p>82.600324</text:p>
          </table:table-cell>
          <table:table-cell office:value-type="float" office:value="82.601603" calcext:value-type="float">
            <text:p>82.601603</text:p>
          </table:table-cell>
          <table:table-cell office:value-type="float" office:value="1.593557" calcext:value-type="float">
            <text:p>1.593557</text:p>
          </table:table-cell>
          <table:table-cell/>
          <table:table-cell office:value-type="float" office:value="1.569498" calcext:value-type="float">
            <text:p>1.569498</text:p>
          </table:table-cell>
          <table:table-cell office:value-type="float" office:value="5.379557" calcext:value-type="float">
            <text:p>5.379557</text:p>
          </table:table-cell>
          <table:table-cell office:value-type="float" office:value="5.460602" calcext:value-type="float">
            <text:p>5.460602</text:p>
          </table:table-cell>
          <table:table-cell office:value-type="float" office:value="52.397408" calcext:value-type="float">
            <text:p>52.397408</text:p>
          </table:table-cell>
          <table:table-cell office:value-type="float" office:value="217686" calcext:value-type="float">
            <text:p>217686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804" calcext:value-type="float">
            <text:p>4938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1603" calcext:value-type="float">
            <text:p>82.601603</text:p>
          </table:table-cell>
          <table:table-cell office:value-type="float" office:value="81.736" calcext:value-type="float">
            <text:p>81.736</text:p>
          </table:table-cell>
          <table:table-cell office:value-type="float" office:value="82.601603" calcext:value-type="float">
            <text:p>82.601603</text:p>
          </table:table-cell>
          <table:table-cell office:value-type="float" office:value="81.736" calcext:value-type="float">
            <text:p>81.736</text:p>
          </table:table-cell>
          <table:table-cell office:value-type="float" office:value="82.601588" calcext:value-type="float">
            <text:p>82.601588</text:p>
          </table:table-cell>
          <table:table-cell office:value-type="float" office:value="1.547046" calcext:value-type="float">
            <text:p>1.547046</text:p>
          </table:table-cell>
          <table:table-cell/>
          <table:table-cell office:value-type="float" office:value="1.570366" calcext:value-type="float">
            <text:p>1.570366</text:p>
          </table:table-cell>
          <table:table-cell office:value-type="float" office:value="5.522306" calcext:value-type="float">
            <text:p>5.522306</text:p>
          </table:table-cell>
          <table:table-cell office:value-type="float" office:value="5.457676" calcext:value-type="float">
            <text:p>5.457676</text:p>
          </table:table-cell>
          <table:table-cell office:value-type="float" office:value="19.066219" calcext:value-type="float">
            <text:p>19.066219</text:p>
          </table:table-cell>
          <table:table-cell office:value-type="float" office:value="217675" calcext:value-type="float">
            <text:p>217675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819" calcext:value-type="float">
            <text:p>4938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1588" calcext:value-type="float">
            <text:p>82.601588</text:p>
          </table:table-cell>
          <table:table-cell office:value-type="float" office:value="84.921" calcext:value-type="float">
            <text:p>84.921</text:p>
          </table:table-cell>
          <table:table-cell office:value-type="float" office:value="82.601588" calcext:value-type="float">
            <text:p>82.601588</text:p>
          </table:table-cell>
          <table:table-cell office:value-type="float" office:value="84.921" calcext:value-type="float">
            <text:p>84.921</text:p>
          </table:table-cell>
          <table:table-cell office:value-type="float" office:value="82.592574" calcext:value-type="float">
            <text:p>82.592574</text:p>
          </table:table-cell>
          <table:table-cell office:value-type="float" office:value="1.597814" calcext:value-type="float">
            <text:p>1.597814</text:p>
          </table:table-cell>
          <table:table-cell/>
          <table:table-cell office:value-type="float" office:value="1.568209" calcext:value-type="float">
            <text:p>1.568209</text:p>
          </table:table-cell>
          <table:table-cell office:value-type="float" office:value="5.391722" calcext:value-type="float">
            <text:p>5.391722</text:p>
          </table:table-cell>
          <table:table-cell office:value-type="float" office:value="5.463518" calcext:value-type="float">
            <text:p>5.463518</text:p>
          </table:table-cell>
          <table:table-cell office:value-type="float" office:value="45.06608" calcext:value-type="float">
            <text:p>45.06608</text:p>
          </table:table-cell>
          <table:table-cell office:value-type="float" office:value="217687" calcext:value-type="float">
            <text:p>217687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3821" calcext:value-type="float">
            <text:p>4938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1588" calcext:value-type="float">
            <text:p>82.601588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2.601588" calcext:value-type="float">
            <text:p>82.601588</text:p>
          </table:table-cell>
          <table:table-cell office:value-type="float" office:value="82.60285" calcext:value-type="float">
            <text:p>82.60285</text:p>
          </table:table-cell>
          <table:table-cell office:value-type="float" office:value="1.593444" calcext:value-type="float">
            <text:p>1.593444</text:p>
          </table:table-cell>
          <table:table-cell/>
          <table:table-cell office:value-type="float" office:value="1.56938" calcext:value-type="float">
            <text:p>1.56938</text:p>
          </table:table-cell>
          <table:table-cell office:value-type="float" office:value="5.37956" calcext:value-type="float">
            <text:p>5.37956</text:p>
          </table:table-cell>
          <table:table-cell office:value-type="float" office:value="5.460506" calcext:value-type="float">
            <text:p>5.460506</text:p>
          </table:table-cell>
          <table:table-cell office:value-type="float" office:value="52.195128" calcext:value-type="float">
            <text:p>52.195128</text:p>
          </table:table-cell>
          <table:table-cell office:value-type="float" office:value="217687" calcext:value-type="float">
            <text:p>217687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839" calcext:value-type="float">
            <text:p>4938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285" calcext:value-type="float">
            <text:p>82.60285</text:p>
          </table:table-cell>
          <table:table-cell office:value-type="float" office:value="81.626" calcext:value-type="float">
            <text:p>81.626</text:p>
          </table:table-cell>
          <table:table-cell office:value-type="float" office:value="82.60285" calcext:value-type="float">
            <text:p>82.60285</text:p>
          </table:table-cell>
          <table:table-cell office:value-type="float" office:value="81.626" calcext:value-type="float">
            <text:p>81.626</text:p>
          </table:table-cell>
          <table:table-cell office:value-type="float" office:value="82.602834" calcext:value-type="float">
            <text:p>82.602834</text:p>
          </table:table-cell>
          <table:table-cell office:value-type="float" office:value="1.547105" calcext:value-type="float">
            <text:p>1.547105</text:p>
          </table:table-cell>
          <table:table-cell/>
          <table:table-cell office:value-type="float" office:value="1.570252" calcext:value-type="float">
            <text:p>1.570252</text:p>
          </table:table-cell>
          <table:table-cell office:value-type="float" office:value="5.522299" calcext:value-type="float">
            <text:p>5.522299</text:p>
          </table:table-cell>
          <table:table-cell office:value-type="float" office:value="5.457573" calcext:value-type="float">
            <text:p>5.457573</text:p>
          </table:table-cell>
          <table:table-cell office:value-type="float" office:value="19.261426" calcext:value-type="float">
            <text:p>19.261426</text:p>
          </table:table-cell>
          <table:table-cell office:value-type="float" office:value="217677" calcext:value-type="float">
            <text:p>217677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860" calcext:value-type="float">
            <text:p>4938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2834" calcext:value-type="float">
            <text:p>82.602834</text:p>
          </table:table-cell>
          <table:table-cell office:value-type="float" office:value="84.799" calcext:value-type="float">
            <text:p>84.799</text:p>
          </table:table-cell>
          <table:table-cell office:value-type="float" office:value="82.602834" calcext:value-type="float">
            <text:p>82.602834</text:p>
          </table:table-cell>
          <table:table-cell office:value-type="float" office:value="84.799" calcext:value-type="float">
            <text:p>84.799</text:p>
          </table:table-cell>
          <table:table-cell office:value-type="float" office:value="82.592796" calcext:value-type="float">
            <text:p>82.592796</text:p>
          </table:table-cell>
          <table:table-cell office:value-type="float" office:value="1.597716" calcext:value-type="float">
            <text:p>1.597716</text:p>
          </table:table-cell>
          <table:table-cell/>
          <table:table-cell office:value-type="float" office:value="1.568124" calcext:value-type="float">
            <text:p>1.568124</text:p>
          </table:table-cell>
          <table:table-cell office:value-type="float" office:value="5.391749" calcext:value-type="float">
            <text:p>5.391749</text:p>
          </table:table-cell>
          <table:table-cell office:value-type="float" office:value="5.46337" calcext:value-type="float">
            <text:p>5.46337</text:p>
          </table:table-cell>
          <table:table-cell office:value-type="float" office:value="44.615229" calcext:value-type="float">
            <text:p>44.615229</text:p>
          </table:table-cell>
          <table:table-cell office:value-type="float" office:value="217689" calcext:value-type="float">
            <text:p>217689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3864" calcext:value-type="float">
            <text:p>4938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2834" calcext:value-type="float">
            <text:p>82.602834</text:p>
          </table:table-cell>
          <table:table-cell office:value-type="float" office:value="79.427" calcext:value-type="float">
            <text:p>79.427</text:p>
          </table:table-cell>
          <table:table-cell table:number-columns-repeated="2" office:value-type="float" office:value="82.602834" calcext:value-type="float">
            <text:p>82.602834</text:p>
          </table:table-cell>
          <table:table-cell office:value-type="float" office:value="82.602641" calcext:value-type="float">
            <text:p>82.602641</text:p>
          </table:table-cell>
          <table:table-cell office:value-type="float" office:value="1.593333" calcext:value-type="float">
            <text:p>1.593333</text:p>
          </table:table-cell>
          <table:table-cell/>
          <table:table-cell office:value-type="float" office:value="1.569309" calcext:value-type="float">
            <text:p>1.569309</text:p>
          </table:table-cell>
          <table:table-cell office:value-type="float" office:value="5.379563" calcext:value-type="float">
            <text:p>5.379563</text:p>
          </table:table-cell>
          <table:table-cell office:value-type="float" office:value="5.460339" calcext:value-type="float">
            <text:p>5.460339</text:p>
          </table:table-cell>
          <table:table-cell office:value-type="float" office:value="52.531011" calcext:value-type="float">
            <text:p>52.531011</text:p>
          </table:table-cell>
          <table:table-cell office:value-type="float" office:value="217689" calcext:value-type="float">
            <text:p>217689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3866" calcext:value-type="float">
            <text:p>4938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2641" calcext:value-type="float">
            <text:p>82.602641</text:p>
          </table:table-cell>
          <table:table-cell office:value-type="float" office:value="81.74" calcext:value-type="float">
            <text:p>81.74</text:p>
          </table:table-cell>
          <table:table-cell office:value-type="float" office:value="82.602641" calcext:value-type="float">
            <text:p>82.602641</text:p>
          </table:table-cell>
          <table:table-cell office:value-type="float" office:value="81.74" calcext:value-type="float">
            <text:p>81.74</text:p>
          </table:table-cell>
          <table:table-cell office:value-type="float" office:value="82.602642" calcext:value-type="float">
            <text:p>82.602642</text:p>
          </table:table-cell>
          <table:table-cell office:value-type="float" office:value="1.547095" calcext:value-type="float">
            <text:p>1.547095</text:p>
          </table:table-cell>
          <table:table-cell/>
          <table:table-cell office:value-type="float" office:value="1.570174" calcext:value-type="float">
            <text:p>1.570174</text:p>
          </table:table-cell>
          <table:table-cell office:value-type="float" office:value="5.5223" calcext:value-type="float">
            <text:p>5.5223</text:p>
          </table:table-cell>
          <table:table-cell office:value-type="float" office:value="5.457429" calcext:value-type="float">
            <text:p>5.457429</text:p>
          </table:table-cell>
          <table:table-cell office:value-type="float" office:value="19.061022" calcext:value-type="float">
            <text:p>19.061022</text:p>
          </table:table-cell>
          <table:table-cell office:value-type="float" office:value="217678" calcext:value-type="float">
            <text:p>217678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901" calcext:value-type="float">
            <text:p>4939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2642" calcext:value-type="float">
            <text:p>82.602642</text:p>
          </table:table-cell>
          <table:table-cell office:value-type="float" office:value="84.803" calcext:value-type="float">
            <text:p>84.803</text:p>
          </table:table-cell>
          <table:table-cell office:value-type="float" office:value="82.602642" calcext:value-type="float">
            <text:p>82.602642</text:p>
          </table:table-cell>
          <table:table-cell office:value-type="float" office:value="84.803" calcext:value-type="float">
            <text:p>84.803</text:p>
          </table:table-cell>
          <table:table-cell office:value-type="float" office:value="82.593685" calcext:value-type="float">
            <text:p>82.593685</text:p>
          </table:table-cell>
          <table:table-cell office:value-type="float" office:value="1.598058" calcext:value-type="float">
            <text:p>1.598058</text:p>
          </table:table-cell>
          <table:table-cell/>
          <table:table-cell office:value-type="float" office:value="1.568038" calcext:value-type="float">
            <text:p>1.568038</text:p>
          </table:table-cell>
          <table:table-cell office:value-type="float" office:value="5.394263" calcext:value-type="float">
            <text:p>5.394263</text:p>
          </table:table-cell>
          <table:table-cell office:value-type="float" office:value="5.463295" calcext:value-type="float">
            <text:p>5.463295</text:p>
          </table:table-cell>
          <table:table-cell office:value-type="float" office:value="44.654975" calcext:value-type="float">
            <text:p>44.654975</text:p>
          </table:table-cell>
          <table:table-cell office:value-type="float" office:value="217691" calcext:value-type="float">
            <text:p>217691</text:p>
          </table:table-cell>
          <table:table-cell office:value-type="float" office:value="4.950171" calcext:value-type="float">
            <text:p>4.950171</text:p>
          </table:table-cell>
        </table:table-row>
        <table:table-row table:style-name="ro1">
          <table:table-cell office:value-type="float" office:value="493902" calcext:value-type="float">
            <text:p>49390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2642" calcext:value-type="float">
            <text:p>82.602642</text:p>
          </table:table-cell>
          <table:table-cell office:value-type="float" office:value="79.453" calcext:value-type="float">
            <text:p>79.453</text:p>
          </table:table-cell>
          <table:table-cell table:number-columns-repeated="2" office:value-type="float" office:value="82.602642" calcext:value-type="float">
            <text:p>82.602642</text:p>
          </table:table-cell>
          <table:table-cell office:value-type="float" office:value="82.603536" calcext:value-type="float">
            <text:p>82.603536</text:p>
          </table:table-cell>
          <table:table-cell office:value-type="float" office:value="1.593023" calcext:value-type="float">
            <text:p>1.593023</text:p>
          </table:table-cell>
          <table:table-cell/>
          <table:table-cell office:value-type="float" office:value="1.569242" calcext:value-type="float">
            <text:p>1.569242</text:p>
          </table:table-cell>
          <table:table-cell office:value-type="float" office:value="5.377044" calcext:value-type="float">
            <text:p>5.377044</text:p>
          </table:table-cell>
          <table:table-cell office:value-type="float" office:value="5.460374" calcext:value-type="float">
            <text:p>5.460374</text:p>
          </table:table-cell>
          <table:table-cell office:value-type="float" office:value="52.399912" calcext:value-type="float">
            <text:p>52.399912</text:p>
          </table:table-cell>
          <table:table-cell office:value-type="float" office:value="217691" calcext:value-type="float">
            <text:p>217691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3904" calcext:value-type="float">
            <text:p>4939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3536" calcext:value-type="float">
            <text:p>82.603536</text:p>
          </table:table-cell>
          <table:table-cell office:value-type="float" office:value="81.779" calcext:value-type="float">
            <text:p>81.779</text:p>
          </table:table-cell>
          <table:table-cell office:value-type="float" office:value="82.603536" calcext:value-type="float">
            <text:p>82.603536</text:p>
          </table:table-cell>
          <table:table-cell office:value-type="float" office:value="81.779" calcext:value-type="float">
            <text:p>81.779</text:p>
          </table:table-cell>
          <table:table-cell office:value-type="float" office:value="82.603532" calcext:value-type="float">
            <text:p>82.603532</text:p>
          </table:table-cell>
          <table:table-cell office:value-type="float" office:value="1.547137" calcext:value-type="float">
            <text:p>1.547137</text:p>
          </table:table-cell>
          <table:table-cell/>
          <table:table-cell office:value-type="float" office:value="1.570101" calcext:value-type="float">
            <text:p>1.570101</text:p>
          </table:table-cell>
          <table:table-cell office:value-type="float" office:value="5.522296" calcext:value-type="float">
            <text:p>5.522296</text:p>
          </table:table-cell>
          <table:table-cell office:value-type="float" office:value="5.457366" calcext:value-type="float">
            <text:p>5.457366</text:p>
          </table:table-cell>
          <table:table-cell office:value-type="float" office:value="18.994156" calcext:value-type="float">
            <text:p>18.994156</text:p>
          </table:table-cell>
          <table:table-cell office:value-type="float" office:value="217680" calcext:value-type="float">
            <text:p>217680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919" calcext:value-type="float">
            <text:p>4939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3532" calcext:value-type="float">
            <text:p>82.603532</text:p>
          </table:table-cell>
          <table:table-cell office:value-type="float" office:value="84.751" calcext:value-type="float">
            <text:p>84.751</text:p>
          </table:table-cell>
          <table:table-cell office:value-type="float" office:value="82.603532" calcext:value-type="float">
            <text:p>82.603532</text:p>
          </table:table-cell>
          <table:table-cell office:value-type="float" office:value="84.751" calcext:value-type="float">
            <text:p>84.751</text:p>
          </table:table-cell>
          <table:table-cell office:value-type="float" office:value="82.594941" calcext:value-type="float">
            <text:p>82.594941</text:p>
          </table:table-cell>
          <table:table-cell office:value-type="float" office:value="1.600507" calcext:value-type="float">
            <text:p>1.600507</text:p>
          </table:table-cell>
          <table:table-cell/>
          <table:table-cell office:value-type="float" office:value="1.56797" calcext:value-type="float">
            <text:p>1.56797</text:p>
          </table:table-cell>
          <table:table-cell office:value-type="float" office:value="5.393956" calcext:value-type="float">
            <text:p>5.393956</text:p>
          </table:table-cell>
          <table:table-cell office:value-type="float" office:value="5.463255" calcext:value-type="float">
            <text:p>5.463255</text:p>
          </table:table-cell>
          <table:table-cell office:value-type="float" office:value="44.465702" calcext:value-type="float">
            <text:p>44.465702</text:p>
          </table:table-cell>
          <table:table-cell office:value-type="float" office:value="217692" calcext:value-type="float">
            <text:p>217692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3921" calcext:value-type="float">
            <text:p>4939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3532" calcext:value-type="float">
            <text:p>82.603532</text:p>
          </table:table-cell>
          <table:table-cell office:value-type="float" office:value="79.443" calcext:value-type="float">
            <text:p>79.443</text:p>
          </table:table-cell>
          <table:table-cell table:number-columns-repeated="2" office:value-type="float" office:value="82.603532" calcext:value-type="float">
            <text:p>82.603532</text:p>
          </table:table-cell>
          <table:table-cell office:value-type="float" office:value="82.604595" calcext:value-type="float">
            <text:p>82.604595</text:p>
          </table:table-cell>
          <table:table-cell office:value-type="float" office:value="1.592943" calcext:value-type="float">
            <text:p>1.592943</text:p>
          </table:table-cell>
          <table:table-cell/>
          <table:table-cell office:value-type="float" office:value="1.569287" calcext:value-type="float">
            <text:p>1.569287</text:p>
          </table:table-cell>
          <table:table-cell office:value-type="float" office:value="5.377046" calcext:value-type="float">
            <text:p>5.377046</text:p>
          </table:table-cell>
          <table:table-cell office:value-type="float" office:value="5.46031" calcext:value-type="float">
            <text:p>5.46031</text:p>
          </table:table-cell>
          <table:table-cell office:value-type="float" office:value="52.443308" calcext:value-type="float">
            <text:p>52.443308</text:p>
          </table:table-cell>
          <table:table-cell office:value-type="float" office:value="217692" calcext:value-type="float">
            <text:p>217692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3939" calcext:value-type="float">
            <text:p>4939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4595" calcext:value-type="float">
            <text:p>82.604595</text:p>
          </table:table-cell>
          <table:table-cell office:value-type="float" office:value="81.84" calcext:value-type="float">
            <text:p>81.84</text:p>
          </table:table-cell>
          <table:table-cell office:value-type="float" office:value="82.604595" calcext:value-type="float">
            <text:p>82.604595</text:p>
          </table:table-cell>
          <table:table-cell office:value-type="float" office:value="81.84" calcext:value-type="float">
            <text:p>81.84</text:p>
          </table:table-cell>
          <table:table-cell office:value-type="float" office:value="82.604591" calcext:value-type="float">
            <text:p>82.604591</text:p>
          </table:table-cell>
          <table:table-cell office:value-type="float" office:value="1.547186" calcext:value-type="float">
            <text:p>1.547186</text:p>
          </table:table-cell>
          <table:table-cell/>
          <table:table-cell office:value-type="float" office:value="1.57014" calcext:value-type="float">
            <text:p>1.57014</text:p>
          </table:table-cell>
          <table:table-cell office:value-type="float" office:value="5.52229" calcext:value-type="float">
            <text:p>5.52229</text:p>
          </table:table-cell>
          <table:table-cell office:value-type="float" office:value="5.457306" calcext:value-type="float">
            <text:p>5.457306</text:p>
          </table:table-cell>
          <table:table-cell office:value-type="float" office:value="18.888976" calcext:value-type="float">
            <text:p>18.888976</text:p>
          </table:table-cell>
          <table:table-cell office:value-type="float" office:value="217682" calcext:value-type="float">
            <text:p>217682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960" calcext:value-type="float">
            <text:p>4939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4591" calcext:value-type="float">
            <text:p>82.604591</text:p>
          </table:table-cell>
          <table:table-cell office:value-type="float" office:value="84.645" calcext:value-type="float">
            <text:p>84.645</text:p>
          </table:table-cell>
          <table:table-cell office:value-type="float" office:value="82.604591" calcext:value-type="float">
            <text:p>82.604591</text:p>
          </table:table-cell>
          <table:table-cell office:value-type="float" office:value="84.645" calcext:value-type="float">
            <text:p>84.645</text:p>
          </table:table-cell>
          <table:table-cell office:value-type="float" office:value="82.59658" calcext:value-type="float">
            <text:p>82.59658</text:p>
          </table:table-cell>
          <table:table-cell office:value-type="float" office:value="1.600423" calcext:value-type="float">
            <text:p>1.600423</text:p>
          </table:table-cell>
          <table:table-cell/>
          <table:table-cell office:value-type="float" office:value="1.568004" calcext:value-type="float">
            <text:p>1.568004</text:p>
          </table:table-cell>
          <table:table-cell office:value-type="float" office:value="5.393979" calcext:value-type="float">
            <text:p>5.393979</text:p>
          </table:table-cell>
          <table:table-cell office:value-type="float" office:value="5.46323" calcext:value-type="float">
            <text:p>5.46323</text:p>
          </table:table-cell>
          <table:table-cell office:value-type="float" office:value="44.073815" calcext:value-type="float">
            <text:p>44.073815</text:p>
          </table:table-cell>
          <table:table-cell office:value-type="float" office:value="217694" calcext:value-type="float">
            <text:p>217694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3962" calcext:value-type="float">
            <text:p>4939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4591" calcext:value-type="float">
            <text:p>82.604591</text:p>
          </table:table-cell>
          <table:table-cell office:value-type="float" office:value="79.437" calcext:value-type="float">
            <text:p>79.437</text:p>
          </table:table-cell>
          <table:table-cell table:number-columns-repeated="2" office:value-type="float" office:value="82.604591" calcext:value-type="float">
            <text:p>82.604591</text:p>
          </table:table-cell>
          <table:table-cell office:value-type="float" office:value="82.605834" calcext:value-type="float">
            <text:p>82.605834</text:p>
          </table:table-cell>
          <table:table-cell office:value-type="float" office:value="1.592848" calcext:value-type="float">
            <text:p>1.592848</text:p>
          </table:table-cell>
          <table:table-cell/>
          <table:table-cell office:value-type="float" office:value="1.569328" calcext:value-type="float">
            <text:p>1.569328</text:p>
          </table:table-cell>
          <table:table-cell office:value-type="float" office:value="5.377048" calcext:value-type="float">
            <text:p>5.377048</text:p>
          </table:table-cell>
          <table:table-cell office:value-type="float" office:value="5.460263" calcext:value-type="float">
            <text:p>5.460263</text:p>
          </table:table-cell>
          <table:table-cell office:value-type="float" office:value="52.471436" calcext:value-type="float">
            <text:p>52.471436</text:p>
          </table:table-cell>
          <table:table-cell office:value-type="float" office:value="217694" calcext:value-type="float">
            <text:p>217694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3964" calcext:value-type="float">
            <text:p>4939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5834" calcext:value-type="float">
            <text:p>82.605834</text:p>
          </table:table-cell>
          <table:table-cell office:value-type="float" office:value="81.66" calcext:value-type="float">
            <text:p>81.66</text:p>
          </table:table-cell>
          <table:table-cell office:value-type="float" office:value="82.605834" calcext:value-type="float">
            <text:p>82.605834</text:p>
          </table:table-cell>
          <table:table-cell office:value-type="float" office:value="81.66" calcext:value-type="float">
            <text:p>81.66</text:p>
          </table:table-cell>
          <table:table-cell office:value-type="float" office:value="82.605829" calcext:value-type="float">
            <text:p>82.605829</text:p>
          </table:table-cell>
          <table:table-cell office:value-type="float" office:value="1.547244" calcext:value-type="float">
            <text:p>1.547244</text:p>
          </table:table-cell>
          <table:table-cell/>
          <table:table-cell office:value-type="float" office:value="1.570176" calcext:value-type="float">
            <text:p>1.570176</text:p>
          </table:table-cell>
          <table:table-cell office:value-type="float" office:value="5.522284" calcext:value-type="float">
            <text:p>5.522284</text:p>
          </table:table-cell>
          <table:table-cell office:value-type="float" office:value="5.457263" calcext:value-type="float">
            <text:p>5.457263</text:p>
          </table:table-cell>
          <table:table-cell office:value-type="float" office:value="19.207001" calcext:value-type="float">
            <text:p>19.207001</text:p>
          </table:table-cell>
          <table:table-cell office:value-type="float" office:value="217683" calcext:value-type="float">
            <text:p>21768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3979" calcext:value-type="float">
            <text:p>4939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5829" calcext:value-type="float">
            <text:p>82.605829</text:p>
          </table:table-cell>
          <table:table-cell office:value-type="float" office:value="84.894" calcext:value-type="float">
            <text:p>84.894</text:p>
          </table:table-cell>
          <table:table-cell office:value-type="float" office:value="82.605829" calcext:value-type="float">
            <text:p>82.605829</text:p>
          </table:table-cell>
          <table:table-cell office:value-type="float" office:value="84.894" calcext:value-type="float">
            <text:p>84.894</text:p>
          </table:table-cell>
          <table:table-cell office:value-type="float" office:value="82.596082" calcext:value-type="float">
            <text:p>82.596082</text:p>
          </table:table-cell>
          <table:table-cell office:value-type="float" office:value="1.59748" calcext:value-type="float">
            <text:p>1.59748</text:p>
          </table:table-cell>
          <table:table-cell/>
          <table:table-cell office:value-type="float" office:value="1.568063" calcext:value-type="float">
            <text:p>1.568063</text:p>
          </table:table-cell>
          <table:table-cell office:value-type="float" office:value="5.391814" calcext:value-type="float">
            <text:p>5.391814</text:p>
          </table:table-cell>
          <table:table-cell office:value-type="float" office:value="5.463102" calcext:value-type="float">
            <text:p>5.463102</text:p>
          </table:table-cell>
          <table:table-cell office:value-type="float" office:value="44.951797" calcext:value-type="float">
            <text:p>44.951797</text:p>
          </table:table-cell>
          <table:table-cell office:value-type="float" office:value="217696" calcext:value-type="float">
            <text:p>217696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3981" calcext:value-type="float">
            <text:p>4939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5829" calcext:value-type="float">
            <text:p>82.605829</text:p>
          </table:table-cell>
          <table:table-cell office:value-type="float" office:value="79.432" calcext:value-type="float">
            <text:p>79.432</text:p>
          </table:table-cell>
          <table:table-cell table:number-columns-repeated="2" office:value-type="float" office:value="82.605829" calcext:value-type="float">
            <text:p>82.605829</text:p>
          </table:table-cell>
          <table:table-cell office:value-type="float" office:value="82.60626" calcext:value-type="float">
            <text:p>82.60626</text:p>
          </table:table-cell>
          <table:table-cell office:value-type="float" office:value="1.592737" calcext:value-type="float">
            <text:p>1.592737</text:p>
          </table:table-cell>
          <table:table-cell/>
          <table:table-cell office:value-type="float" office:value="1.569231" calcext:value-type="float">
            <text:p>1.569231</text:p>
          </table:table-cell>
          <table:table-cell office:value-type="float" office:value="5.377051" calcext:value-type="float">
            <text:p>5.377051</text:p>
          </table:table-cell>
          <table:table-cell office:value-type="float" office:value="5.460104" calcext:value-type="float">
            <text:p>5.460104</text:p>
          </table:table-cell>
          <table:table-cell office:value-type="float" office:value="52.496293" calcext:value-type="float">
            <text:p>52.496293</text:p>
          </table:table-cell>
          <table:table-cell office:value-type="float" office:value="217696" calcext:value-type="float">
            <text:p>217696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3999" calcext:value-type="float">
            <text:p>4939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626" calcext:value-type="float">
            <text:p>82.60626</text:p>
          </table:table-cell>
          <table:table-cell office:value-type="float" office:value="81.89" calcext:value-type="float">
            <text:p>81.89</text:p>
          </table:table-cell>
          <table:table-cell office:value-type="float" office:value="82.60626" calcext:value-type="float">
            <text:p>82.60626</text:p>
          </table:table-cell>
          <table:table-cell office:value-type="float" office:value="81.89" calcext:value-type="float">
            <text:p>81.89</text:p>
          </table:table-cell>
          <table:table-cell office:value-type="float" office:value="82.609005" calcext:value-type="float">
            <text:p>82.609005</text:p>
          </table:table-cell>
          <table:table-cell office:value-type="float" office:value="1.547264" calcext:value-type="float">
            <text:p>1.547264</text:p>
          </table:table-cell>
          <table:table-cell/>
          <table:table-cell office:value-type="float" office:value="1.570078" calcext:value-type="float">
            <text:p>1.570078</text:p>
          </table:table-cell>
          <table:table-cell office:value-type="float" office:value="5.522282" calcext:value-type="float">
            <text:p>5.522282</text:p>
          </table:table-cell>
          <table:table-cell office:value-type="float" office:value="5.457111" calcext:value-type="float">
            <text:p>5.457111</text:p>
          </table:table-cell>
          <table:table-cell office:value-type="float" office:value="18.804162" calcext:value-type="float">
            <text:p>18.804162</text:p>
          </table:table-cell>
          <table:table-cell office:value-type="float" office:value="217685" calcext:value-type="float">
            <text:p>217685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019" calcext:value-type="float">
            <text:p>4940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9005" calcext:value-type="float">
            <text:p>82.609005</text:p>
          </table:table-cell>
          <table:table-cell office:value-type="float" office:value="84.798" calcext:value-type="float">
            <text:p>84.798</text:p>
          </table:table-cell>
          <table:table-cell office:value-type="float" office:value="82.609005" calcext:value-type="float">
            <text:p>82.609005</text:p>
          </table:table-cell>
          <table:table-cell office:value-type="float" office:value="84.798" calcext:value-type="float">
            <text:p>84.798</text:p>
          </table:table-cell>
          <table:table-cell office:value-type="float" office:value="82.601467" calcext:value-type="float">
            <text:p>82.601467</text:p>
          </table:table-cell>
          <table:table-cell office:value-type="float" office:value="1.600076" calcext:value-type="float">
            <text:p>1.600076</text:p>
          </table:table-cell>
          <table:table-cell/>
          <table:table-cell office:value-type="float" office:value="1.567948" calcext:value-type="float">
            <text:p>1.567948</text:p>
          </table:table-cell>
          <table:table-cell office:value-type="float" office:value="5.394075" calcext:value-type="float">
            <text:p>5.394075</text:p>
          </table:table-cell>
          <table:table-cell office:value-type="float" office:value="5.463076" calcext:value-type="float">
            <text:p>5.463076</text:p>
          </table:table-cell>
          <table:table-cell office:value-type="float" office:value="44.617712" calcext:value-type="float">
            <text:p>44.617712</text:p>
          </table:table-cell>
          <table:table-cell office:value-type="float" office:value="217697" calcext:value-type="float">
            <text:p>217697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021" calcext:value-type="float">
            <text:p>4940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9005" calcext:value-type="float">
            <text:p>82.609005</text:p>
          </table:table-cell>
          <table:table-cell office:value-type="float" office:value="79.485" calcext:value-type="float">
            <text:p>79.485</text:p>
          </table:table-cell>
          <table:table-cell table:number-columns-repeated="2" office:value-type="float" office:value="82.609005" calcext:value-type="float">
            <text:p>82.609005</text:p>
          </table:table-cell>
          <table:table-cell office:value-type="float" office:value="82.611282" calcext:value-type="float">
            <text:p>82.611282</text:p>
          </table:table-cell>
          <table:table-cell office:value-type="float" office:value="1.592453" calcext:value-type="float">
            <text:p>1.592453</text:p>
          </table:table-cell>
          <table:table-cell/>
          <table:table-cell office:value-type="float" office:value="1.569242" calcext:value-type="float">
            <text:p>1.569242</text:p>
          </table:table-cell>
          <table:table-cell office:value-type="float" office:value="5.377058" calcext:value-type="float">
            <text:p>5.377058</text:p>
          </table:table-cell>
          <table:table-cell office:value-type="float" office:value="5.460153" calcext:value-type="float">
            <text:p>5.460153</text:p>
          </table:table-cell>
          <table:table-cell office:value-type="float" office:value="52.297751" calcext:value-type="float">
            <text:p>52.297751</text:p>
          </table:table-cell>
          <table:table-cell office:value-type="float" office:value="217697" calcext:value-type="float">
            <text:p>217697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039" calcext:value-type="float">
            <text:p>4940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11282" calcext:value-type="float">
            <text:p>82.611282</text:p>
          </table:table-cell>
          <table:table-cell office:value-type="float" office:value="81.667" calcext:value-type="float">
            <text:p>81.667</text:p>
          </table:table-cell>
          <table:table-cell office:value-type="float" office:value="82.611282" calcext:value-type="float">
            <text:p>82.611282</text:p>
          </table:table-cell>
          <table:table-cell office:value-type="float" office:value="81.667" calcext:value-type="float">
            <text:p>81.667</text:p>
          </table:table-cell>
          <table:table-cell office:value-type="float" office:value="82.608537" calcext:value-type="float">
            <text:p>82.608537</text:p>
          </table:table-cell>
          <table:table-cell office:value-type="float" office:value="1.547499" calcext:value-type="float">
            <text:p>1.547499</text:p>
          </table:table-cell>
          <table:table-cell/>
          <table:table-cell office:value-type="float" office:value="1.570082" calcext:value-type="float">
            <text:p>1.570082</text:p>
          </table:table-cell>
          <table:table-cell office:value-type="float" office:value="5.522256" calcext:value-type="float">
            <text:p>5.522256</text:p>
          </table:table-cell>
          <table:table-cell office:value-type="float" office:value="5.457147" calcext:value-type="float">
            <text:p>5.457147</text:p>
          </table:table-cell>
          <table:table-cell office:value-type="float" office:value="19.204278" calcext:value-type="float">
            <text:p>19.204278</text:p>
          </table:table-cell>
          <table:table-cell office:value-type="float" office:value="217687" calcext:value-type="float">
            <text:p>217687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060" calcext:value-type="float">
            <text:p>4940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537" calcext:value-type="float">
            <text:p>82.608537</text:p>
          </table:table-cell>
          <table:table-cell office:value-type="float" office:value="84.807" calcext:value-type="float">
            <text:p>84.807</text:p>
          </table:table-cell>
          <table:table-cell office:value-type="float" office:value="82.608537" calcext:value-type="float">
            <text:p>82.608537</text:p>
          </table:table-cell>
          <table:table-cell office:value-type="float" office:value="84.807" calcext:value-type="float">
            <text:p>84.807</text:p>
          </table:table-cell>
          <table:table-cell office:value-type="float" office:value="82.598822" calcext:value-type="float">
            <text:p>82.598822</text:p>
          </table:table-cell>
          <table:table-cell office:value-type="float" office:value="1.597594" calcext:value-type="float">
            <text:p>1.597594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5.394391" calcext:value-type="float">
            <text:p>5.394391</text:p>
          </table:table-cell>
          <table:table-cell office:value-type="float" office:value="5.462995" calcext:value-type="float">
            <text:p>5.462995</text:p>
          </table:table-cell>
          <table:table-cell office:value-type="float" office:value="44.64804" calcext:value-type="float">
            <text:p>44.64804</text:p>
          </table:table-cell>
          <table:table-cell office:value-type="float" office:value="217699" calcext:value-type="float">
            <text:p>217699</text:p>
          </table:table-cell>
          <table:table-cell office:value-type="float" office:value="4.950171" calcext:value-type="float">
            <text:p>4.950171</text:p>
          </table:table-cell>
        </table:table-row>
        <table:table-row table:style-name="ro1">
          <table:table-cell office:value-type="float" office:value="494062" calcext:value-type="float">
            <text:p>4940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537" calcext:value-type="float">
            <text:p>82.608537</text:p>
          </table:table-cell>
          <table:table-cell office:value-type="float" office:value="79.463" calcext:value-type="float">
            <text:p>79.463</text:p>
          </table:table-cell>
          <table:table-cell table:number-columns-repeated="2" office:value-type="float" office:value="82.608537" calcext:value-type="float">
            <text:p>82.608537</text:p>
          </table:table-cell>
          <table:table-cell office:value-type="float" office:value="82.608658" calcext:value-type="float">
            <text:p>82.608658</text:p>
          </table:table-cell>
          <table:table-cell office:value-type="float" office:value="1.592495" calcext:value-type="float">
            <text:p>1.592495</text:p>
          </table:table-cell>
          <table:table-cell/>
          <table:table-cell office:value-type="float" office:value="1.569187" calcext:value-type="float">
            <text:p>1.569187</text:p>
          </table:table-cell>
          <table:table-cell office:value-type="float" office:value="5.377057" calcext:value-type="float">
            <text:p>5.377057</text:p>
          </table:table-cell>
          <table:table-cell office:value-type="float" office:value="5.460092" calcext:value-type="float">
            <text:p>5.460092</text:p>
          </table:table-cell>
          <table:table-cell office:value-type="float" office:value="52.383552" calcext:value-type="float">
            <text:p>52.383552</text:p>
          </table:table-cell>
          <table:table-cell office:value-type="float" office:value="217699" calcext:value-type="float">
            <text:p>217699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064" calcext:value-type="float">
            <text:p>4940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658" calcext:value-type="float">
            <text:p>82.608658</text:p>
          </table:table-cell>
          <table:table-cell office:value-type="float" office:value="81.607" calcext:value-type="float">
            <text:p>81.607</text:p>
          </table:table-cell>
          <table:table-cell office:value-type="float" office:value="82.608658" calcext:value-type="float">
            <text:p>82.608658</text:p>
          </table:table-cell>
          <table:table-cell office:value-type="float" office:value="81.607" calcext:value-type="float">
            <text:p>81.607</text:p>
          </table:table-cell>
          <table:table-cell office:value-type="float" office:value="82.608647" calcext:value-type="float">
            <text:p>82.608647</text:p>
          </table:table-cell>
          <table:table-cell office:value-type="float" office:value="1.547377" calcext:value-type="float">
            <text:p>1.547377</text:p>
          </table:table-cell>
          <table:table-cell/>
          <table:table-cell office:value-type="float" office:value="1.570029" calcext:value-type="float">
            <text:p>1.570029</text:p>
          </table:table-cell>
          <table:table-cell office:value-type="float" office:value="5.522269" calcext:value-type="float">
            <text:p>5.522269</text:p>
          </table:table-cell>
          <table:table-cell office:value-type="float" office:value="5.457093" calcext:value-type="float">
            <text:p>5.457093</text:p>
          </table:table-cell>
          <table:table-cell office:value-type="float" office:value="19.304958" calcext:value-type="float">
            <text:p>19.304958</text:p>
          </table:table-cell>
          <table:table-cell office:value-type="float" office:value="217688" calcext:value-type="float">
            <text:p>217688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080" calcext:value-type="float">
            <text:p>49408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647" calcext:value-type="float">
            <text:p>82.608647</text:p>
          </table:table-cell>
          <table:table-cell office:value-type="float" office:value="84.665" calcext:value-type="float">
            <text:p>84.665</text:p>
          </table:table-cell>
          <table:table-cell office:value-type="float" office:value="82.608647" calcext:value-type="float">
            <text:p>82.608647</text:p>
          </table:table-cell>
          <table:table-cell office:value-type="float" office:value="84.665" calcext:value-type="float">
            <text:p>84.665</text:p>
          </table:table-cell>
          <table:table-cell office:value-type="float" office:value="82.595601" calcext:value-type="float">
            <text:p>82.595601</text:p>
          </table:table-cell>
          <table:table-cell office:value-type="float" office:value="1.600431" calcext:value-type="float">
            <text:p>1.600431</text:p>
          </table:table-cell>
          <table:table-cell/>
          <table:table-cell office:value-type="float" office:value="1.567947" calcext:value-type="float">
            <text:p>1.567947</text:p>
          </table:table-cell>
          <table:table-cell office:value-type="float" office:value="5.396586" calcext:value-type="float">
            <text:p>5.396586</text:p>
          </table:table-cell>
          <table:table-cell office:value-type="float" office:value="5.46292" calcext:value-type="float">
            <text:p>5.46292</text:p>
          </table:table-cell>
          <table:table-cell office:value-type="float" office:value="44.1563" calcext:value-type="float">
            <text:p>44.1563</text:p>
          </table:table-cell>
          <table:table-cell office:value-type="float" office:value="217701" calcext:value-type="float">
            <text:p>217701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082" calcext:value-type="float">
            <text:p>4940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647" calcext:value-type="float">
            <text:p>82.608647</text:p>
          </table:table-cell>
          <table:table-cell office:value-type="float" office:value="79.489" calcext:value-type="float">
            <text:p>79.489</text:p>
          </table:table-cell>
          <table:table-cell table:number-columns-repeated="2" office:value-type="float" office:value="82.608647" calcext:value-type="float">
            <text:p>82.608647</text:p>
          </table:table-cell>
          <table:table-cell office:value-type="float" office:value="82.604918" calcext:value-type="float">
            <text:p>82.604918</text:p>
          </table:table-cell>
          <table:table-cell office:value-type="float" office:value="1.592485" calcext:value-type="float">
            <text:p>1.592485</text:p>
          </table:table-cell>
          <table:table-cell/>
          <table:table-cell office:value-type="float" office:value="1.569274" calcext:value-type="float">
            <text:p>1.569274</text:p>
          </table:table-cell>
          <table:table-cell office:value-type="float" office:value="5.377058" calcext:value-type="float">
            <text:p>5.377058</text:p>
          </table:table-cell>
          <table:table-cell office:value-type="float" office:value="5.460082" calcext:value-type="float">
            <text:p>5.460082</text:p>
          </table:table-cell>
          <table:table-cell office:value-type="float" office:value="52.280383" calcext:value-type="float">
            <text:p>52.280383</text:p>
          </table:table-cell>
          <table:table-cell office:value-type="float" office:value="217701" calcext:value-type="float">
            <text:p>217701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099" calcext:value-type="float">
            <text:p>4940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4918" calcext:value-type="float">
            <text:p>82.604918</text:p>
          </table:table-cell>
          <table:table-cell office:value-type="float" office:value="81.601" calcext:value-type="float">
            <text:p>81.601</text:p>
          </table:table-cell>
          <table:table-cell office:value-type="float" office:value="82.604918" calcext:value-type="float">
            <text:p>82.604918</text:p>
          </table:table-cell>
          <table:table-cell office:value-type="float" office:value="81.601" calcext:value-type="float">
            <text:p>81.601</text:p>
          </table:table-cell>
          <table:table-cell office:value-type="float" office:value="82.60492" calcext:value-type="float">
            <text:p>82.60492</text:p>
          </table:table-cell>
          <table:table-cell office:value-type="float" office:value="1.547202" calcext:value-type="float">
            <text:p>1.547202</text:p>
          </table:table-cell>
          <table:table-cell/>
          <table:table-cell office:value-type="float" office:value="1.570114" calcext:value-type="float">
            <text:p>1.570114</text:p>
          </table:table-cell>
          <table:table-cell office:value-type="float" office:value="5.522289" calcext:value-type="float">
            <text:p>5.522289</text:p>
          </table:table-cell>
          <table:table-cell office:value-type="float" office:value="5.457078" calcext:value-type="float">
            <text:p>5.457078</text:p>
          </table:table-cell>
          <table:table-cell office:value-type="float" office:value="19.308924" calcext:value-type="float">
            <text:p>19.308924</text:p>
          </table:table-cell>
          <table:table-cell office:value-type="float" office:value="217690" calcext:value-type="float">
            <text:p>217690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119" calcext:value-type="float">
            <text:p>4941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492" calcext:value-type="float">
            <text:p>82.60492</text:p>
          </table:table-cell>
          <table:table-cell office:value-type="float" office:value="84.691" calcext:value-type="float">
            <text:p>84.691</text:p>
          </table:table-cell>
          <table:table-cell office:value-type="float" office:value="82.60492" calcext:value-type="float">
            <text:p>82.60492</text:p>
          </table:table-cell>
          <table:table-cell office:value-type="float" office:value="84.691" calcext:value-type="float">
            <text:p>84.691</text:p>
          </table:table-cell>
          <table:table-cell office:value-type="float" office:value="82.597346" calcext:value-type="float">
            <text:p>82.597346</text:p>
          </table:table-cell>
          <table:table-cell office:value-type="float" office:value="1.600724" calcext:value-type="float">
            <text:p>1.600724</text:p>
          </table:table-cell>
          <table:table-cell/>
          <table:table-cell office:value-type="float" office:value="1.568009" calcext:value-type="float">
            <text:p>1.568009</text:p>
          </table:table-cell>
          <table:table-cell office:value-type="float" office:value="5.396505" calcext:value-type="float">
            <text:p>5.396505</text:p>
          </table:table-cell>
          <table:table-cell office:value-type="float" office:value="5.462906" calcext:value-type="float">
            <text:p>5.462906</text:p>
          </table:table-cell>
          <table:table-cell office:value-type="float" office:value="44.265174" calcext:value-type="float">
            <text:p>44.265174</text:p>
          </table:table-cell>
          <table:table-cell office:value-type="float" office:value="217702" calcext:value-type="float">
            <text:p>217702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121" calcext:value-type="float">
            <text:p>4941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492" calcext:value-type="float">
            <text:p>82.60492</text:p>
          </table:table-cell>
          <table:table-cell office:value-type="float" office:value="79.492" calcext:value-type="float">
            <text:p>79.492</text:p>
          </table:table-cell>
          <table:table-cell table:number-columns-repeated="2" office:value-type="float" office:value="82.60492" calcext:value-type="float">
            <text:p>82.60492</text:p>
          </table:table-cell>
          <table:table-cell office:value-type="float" office:value="82.606764" calcext:value-type="float">
            <text:p>82.606764</text:p>
          </table:table-cell>
          <table:table-cell office:value-type="float" office:value="1.592819" calcext:value-type="float">
            <text:p>1.592819</text:p>
          </table:table-cell>
          <table:table-cell/>
          <table:table-cell office:value-type="float" office:value="1.569342" calcext:value-type="float">
            <text:p>1.569342</text:p>
          </table:table-cell>
          <table:table-cell office:value-type="float" office:value="5.377049" calcext:value-type="float">
            <text:p>5.377049</text:p>
          </table:table-cell>
          <table:table-cell office:value-type="float" office:value="5.460072" calcext:value-type="float">
            <text:p>5.460072</text:p>
          </table:table-cell>
          <table:table-cell office:value-type="float" office:value="52.253578" calcext:value-type="float">
            <text:p>52.253578</text:p>
          </table:table-cell>
          <table:table-cell office:value-type="float" office:value="217702" calcext:value-type="float">
            <text:p>217702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139" calcext:value-type="float">
            <text:p>4941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6764" calcext:value-type="float">
            <text:p>82.606764</text:p>
          </table:table-cell>
          <table:table-cell office:value-type="float" office:value="81.648" calcext:value-type="float">
            <text:p>81.648</text:p>
          </table:table-cell>
          <table:table-cell office:value-type="float" office:value="82.606764" calcext:value-type="float">
            <text:p>82.606764</text:p>
          </table:table-cell>
          <table:table-cell office:value-type="float" office:value="81.648" calcext:value-type="float">
            <text:p>81.648</text:p>
          </table:table-cell>
          <table:table-cell office:value-type="float" office:value="82.606756" calcext:value-type="float">
            <text:p>82.606756</text:p>
          </table:table-cell>
          <table:table-cell office:value-type="float" office:value="1.547288" calcext:value-type="float">
            <text:p>1.547288</text:p>
          </table:table-cell>
          <table:table-cell/>
          <table:table-cell office:value-type="float" office:value="1.570192" calcext:value-type="float">
            <text:p>1.570192</text:p>
          </table:table-cell>
          <table:table-cell office:value-type="float" office:value="5.522279" calcext:value-type="float">
            <text:p>5.522279</text:p>
          </table:table-cell>
          <table:table-cell office:value-type="float" office:value="5.457067" calcext:value-type="float">
            <text:p>5.457067</text:p>
          </table:table-cell>
          <table:table-cell office:value-type="float" office:value="19.22969" calcext:value-type="float">
            <text:p>19.22969</text:p>
          </table:table-cell>
          <table:table-cell office:value-type="float" office:value="217692" calcext:value-type="float">
            <text:p>217692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160" calcext:value-type="float">
            <text:p>4941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6756" calcext:value-type="float">
            <text:p>82.606756</text:p>
          </table:table-cell>
          <table:table-cell office:value-type="float" office:value="84.593" calcext:value-type="float">
            <text:p>84.593</text:p>
          </table:table-cell>
          <table:table-cell office:value-type="float" office:value="82.606756" calcext:value-type="float">
            <text:p>82.606756</text:p>
          </table:table-cell>
          <table:table-cell office:value-type="float" office:value="84.593" calcext:value-type="float">
            <text:p>84.593</text:p>
          </table:table-cell>
          <table:table-cell office:value-type="float" office:value="82.596916" calcext:value-type="float">
            <text:p>82.596916</text:p>
          </table:table-cell>
          <table:table-cell office:value-type="float" office:value="1.60058" calcext:value-type="float">
            <text:p>1.60058</text:p>
          </table:table-cell>
          <table:table-cell/>
          <table:table-cell office:value-type="float" office:value="1.568083" calcext:value-type="float">
            <text:p>1.568083</text:p>
          </table:table-cell>
          <table:table-cell office:value-type="float" office:value="5.396545" calcext:value-type="float">
            <text:p>5.396545</text:p>
          </table:table-cell>
          <table:table-cell office:value-type="float" office:value="5.462917" calcext:value-type="float">
            <text:p>5.462917</text:p>
          </table:table-cell>
          <table:table-cell office:value-type="float" office:value="43.899523" calcext:value-type="float">
            <text:p>43.899523</text:p>
          </table:table-cell>
          <table:table-cell office:value-type="float" office:value="217704" calcext:value-type="float">
            <text:p>217704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162" calcext:value-type="float">
            <text:p>4941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6756" calcext:value-type="float">
            <text:p>82.606756</text:p>
          </table:table-cell>
          <table:table-cell office:value-type="float" office:value="79.467" calcext:value-type="float">
            <text:p>79.467</text:p>
          </table:table-cell>
          <table:table-cell table:number-columns-repeated="2" office:value-type="float" office:value="82.606756" calcext:value-type="float">
            <text:p>82.606756</text:p>
          </table:table-cell>
          <table:table-cell office:value-type="float" office:value="82.605981" calcext:value-type="float">
            <text:p>82.605981</text:p>
          </table:table-cell>
          <table:table-cell office:value-type="float" office:value="1.592654" calcext:value-type="float">
            <text:p>1.592654</text:p>
          </table:table-cell>
          <table:table-cell/>
          <table:table-cell office:value-type="float" office:value="1.569419" calcext:value-type="float">
            <text:p>1.569419</text:p>
          </table:table-cell>
          <table:table-cell office:value-type="float" office:value="5.377053" calcext:value-type="float">
            <text:p>5.377053</text:p>
          </table:table-cell>
          <table:table-cell office:value-type="float" office:value="5.460062" calcext:value-type="float">
            <text:p>5.460062</text:p>
          </table:table-cell>
          <table:table-cell office:value-type="float" office:value="52.360519" calcext:value-type="float">
            <text:p>52.360519</text:p>
          </table:table-cell>
          <table:table-cell office:value-type="float" office:value="217704" calcext:value-type="float">
            <text:p>217704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169" calcext:value-type="float">
            <text:p>49416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5981" calcext:value-type="float">
            <text:p>82.605981</text:p>
          </table:table-cell>
          <table:table-cell office:value-type="float" office:value="81.637" calcext:value-type="float">
            <text:p>81.637</text:p>
          </table:table-cell>
          <table:table-cell office:value-type="float" office:value="82.605981" calcext:value-type="float">
            <text:p>82.605981</text:p>
          </table:table-cell>
          <table:table-cell office:value-type="float" office:value="81.637" calcext:value-type="float">
            <text:p>81.637</text:p>
          </table:table-cell>
          <table:table-cell office:value-type="float" office:value="82.605994" calcext:value-type="float">
            <text:p>82.605994</text:p>
          </table:table-cell>
          <table:table-cell office:value-type="float" office:value="1.547251" calcext:value-type="float">
            <text:p>1.547251</text:p>
          </table:table-cell>
          <table:table-cell/>
          <table:table-cell office:value-type="float" office:value="1.570259" calcext:value-type="float">
            <text:p>1.570259</text:p>
          </table:table-cell>
          <table:table-cell office:value-type="float" office:value="5.522283" calcext:value-type="float">
            <text:p>5.522283</text:p>
          </table:table-cell>
          <table:table-cell office:value-type="float" office:value="5.457064" calcext:value-type="float">
            <text:p>5.457064</text:p>
          </table:table-cell>
          <table:table-cell office:value-type="float" office:value="19.247619" calcext:value-type="float">
            <text:p>19.247619</text:p>
          </table:table-cell>
          <table:table-cell office:value-type="float" office:value="217693" calcext:value-type="float">
            <text:p>21769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199" calcext:value-type="float">
            <text:p>4941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5994" calcext:value-type="float">
            <text:p>82.605994</text:p>
          </table:table-cell>
          <table:table-cell office:value-type="float" office:value="84.762" calcext:value-type="float">
            <text:p>84.762</text:p>
          </table:table-cell>
          <table:table-cell office:value-type="float" office:value="82.605994" calcext:value-type="float">
            <text:p>82.605994</text:p>
          </table:table-cell>
          <table:table-cell office:value-type="float" office:value="84.762" calcext:value-type="float">
            <text:p>84.762</text:p>
          </table:table-cell>
          <table:table-cell office:value-type="float" office:value="82.59604" calcext:value-type="float">
            <text:p>82.59604</text:p>
          </table:table-cell>
          <table:table-cell office:value-type="float" office:value="1.600313" calcext:value-type="float">
            <text:p>1.600313</text:p>
          </table:table-cell>
          <table:table-cell/>
          <table:table-cell office:value-type="float" office:value="1.568141" calcext:value-type="float">
            <text:p>1.568141</text:p>
          </table:table-cell>
          <table:table-cell office:value-type="float" office:value="5.394009" calcext:value-type="float">
            <text:p>5.394009</text:p>
          </table:table-cell>
          <table:table-cell office:value-type="float" office:value="5.462909" calcext:value-type="float">
            <text:p>5.462909</text:p>
          </table:table-cell>
          <table:table-cell office:value-type="float" office:value="44.496956" calcext:value-type="float">
            <text:p>44.496956</text:p>
          </table:table-cell>
          <table:table-cell office:value-type="float" office:value="217706" calcext:value-type="float">
            <text:p>217706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201" calcext:value-type="float">
            <text:p>4942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5994" calcext:value-type="float">
            <text:p>82.605994</text:p>
          </table:table-cell>
          <table:table-cell office:value-type="float" office:value="79.498" calcext:value-type="float">
            <text:p>79.498</text:p>
          </table:table-cell>
          <table:table-cell table:number-columns-repeated="2" office:value-type="float" office:value="82.605994" calcext:value-type="float">
            <text:p>82.605994</text:p>
          </table:table-cell>
          <table:table-cell office:value-type="float" office:value="82.605732" calcext:value-type="float">
            <text:p>82.605732</text:p>
          </table:table-cell>
          <table:table-cell office:value-type="float" office:value="1.593049" calcext:value-type="float">
            <text:p>1.593049</text:p>
          </table:table-cell>
          <table:table-cell/>
          <table:table-cell office:value-type="float" office:value="1.569441" calcext:value-type="float">
            <text:p>1.569441</text:p>
          </table:table-cell>
          <table:table-cell office:value-type="float" office:value="5.37957" calcext:value-type="float">
            <text:p>5.37957</text:p>
          </table:table-cell>
          <table:table-cell office:value-type="float" office:value="5.459983" calcext:value-type="float">
            <text:p>5.459983</text:p>
          </table:table-cell>
          <table:table-cell office:value-type="float" office:value="52.260538" calcext:value-type="float">
            <text:p>52.260538</text:p>
          </table:table-cell>
          <table:table-cell office:value-type="float" office:value="217706" calcext:value-type="float">
            <text:p>217706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220" calcext:value-type="float">
            <text:p>49422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5732" calcext:value-type="float">
            <text:p>82.605732</text:p>
          </table:table-cell>
          <table:table-cell office:value-type="float" office:value="81.573" calcext:value-type="float">
            <text:p>81.573</text:p>
          </table:table-cell>
          <table:table-cell office:value-type="float" office:value="82.605732" calcext:value-type="float">
            <text:p>82.605732</text:p>
          </table:table-cell>
          <table:table-cell office:value-type="float" office:value="81.573" calcext:value-type="float">
            <text:p>81.573</text:p>
          </table:table-cell>
          <table:table-cell office:value-type="float" office:value="82.605733" calcext:value-type="float">
            <text:p>82.605733</text:p>
          </table:table-cell>
          <table:table-cell office:value-type="float" office:value="1.54724" calcext:value-type="float">
            <text:p>1.54724</text:p>
          </table:table-cell>
          <table:table-cell/>
          <table:table-cell office:value-type="float" office:value="1.570296" calcext:value-type="float">
            <text:p>1.570296</text:p>
          </table:table-cell>
          <table:table-cell office:value-type="float" office:value="5.522284" calcext:value-type="float">
            <text:p>5.522284</text:p>
          </table:table-cell>
          <table:table-cell office:value-type="float" office:value="5.457072" calcext:value-type="float">
            <text:p>5.457072</text:p>
          </table:table-cell>
          <table:table-cell office:value-type="float" office:value="19.359484" calcext:value-type="float">
            <text:p>19.359484</text:p>
          </table:table-cell>
          <table:table-cell office:value-type="float" office:value="217695" calcext:value-type="float">
            <text:p>217695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239" calcext:value-type="float">
            <text:p>4942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5733" calcext:value-type="float">
            <text:p>82.605733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605733" calcext:value-type="float">
            <text:p>82.605733</text:p>
          </table:table-cell>
          <table:table-cell office:value-type="float" office:value="84.595" calcext:value-type="float">
            <text:p>84.595</text:p>
          </table:table-cell>
          <table:table-cell office:value-type="float" office:value="82.595173" calcext:value-type="float">
            <text:p>82.595173</text:p>
          </table:table-cell>
          <table:table-cell office:value-type="float" office:value="1.60066" calcext:value-type="float">
            <text:p>1.60066</text:p>
          </table:table-cell>
          <table:table-cell/>
          <table:table-cell office:value-type="float" office:value="1.568181" calcext:value-type="float">
            <text:p>1.568181</text:p>
          </table:table-cell>
          <table:table-cell office:value-type="float" office:value="5.396522" calcext:value-type="float">
            <text:p>5.396522</text:p>
          </table:table-cell>
          <table:table-cell office:value-type="float" office:value="5.462887" calcext:value-type="float">
            <text:p>5.462887</text:p>
          </table:table-cell>
          <table:table-cell office:value-type="float" office:value="43.910598" calcext:value-type="float">
            <text:p>43.910598</text:p>
          </table:table-cell>
          <table:table-cell office:value-type="float" office:value="217707" calcext:value-type="float">
            <text:p>217707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241" calcext:value-type="float">
            <text:p>49424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5733" calcext:value-type="float">
            <text:p>82.605733</text:p>
          </table:table-cell>
          <table:table-cell office:value-type="float" office:value="79.435" calcext:value-type="float">
            <text:p>79.435</text:p>
          </table:table-cell>
          <table:table-cell table:number-columns-repeated="2" office:value-type="float" office:value="82.605733" calcext:value-type="float">
            <text:p>82.605733</text:p>
          </table:table-cell>
          <table:table-cell office:value-type="float" office:value="82.60424" calcext:value-type="float">
            <text:p>82.60424</text:p>
          </table:table-cell>
          <table:table-cell office:value-type="float" office:value="1.593073" calcext:value-type="float">
            <text:p>1.593073</text:p>
          </table:table-cell>
          <table:table-cell/>
          <table:table-cell office:value-type="float" office:value="1.569517" calcext:value-type="float">
            <text:p>1.569517</text:p>
          </table:table-cell>
          <table:table-cell office:value-type="float" office:value="5.37957" calcext:value-type="float">
            <text:p>5.37957</text:p>
          </table:table-cell>
          <table:table-cell office:value-type="float" office:value="5.460034" calcext:value-type="float">
            <text:p>5.460034</text:p>
          </table:table-cell>
          <table:table-cell office:value-type="float" office:value="52.510671" calcext:value-type="float">
            <text:p>52.510671</text:p>
          </table:table-cell>
          <table:table-cell office:value-type="float" office:value="217707" calcext:value-type="float">
            <text:p>217707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259" calcext:value-type="float">
            <text:p>4942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424" calcext:value-type="float">
            <text:p>82.60424</text:p>
          </table:table-cell>
          <table:table-cell office:value-type="float" office:value="81.782" calcext:value-type="float">
            <text:p>81.782</text:p>
          </table:table-cell>
          <table:table-cell office:value-type="float" office:value="82.60424" calcext:value-type="float">
            <text:p>82.60424</text:p>
          </table:table-cell>
          <table:table-cell office:value-type="float" office:value="81.782" calcext:value-type="float">
            <text:p>81.782</text:p>
          </table:table-cell>
          <table:table-cell office:value-type="float" office:value="82.606992" calcext:value-type="float">
            <text:p>82.606992</text:p>
          </table:table-cell>
          <table:table-cell office:value-type="float" office:value="1.54717" calcext:value-type="float">
            <text:p>1.54717</text:p>
          </table:table-cell>
          <table:table-cell/>
          <table:table-cell office:value-type="float" office:value="1.570365" calcext:value-type="float">
            <text:p>1.570365</text:p>
          </table:table-cell>
          <table:table-cell office:value-type="float" office:value="5.522292" calcext:value-type="float">
            <text:p>5.522292</text:p>
          </table:table-cell>
          <table:table-cell office:value-type="float" office:value="5.457135" calcext:value-type="float">
            <text:p>5.457135</text:p>
          </table:table-cell>
          <table:table-cell office:value-type="float" office:value="18.990128" calcext:value-type="float">
            <text:p>18.990128</text:p>
          </table:table-cell>
          <table:table-cell office:value-type="float" office:value="217697" calcext:value-type="float">
            <text:p>217697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279" calcext:value-type="float">
            <text:p>4942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6992" calcext:value-type="float">
            <text:p>82.606992</text:p>
          </table:table-cell>
          <table:table-cell office:value-type="float" office:value="84.696" calcext:value-type="float">
            <text:p>84.696</text:p>
          </table:table-cell>
          <table:table-cell office:value-type="float" office:value="82.606992" calcext:value-type="float">
            <text:p>82.606992</text:p>
          </table:table-cell>
          <table:table-cell office:value-type="float" office:value="84.696" calcext:value-type="float">
            <text:p>84.696</text:p>
          </table:table-cell>
          <table:table-cell office:value-type="float" office:value="82.598423" calcext:value-type="float">
            <text:p>82.598423</text:p>
          </table:table-cell>
          <table:table-cell office:value-type="float" office:value="1.600561" calcext:value-type="float">
            <text:p>1.600561</text:p>
          </table:table-cell>
          <table:table-cell/>
          <table:table-cell office:value-type="float" office:value="1.568214" calcext:value-type="float">
            <text:p>1.568214</text:p>
          </table:table-cell>
          <table:table-cell office:value-type="float" office:value="5.39655" calcext:value-type="float">
            <text:p>5.39655</text:p>
          </table:table-cell>
          <table:table-cell office:value-type="float" office:value="5.463046" calcext:value-type="float">
            <text:p>5.463046</text:p>
          </table:table-cell>
          <table:table-cell office:value-type="float" office:value="44.275896" calcext:value-type="float">
            <text:p>44.275896</text:p>
          </table:table-cell>
          <table:table-cell office:value-type="float" office:value="217710" calcext:value-type="float">
            <text:p>217710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281" calcext:value-type="float">
            <text:p>4942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6992" calcext:value-type="float">
            <text:p>82.606992</text:p>
          </table:table-cell>
          <table:table-cell office:value-type="float" office:value="79.428" calcext:value-type="float">
            <text:p>79.428</text:p>
          </table:table-cell>
          <table:table-cell table:number-columns-repeated="2" office:value-type="float" office:value="82.606992" calcext:value-type="float">
            <text:p>82.606992</text:p>
          </table:table-cell>
          <table:table-cell office:value-type="float" office:value="82.607868" calcext:value-type="float">
            <text:p>82.607868</text:p>
          </table:table-cell>
          <table:table-cell office:value-type="float" office:value="1.593287" calcext:value-type="float">
            <text:p>1.593287</text:p>
          </table:table-cell>
          <table:table-cell/>
          <table:table-cell office:value-type="float" office:value="1.569531" calcext:value-type="float">
            <text:p>1.569531</text:p>
          </table:table-cell>
          <table:table-cell office:value-type="float" office:value="5.382092" calcext:value-type="float">
            <text:p>5.382092</text:p>
          </table:table-cell>
          <table:table-cell office:value-type="float" office:value="5.460208" calcext:value-type="float">
            <text:p>5.460208</text:p>
          </table:table-cell>
          <table:table-cell office:value-type="float" office:value="52.570334" calcext:value-type="float">
            <text:p>52.570334</text:p>
          </table:table-cell>
          <table:table-cell office:value-type="float" office:value="217710" calcext:value-type="float">
            <text:p>217710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299" calcext:value-type="float">
            <text:p>4942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7868" calcext:value-type="float">
            <text:p>82.607868</text:p>
          </table:table-cell>
          <table:table-cell office:value-type="float" office:value="81.671" calcext:value-type="float">
            <text:p>81.671</text:p>
          </table:table-cell>
          <table:table-cell office:value-type="float" office:value="82.607868" calcext:value-type="float">
            <text:p>82.607868</text:p>
          </table:table-cell>
          <table:table-cell office:value-type="float" office:value="81.671" calcext:value-type="float">
            <text:p>81.671</text:p>
          </table:table-cell>
          <table:table-cell office:value-type="float" office:value="82.607875" calcext:value-type="float">
            <text:p>82.607875</text:p>
          </table:table-cell>
          <table:table-cell office:value-type="float" office:value="1.54734" calcext:value-type="float">
            <text:p>1.54734</text:p>
          </table:table-cell>
          <table:table-cell/>
          <table:table-cell office:value-type="float" office:value="1.570386" calcext:value-type="float">
            <text:p>1.570386</text:p>
          </table:table-cell>
          <table:table-cell office:value-type="float" office:value="5.522274" calcext:value-type="float">
            <text:p>5.522274</text:p>
          </table:table-cell>
          <table:table-cell office:value-type="float" office:value="5.457397" calcext:value-type="float">
            <text:p>5.457397</text:p>
          </table:table-cell>
          <table:table-cell office:value-type="float" office:value="19.191269" calcext:value-type="float">
            <text:p>19.191269</text:p>
          </table:table-cell>
          <table:table-cell office:value-type="float" office:value="217699" calcext:value-type="float">
            <text:p>217699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320" calcext:value-type="float">
            <text:p>49432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7875" calcext:value-type="float">
            <text:p>82.607875</text:p>
          </table:table-cell>
          <table:table-cell office:value-type="float" office:value="84.607" calcext:value-type="float">
            <text:p>84.607</text:p>
          </table:table-cell>
          <table:table-cell office:value-type="float" office:value="82.607875" calcext:value-type="float">
            <text:p>82.607875</text:p>
          </table:table-cell>
          <table:table-cell office:value-type="float" office:value="84.607" calcext:value-type="float">
            <text:p>84.607</text:p>
          </table:table-cell>
          <table:table-cell office:value-type="float" office:value="82.59824" calcext:value-type="float">
            <text:p>82.59824</text:p>
          </table:table-cell>
          <table:table-cell office:value-type="float" office:value="1.600492" calcext:value-type="float">
            <text:p>1.600492</text:p>
          </table:table-cell>
          <table:table-cell/>
          <table:table-cell office:value-type="float" office:value="1.568262" calcext:value-type="float">
            <text:p>1.568262</text:p>
          </table:table-cell>
          <table:table-cell office:value-type="float" office:value="5.396569" calcext:value-type="float">
            <text:p>5.396569</text:p>
          </table:table-cell>
          <table:table-cell office:value-type="float" office:value="5.463227" calcext:value-type="float">
            <text:p>5.463227</text:p>
          </table:table-cell>
          <table:table-cell office:value-type="float" office:value="43.946703" calcext:value-type="float">
            <text:p>43.946703</text:p>
          </table:table-cell>
          <table:table-cell office:value-type="float" office:value="217712" calcext:value-type="float">
            <text:p>217712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322" calcext:value-type="float">
            <text:p>4943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7875" calcext:value-type="float">
            <text:p>82.607875</text:p>
          </table:table-cell>
          <table:table-cell office:value-type="float" office:value="79.431" calcext:value-type="float">
            <text:p>79.431</text:p>
          </table:table-cell>
          <table:table-cell table:number-columns-repeated="2" office:value-type="float" office:value="82.607875" calcext:value-type="float">
            <text:p>82.607875</text:p>
          </table:table-cell>
          <table:table-cell office:value-type="float" office:value="82.607341" calcext:value-type="float">
            <text:p>82.607341</text:p>
          </table:table-cell>
          <table:table-cell office:value-type="float" office:value="1.593208" calcext:value-type="float">
            <text:p>1.593208</text:p>
          </table:table-cell>
          <table:table-cell/>
          <table:table-cell office:value-type="float" office:value="1.569585" calcext:value-type="float">
            <text:p>1.569585</text:p>
          </table:table-cell>
          <table:table-cell office:value-type="float" office:value="5.382094" calcext:value-type="float">
            <text:p>5.382094</text:p>
          </table:table-cell>
          <table:table-cell office:value-type="float" office:value="5.460363" calcext:value-type="float">
            <text:p>5.460363</text:p>
          </table:table-cell>
          <table:table-cell office:value-type="float" office:value="52.561887" calcext:value-type="float">
            <text:p>52.561887</text:p>
          </table:table-cell>
          <table:table-cell office:value-type="float" office:value="217712" calcext:value-type="float">
            <text:p>217712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339" calcext:value-type="float">
            <text:p>4943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7341" calcext:value-type="float">
            <text:p>82.607341</text:p>
          </table:table-cell>
          <table:table-cell office:value-type="float" office:value="81.614" calcext:value-type="float">
            <text:p>81.614</text:p>
          </table:table-cell>
          <table:table-cell office:value-type="float" office:value="82.607341" calcext:value-type="float">
            <text:p>82.607341</text:p>
          </table:table-cell>
          <table:table-cell office:value-type="float" office:value="81.614" calcext:value-type="float">
            <text:p>81.614</text:p>
          </table:table-cell>
          <table:table-cell office:value-type="float" office:value="82.607343" calcext:value-type="float">
            <text:p>82.607343</text:p>
          </table:table-cell>
          <table:table-cell office:value-type="float" office:value="1.547315" calcext:value-type="float">
            <text:p>1.547315</text:p>
          </table:table-cell>
          <table:table-cell/>
          <table:table-cell office:value-type="float" office:value="1.570435" calcext:value-type="float">
            <text:p>1.570435</text:p>
          </table:table-cell>
          <table:table-cell office:value-type="float" office:value="5.522276" calcext:value-type="float">
            <text:p>5.522276</text:p>
          </table:table-cell>
          <table:table-cell office:value-type="float" office:value="5.457546" calcext:value-type="float">
            <text:p>5.457546</text:p>
          </table:table-cell>
          <table:table-cell office:value-type="float" office:value="19.290363" calcext:value-type="float">
            <text:p>19.290363</text:p>
          </table:table-cell>
          <table:table-cell office:value-type="float" office:value="217702" calcext:value-type="float">
            <text:p>217702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360" calcext:value-type="float">
            <text:p>4943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7343" calcext:value-type="float">
            <text:p>82.607343</text:p>
          </table:table-cell>
          <table:table-cell office:value-type="float" office:value="84.758" calcext:value-type="float">
            <text:p>84.758</text:p>
          </table:table-cell>
          <table:table-cell office:value-type="float" office:value="82.607343" calcext:value-type="float">
            <text:p>82.607343</text:p>
          </table:table-cell>
          <table:table-cell office:value-type="float" office:value="84.758" calcext:value-type="float">
            <text:p>84.758</text:p>
          </table:table-cell>
          <table:table-cell office:value-type="float" office:value="82.597149" calcext:value-type="float">
            <text:p>82.597149</text:p>
          </table:table-cell>
          <table:table-cell office:value-type="float" office:value="1.600207" calcext:value-type="float">
            <text:p>1.600207</text:p>
          </table:table-cell>
          <table:table-cell/>
          <table:table-cell office:value-type="float" office:value="1.568311" calcext:value-type="float">
            <text:p>1.568311</text:p>
          </table:table-cell>
          <table:table-cell office:value-type="float" office:value="5.394038" calcext:value-type="float">
            <text:p>5.394038</text:p>
          </table:table-cell>
          <table:table-cell office:value-type="float" office:value="5.463336" calcext:value-type="float">
            <text:p>5.463336</text:p>
          </table:table-cell>
          <table:table-cell office:value-type="float" office:value="44.477378" calcext:value-type="float">
            <text:p>44.477378</text:p>
          </table:table-cell>
          <table:table-cell office:value-type="float" office:value="217714" calcext:value-type="float">
            <text:p>217714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362" calcext:value-type="float">
            <text:p>4943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7343" calcext:value-type="float">
            <text:p>82.607343</text:p>
          </table:table-cell>
          <table:table-cell office:value-type="float" office:value="79.402" calcext:value-type="float">
            <text:p>79.402</text:p>
          </table:table-cell>
          <table:table-cell table:number-columns-repeated="2" office:value-type="float" office:value="82.607343" calcext:value-type="float">
            <text:p>82.607343</text:p>
          </table:table-cell>
          <table:table-cell office:value-type="float" office:value="82.606823" calcext:value-type="float">
            <text:p>82.606823</text:p>
          </table:table-cell>
          <table:table-cell office:value-type="float" office:value="1.593255" calcext:value-type="float">
            <text:p>1.593255</text:p>
          </table:table-cell>
          <table:table-cell/>
          <table:table-cell office:value-type="float" office:value="1.5696" calcext:value-type="float">
            <text:p>1.5696</text:p>
          </table:table-cell>
          <table:table-cell office:value-type="float" office:value="5.382092" calcext:value-type="float">
            <text:p>5.382092</text:p>
          </table:table-cell>
          <table:table-cell office:value-type="float" office:value="5.460392" calcext:value-type="float">
            <text:p>5.460392</text:p>
          </table:table-cell>
          <table:table-cell office:value-type="float" office:value="52.675444" calcext:value-type="float">
            <text:p>52.675444</text:p>
          </table:table-cell>
          <table:table-cell office:value-type="float" office:value="217714" calcext:value-type="float">
            <text:p>217714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379" calcext:value-type="float">
            <text:p>4943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6823" calcext:value-type="float">
            <text:p>82.606823</text:p>
          </table:table-cell>
          <table:table-cell office:value-type="float" office:value="81.694" calcext:value-type="float">
            <text:p>81.694</text:p>
          </table:table-cell>
          <table:table-cell office:value-type="float" office:value="82.606823" calcext:value-type="float">
            <text:p>82.606823</text:p>
          </table:table-cell>
          <table:table-cell office:value-type="float" office:value="81.694" calcext:value-type="float">
            <text:p>81.694</text:p>
          </table:table-cell>
          <table:table-cell office:value-type="float" office:value="82.606824" calcext:value-type="float">
            <text:p>82.606824</text:p>
          </table:table-cell>
          <table:table-cell office:value-type="float" office:value="1.547291" calcext:value-type="float">
            <text:p>1.547291</text:p>
          </table:table-cell>
          <table:table-cell/>
          <table:table-cell office:value-type="float" office:value="1.570449" calcext:value-type="float">
            <text:p>1.570449</text:p>
          </table:table-cell>
          <table:table-cell office:value-type="float" office:value="5.522279" calcext:value-type="float">
            <text:p>5.522279</text:p>
          </table:table-cell>
          <table:table-cell office:value-type="float" office:value="5.457579" calcext:value-type="float">
            <text:p>5.457579</text:p>
          </table:table-cell>
          <table:table-cell office:value-type="float" office:value="19.149076" calcext:value-type="float">
            <text:p>19.149076</text:p>
          </table:table-cell>
          <table:table-cell office:value-type="float" office:value="217703" calcext:value-type="float">
            <text:p>21770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399" calcext:value-type="float">
            <text:p>4943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6824" calcext:value-type="float">
            <text:p>82.606824</text:p>
          </table:table-cell>
          <table:table-cell office:value-type="float" office:value="84.772" calcext:value-type="float">
            <text:p>84.772</text:p>
          </table:table-cell>
          <table:table-cell office:value-type="float" office:value="82.606824" calcext:value-type="float">
            <text:p>82.606824</text:p>
          </table:table-cell>
          <table:table-cell office:value-type="float" office:value="84.772" calcext:value-type="float">
            <text:p>84.772</text:p>
          </table:table-cell>
          <table:table-cell office:value-type="float" office:value="82.597389" calcext:value-type="float">
            <text:p>82.597389</text:p>
          </table:table-cell>
          <table:table-cell office:value-type="float" office:value="1.600248" calcext:value-type="float">
            <text:p>1.600248</text:p>
          </table:table-cell>
          <table:table-cell/>
          <table:table-cell office:value-type="float" office:value="1.568312" calcext:value-type="float">
            <text:p>1.568312</text:p>
          </table:table-cell>
          <table:table-cell office:value-type="float" office:value="5.394027" calcext:value-type="float">
            <text:p>5.394027</text:p>
          </table:table-cell>
          <table:table-cell office:value-type="float" office:value="5.463405" calcext:value-type="float">
            <text:p>5.463405</text:p>
          </table:table-cell>
          <table:table-cell office:value-type="float" office:value="44.530521" calcext:value-type="float">
            <text:p>44.530521</text:p>
          </table:table-cell>
          <table:table-cell office:value-type="float" office:value="217716" calcext:value-type="float">
            <text:p>217716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401" calcext:value-type="float">
            <text:p>49440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6824" calcext:value-type="float">
            <text:p>82.606824</text:p>
          </table:table-cell>
          <table:table-cell office:value-type="float" office:value="79.472" calcext:value-type="float">
            <text:p>79.472</text:p>
          </table:table-cell>
          <table:table-cell table:number-columns-repeated="2" office:value-type="float" office:value="82.606824" calcext:value-type="float">
            <text:p>82.606824</text:p>
          </table:table-cell>
          <table:table-cell office:value-type="float" office:value="82.607112" calcext:value-type="float">
            <text:p>82.607112</text:p>
          </table:table-cell>
          <table:table-cell office:value-type="float" office:value="1.593302" calcext:value-type="float">
            <text:p>1.593302</text:p>
          </table:table-cell>
          <table:table-cell/>
          <table:table-cell office:value-type="float" office:value="1.569601" calcext:value-type="float">
            <text:p>1.569601</text:p>
          </table:table-cell>
          <table:table-cell office:value-type="float" office:value="5.382091" calcext:value-type="float">
            <text:p>5.382091</text:p>
          </table:table-cell>
          <table:table-cell office:value-type="float" office:value="5.46046" calcext:value-type="float">
            <text:p>5.46046</text:p>
          </table:table-cell>
          <table:table-cell office:value-type="float" office:value="52.394151" calcext:value-type="float">
            <text:p>52.394151</text:p>
          </table:table-cell>
          <table:table-cell office:value-type="float" office:value="217716" calcext:value-type="float">
            <text:p>217716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419" calcext:value-type="float">
            <text:p>4944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7112" calcext:value-type="float">
            <text:p>82.607112</text:p>
          </table:table-cell>
          <table:table-cell office:value-type="float" office:value="81.713" calcext:value-type="float">
            <text:p>81.713</text:p>
          </table:table-cell>
          <table:table-cell office:value-type="float" office:value="82.607112" calcext:value-type="float">
            <text:p>82.607112</text:p>
          </table:table-cell>
          <table:table-cell office:value-type="float" office:value="81.713" calcext:value-type="float">
            <text:p>81.713</text:p>
          </table:table-cell>
          <table:table-cell office:value-type="float" office:value="82.607111" calcext:value-type="float">
            <text:p>82.607111</text:p>
          </table:table-cell>
          <table:table-cell office:value-type="float" office:value="1.547304" calcext:value-type="float">
            <text:p>1.547304</text:p>
          </table:table-cell>
          <table:table-cell/>
          <table:table-cell office:value-type="float" office:value="1.570456" calcext:value-type="float">
            <text:p>1.570456</text:p>
          </table:table-cell>
          <table:table-cell office:value-type="float" office:value="5.522277" calcext:value-type="float">
            <text:p>5.522277</text:p>
          </table:table-cell>
          <table:table-cell office:value-type="float" office:value="5.457631" calcext:value-type="float">
            <text:p>5.457631</text:p>
          </table:table-cell>
          <table:table-cell office:value-type="float" office:value="19.116245" calcext:value-type="float">
            <text:p>19.116245</text:p>
          </table:table-cell>
          <table:table-cell office:value-type="float" office:value="217705" calcext:value-type="float">
            <text:p>217705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439" calcext:value-type="float">
            <text:p>4944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7111" calcext:value-type="float">
            <text:p>82.607111</text:p>
          </table:table-cell>
          <table:table-cell office:value-type="float" office:value="84.781" calcext:value-type="float">
            <text:p>84.781</text:p>
          </table:table-cell>
          <table:table-cell office:value-type="float" office:value="82.607111" calcext:value-type="float">
            <text:p>82.607111</text:p>
          </table:table-cell>
          <table:table-cell office:value-type="float" office:value="84.781" calcext:value-type="float">
            <text:p>84.781</text:p>
          </table:table-cell>
          <table:table-cell office:value-type="float" office:value="82.6006" calcext:value-type="float">
            <text:p>82.6006</text:p>
          </table:table-cell>
          <table:table-cell office:value-type="float" office:value="1.597706" calcext:value-type="float">
            <text:p>1.597706</text:p>
          </table:table-cell>
          <table:table-cell/>
          <table:table-cell office:value-type="float" office:value="1.568318" calcext:value-type="float">
            <text:p>1.568318</text:p>
          </table:table-cell>
          <table:table-cell office:value-type="float" office:value="5.39436" calcext:value-type="float">
            <text:p>5.39436</text:p>
          </table:table-cell>
          <table:table-cell office:value-type="float" office:value="5.463461" calcext:value-type="float">
            <text:p>5.463461</text:p>
          </table:table-cell>
          <table:table-cell office:value-type="float" office:value="44.558094" calcext:value-type="float">
            <text:p>44.558094</text:p>
          </table:table-cell>
          <table:table-cell office:value-type="float" office:value="217718" calcext:value-type="float">
            <text:p>217718</text:p>
          </table:table-cell>
          <table:table-cell office:value-type="float" office:value="4.950171" calcext:value-type="float">
            <text:p>4.950171</text:p>
          </table:table-cell>
        </table:table-row>
        <table:table-row table:style-name="ro1">
          <table:table-cell office:value-type="float" office:value="494441" calcext:value-type="float">
            <text:p>49444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7111" calcext:value-type="float">
            <text:p>82.607111</text:p>
          </table:table-cell>
          <table:table-cell office:value-type="float" office:value="79.393" calcext:value-type="float">
            <text:p>79.393</text:p>
          </table:table-cell>
          <table:table-cell table:number-columns-repeated="2" office:value-type="float" office:value="82.607111" calcext:value-type="float">
            <text:p>82.607111</text:p>
          </table:table-cell>
          <table:table-cell office:value-type="float" office:value="82.610356" calcext:value-type="float">
            <text:p>82.610356</text:p>
          </table:table-cell>
          <table:table-cell office:value-type="float" office:value="1.591969" calcext:value-type="float">
            <text:p>1.591969</text:p>
          </table:table-cell>
          <table:table-cell/>
          <table:table-cell office:value-type="float" office:value="1.569498" calcext:value-type="float">
            <text:p>1.569498</text:p>
          </table:table-cell>
          <table:table-cell office:value-type="float" office:value="5.372016" calcext:value-type="float">
            <text:p>5.372016</text:p>
          </table:table-cell>
          <table:table-cell office:value-type="float" office:value="5.460532" calcext:value-type="float">
            <text:p>5.460532</text:p>
          </table:table-cell>
          <table:table-cell office:value-type="float" office:value="52.603207" calcext:value-type="float">
            <text:p>52.603207</text:p>
          </table:table-cell>
          <table:table-cell office:value-type="float" office:value="217718" calcext:value-type="float">
            <text:p>217718</text:p>
          </table:table-cell>
          <table:table-cell office:value-type="float" office:value="5.351045" calcext:value-type="float">
            <text:p>5.351045</text:p>
          </table:table-cell>
        </table:table-row>
        <table:table-row table:style-name="ro1">
          <table:table-cell office:value-type="float" office:value="494459" calcext:value-type="float">
            <text:p>4944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10356" calcext:value-type="float">
            <text:p>82.610356</text:p>
          </table:table-cell>
          <table:table-cell office:value-type="float" office:value="81.723" calcext:value-type="float">
            <text:p>81.723</text:p>
          </table:table-cell>
          <table:table-cell office:value-type="float" office:value="82.610356" calcext:value-type="float">
            <text:p>82.610356</text:p>
          </table:table-cell>
          <table:table-cell office:value-type="float" office:value="81.723" calcext:value-type="float">
            <text:p>81.723</text:p>
          </table:table-cell>
          <table:table-cell office:value-type="float" office:value="82.607607" calcext:value-type="float">
            <text:p>82.607607</text:p>
          </table:table-cell>
          <table:table-cell office:value-type="float" office:value="1.547456" calcext:value-type="float">
            <text:p>1.547456</text:p>
          </table:table-cell>
          <table:table-cell/>
          <table:table-cell office:value-type="float" office:value="1.570307" calcext:value-type="float">
            <text:p>1.570307</text:p>
          </table:table-cell>
          <table:table-cell office:value-type="float" office:value="5.522261" calcext:value-type="float">
            <text:p>5.522261</text:p>
          </table:table-cell>
          <table:table-cell office:value-type="float" office:value="5.457348" calcext:value-type="float">
            <text:p>5.457348</text:p>
          </table:table-cell>
          <table:table-cell office:value-type="float" office:value="19.104388" calcext:value-type="float">
            <text:p>19.104388</text:p>
          </table:table-cell>
          <table:table-cell office:value-type="float" office:value="217707" calcext:value-type="float">
            <text:p>217707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479" calcext:value-type="float">
            <text:p>4944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7607" calcext:value-type="float">
            <text:p>82.607607</text:p>
          </table:table-cell>
          <table:table-cell office:value-type="float" office:value="84.792" calcext:value-type="float">
            <text:p>84.792</text:p>
          </table:table-cell>
          <table:table-cell office:value-type="float" office:value="82.607607" calcext:value-type="float">
            <text:p>82.607607</text:p>
          </table:table-cell>
          <table:table-cell office:value-type="float" office:value="84.792" calcext:value-type="float">
            <text:p>84.792</text:p>
          </table:table-cell>
          <table:table-cell office:value-type="float" office:value="82.598442" calcext:value-type="float">
            <text:p>82.598442</text:p>
          </table:table-cell>
          <table:table-cell office:value-type="float" office:value="1.59734" calcext:value-type="float">
            <text:p>1.59734</text:p>
          </table:table-cell>
          <table:table-cell/>
          <table:table-cell office:value-type="float" office:value="1.568194" calcext:value-type="float">
            <text:p>1.568194</text:p>
          </table:table-cell>
          <table:table-cell office:value-type="float" office:value="5.391852" calcext:value-type="float">
            <text:p>5.391852</text:p>
          </table:table-cell>
          <table:table-cell office:value-type="float" office:value="5.463205" calcext:value-type="float">
            <text:p>5.463205</text:p>
          </table:table-cell>
          <table:table-cell office:value-type="float" office:value="44.572162" calcext:value-type="float">
            <text:p>44.572162</text:p>
          </table:table-cell>
          <table:table-cell office:value-type="float" office:value="217720" calcext:value-type="float">
            <text:p>217720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4481" calcext:value-type="float">
            <text:p>4944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7607" calcext:value-type="float">
            <text:p>82.607607</text:p>
          </table:table-cell>
          <table:table-cell office:value-type="float" office:value="79.554" calcext:value-type="float">
            <text:p>79.554</text:p>
          </table:table-cell>
          <table:table-cell table:number-columns-repeated="2" office:value-type="float" office:value="82.607607" calcext:value-type="float">
            <text:p>82.607607</text:p>
          </table:table-cell>
          <table:table-cell office:value-type="float" office:value="82.608241" calcext:value-type="float">
            <text:p>82.608241</text:p>
          </table:table-cell>
          <table:table-cell office:value-type="float" office:value="1.592578" calcext:value-type="float">
            <text:p>1.592578</text:p>
          </table:table-cell>
          <table:table-cell/>
          <table:table-cell office:value-type="float" office:value="1.569362" calcext:value-type="float">
            <text:p>1.569362</text:p>
          </table:table-cell>
          <table:table-cell office:value-type="float" office:value="5.377055" calcext:value-type="float">
            <text:p>5.377055</text:p>
          </table:table-cell>
          <table:table-cell office:value-type="float" office:value="5.460182" calcext:value-type="float">
            <text:p>5.460182</text:p>
          </table:table-cell>
          <table:table-cell office:value-type="float" office:value="52.017222" calcext:value-type="float">
            <text:p>52.017222</text:p>
          </table:table-cell>
          <table:table-cell office:value-type="float" office:value="217720" calcext:value-type="float">
            <text:p>217720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241" calcext:value-type="float">
            <text:p>82.608241</text:p>
          </table:table-cell>
          <table:table-cell office:value-type="float" office:value="81.742" calcext:value-type="float">
            <text:p>81.742</text:p>
          </table:table-cell>
          <table:table-cell office:value-type="float" office:value="82.608241" calcext:value-type="float">
            <text:p>82.608241</text:p>
          </table:table-cell>
          <table:table-cell office:value-type="float" office:value="81.742" calcext:value-type="float">
            <text:p>81.742</text:p>
          </table:table-cell>
          <table:table-cell office:value-type="float" office:value="82.608239" calcext:value-type="float">
            <text:p>82.608239</text:p>
          </table:table-cell>
          <table:table-cell office:value-type="float" office:value="1.547357" calcext:value-type="float">
            <text:p>1.547357</text:p>
          </table:table-cell>
          <table:table-cell/>
          <table:table-cell office:value-type="float" office:value="1.570206" calcext:value-type="float">
            <text:p>1.570206</text:p>
          </table:table-cell>
          <table:table-cell office:value-type="float" office:value="5.522272" calcext:value-type="float">
            <text:p>5.522272</text:p>
          </table:table-cell>
          <table:table-cell office:value-type="float" office:value="5.457161" calcext:value-type="float">
            <text:p>5.457161</text:p>
          </table:table-cell>
          <table:table-cell office:value-type="float" office:value="19.067338" calcext:value-type="float">
            <text:p>19.067338</text:p>
          </table:table-cell>
          <table:table-cell office:value-type="float" office:value="217709" calcext:value-type="float">
            <text:p>217709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521" calcext:value-type="float">
            <text:p>4945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239" calcext:value-type="float">
            <text:p>82.608239</text:p>
          </table:table-cell>
          <table:table-cell office:value-type="float" office:value="84.564" calcext:value-type="float">
            <text:p>84.564</text:p>
          </table:table-cell>
          <table:table-cell office:value-type="float" office:value="82.608239" calcext:value-type="float">
            <text:p>82.608239</text:p>
          </table:table-cell>
          <table:table-cell office:value-type="float" office:value="84.564" calcext:value-type="float">
            <text:p>84.564</text:p>
          </table:table-cell>
          <table:table-cell office:value-type="float" office:value="82.599231" calcext:value-type="float">
            <text:p>82.599231</text:p>
          </table:table-cell>
          <table:table-cell office:value-type="float" office:value="1.600463" calcext:value-type="float">
            <text:p>1.600463</text:p>
          </table:table-cell>
          <table:table-cell/>
          <table:table-cell office:value-type="float" office:value="1.568091" calcext:value-type="float">
            <text:p>1.568091</text:p>
          </table:table-cell>
          <table:table-cell office:value-type="float" office:value="5.396577" calcext:value-type="float">
            <text:p>5.396577</text:p>
          </table:table-cell>
          <table:table-cell office:value-type="float" office:value="5.463046" calcext:value-type="float">
            <text:p>5.463046</text:p>
          </table:table-cell>
          <table:table-cell office:value-type="float" office:value="43.787883" calcext:value-type="float">
            <text:p>43.787883</text:p>
          </table:table-cell>
          <table:table-cell office:value-type="float" office:value="217722" calcext:value-type="float">
            <text:p>217722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523" calcext:value-type="float">
            <text:p>494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239" calcext:value-type="float">
            <text:p>82.608239</text:p>
          </table:table-cell>
          <table:table-cell office:value-type="float" office:value="79.493" calcext:value-type="float">
            <text:p>79.493</text:p>
          </table:table-cell>
          <table:table-cell table:number-columns-repeated="2" office:value-type="float" office:value="82.608239" calcext:value-type="float">
            <text:p>82.608239</text:p>
          </table:table-cell>
          <table:table-cell office:value-type="float" office:value="82.608164" calcext:value-type="float">
            <text:p>82.608164</text:p>
          </table:table-cell>
          <table:table-cell office:value-type="float" office:value="1.592522" calcext:value-type="float">
            <text:p>1.592522</text:p>
          </table:table-cell>
          <table:table-cell/>
          <table:table-cell office:value-type="float" office:value="1.569426" calcext:value-type="float">
            <text:p>1.569426</text:p>
          </table:table-cell>
          <table:table-cell office:value-type="float" office:value="5.377057" calcext:value-type="float">
            <text:p>5.377057</text:p>
          </table:table-cell>
          <table:table-cell office:value-type="float" office:value="5.460181" calcext:value-type="float">
            <text:p>5.460181</text:p>
          </table:table-cell>
          <table:table-cell office:value-type="float" office:value="52.262817" calcext:value-type="float">
            <text:p>52.262817</text:p>
          </table:table-cell>
          <table:table-cell office:value-type="float" office:value="217722" calcext:value-type="float">
            <text:p>217722</text:p>
          </table:table-cell>
          <table:table-cell office:value-type="float" office:value="5.356116" calcext:value-type="float">
            <text:p>5.356116</text:p>
          </table:table-cell>
        </table:table-row>
        <table:table-row table:style-name="ro1">
          <table:table-cell office:value-type="float" office:value="494525" calcext:value-type="float">
            <text:p>4945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164" calcext:value-type="float">
            <text:p>82.608164</text:p>
          </table:table-cell>
          <table:table-cell office:value-type="float" office:value="81.737" calcext:value-type="float">
            <text:p>81.737</text:p>
          </table:table-cell>
          <table:table-cell office:value-type="float" office:value="82.608164" calcext:value-type="float">
            <text:p>82.608164</text:p>
          </table:table-cell>
          <table:table-cell office:value-type="float" office:value="81.737" calcext:value-type="float">
            <text:p>81.737</text:p>
          </table:table-cell>
          <table:table-cell office:value-type="float" office:value="82.608165" calcext:value-type="float">
            <text:p>82.608165</text:p>
          </table:table-cell>
          <table:table-cell office:value-type="float" office:value="1.547354" calcext:value-type="float">
            <text:p>1.547354</text:p>
          </table:table-cell>
          <table:table-cell/>
          <table:table-cell office:value-type="float" office:value="1.570262" calcext:value-type="float">
            <text:p>1.570262</text:p>
          </table:table-cell>
          <table:table-cell office:value-type="float" office:value="5.522272" calcext:value-type="float">
            <text:p>5.522272</text:p>
          </table:table-cell>
          <table:table-cell office:value-type="float" office:value="5.457173" calcext:value-type="float">
            <text:p>5.457173</text:p>
          </table:table-cell>
          <table:table-cell office:value-type="float" office:value="19.075977" calcext:value-type="float">
            <text:p>19.075977</text:p>
          </table:table-cell>
          <table:table-cell office:value-type="float" office:value="217711" calcext:value-type="float">
            <text:p>217711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540" calcext:value-type="float">
            <text:p>49454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165" calcext:value-type="float">
            <text:p>82.608165</text:p>
          </table:table-cell>
          <table:table-cell office:value-type="float" office:value="84.622" calcext:value-type="float">
            <text:p>84.622</text:p>
          </table:table-cell>
          <table:table-cell office:value-type="float" office:value="82.608165" calcext:value-type="float">
            <text:p>82.608165</text:p>
          </table:table-cell>
          <table:table-cell office:value-type="float" office:value="84.622" calcext:value-type="float">
            <text:p>84.622</text:p>
          </table:table-cell>
          <table:table-cell office:value-type="float" office:value="82.599126" calcext:value-type="float">
            <text:p>82.599126</text:p>
          </table:table-cell>
          <table:table-cell office:value-type="float" office:value="1.600469" calcext:value-type="float">
            <text:p>1.600469</text:p>
          </table:table-cell>
          <table:table-cell/>
          <table:table-cell office:value-type="float" office:value="1.568142" calcext:value-type="float">
            <text:p>1.568142</text:p>
          </table:table-cell>
          <table:table-cell office:value-type="float" office:value="5.396575" calcext:value-type="float">
            <text:p>5.396575</text:p>
          </table:table-cell>
          <table:table-cell office:value-type="float" office:value="5.463055" calcext:value-type="float">
            <text:p>5.463055</text:p>
          </table:table-cell>
          <table:table-cell office:value-type="float" office:value="44.000578" calcext:value-type="float">
            <text:p>44.000578</text:p>
          </table:table-cell>
          <table:table-cell office:value-type="float" office:value="217724" calcext:value-type="float">
            <text:p>217724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542" calcext:value-type="float">
            <text:p>4945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165" calcext:value-type="float">
            <text:p>82.608165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82.608165" calcext:value-type="float">
            <text:p>82.608165</text:p>
          </table:table-cell>
          <table:table-cell office:value-type="float" office:value="82.608279" calcext:value-type="float">
            <text:p>82.608279</text:p>
          </table:table-cell>
          <table:table-cell office:value-type="float" office:value="1.592855" calcext:value-type="float">
            <text:p>1.592855</text:p>
          </table:table-cell>
          <table:table-cell/>
          <table:table-cell office:value-type="float" office:value="1.569468" calcext:value-type="float">
            <text:p>1.569468</text:p>
          </table:table-cell>
          <table:table-cell office:value-type="float" office:value="5.379575" calcext:value-type="float">
            <text:p>5.379575</text:p>
          </table:table-cell>
          <table:table-cell office:value-type="float" office:value="5.460202" calcext:value-type="float">
            <text:p>5.460202</text:p>
          </table:table-cell>
          <table:table-cell office:value-type="float" office:value="52.699779" calcext:value-type="float">
            <text:p>52.699779</text:p>
          </table:table-cell>
          <table:table-cell office:value-type="float" office:value="217724" calcext:value-type="float">
            <text:p>217724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560" calcext:value-type="float">
            <text:p>4945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279" calcext:value-type="float">
            <text:p>82.608279</text:p>
          </table:table-cell>
          <table:table-cell office:value-type="float" office:value="81.776" calcext:value-type="float">
            <text:p>81.776</text:p>
          </table:table-cell>
          <table:table-cell office:value-type="float" office:value="82.608279" calcext:value-type="float">
            <text:p>82.608279</text:p>
          </table:table-cell>
          <table:table-cell office:value-type="float" office:value="81.776" calcext:value-type="float">
            <text:p>81.776</text:p>
          </table:table-cell>
          <table:table-cell office:value-type="float" office:value="82.608278" calcext:value-type="float">
            <text:p>82.608278</text:p>
          </table:table-cell>
          <table:table-cell office:value-type="float" office:value="1.547359" calcext:value-type="float">
            <text:p>1.547359</text:p>
          </table:table-cell>
          <table:table-cell/>
          <table:table-cell office:value-type="float" office:value="1.570308" calcext:value-type="float">
            <text:p>1.570308</text:p>
          </table:table-cell>
          <table:table-cell office:value-type="float" office:value="5.522271" calcext:value-type="float">
            <text:p>5.522271</text:p>
          </table:table-cell>
          <table:table-cell office:value-type="float" office:value="5.457307" calcext:value-type="float">
            <text:p>5.457307</text:p>
          </table:table-cell>
          <table:table-cell office:value-type="float" office:value="19.007743" calcext:value-type="float">
            <text:p>19.007743</text:p>
          </table:table-cell>
          <table:table-cell office:value-type="float" office:value="217713" calcext:value-type="float">
            <text:p>21771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580" calcext:value-type="float">
            <text:p>49458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278" calcext:value-type="float">
            <text:p>82.608278</text:p>
          </table:table-cell>
          <table:table-cell office:value-type="float" office:value="84.619" calcext:value-type="float">
            <text:p>84.619</text:p>
          </table:table-cell>
          <table:table-cell office:value-type="float" office:value="82.608278" calcext:value-type="float">
            <text:p>82.608278</text:p>
          </table:table-cell>
          <table:table-cell office:value-type="float" office:value="84.619" calcext:value-type="float">
            <text:p>84.619</text:p>
          </table:table-cell>
          <table:table-cell office:value-type="float" office:value="82.599612" calcext:value-type="float">
            <text:p>82.599612</text:p>
          </table:table-cell>
          <table:table-cell office:value-type="float" office:value="1.60046" calcext:value-type="float">
            <text:p>1.60046</text:p>
          </table:table-cell>
          <table:table-cell/>
          <table:table-cell office:value-type="float" office:value="1.56818" calcext:value-type="float">
            <text:p>1.56818</text:p>
          </table:table-cell>
          <table:table-cell office:value-type="float" office:value="5.396578" calcext:value-type="float">
            <text:p>5.396578</text:p>
          </table:table-cell>
          <table:table-cell office:value-type="float" office:value="5.463196" calcext:value-type="float">
            <text:p>5.463196</text:p>
          </table:table-cell>
          <table:table-cell office:value-type="float" office:value="43.989174" calcext:value-type="float">
            <text:p>43.989174</text:p>
          </table:table-cell>
          <table:table-cell office:value-type="float" office:value="217725" calcext:value-type="float">
            <text:p>217725</text:p>
          </table:table-cell>
          <table:table-cell office:value-type="float" office:value="4.953115" calcext:value-type="float">
            <text:p>4.953115</text:p>
          </table:table-cell>
        </table:table-row>
        <table:table-row table:style-name="ro1">
          <table:table-cell office:value-type="float" office:value="494581" calcext:value-type="float">
            <text:p>4945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278" calcext:value-type="float">
            <text:p>82.608278</text:p>
          </table:table-cell>
          <table:table-cell office:value-type="float" office:value="79.379" calcext:value-type="float">
            <text:p>79.379</text:p>
          </table:table-cell>
          <table:table-cell table:number-columns-repeated="2" office:value-type="float" office:value="82.608278" calcext:value-type="float">
            <text:p>82.608278</text:p>
          </table:table-cell>
          <table:table-cell office:value-type="float" office:value="82.608752" calcext:value-type="float">
            <text:p>82.608752</text:p>
          </table:table-cell>
          <table:table-cell office:value-type="float" office:value="1.592845" calcext:value-type="float">
            <text:p>1.592845</text:p>
          </table:table-cell>
          <table:table-cell/>
          <table:table-cell office:value-type="float" office:value="1.569504" calcext:value-type="float">
            <text:p>1.569504</text:p>
          </table:table-cell>
          <table:table-cell office:value-type="float" office:value="5.379576" calcext:value-type="float">
            <text:p>5.379576</text:p>
          </table:table-cell>
          <table:table-cell office:value-type="float" office:value="5.460337" calcext:value-type="float">
            <text:p>5.460337</text:p>
          </table:table-cell>
          <table:table-cell office:value-type="float" office:value="52.744089" calcext:value-type="float">
            <text:p>52.744089</text:p>
          </table:table-cell>
          <table:table-cell office:value-type="float" office:value="217725" calcext:value-type="float">
            <text:p>217725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599" calcext:value-type="float">
            <text:p>4945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752" calcext:value-type="float">
            <text:p>82.608752</text:p>
          </table:table-cell>
          <table:table-cell office:value-type="float" office:value="81.681" calcext:value-type="float">
            <text:p>81.681</text:p>
          </table:table-cell>
          <table:table-cell office:value-type="float" office:value="82.608752" calcext:value-type="float">
            <text:p>82.608752</text:p>
          </table:table-cell>
          <table:table-cell office:value-type="float" office:value="81.681" calcext:value-type="float">
            <text:p>81.681</text:p>
          </table:table-cell>
          <table:table-cell office:value-type="float" office:value="82.60875" calcext:value-type="float">
            <text:p>82.60875</text:p>
          </table:table-cell>
          <table:table-cell office:value-type="float" office:value="1.547381" calcext:value-type="float">
            <text:p>1.547381</text:p>
          </table:table-cell>
          <table:table-cell/>
          <table:table-cell office:value-type="float" office:value="1.570341" calcext:value-type="float">
            <text:p>1.570341</text:p>
          </table:table-cell>
          <table:table-cell office:value-type="float" office:value="5.522269" calcext:value-type="float">
            <text:p>5.522269</text:p>
          </table:table-cell>
          <table:table-cell office:value-type="float" office:value="5.457439" calcext:value-type="float">
            <text:p>5.457439</text:p>
          </table:table-cell>
          <table:table-cell office:value-type="float" office:value="19.175273" calcext:value-type="float">
            <text:p>19.175273</text:p>
          </table:table-cell>
          <table:table-cell office:value-type="float" office:value="217715" calcext:value-type="float">
            <text:p>217715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620" calcext:value-type="float">
            <text:p>49462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75" calcext:value-type="float">
            <text:p>82.60875</text:p>
          </table:table-cell>
          <table:table-cell office:value-type="float" office:value="84.813" calcext:value-type="float">
            <text:p>84.813</text:p>
          </table:table-cell>
          <table:table-cell office:value-type="float" office:value="82.60875" calcext:value-type="float">
            <text:p>82.60875</text:p>
          </table:table-cell>
          <table:table-cell office:value-type="float" office:value="84.813" calcext:value-type="float">
            <text:p>84.813</text:p>
          </table:table-cell>
          <table:table-cell office:value-type="float" office:value="82.599174" calcext:value-type="float">
            <text:p>82.599174</text:p>
          </table:table-cell>
          <table:table-cell office:value-type="float" office:value="1.59725" calcext:value-type="float">
            <text:p>1.59725</text:p>
          </table:table-cell>
          <table:table-cell/>
          <table:table-cell office:value-type="float" office:value="1.568224" calcext:value-type="float">
            <text:p>1.568224</text:p>
          </table:table-cell>
          <table:table-cell office:value-type="float" office:value="5.391877" calcext:value-type="float">
            <text:p>5.391877</text:p>
          </table:table-cell>
          <table:table-cell office:value-type="float" office:value="5.463269" calcext:value-type="float">
            <text:p>5.463269</text:p>
          </table:table-cell>
          <table:table-cell office:value-type="float" office:value="44.644801" calcext:value-type="float">
            <text:p>44.644801</text:p>
          </table:table-cell>
          <table:table-cell office:value-type="float" office:value="217727" calcext:value-type="float">
            <text:p>217727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4621" calcext:value-type="float">
            <text:p>49462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75" calcext:value-type="float">
            <text:p>82.60875</text:p>
          </table:table-cell>
          <table:table-cell office:value-type="float" office:value="79.407" calcext:value-type="float">
            <text:p>79.407</text:p>
          </table:table-cell>
          <table:table-cell table:number-columns-repeated="2" office:value-type="float" office:value="82.60875" calcext:value-type="float">
            <text:p>82.60875</text:p>
          </table:table-cell>
          <table:table-cell office:value-type="float" office:value="82.609047" calcext:value-type="float">
            <text:p>82.609047</text:p>
          </table:table-cell>
          <table:table-cell office:value-type="float" office:value="1.592802" calcext:value-type="float">
            <text:p>1.592802</text:p>
          </table:table-cell>
          <table:table-cell/>
          <table:table-cell office:value-type="float" office:value="1.569384" calcext:value-type="float">
            <text:p>1.569384</text:p>
          </table:table-cell>
          <table:table-cell office:value-type="float" office:value="5.379577" calcext:value-type="float">
            <text:p>5.379577</text:p>
          </table:table-cell>
          <table:table-cell office:value-type="float" office:value="5.460249" calcext:value-type="float">
            <text:p>5.460249</text:p>
          </table:table-cell>
          <table:table-cell office:value-type="float" office:value="52.634336" calcext:value-type="float">
            <text:p>52.634336</text:p>
          </table:table-cell>
          <table:table-cell office:value-type="float" office:value="217727" calcext:value-type="float">
            <text:p>217727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623" calcext:value-type="float">
            <text:p>494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9047" calcext:value-type="float">
            <text:p>82.609047</text:p>
          </table:table-cell>
          <table:table-cell office:value-type="float" office:value="81.608" calcext:value-type="float">
            <text:p>81.608</text:p>
          </table:table-cell>
          <table:table-cell office:value-type="float" office:value="82.609047" calcext:value-type="float">
            <text:p>82.609047</text:p>
          </table:table-cell>
          <table:table-cell office:value-type="float" office:value="81.608" calcext:value-type="float">
            <text:p>81.608</text:p>
          </table:table-cell>
          <table:table-cell office:value-type="float" office:value="82.609046" calcext:value-type="float">
            <text:p>82.609046</text:p>
          </table:table-cell>
          <table:table-cell office:value-type="float" office:value="1.547395" calcext:value-type="float">
            <text:p>1.547395</text:p>
          </table:table-cell>
          <table:table-cell/>
          <table:table-cell office:value-type="float" office:value="1.570226" calcext:value-type="float">
            <text:p>1.570226</text:p>
          </table:table-cell>
          <table:table-cell office:value-type="float" office:value="5.522267" calcext:value-type="float">
            <text:p>5.522267</text:p>
          </table:table-cell>
          <table:table-cell office:value-type="float" office:value="5.457349" calcext:value-type="float">
            <text:p>5.457349</text:p>
          </table:table-cell>
          <table:table-cell office:value-type="float" office:value="19.303886" calcext:value-type="float">
            <text:p>19.303886</text:p>
          </table:table-cell>
          <table:table-cell office:value-type="float" office:value="217716" calcext:value-type="float">
            <text:p>217716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659" calcext:value-type="float">
            <text:p>4946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9046" calcext:value-type="float">
            <text:p>82.609046</text:p>
          </table:table-cell>
          <table:table-cell office:value-type="float" office:value="84.763" calcext:value-type="float">
            <text:p>84.763</text:p>
          </table:table-cell>
          <table:table-cell office:value-type="float" office:value="82.609046" calcext:value-type="float">
            <text:p>82.609046</text:p>
          </table:table-cell>
          <table:table-cell office:value-type="float" office:value="84.763" calcext:value-type="float">
            <text:p>84.763</text:p>
          </table:table-cell>
          <table:table-cell office:value-type="float" office:value="82.598781" calcext:value-type="float">
            <text:p>82.598781</text:p>
          </table:table-cell>
          <table:table-cell office:value-type="float" office:value="1.600073" calcext:value-type="float">
            <text:p>1.600073</text:p>
          </table:table-cell>
          <table:table-cell/>
          <table:table-cell office:value-type="float" office:value="1.568129" calcext:value-type="float">
            <text:p>1.568129</text:p>
          </table:table-cell>
          <table:table-cell office:value-type="float" office:value="5.394075" calcext:value-type="float">
            <text:p>5.394075</text:p>
          </table:table-cell>
          <table:table-cell office:value-type="float" office:value="5.463153" calcext:value-type="float">
            <text:p>5.463153</text:p>
          </table:table-cell>
          <table:table-cell office:value-type="float" office:value="44.489446" calcext:value-type="float">
            <text:p>44.489446</text:p>
          </table:table-cell>
          <table:table-cell office:value-type="float" office:value="217729" calcext:value-type="float">
            <text:p>217729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661" calcext:value-type="float">
            <text:p>49466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9046" calcext:value-type="float">
            <text:p>82.609046</text:p>
          </table:table-cell>
          <table:table-cell office:value-type="float" office:value="79.385" calcext:value-type="float">
            <text:p>79.385</text:p>
          </table:table-cell>
          <table:table-cell table:number-columns-repeated="2" office:value-type="float" office:value="82.609046" calcext:value-type="float">
            <text:p>82.609046</text:p>
          </table:table-cell>
          <table:table-cell office:value-type="float" office:value="82.608466" calcext:value-type="float">
            <text:p>82.608466</text:p>
          </table:table-cell>
          <table:table-cell office:value-type="float" office:value="1.592776" calcext:value-type="float">
            <text:p>1.592776</text:p>
          </table:table-cell>
          <table:table-cell/>
          <table:table-cell office:value-type="float" office:value="1.569419" calcext:value-type="float">
            <text:p>1.569419</text:p>
          </table:table-cell>
          <table:table-cell office:value-type="float" office:value="5.379577" calcext:value-type="float">
            <text:p>5.379577</text:p>
          </table:table-cell>
          <table:table-cell office:value-type="float" office:value="5.460219" calcext:value-type="float">
            <text:p>5.460219</text:p>
          </table:table-cell>
          <table:table-cell office:value-type="float" office:value="52.723227" calcext:value-type="float">
            <text:p>52.723227</text:p>
          </table:table-cell>
          <table:table-cell office:value-type="float" office:value="217729" calcext:value-type="float">
            <text:p>217729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663" calcext:value-type="float">
            <text:p>494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466" calcext:value-type="float">
            <text:p>82.608466</text:p>
          </table:table-cell>
          <table:table-cell office:value-type="float" office:value="81.715" calcext:value-type="float">
            <text:p>81.715</text:p>
          </table:table-cell>
          <table:table-cell office:value-type="float" office:value="82.608466" calcext:value-type="float">
            <text:p>82.608466</text:p>
          </table:table-cell>
          <table:table-cell office:value-type="float" office:value="81.715" calcext:value-type="float">
            <text:p>81.715</text:p>
          </table:table-cell>
          <table:table-cell office:value-type="float" office:value="82.608469" calcext:value-type="float">
            <text:p>82.608469</text:p>
          </table:table-cell>
          <table:table-cell office:value-type="float" office:value="1.547368" calcext:value-type="float">
            <text:p>1.547368</text:p>
          </table:table-cell>
          <table:table-cell/>
          <table:table-cell office:value-type="float" office:value="1.570257" calcext:value-type="float">
            <text:p>1.570257</text:p>
          </table:table-cell>
          <table:table-cell office:value-type="float" office:value="5.52227" calcext:value-type="float">
            <text:p>5.52227</text:p>
          </table:table-cell>
          <table:table-cell office:value-type="float" office:value="5.457324" calcext:value-type="float">
            <text:p>5.457324</text:p>
          </table:table-cell>
          <table:table-cell office:value-type="float" office:value="19.115111" calcext:value-type="float">
            <text:p>19.115111</text:p>
          </table:table-cell>
          <table:table-cell office:value-type="float" office:value="217718" calcext:value-type="float">
            <text:p>217718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679" calcext:value-type="float">
            <text:p>4946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469" calcext:value-type="float">
            <text:p>82.608469</text:p>
          </table:table-cell>
          <table:table-cell office:value-type="float" office:value="84.812" calcext:value-type="float">
            <text:p>84.812</text:p>
          </table:table-cell>
          <table:table-cell office:value-type="float" office:value="82.608469" calcext:value-type="float">
            <text:p>82.608469</text:p>
          </table:table-cell>
          <table:table-cell office:value-type="float" office:value="84.812" calcext:value-type="float">
            <text:p>84.812</text:p>
          </table:table-cell>
          <table:table-cell office:value-type="float" office:value="82.599217" calcext:value-type="float">
            <text:p>82.599217</text:p>
          </table:table-cell>
          <table:table-cell office:value-type="float" office:value="1.597599" calcext:value-type="float">
            <text:p>1.597599</text:p>
          </table:table-cell>
          <table:table-cell/>
          <table:table-cell office:value-type="float" office:value="1.568142" calcext:value-type="float">
            <text:p>1.568142</text:p>
          </table:table-cell>
          <table:table-cell office:value-type="float" office:value="5.39439" calcext:value-type="float">
            <text:p>5.39439</text:p>
          </table:table-cell>
          <table:table-cell office:value-type="float" office:value="5.463182" calcext:value-type="float">
            <text:p>5.463182</text:p>
          </table:table-cell>
          <table:table-cell office:value-type="float" office:value="44.666591" calcext:value-type="float">
            <text:p>44.666591</text:p>
          </table:table-cell>
          <table:table-cell office:value-type="float" office:value="217730" calcext:value-type="float">
            <text:p>217730</text:p>
          </table:table-cell>
          <table:table-cell office:value-type="float" office:value="4.950171" calcext:value-type="float">
            <text:p>4.950171</text:p>
          </table:table-cell>
        </table:table-row>
        <table:table-row table:style-name="ro1">
          <table:table-cell office:value-type="float" office:value="494681" calcext:value-type="float">
            <text:p>4946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469" calcext:value-type="float">
            <text:p>82.608469</text:p>
          </table:table-cell>
          <table:table-cell office:value-type="float" office:value="79.345" calcext:value-type="float">
            <text:p>79.345</text:p>
          </table:table-cell>
          <table:table-cell table:number-columns-repeated="2" office:value-type="float" office:value="82.608469" calcext:value-type="float">
            <text:p>82.608469</text:p>
          </table:table-cell>
          <table:table-cell office:value-type="float" office:value="82.609081" calcext:value-type="float">
            <text:p>82.609081</text:p>
          </table:table-cell>
          <table:table-cell office:value-type="float" office:value="1.593154" calcext:value-type="float">
            <text:p>1.593154</text:p>
          </table:table-cell>
          <table:table-cell/>
          <table:table-cell office:value-type="float" office:value="1.569322" calcext:value-type="float">
            <text:p>1.569322</text:p>
          </table:table-cell>
          <table:table-cell office:value-type="float" office:value="5.382095" calcext:value-type="float">
            <text:p>5.382095</text:p>
          </table:table-cell>
          <table:table-cell office:value-type="float" office:value="5.460272" calcext:value-type="float">
            <text:p>5.460272</text:p>
          </table:table-cell>
          <table:table-cell office:value-type="float" office:value="52.907306" calcext:value-type="float">
            <text:p>52.907306</text:p>
          </table:table-cell>
          <table:table-cell office:value-type="float" office:value="217730" calcext:value-type="float">
            <text:p>217730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699" calcext:value-type="float">
            <text:p>49469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9081" calcext:value-type="float">
            <text:p>82.609081</text:p>
          </table:table-cell>
          <table:table-cell office:value-type="float" office:value="81.603" calcext:value-type="float">
            <text:p>81.603</text:p>
          </table:table-cell>
          <table:table-cell office:value-type="float" office:value="82.609081" calcext:value-type="float">
            <text:p>82.609081</text:p>
          </table:table-cell>
          <table:table-cell office:value-type="float" office:value="81.603" calcext:value-type="float">
            <text:p>81.603</text:p>
          </table:table-cell>
          <table:table-cell office:value-type="float" office:value="82.609079" calcext:value-type="float">
            <text:p>82.609079</text:p>
          </table:table-cell>
          <table:table-cell office:value-type="float" office:value="1.547396" calcext:value-type="float">
            <text:p>1.547396</text:p>
          </table:table-cell>
          <table:table-cell/>
          <table:table-cell office:value-type="float" office:value="1.570175" calcext:value-type="float">
            <text:p>1.570175</text:p>
          </table:table-cell>
          <table:table-cell office:value-type="float" office:value="5.522267" calcext:value-type="float">
            <text:p>5.522267</text:p>
          </table:table-cell>
          <table:table-cell office:value-type="float" office:value="5.457475" calcext:value-type="float">
            <text:p>5.457475</text:p>
          </table:table-cell>
          <table:table-cell office:value-type="float" office:value="19.312719" calcext:value-type="float">
            <text:p>19.312719</text:p>
          </table:table-cell>
          <table:table-cell office:value-type="float" office:value="217720" calcext:value-type="float">
            <text:p>217720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719" calcext:value-type="float">
            <text:p>4947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9079" calcext:value-type="float">
            <text:p>82.609079</text:p>
          </table:table-cell>
          <table:table-cell office:value-type="float" office:value="84.693" calcext:value-type="float">
            <text:p>84.693</text:p>
          </table:table-cell>
          <table:table-cell office:value-type="float" office:value="82.609079" calcext:value-type="float">
            <text:p>82.609079</text:p>
          </table:table-cell>
          <table:table-cell office:value-type="float" office:value="84.693" calcext:value-type="float">
            <text:p>84.693</text:p>
          </table:table-cell>
          <table:table-cell office:value-type="float" office:value="82.598767" calcext:value-type="float">
            <text:p>82.598767</text:p>
          </table:table-cell>
          <table:table-cell office:value-type="float" office:value="1.60007" calcext:value-type="float">
            <text:p>1.60007</text:p>
          </table:table-cell>
          <table:table-cell/>
          <table:table-cell office:value-type="float" office:value="1.568083" calcext:value-type="float">
            <text:p>1.568083</text:p>
          </table:table-cell>
          <table:table-cell office:value-type="float" office:value="5.394076" calcext:value-type="float">
            <text:p>5.394076</text:p>
          </table:table-cell>
          <table:table-cell office:value-type="float" office:value="5.463265" calcext:value-type="float">
            <text:p>5.463265</text:p>
          </table:table-cell>
          <table:table-cell office:value-type="float" office:value="44.233092" calcext:value-type="float">
            <text:p>44.233092</text:p>
          </table:table-cell>
          <table:table-cell office:value-type="float" office:value="217732" calcext:value-type="float">
            <text:p>217732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722" calcext:value-type="float">
            <text:p>4947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9079" calcext:value-type="float">
            <text:p>82.609079</text:p>
          </table:table-cell>
          <table:table-cell office:value-type="float" office:value="79.329" calcext:value-type="float">
            <text:p>79.329</text:p>
          </table:table-cell>
          <table:table-cell table:number-columns-repeated="2" office:value-type="float" office:value="82.609079" calcext:value-type="float">
            <text:p>82.609079</text:p>
          </table:table-cell>
          <table:table-cell office:value-type="float" office:value="82.608193" calcext:value-type="float">
            <text:p>82.608193</text:p>
          </table:table-cell>
          <table:table-cell office:value-type="float" office:value="1.5931" calcext:value-type="float">
            <text:p>1.5931</text:p>
          </table:table-cell>
          <table:table-cell/>
          <table:table-cell office:value-type="float" office:value="1.569384" calcext:value-type="float">
            <text:p>1.569384</text:p>
          </table:table-cell>
          <table:table-cell office:value-type="float" office:value="5.382096" calcext:value-type="float">
            <text:p>5.382096</text:p>
          </table:table-cell>
          <table:table-cell office:value-type="float" office:value="5.460311" calcext:value-type="float">
            <text:p>5.460311</text:p>
          </table:table-cell>
          <table:table-cell office:value-type="float" office:value="52.973562" calcext:value-type="float">
            <text:p>52.973562</text:p>
          </table:table-cell>
          <table:table-cell office:value-type="float" office:value="217732" calcext:value-type="float">
            <text:p>217732</text:p>
          </table:table-cell>
          <table:table-cell office:value-type="float" office:value="5.361187" calcext:value-type="float">
            <text:p>5.361187</text:p>
          </table:table-cell>
        </table:table-row>
        <table:table-row table:style-name="ro1">
          <table:table-cell office:value-type="float" office:value="494740" calcext:value-type="float">
            <text:p>49474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193" calcext:value-type="float">
            <text:p>82.608193</text:p>
          </table:table-cell>
          <table:table-cell office:value-type="float" office:value="81.708" calcext:value-type="float">
            <text:p>81.708</text:p>
          </table:table-cell>
          <table:table-cell office:value-type="float" office:value="82.608193" calcext:value-type="float">
            <text:p>82.608193</text:p>
          </table:table-cell>
          <table:table-cell office:value-type="float" office:value="81.708" calcext:value-type="float">
            <text:p>81.708</text:p>
          </table:table-cell>
          <table:table-cell office:value-type="float" office:value="82.608196" calcext:value-type="float">
            <text:p>82.608196</text:p>
          </table:table-cell>
          <table:table-cell office:value-type="float" office:value="1.547355" calcext:value-type="float">
            <text:p>1.547355</text:p>
          </table:table-cell>
          <table:table-cell/>
          <table:table-cell office:value-type="float" office:value="1.570231" calcext:value-type="float">
            <text:p>1.570231</text:p>
          </table:table-cell>
          <table:table-cell office:value-type="float" office:value="5.522272" calcext:value-type="float">
            <text:p>5.522272</text:p>
          </table:table-cell>
          <table:table-cell office:value-type="float" office:value="5.457516" calcext:value-type="float">
            <text:p>5.457516</text:p>
          </table:table-cell>
          <table:table-cell office:value-type="float" office:value="19.126915" calcext:value-type="float">
            <text:p>19.126915</text:p>
          </table:table-cell>
          <table:table-cell office:value-type="float" office:value="217721" calcext:value-type="float">
            <text:p>217721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759" calcext:value-type="float">
            <text:p>4947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196" calcext:value-type="float">
            <text:p>82.608196</text:p>
          </table:table-cell>
          <table:table-cell office:value-type="float" office:value="84.786" calcext:value-type="float">
            <text:p>84.786</text:p>
          </table:table-cell>
          <table:table-cell office:value-type="float" office:value="82.608196" calcext:value-type="float">
            <text:p>82.608196</text:p>
          </table:table-cell>
          <table:table-cell office:value-type="float" office:value="84.786" calcext:value-type="float">
            <text:p>84.786</text:p>
          </table:table-cell>
          <table:table-cell office:value-type="float" office:value="82.598881" calcext:value-type="float">
            <text:p>82.598881</text:p>
          </table:table-cell>
          <table:table-cell office:value-type="float" office:value="1.597294" calcext:value-type="float">
            <text:p>1.597294</text:p>
          </table:table-cell>
          <table:table-cell/>
          <table:table-cell office:value-type="float" office:value="1.568118" calcext:value-type="float">
            <text:p>1.568118</text:p>
          </table:table-cell>
          <table:table-cell office:value-type="float" office:value="5.391865" calcext:value-type="float">
            <text:p>5.391865</text:p>
          </table:table-cell>
          <table:table-cell office:value-type="float" office:value="5.463353" calcext:value-type="float">
            <text:p>5.463353</text:p>
          </table:table-cell>
          <table:table-cell office:value-type="float" office:value="44.548058" calcext:value-type="float">
            <text:p>44.548058</text:p>
          </table:table-cell>
          <table:table-cell office:value-type="float" office:value="217734" calcext:value-type="float">
            <text:p>217734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494761" calcext:value-type="float">
            <text:p>49476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196" calcext:value-type="float">
            <text:p>82.608196</text:p>
          </table:table-cell>
          <table:table-cell office:value-type="float" office:value="79.424" calcext:value-type="float">
            <text:p>79.424</text:p>
          </table:table-cell>
          <table:table-cell table:number-columns-repeated="2" office:value-type="float" office:value="82.608196" calcext:value-type="float">
            <text:p>82.608196</text:p>
          </table:table-cell>
          <table:table-cell office:value-type="float" office:value="82.608656" calcext:value-type="float">
            <text:p>82.608656</text:p>
          </table:table-cell>
          <table:table-cell office:value-type="float" office:value="1.592852" calcext:value-type="float">
            <text:p>1.592852</text:p>
          </table:table-cell>
          <table:table-cell/>
          <table:table-cell office:value-type="float" office:value="1.569288" calcext:value-type="float">
            <text:p>1.569288</text:p>
          </table:table-cell>
          <table:table-cell office:value-type="float" office:value="5.379575" calcext:value-type="float">
            <text:p>5.379575</text:p>
          </table:table-cell>
          <table:table-cell office:value-type="float" office:value="5.460323" calcext:value-type="float">
            <text:p>5.460323</text:p>
          </table:table-cell>
          <table:table-cell office:value-type="float" office:value="52.56435" calcext:value-type="float">
            <text:p>52.56435</text:p>
          </table:table-cell>
          <table:table-cell office:value-type="float" office:value="217734" calcext:value-type="float">
            <text:p>217734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763" calcext:value-type="float">
            <text:p>494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656" calcext:value-type="float">
            <text:p>82.608656</text:p>
          </table:table-cell>
          <table:table-cell office:value-type="float" office:value="81.742" calcext:value-type="float">
            <text:p>81.742</text:p>
          </table:table-cell>
          <table:table-cell office:value-type="float" office:value="82.608656" calcext:value-type="float">
            <text:p>82.608656</text:p>
          </table:table-cell>
          <table:table-cell office:value-type="float" office:value="81.742" calcext:value-type="float">
            <text:p>81.742</text:p>
          </table:table-cell>
          <table:table-cell office:value-type="float" office:value="82.608654" calcext:value-type="float">
            <text:p>82.608654</text:p>
          </table:table-cell>
          <table:table-cell office:value-type="float" office:value="1.547377" calcext:value-type="float">
            <text:p>1.547377</text:p>
          </table:table-cell>
          <table:table-cell/>
          <table:table-cell office:value-type="float" office:value="1.570136" calcext:value-type="float">
            <text:p>1.570136</text:p>
          </table:table-cell>
          <table:table-cell office:value-type="float" office:value="5.522269" calcext:value-type="float">
            <text:p>5.522269</text:p>
          </table:table-cell>
          <table:table-cell office:value-type="float" office:value="5.457417" calcext:value-type="float">
            <text:p>5.457417</text:p>
          </table:table-cell>
          <table:table-cell office:value-type="float" office:value="19.068066" calcext:value-type="float">
            <text:p>19.068066</text:p>
          </table:table-cell>
          <table:table-cell office:value-type="float" office:value="217723" calcext:value-type="float">
            <text:p>217723</text:p>
          </table:table-cell>
          <table:table-cell office:value-type="float" office:value="2.568415" calcext:value-type="float">
            <text:p>2.568415</text:p>
          </table:table-cell>
        </table:table-row>
        <table:table-row table:style-name="ro1">
          <table:table-cell office:value-type="float" office:value="494779" calcext:value-type="float">
            <text:p>4947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.608654" calcext:value-type="float">
            <text:p>82.608654</text:p>
          </table:table-cell>
          <table:table-cell office:value-type="float" office:value="84.662" calcext:value-type="float">
            <text:p>84.662</text:p>
          </table:table-cell>
          <table:table-cell office:value-type="float" office:value="82.608654" calcext:value-type="float">
            <text:p>82.608654</text:p>
          </table:table-cell>
          <table:table-cell office:value-type="float" office:value="84.662" calcext:value-type="float">
            <text:p>84.662</text:p>
          </table:table-cell>
          <table:table-cell office:value-type="float" office:value="82.599659" calcext:value-type="float">
            <text:p>82.599659</text:p>
          </table:table-cell>
          <table:table-cell office:value-type="float" office:value="1.600104" calcext:value-type="float">
            <text:p>1.600104</text:p>
          </table:table-cell>
          <table:table-cell/>
          <table:table-cell office:value-type="float" office:value="1.56803" calcext:value-type="float">
            <text:p>1.56803</text:p>
          </table:table-cell>
          <table:table-cell office:value-type="float" office:value="5.394067" calcext:value-type="float">
            <text:p>5.394067</text:p>
          </table:table-cell>
          <table:table-cell office:value-type="float" office:value="5.463279" calcext:value-type="float">
            <text:p>5.463279</text:p>
          </table:table-cell>
          <table:table-cell office:value-type="float" office:value="44.121169" calcext:value-type="float">
            <text:p>44.121169</text:p>
          </table:table-cell>
          <table:table-cell office:value-type="float" office:value="217735" calcext:value-type="float">
            <text:p>217735</text:p>
          </table:table-cell>
          <table:table-cell office:value-type="float" office:value="4.950614" calcext:value-type="float">
            <text:p>4.950614</text:p>
          </table:table-cell>
        </table:table-row>
        <table:table-row table:style-name="ro1">
          <table:table-cell office:value-type="float" office:value="494781" calcext:value-type="float">
            <text:p>49478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08654" calcext:value-type="float">
            <text:p>82.608654</text:p>
          </table:table-cell>
          <table:table-cell office:value-type="float" office:value="79.425" calcext:value-type="float">
            <text:p>79.425</text:p>
          </table:table-cell>
          <table:table-cell table:number-columns-repeated="2" office:value-type="float" office:value="82.608654" calcext:value-type="float">
            <text:p>82.608654</text:p>
          </table:table-cell>
          <table:table-cell office:value-type="float" office:value="82.608965" calcext:value-type="float">
            <text:p>82.608965</text:p>
          </table:table-cell>
          <table:table-cell office:value-type="float" office:value="1.592811" calcext:value-type="float">
            <text:p>1.592811</text:p>
          </table:table-cell>
          <table:table-cell/>
          <table:table-cell office:value-type="float" office:value="1.569338" calcext:value-type="float">
            <text:p>1.569338</text:p>
          </table:table-cell>
          <table:table-cell office:value-type="float" office:value="5.379576" calcext:value-type="float">
            <text:p>5.379576</text:p>
          </table:table-cell>
          <table:table-cell office:value-type="float" office:value="5.460317" calcext:value-type="float">
            <text:p>5.460317</text:p>
          </table:table-cell>
          <table:table-cell office:value-type="float" office:value="52.562189" calcext:value-type="float">
            <text:p>52.562189</text:p>
          </table:table-cell>
          <table:table-cell office:value-type="float" office:value="217735" calcext:value-type="float">
            <text:p>217735</text:p>
          </table:table-cell>
          <table:table-cell office:value-type="float" office:value="5.358651" calcext:value-type="float">
            <text:p>5.358651</text:p>
          </table:table-cell>
        </table:table-row>
        <table:table-row table:style-name="ro1">
          <table:table-cell office:value-type="float" office:value="494800" calcext:value-type="float">
            <text:p>49480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608965" calcext:value-type="float">
            <text:p>82.608965</text:p>
          </table:table-cell>
          <table:table-cell office:value-type="float" office:value="81.713" calcext:value-type="float">
            <text:p>81.713</text:p>
          </table:table-cell>
          <table:table-cell office:value-type="float" office:value="82.608965" calcext:value-type="float">
            <text:p>82.608965</text:p>
          </table:table-cell>
          <table:table-cell office:value-type="float" office:value="81.713" calcext:value-type="float">
            <text:p>81.713</text:p>
          </table:table-cell>
          <table:table-cell office:value-type="float" office:value="82.608964" calcext:value-type="float">
            <text:p>82.608964</text:p>
          </table:table-cell>
          <table:table-cell office:value-type="float" office:value="1.547391" calcext:value-type="float">
            <text:p>1.547391</text:p>
          </table:table-cell>
          <table:table-cell/>
          <table:table-cell office:value-type="float" office:value="1.570183" calcext:value-type="float">
            <text:p>1.570183</text:p>
          </table:table-cell>
          <table:table-cell office:value-type="float" office:value="5.522268" calcext:value-type="float">
            <text:p>5.522268</text:p>
          </table:table-cell>
          <table:table-cell office:value-type="float" office:value="5.457411" calcext:value-type="float">
            <text:p>5.457411</text:p>
          </table:table-cell>
          <table:table-cell office:value-type="float" office:value="19.119495" calcext:value-type="float">
            <text:p>19.119495</text:p>
          </table:table-cell>
          <table:table-cell office:value-type="float" office:value="217725" calcext:value-type="float">
            <text:p>217725</text:p>
          </table:table-cell>
          <table:table-cell office:value-type="float" office:value="2.568415" calcext:value-type="float">
            <text:p>2.568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16:23:46.283000000</meta:creation-date>
    <dc:date>2024-02-17T18:23:32.437000000</dc:date>
    <meta:editing-duration>PT1H59M47S</meta:editing-duration>
    <meta:editing-cycles>1</meta:editing-cycles>
    <meta:document-statistic meta:table-count="5" meta:cell-count="6853" meta:object-count="0"/>
    <meta:generator>LibreOffice/7.4.4.2$Windows_X86_64 LibreOffice_project/85569322deea74ec9134968a29af2df5663baa21</meta:generator>
  </office:meta>
</office:document-meta>
</file>